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1354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1.2398in"/>
    </style:style>
    <style:style style:name="co6" style:family="table-column">
      <style:table-column-properties fo:break-before="auto" style:column-width="1.198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937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4583in"/>
    </style:style>
    <style:style style:name="co12" style:family="table-column">
      <style:table-column-properties fo:break-before="auto" style:column-width="1.5209in"/>
    </style:style>
    <style:style style:name="co13" style:family="table-column">
      <style:table-column-properties fo:break-before="auto" style:column-width="1.5945in"/>
    </style:style>
    <style:style style:name="co14" style:family="table-column">
      <style:table-column-properties fo:break-before="auto" style:column-width="1.428in"/>
    </style:style>
    <style:style style:name="co15" style:family="table-column">
      <style:table-column-properties fo:break-before="auto" style:column-width="2.1043in"/>
    </style:style>
    <style:style style:name="co16" style:family="table-column">
      <style:table-column-properties fo:break-before="auto" style:column-width="1.5937in"/>
    </style:style>
    <style:style style:name="co17" style:family="table-column">
      <style:table-column-properties fo:break-before="auto" style:column-width="1.4272in"/>
    </style:style>
    <style:style style:name="co18" style:family="table-column">
      <style:table-column-properties fo:break-before="auto" style:column-width="2.2492in"/>
    </style:style>
    <style:style style:name="co19" style:family="table-column">
      <style:table-column-properties fo:break-before="auto" style:column-width="1.3291in"/>
    </style:style>
    <style:style style:name="co20" style:family="table-column">
      <style:table-column-properties fo:break-before="auto" style:column-width="1.678in"/>
    </style:style>
    <style:style style:name="co21" style:family="table-column">
      <style:table-column-properties fo:break-before="auto" style:column-width="1.2709in"/>
    </style:style>
    <style:style style:name="co22" style:family="table-column">
      <style:table-column-properties fo:break-before="auto" style:column-width="1.1563in"/>
    </style:style>
    <style:style style:name="co23" style:family="table-column">
      <style:table-column-properties fo:break-before="auto" style:column-width="1.1772in"/>
    </style:style>
    <style:style style:name="co24" style:family="table-column">
      <style:table-column-properties fo:break-before="auto" style:column-width="1.0209in"/>
    </style:style>
    <style:style style:name="co25" style:family="table-column">
      <style:table-column-properties fo:break-before="auto" style:column-width="0.9063in"/>
    </style:style>
    <style:style style:name="co26" style:family="table-column">
      <style:table-column-properties fo:break-before="auto" style:column-width="2.4043in"/>
    </style:style>
    <style:style style:name="co27" style:family="table-column">
      <style:table-column-properties fo:break-before="auto" style:column-width="1.4846in"/>
    </style:style>
    <style:style style:name="co28" style:family="table-column">
      <style:table-column-properties fo:break-before="auto" style:column-width="1.2736in"/>
    </style:style>
    <style:style style:name="co29" style:family="table-column">
      <style:table-column-properties fo:break-before="auto" style:column-width="0.6772in"/>
    </style:style>
    <style:style style:name="co30" style:family="table-column">
      <style:table-column-properties fo:break-before="auto" style:column-width="1.9835in"/>
    </style:style>
    <style:style style:name="co31" style:family="table-column">
      <style:table-column-properties fo:break-before="auto" style:column-width="1.5181in"/>
    </style:style>
    <style:style style:name="co32" style:family="table-column">
      <style:table-column-properties fo:break-before="auto" style:column-width="1.3957in"/>
    </style:style>
    <style:style style:name="co33" style:family="table-column">
      <style:table-column-properties fo:break-before="auto" style:column-width="1.5102in"/>
    </style:style>
    <style:style style:name="co34" style:family="table-column">
      <style:table-column-properties fo:break-before="auto" style:column-width="2.3374in"/>
    </style:style>
    <style:style style:name="co35" style:family="table-column">
      <style:table-column-properties fo:break-before="auto" style:column-width="1.5283in"/>
    </style:style>
    <style:style style:name="co36" style:family="table-column">
      <style:table-column-properties fo:break-before="auto" style:column-width="1.9945in"/>
    </style:style>
    <style:style style:name="co37" style:family="table-column">
      <style:table-column-properties fo:break-before="auto" style:column-width="1.0409in"/>
    </style:style>
    <style:style style:name="co38" style:family="table-column">
      <style:table-column-properties fo:break-before="auto" style:column-width="2.0937in"/>
    </style:style>
    <style:style style:name="co39" style:family="table-column">
      <style:table-column-properties fo:break-before="auto" style:column-width="1.7283in"/>
    </style:style>
    <style:style style:name="co40" style:family="table-column">
      <style:table-column-properties fo:break-before="auto" style:column-width="1.0299in"/>
    </style:style>
    <style:style style:name="co41" style:family="table-column">
      <style:table-column-properties fo:break-before="auto" style:column-width="1.6772in"/>
    </style:style>
    <style:style style:name="co42" style:family="table-column">
      <style:table-column-properties fo:break-before="auto" style:column-width="1.0189in"/>
    </style:style>
    <style:style style:name="co43" style:family="table-column">
      <style:table-column-properties fo:break-before="auto" style:column-width="2.0827in"/>
    </style:style>
    <style:style style:name="co44" style:family="table-column">
      <style:table-column-properties fo:break-before="auto" style:column-width="1.6398in"/>
    </style:style>
    <style:style style:name="co45" style:family="table-column">
      <style:table-column-properties fo:break-before="auto" style:column-width="1.939in"/>
    </style:style>
    <style:style style:name="co46" style:family="table-column">
      <style:table-column-properties fo:break-before="auto" style:column-width="1.1854in"/>
    </style:style>
    <style:style style:name="co47" style:family="table-column">
      <style:table-column-properties fo:break-before="auto" style:column-width="0.9193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exhaustive-search_5f_ROBOT_20_1">
      <style:table-properties table:display="true" style:writing-mode="lr-tb"/>
    </style:style>
    <style:style style:name="ta2" style:family="table" style:master-page-name="UseQ-vs-MaxScore">
      <style:table-properties table:display="true" style:writing-mode="lr-tb"/>
    </style:style>
    <style:style style:name="ta3" style:family="table" style:master-page-name="UWithQUnseen-vs-MaxScore">
      <style:table-properties table:display="true" style:writing-mode="lr-tb"/>
    </style:style>
    <style:style style:name="ta4" style:family="table" style:master-page-name="SaveCommon-vs-MaxScore">
      <style:table-properties table:display="true" style:writing-mode="lr-tb"/>
    </style:style>
    <style:style style:name="ta5" style:family="table" style:master-page-name="VowelConsonant-vs-MaxScore">
      <style:table-properties table:display="true" style:writing-mode="lr-tb"/>
    </style:style>
    <style:style style:name="ta6" style:family="table" style:master-page-name="TileTurnover-vs-MaxScore">
      <style:table-properties table:display="true" style:writing-mode="lr-tb"/>
    </style:style>
    <style:style style:name="ta7" style:family="table" style:master-page-name="UseBonusSquares-vsMaxScore">
      <style:table-properties table:display="true" style:writing-mode="lr-tb"/>
    </style:style>
    <style:style style:name="ta8" style:family="table" style:master-page-name="Multi1-vs-MaxScore">
      <style:table-properties table:display="true" style:writing-mode="lr-tb"/>
    </style:style>
    <style:style style:name="ta9" style:family="table" style:master-page-name="Multi2-vs-MaxScore">
      <style:table-properties table:display="true" style:writing-mode="lr-tb"/>
    </style:style>
    <style:style style:name="ta10" style:family="table" style:master-page-name="Multi3-vs-MaxScore">
      <style:table-properties table:display="true" style:writing-mode="lr-tb"/>
    </style:style>
    <style:style style:name="ta11" style:family="table" style:master-page-name="Multi4-vs-MaxScore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exhaustive-search_ROBOT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7" table:default-cell-style-name="ce1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min-move-time</text:p>
          </table:table-cell>
          <table:table-cell office:value-type="string" calcext:value-type="string">
            <text:p>max-move-time</text:p>
          </table:table-cell>
          <table:table-cell office:value-type="string" calcext:value-type="string">
            <text:p>avg-move-time</text:p>
          </table:table-cell>
          <table:table-cell office:value-type="string" calcext:value-type="string">
            <text:p>max-move-score</text:p>
          </table:table-cell>
          <table:table-cell office:value-type="string" calcext:value-type="string">
            <text:p>avg-move-score</text:p>
          </table:table-cell>
          <table:table-cell office:value-type="string" calcext:value-type="string">
            <text:p>avg-word-length</text:p>
          </table:table-cell>
          <table:table-cell office:value-type="string" calcext:value-type="string">
            <text:p>num-moves</text:p>
          </table:table-cell>
          <table:table-cell office:value-type="string" calcext:value-type="string">
            <text:p>game-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9" calcext:value-type="float">
            <text:p>15.229</text:p>
          </table:table-cell>
          <table:table-cell office:value-type="float" office:value="5.4" calcext:value-type="float">
            <text:p>5.4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7.5" calcext:value-type="float">
            <text:p>167.5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8.821" calcext:value-type="float">
            <text:p>8.821</text:p>
          </table:table-cell>
          <table:table-cell office:value-type="float" office:value="3.1" calcext:value-type="float">
            <text:p>3.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4.3" calcext:value-type="float">
            <text:p>124.3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5" calcext:value-type="float">
            <text:p>15.015</text:p>
          </table:table-cell>
          <table:table-cell office:value-type="float" office:value="4.8" calcext:value-type="float">
            <text:p>4.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4.5" calcext:value-type="float">
            <text:p>164.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3" calcext:value-type="float">
            <text:p>15.04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7.3" calcext:value-type="float">
            <text:p>137.3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0.632" calcext:value-type="float">
            <text:p>10.632</text:p>
          </table:table-cell>
          <table:table-cell office:value-type="float" office:value="4.6" calcext:value-type="float">
            <text:p>4.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9.1" calcext:value-type="float">
            <text:p>149.1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37" calcext:value-type="float">
            <text:p>15.437</text:p>
          </table:table-cell>
          <table:table-cell office:value-type="float" office:value="3.9" calcext:value-type="float">
            <text:p>3.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1.8" calcext:value-type="float">
            <text:p>131.8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7" calcext:value-type="float">
            <text:p>15.227</text:p>
          </table:table-cell>
          <table:table-cell office:value-type="float" office:value="3.9" calcext:value-type="float">
            <text:p>3.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1.1" calcext:value-type="float">
            <text:p>141.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619" calcext:value-type="float">
            <text:p>0.619</text:p>
          </table:table-cell>
          <table:table-cell office:value-type="float" office:value="15.306" calcext:value-type="float">
            <text:p>15.306</text:p>
          </table:table-cell>
          <table:table-cell office:value-type="float" office:value="4.9" calcext:value-type="float">
            <text:p>4.9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6.8" calcext:value-type="float">
            <text:p>106.8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06" calcext:value-type="float">
            <text:p>15.206</text:p>
          </table:table-cell>
          <table:table-cell office:value-type="float" office:value="3.4" calcext:value-type="float">
            <text:p>3.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9.2" calcext:value-type="float">
            <text:p>119.2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7" calcext:value-type="float">
            <text:p>0.007</text:p>
          </table:table-cell>
          <table:table-cell office:value-type="float" office:value="15.354" calcext:value-type="float">
            <text:p>15.354</text:p>
          </table:table-cell>
          <table:table-cell office:value-type="float" office:value="7.1" calcext:value-type="float">
            <text:p>7.1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9.5" calcext:value-type="float">
            <text:p>179.5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3" calcext:value-type="float">
            <text:p>15.143</text:p>
          </table:table-cell>
          <table:table-cell office:value-type="float" office:value="5.1" calcext:value-type="float">
            <text:p>5.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0.9" calcext:value-type="float">
            <text:p>170.9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3" calcext:value-type="float">
            <text:p>15.063</text:p>
          </table:table-cell>
          <table:table-cell office:value-type="float" office:value="3.7" calcext:value-type="float">
            <text:p>3.7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6.1" calcext:value-type="float">
            <text:p>126.1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12" calcext:value-type="float">
            <text:p>0.012</text:p>
          </table:table-cell>
          <table:table-cell office:value-type="float" office:value="15.142" calcext:value-type="float">
            <text:p>15.14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5.4" calcext:value-type="float">
            <text:p>125.4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4" calcext:value-type="float">
            <text:p>15.334</text:p>
          </table:table-cell>
          <table:table-cell office:value-type="float" office:value="4.8" calcext:value-type="float">
            <text:p>4.8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6.6" calcext:value-type="float">
            <text:p>126.6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42" calcext:value-type="float">
            <text:p>15.342</text:p>
          </table:table-cell>
          <table:table-cell office:value-type="float" office:value="5.1" calcext:value-type="float">
            <text:p>5.1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4.7" calcext:value-type="float">
            <text:p>174.7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2" calcext:value-type="float">
            <text:p>15.052</text:p>
          </table:table-cell>
          <table:table-cell office:value-type="float" office:value="7.3" calcext:value-type="float">
            <text:p>7.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07" calcext:value-type="float">
            <text:p>15.407</text:p>
          </table:table-cell>
          <table:table-cell office:value-type="float" office:value="6.6" calcext:value-type="float">
            <text:p>6.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1.6" calcext:value-type="float">
            <text:p>171.6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09" calcext:value-type="float">
            <text:p>15.209</text:p>
          </table:table-cell>
          <table:table-cell office:value-type="float" office:value="6.7" calcext:value-type="float">
            <text:p>6.7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0.4" calcext:value-type="float">
            <text:p>170.4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1" calcext:value-type="float">
            <text:p>15.111</text:p>
          </table:table-cell>
          <table:table-cell office:value-type="float" office:value="5.3" calcext:value-type="float">
            <text:p>5.3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6.3" calcext:value-type="float">
            <text:p>136.3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56" calcext:value-type="float">
            <text:p>15.05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5.6" calcext:value-type="float">
            <text:p>115.6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54" calcext:value-type="float">
            <text:p>15.154</text:p>
          </table:table-cell>
          <table:table-cell office:value-type="float" office:value="4.9" calcext:value-type="float">
            <text:p>4.9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7.1" calcext:value-type="float">
            <text:p>107.1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2" calcext:value-type="float">
            <text:p>15.072</text:p>
          </table:table-cell>
          <table:table-cell office:value-type="float" office:value="3.9" calcext:value-type="float">
            <text:p>3.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3.6" calcext:value-type="float">
            <text:p>113.6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5" calcext:value-type="float">
            <text:p>15.335</text:p>
          </table:table-cell>
          <table:table-cell office:value-type="float" office:value="7.4" calcext:value-type="float">
            <text:p>7.4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6.1" calcext:value-type="float">
            <text:p>176.1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8" calcext:value-type="float">
            <text:p>15.268</text:p>
          </table:table-cell>
          <table:table-cell office:value-type="float" office:value="3.4" calcext:value-type="float">
            <text:p>3.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8.9" calcext:value-type="float">
            <text:p>138.9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7" calcext:value-type="float">
            <text:p>15.387</text:p>
          </table:table-cell>
          <table:table-cell office:value-type="float" office:value="3.4" calcext:value-type="float">
            <text:p>3.4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4.6" calcext:value-type="float">
            <text:p>134.6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9.331" calcext:value-type="float">
            <text:p>9.331</text:p>
          </table:table-cell>
          <table:table-cell office:value-type="float" office:value="3.8" calcext:value-type="float">
            <text:p>3.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7.5" calcext:value-type="float">
            <text:p>157.5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7" calcext:value-type="float">
            <text:p>15.227</text:p>
          </table:table-cell>
          <table:table-cell office:value-type="float" office:value="5.3" calcext:value-type="float">
            <text:p>5.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0.3" calcext:value-type="float">
            <text:p>150.3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248" calcext:value-type="float">
            <text:p>0.248</text:p>
          </table:table-cell>
          <table:table-cell office:value-type="float" office:value="15.277" calcext:value-type="float">
            <text:p>15.27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0.8" calcext:value-type="float">
            <text:p>130.8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2" calcext:value-type="float">
            <text:p>0.002</text:p>
          </table:table-cell>
          <table:table-cell office:value-type="float" office:value="8.768" calcext:value-type="float">
            <text:p>8.768</text:p>
          </table:table-cell>
          <table:table-cell office:value-type="float" office:value="4.6" calcext:value-type="float">
            <text:p>4.6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8.5" calcext:value-type="float">
            <text:p>128.5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5" calcext:value-type="float">
            <text:p>15.035</text:p>
          </table:table-cell>
          <table:table-cell office:value-type="float" office:value="4.4" calcext:value-type="float">
            <text:p>4.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0.7" calcext:value-type="float">
            <text:p>130.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9.819" calcext:value-type="float">
            <text:p>9.819</text:p>
          </table:table-cell>
          <table:table-cell office:value-type="float" office:value="4.3" calcext:value-type="float">
            <text:p>4.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8.9" calcext:value-type="float">
            <text:p>158.9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8" calcext:value-type="float">
            <text:p>15.158</text:p>
          </table:table-cell>
          <table:table-cell office:value-type="float" office:value="4.1" calcext:value-type="float">
            <text:p>4.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0.1" calcext:value-type="float">
            <text:p>110.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8" calcext:value-type="float">
            <text:p>15.05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8.3" calcext:value-type="float">
            <text:p>118.3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42" calcext:value-type="float">
            <text:p>15.242</text:p>
          </table:table-cell>
          <table:table-cell office:value-type="float" office:value="5.4" calcext:value-type="float">
            <text:p>5.4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4.5" calcext:value-type="float">
            <text:p>134.5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57" calcext:value-type="float">
            <text:p>15.057</text:p>
          </table:table-cell>
          <table:table-cell office:value-type="float" office:value="5.6" calcext:value-type="float">
            <text:p>5.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2.8" calcext:value-type="float">
            <text:p>172.8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9.402" calcext:value-type="float">
            <text:p>9.402</text:p>
          </table:table-cell>
          <table:table-cell office:value-type="float" office:value="3.1" calcext:value-type="float">
            <text:p>3.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1.7" calcext:value-type="float">
            <text:p>121.7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2" calcext:value-type="float">
            <text:p>15.262</text:p>
          </table:table-cell>
          <table:table-cell office:value-type="float" office:value="5.2" calcext:value-type="float">
            <text:p>5.2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8.4" calcext:value-type="float">
            <text:p>158.4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4.411" calcext:value-type="float">
            <text:p>4.411</text:p>
          </table:table-cell>
          <table:table-cell office:value-type="float" office:value="2.4" calcext:value-type="float">
            <text:p>2.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9.9" calcext:value-type="float">
            <text:p>149.9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4" calcext:value-type="float">
            <text:p>15.224</text:p>
          </table:table-cell>
          <table:table-cell office:value-type="float" office:value="5.2" calcext:value-type="float">
            <text:p>5.2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8.3" calcext:value-type="float">
            <text:p>118.3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28" calcext:value-type="float">
            <text:p>15.128</text:p>
          </table:table-cell>
          <table:table-cell office:value-type="float" office:value="4.2" calcext:value-type="float">
            <text:p>4.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4.7" calcext:value-type="float">
            <text:p>124.7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83" calcext:value-type="float">
            <text:p>15.283</text:p>
          </table:table-cell>
          <table:table-cell office:value-type="float" office:value="4.1" calcext:value-type="float">
            <text:p>4.1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9.2" calcext:value-type="float">
            <text:p>119.2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1" calcext:value-type="float">
            <text:p>0.01</text:p>
          </table:table-cell>
          <table:table-cell office:value-type="float" office:value="7.9" calcext:value-type="float">
            <text:p>7.9</text:p>
          </table:table-cell>
          <table:table-cell office:value-type="float" office:value="3.9" calcext:value-type="float">
            <text:p>3.9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5" calcext:value-type="float">
            <text:p>15.155</text:p>
          </table:table-cell>
          <table:table-cell office:value-type="float" office:value="5.2" calcext:value-type="float">
            <text:p>5.2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06" calcext:value-type="float">
            <text:p>15.106</text:p>
          </table:table-cell>
          <table:table-cell office:value-type="float" office:value="6.4" calcext:value-type="float">
            <text:p>6.4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3.2" calcext:value-type="float">
            <text:p>163.2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59" calcext:value-type="float">
            <text:p>0.059</text:p>
          </table:table-cell>
          <table:table-cell office:value-type="float" office:value="15.397" calcext:value-type="float">
            <text:p>15.39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3" calcext:value-type="float">
            <text:p>15.013</text:p>
          </table:table-cell>
          <table:table-cell office:value-type="float" office:value="3.7" calcext:value-type="float">
            <text:p>3.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2.6" calcext:value-type="float">
            <text:p>132.6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4" calcext:value-type="float">
            <text:p>15.03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7.7" calcext:value-type="float">
            <text:p>137.7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6" calcext:value-type="float">
            <text:p>0.006</text:p>
          </table:table-cell>
          <table:table-cell office:value-type="float" office:value="15.321" calcext:value-type="float">
            <text:p>15.321</text:p>
          </table:table-cell>
          <table:table-cell office:value-type="float" office:value="5.4" calcext:value-type="float">
            <text:p>5.4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4.1" calcext:value-type="float">
            <text:p>134.1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" calcext:value-type="float">
            <text:p>15.14</text:p>
          </table:table-cell>
          <table:table-cell office:value-type="float" office:value="5.1" calcext:value-type="float">
            <text:p>5.1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4.1" calcext:value-type="float">
            <text:p>134.1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4" calcext:value-type="float">
            <text:p>15.054</text:p>
          </table:table-cell>
          <table:table-cell office:value-type="float" office:value="4.4" calcext:value-type="float">
            <text:p>4.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4.1" calcext:value-type="float">
            <text:p>124.1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12" calcext:value-type="float">
            <text:p>0.012</text:p>
          </table:table-cell>
          <table:table-cell office:value-type="float" office:value="15.423" calcext:value-type="float">
            <text:p>15.423</text:p>
          </table:table-cell>
          <table:table-cell office:value-type="float" office:value="5.2" calcext:value-type="float">
            <text:p>5.2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99" calcext:value-type="float">
            <text:p>15.299</text:p>
          </table:table-cell>
          <table:table-cell office:value-type="float" office:value="3.9" calcext:value-type="float">
            <text:p>3.9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9.7" calcext:value-type="float">
            <text:p>109.7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6" calcext:value-type="float">
            <text:p>15.096</text:p>
          </table:table-cell>
          <table:table-cell office:value-type="float" office:value="2.6" calcext:value-type="float">
            <text:p>2.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8.4" calcext:value-type="float">
            <text:p>98.4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0.341" calcext:value-type="float">
            <text:p>10.341</text:p>
          </table:table-cell>
          <table:table-cell office:value-type="float" office:value="3.4" calcext:value-type="float">
            <text:p>3.4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9.5" calcext:value-type="float">
            <text:p>129.5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8.349" calcext:value-type="float">
            <text:p>8.349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6.9" calcext:value-type="float">
            <text:p>136.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17" calcext:value-type="float">
            <text:p>15.417</text:p>
          </table:table-cell>
          <table:table-cell office:value-type="float" office:value="5.2" calcext:value-type="float">
            <text:p>5.2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9" calcext:value-type="float">
            <text:p>139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8" calcext:value-type="float">
            <text:p>15.028</text:p>
          </table:table-cell>
          <table:table-cell office:value-type="float" office:value="4.1" calcext:value-type="float">
            <text:p>4.1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2.8" calcext:value-type="float">
            <text:p>142.8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6" calcext:value-type="float">
            <text:p>15.216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1.2" calcext:value-type="float">
            <text:p>131.2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01" calcext:value-type="float">
            <text:p>15.201</text:p>
          </table:table-cell>
          <table:table-cell office:value-type="float" office:value="5.3" calcext:value-type="float">
            <text:p>5.3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4.2" calcext:value-type="float">
            <text:p>134.2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15" calcext:value-type="float">
            <text:p>0.015</text:p>
          </table:table-cell>
          <table:table-cell office:value-type="float" office:value="15.194" calcext:value-type="float">
            <text:p>15.194</text:p>
          </table:table-cell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.2" calcext:value-type="float">
            <text:p>147.2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" calcext:value-type="float">
            <text:p>15.19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6.8" calcext:value-type="float">
            <text:p>146.8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09" calcext:value-type="float">
            <text:p>15.009</text:p>
          </table:table-cell>
          <table:table-cell office:value-type="float" office:value="3.9" calcext:value-type="float">
            <text:p>3.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9.9" calcext:value-type="float">
            <text:p>149.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0.226" calcext:value-type="float">
            <text:p>10.22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6.8" calcext:value-type="float">
            <text:p>126.8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48" calcext:value-type="float">
            <text:p>15.148</text:p>
          </table:table-cell>
          <table:table-cell office:value-type="float" office:value="6.3" calcext:value-type="float">
            <text:p>6.3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8.5" calcext:value-type="float">
            <text:p>128.5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3" calcext:value-type="float">
            <text:p>0.003</text:p>
          </table:table-cell>
          <table:table-cell office:value-type="float" office:value="5.371" calcext:value-type="float">
            <text:p>5.37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9.4" calcext:value-type="float">
            <text:p>99.4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9.93" calcext:value-type="float">
            <text:p>9.93</text:p>
          </table:table-cell>
          <table:table-cell office:value-type="float" office:value="3.8" calcext:value-type="float">
            <text:p>3.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7.2" calcext:value-type="float">
            <text:p>117.2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232" calcext:value-type="float">
            <text:p>0.232</text:p>
          </table:table-cell>
          <table:table-cell office:value-type="float" office:value="15.061" calcext:value-type="float">
            <text:p>15.061</text:p>
          </table:table-cell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0.2" calcext:value-type="float">
            <text:p>140.2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54" calcext:value-type="float">
            <text:p>15.654</text:p>
          </table:table-cell>
          <table:table-cell office:value-type="float" office:value="5.5" calcext:value-type="float">
            <text:p>5.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9.1" calcext:value-type="float">
            <text:p>139.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4.986" calcext:value-type="float">
            <text:p>4.986</text:p>
          </table:table-cell>
          <table:table-cell office:value-type="float" office:value="2.4" calcext:value-type="float">
            <text:p>2.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7.4" calcext:value-type="float">
            <text:p>127.4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1.392" calcext:value-type="float">
            <text:p>11.392</text:p>
          </table:table-cell>
          <table:table-cell office:value-type="float" office:value="5.1" calcext:value-type="float">
            <text:p>5.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4.3" calcext:value-type="float">
            <text:p>204.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1" calcext:value-type="float">
            <text:p>15.011</text:p>
          </table:table-cell>
          <table:table-cell office:value-type="float" office:value="4.8" calcext:value-type="float">
            <text:p>4.8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1.3" calcext:value-type="float">
            <text:p>181.3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3" calcext:value-type="float">
            <text:p>15.01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2.1" calcext:value-type="float">
            <text:p>132.1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8" calcext:value-type="float">
            <text:p>15.08</text:p>
          </table:table-cell>
          <table:table-cell office:value-type="float" office:value="4.8" calcext:value-type="float">
            <text:p>4.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9.6" calcext:value-type="float">
            <text:p>149.6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2" calcext:value-type="float">
            <text:p>15.072</text:p>
          </table:table-cell>
          <table:table-cell office:value-type="float" office:value="4.6" calcext:value-type="float">
            <text:p>4.6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3.6" calcext:value-type="float">
            <text:p>113.6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9.179" calcext:value-type="float">
            <text:p>9.179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8.5" calcext:value-type="float">
            <text:p>118.5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06" calcext:value-type="float">
            <text:p>15.206</text:p>
          </table:table-cell>
          <table:table-cell office:value-type="float" office:value="5.7" calcext:value-type="float">
            <text:p>5.7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9.3" calcext:value-type="float">
            <text:p>129.3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8" calcext:value-type="float">
            <text:p>15.08</text:p>
          </table:table-cell>
          <table:table-cell office:value-type="float" office:value="5.2" calcext:value-type="float">
            <text:p>5.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0.8" calcext:value-type="float">
            <text:p>160.8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26" calcext:value-type="float">
            <text:p>15.126</text:p>
          </table:table-cell>
          <table:table-cell office:value-type="float" office:value="3.1" calcext:value-type="float">
            <text:p>3.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17" calcext:value-type="float">
            <text:p>15.517</text:p>
          </table:table-cell>
          <table:table-cell office:value-type="float" office:value="3.9" calcext:value-type="float">
            <text:p>3.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4.1" calcext:value-type="float">
            <text:p>104.1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05" calcext:value-type="float">
            <text:p>15.005</text:p>
          </table:table-cell>
          <table:table-cell office:value-type="float" office:value="3.4" calcext:value-type="float">
            <text:p>3.4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1.5" calcext:value-type="float">
            <text:p>91.5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" calcext:value-type="float">
            <text:p>15.03</text:p>
          </table:table-cell>
          <table:table-cell office:value-type="float" office:value="4.7" calcext:value-type="float">
            <text:p>4.7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1.9" calcext:value-type="float">
            <text:p>161.9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57" calcext:value-type="float">
            <text:p>15.157</text:p>
          </table:table-cell>
          <table:table-cell office:value-type="float" office:value="4.5" calcext:value-type="float">
            <text:p>4.5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4.2" calcext:value-type="float">
            <text:p>134.2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94" calcext:value-type="float">
            <text:p>15.194</text:p>
          </table:table-cell>
          <table:table-cell office:value-type="float" office:value="3.9" calcext:value-type="float">
            <text:p>3.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2.8" calcext:value-type="float">
            <text:p>122.8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7" calcext:value-type="float">
            <text:p>0.007</text:p>
          </table:table-cell>
          <table:table-cell office:value-type="float" office:value="15.015" calcext:value-type="float">
            <text:p>15.015</text:p>
          </table:table-cell>
          <table:table-cell office:value-type="float" office:value="4.9" calcext:value-type="float">
            <text:p>4.9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35.4" calcext:value-type="float">
            <text:p>135.4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32" calcext:value-type="float">
            <text:p>0.032</text:p>
          </table:table-cell>
          <table:table-cell office:value-type="float" office:value="15.018" calcext:value-type="float">
            <text:p>15.018</text:p>
          </table:table-cell>
          <table:table-cell office:value-type="float" office:value="4.5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38" calcext:value-type="float">
            <text:p>15.238</text:p>
          </table:table-cell>
          <table:table-cell office:value-type="float" office:value="5.8" calcext:value-type="float">
            <text:p>5.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2.9" calcext:value-type="float">
            <text:p>132.9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1.073" calcext:value-type="float">
            <text:p>11.073</text:p>
          </table:table-cell>
          <table:table-cell office:value-type="float" office:value="5.3" calcext:value-type="float">
            <text:p>5.3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3.7" calcext:value-type="float">
            <text:p>153.7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24" calcext:value-type="float">
            <text:p>15.124</text:p>
          </table:table-cell>
          <table:table-cell office:value-type="float" office:value="3.7" calcext:value-type="float">
            <text:p>3.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7.5" calcext:value-type="float">
            <text:p>117.5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44" calcext:value-type="float">
            <text:p>15.144</text:p>
          </table:table-cell>
          <table:table-cell office:value-type="float" office:value="5.1" calcext:value-type="float">
            <text:p>5.1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2.3" calcext:value-type="float">
            <text:p>132.3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21" calcext:value-type="float">
            <text:p>15.021</text:p>
          </table:table-cell>
          <table:table-cell office:value-type="float" office:value="5.4" calcext:value-type="float">
            <text:p>5.4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2.5" calcext:value-type="float">
            <text:p>122.5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21" calcext:value-type="float">
            <text:p>15.121</text:p>
          </table:table-cell>
          <table:table-cell office:value-type="float" office:value="4.8" calcext:value-type="float">
            <text:p>4.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8.5" calcext:value-type="float">
            <text:p>158.5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2" calcext:value-type="float">
            <text:p>0.002</text:p>
          </table:table-cell>
          <table:table-cell office:value-type="float" office:value="5.888" calcext:value-type="float">
            <text:p>5.888</text:p>
          </table:table-cell>
          <table:table-cell office:value-type="float" office:value="2.6" calcext:value-type="float">
            <text:p>2.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9.7" calcext:value-type="float">
            <text:p>189.7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7.928" calcext:value-type="float">
            <text:p>7.928</text:p>
          </table:table-cell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1.3" calcext:value-type="float">
            <text:p>131.3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67" calcext:value-type="float">
            <text:p>15.26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1.2" calcext:value-type="float">
            <text:p>111.2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3" calcext:value-type="float">
            <text:p>0.003</text:p>
          </table:table-cell>
          <table:table-cell office:value-type="float" office:value="6.292" calcext:value-type="float">
            <text:p>6.292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5.3" calcext:value-type="float">
            <text:p>135.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4" calcext:value-type="float">
            <text:p>15.144</text:p>
          </table:table-cell>
          <table:table-cell office:value-type="float" office:value="4.7" calcext:value-type="float">
            <text:p>4.7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6.6" calcext:value-type="float">
            <text:p>126.6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8.199" calcext:value-type="float">
            <text:p>8.199</text:p>
          </table:table-cell>
          <table:table-cell office:value-type="float" office:value="2.7" calcext:value-type="float">
            <text:p>2.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5.4" calcext:value-type="float">
            <text:p>135.4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2" calcext:value-type="float">
            <text:p>15.012</text:p>
          </table:table-cell>
          <table:table-cell office:value-type="float" office:value="4.2" calcext:value-type="float">
            <text:p>4.2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7.1" calcext:value-type="float">
            <text:p>147.1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67" calcext:value-type="float">
            <text:p>0.67</text:p>
          </table:table-cell>
          <table:table-cell office:value-type="float" office:value="15.118" calcext:value-type="float">
            <text:p>15.11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6.2" calcext:value-type="float">
            <text:p>116.2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1</text:p>
          </table:table-cell>
          <table:table-cell office:value-type="float" office:value="0.013" calcext:value-type="float">
            <text:p>0.013</text:p>
          </table:table-cell>
          <table:table-cell office:value-type="float" office:value="15.116" calcext:value-type="float">
            <text:p>15.116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2.9" calcext:value-type="float">
            <text:p>142.9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5" calcext:value-type="float">
            <text:p>15.025</text:p>
          </table:table-cell>
          <table:table-cell office:value-type="float" office:value="4.8" calcext:value-type="float">
            <text:p>4.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7.5" calcext:value-type="float">
            <text:p>167.5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21" calcext:value-type="float">
            <text:p>15.021</text:p>
          </table:table-cell>
          <table:table-cell office:value-type="float" office:value="5.8" calcext:value-type="float">
            <text:p>5.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4.3" calcext:value-type="float">
            <text:p>124.3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86" calcext:value-type="float">
            <text:p>15.086</text:p>
          </table:table-cell>
          <table:table-cell office:value-type="float" office:value="4.6" calcext:value-type="float">
            <text:p>4.6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64.5" calcext:value-type="float">
            <text:p>164.5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43" calcext:value-type="float">
            <text:p>15.143</text:p>
          </table:table-cell>
          <table:table-cell office:value-type="float" office:value="5.6" calcext:value-type="float">
            <text:p>5.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7.3" calcext:value-type="float">
            <text:p>137.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15" calcext:value-type="float">
            <text:p>0.015</text:p>
          </table:table-cell>
          <table:table-cell office:value-type="float" office:value="15.383" calcext:value-type="float">
            <text:p>15.383</text:p>
          </table:table-cell>
          <table:table-cell office:value-type="float" office:value="5.4" calcext:value-type="float">
            <text:p>5.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9.1" calcext:value-type="float">
            <text:p>149.1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37" calcext:value-type="float">
            <text:p>15.137</text:p>
          </table:table-cell>
          <table:table-cell office:value-type="float" office:value="3.3" calcext:value-type="float">
            <text:p>3.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1.8" calcext:value-type="float">
            <text:p>131.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13" calcext:value-type="float">
            <text:p>0.013</text:p>
          </table:table-cell>
          <table:table-cell office:value-type="float" office:value="15.228" calcext:value-type="float">
            <text:p>15.228</text:p>
          </table:table-cell>
          <table:table-cell office:value-type="float" office:value="4.9" calcext:value-type="float">
            <text:p>4.9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1.1" calcext:value-type="float">
            <text:p>141.1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7.179" calcext:value-type="float">
            <text:p>7.179</text:p>
          </table:table-cell>
          <table:table-cell office:value-type="float" office:value="2.7" calcext:value-type="float">
            <text:p>2.7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6.8" calcext:value-type="float">
            <text:p>106.8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9.313" calcext:value-type="float">
            <text:p>9.313</text:p>
          </table:table-cell>
          <table:table-cell office:value-type="float" office:value="3.6" calcext:value-type="float">
            <text:p>3.6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9.2" calcext:value-type="float">
            <text:p>119.2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312" calcext:value-type="float">
            <text:p>0.312</text:p>
          </table:table-cell>
          <table:table-cell office:value-type="float" office:value="15.012" calcext:value-type="float">
            <text:p>15.012</text:p>
          </table:table-cell>
          <table:table-cell office:value-type="float" office:value="5.7" calcext:value-type="float">
            <text:p>5.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9.5" calcext:value-type="float">
            <text:p>179.5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4" calcext:value-type="float">
            <text:p>15.214</text:p>
          </table:table-cell>
          <table:table-cell office:value-type="float" office:value="5.9" calcext:value-type="float">
            <text:p>5.9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0.9" calcext:value-type="float">
            <text:p>170.9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1.37" calcext:value-type="float">
            <text:p>1.37</text:p>
          </table:table-cell>
          <table:table-cell office:value-type="float" office:value="15.025" calcext:value-type="float">
            <text:p>15.025</text:p>
          </table:table-cell>
          <table:table-cell office:value-type="float" office:value="4.5" calcext:value-type="float">
            <text:p>4.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6.1" calcext:value-type="float">
            <text:p>126.1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49" calcext:value-type="float">
            <text:p>15.249</text:p>
          </table:table-cell>
          <table:table-cell office:value-type="float" office:value="3.4" calcext:value-type="float">
            <text:p>3.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5.4" calcext:value-type="float">
            <text:p>125.4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06" calcext:value-type="float">
            <text:p>12.106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6.6" calcext:value-type="float">
            <text:p>126.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07" calcext:value-type="float">
            <text:p>15.107</text:p>
          </table:table-cell>
          <table:table-cell office:value-type="float" office:value="7.4" calcext:value-type="float">
            <text:p>7.4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4.7" calcext:value-type="float">
            <text:p>174.7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88" calcext:value-type="float">
            <text:p>15.288</text:p>
          </table:table-cell>
          <table:table-cell office:value-type="float" office:value="4.3" calcext:value-type="float">
            <text:p>4.3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8" calcext:value-type="float">
            <text:p>188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39" calcext:value-type="float">
            <text:p>15.039</text:p>
          </table:table-cell>
          <table:table-cell office:value-type="float" office:value="6.6" calcext:value-type="float">
            <text:p>6.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1.6" calcext:value-type="float">
            <text:p>171.6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79" calcext:value-type="float">
            <text:p>15.179</text:p>
          </table:table-cell>
          <table:table-cell office:value-type="float" office:value="5.9" calcext:value-type="float">
            <text:p>5.9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0.4" calcext:value-type="float">
            <text:p>170.4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7.931" calcext:value-type="float">
            <text:p>7.931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6.3" calcext:value-type="float">
            <text:p>136.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7" calcext:value-type="float">
            <text:p>15.027</text:p>
          </table:table-cell>
          <table:table-cell office:value-type="float" office:value="3.2" calcext:value-type="float">
            <text:p>3.2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5.6" calcext:value-type="float">
            <text:p>115.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2" calcext:value-type="float">
            <text:p>0.002</text:p>
          </table:table-cell>
          <table:table-cell office:value-type="float" office:value="5.452" calcext:value-type="float">
            <text:p>5.452</text:p>
          </table:table-cell>
          <table:table-cell office:value-type="float" office:value="2.6" calcext:value-type="float">
            <text:p>2.6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7.1" calcext:value-type="float">
            <text:p>107.1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3" calcext:value-type="float">
            <text:p>15.153</text:p>
          </table:table-cell>
          <table:table-cell office:value-type="float" office:value="3.7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3.6" calcext:value-type="float">
            <text:p>113.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7.9" calcext:value-type="float">
            <text:p>7.9</text:p>
          </table:table-cell>
          <table:table-cell office:value-type="float" office:value="2.8" calcext:value-type="float">
            <text:p>2.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6.1" calcext:value-type="float">
            <text:p>176.1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8.821" calcext:value-type="float">
            <text:p>8.821</text:p>
          </table:table-cell>
          <table:table-cell office:value-type="float" office:value="3.9" calcext:value-type="float">
            <text:p>3.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8.9" calcext:value-type="float">
            <text:p>138.9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4" calcext:value-type="float">
            <text:p>15.034</text:p>
          </table:table-cell>
          <table:table-cell office:value-type="float" office:value="4.8" calcext:value-type="float">
            <text:p>4.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4.6" calcext:value-type="float">
            <text:p>134.6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8" calcext:value-type="float">
            <text:p>15.268</text:p>
          </table:table-cell>
          <table:table-cell office:value-type="float" office:value="6.2" calcext:value-type="float">
            <text:p>6.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7.5" calcext:value-type="float">
            <text:p>157.5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53" calcext:value-type="float">
            <text:p>15.253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0.3" calcext:value-type="float">
            <text:p>150.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" calcext:value-type="float">
            <text:p>15.02</text:p>
          </table:table-cell>
          <table:table-cell office:value-type="float" office:value="4.4" calcext:value-type="float">
            <text:p>4.4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0.8" calcext:value-type="float">
            <text:p>130.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06" calcext:value-type="float">
            <text:p>15.306</text:p>
          </table:table-cell>
          <table:table-cell office:value-type="float" office:value="4.6" calcext:value-type="float">
            <text:p>4.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8.5" calcext:value-type="float">
            <text:p>128.5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1" calcext:value-type="float">
            <text:p>15.31</text:p>
          </table:table-cell>
          <table:table-cell office:value-type="float" office:value="3.8" calcext:value-type="float">
            <text:p>3.8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0.7" calcext:value-type="float">
            <text:p>130.7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2" calcext:value-type="float">
            <text:p>15.38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8.9" calcext:value-type="float">
            <text:p>158.9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9.375" calcext:value-type="float">
            <text:p>9.375</text:p>
          </table:table-cell>
          <table:table-cell office:value-type="float" office:value="2.2" calcext:value-type="float">
            <text:p>2.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0.1" calcext:value-type="float">
            <text:p>110.1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76" calcext:value-type="float">
            <text:p>15.376</text:p>
          </table:table-cell>
          <table:table-cell office:value-type="float" office:value="2.5" calcext:value-type="float">
            <text:p>2.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8.3" calcext:value-type="float">
            <text:p>118.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59" calcext:value-type="float">
            <text:p>15.259</text:p>
          </table:table-cell>
          <table:table-cell office:value-type="float" office:value="4.5" calcext:value-type="float">
            <text:p>4.5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34.5" calcext:value-type="float">
            <text:p>134.5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51" calcext:value-type="float">
            <text:p>0.051</text:p>
          </table:table-cell>
          <table:table-cell office:value-type="float" office:value="15.013" calcext:value-type="float">
            <text:p>15.013</text:p>
          </table:table-cell>
          <table:table-cell office:value-type="float" office:value="4.5" calcext:value-type="float">
            <text:p>4.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2.8" calcext:value-type="float">
            <text:p>172.8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06" calcext:value-type="float">
            <text:p>15.106</text:p>
          </table:table-cell>
          <table:table-cell office:value-type="float" office:value="4.7" calcext:value-type="float">
            <text:p>4.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1.7" calcext:value-type="float">
            <text:p>121.7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59" calcext:value-type="float">
            <text:p>0.059</text:p>
          </table:table-cell>
          <table:table-cell office:value-type="float" office:value="15.245" calcext:value-type="float">
            <text:p>15.245</text:p>
          </table:table-cell>
          <table:table-cell office:value-type="float" office:value="5.8" calcext:value-type="float">
            <text:p>5.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8.4" calcext:value-type="float">
            <text:p>158.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534" calcext:value-type="float">
            <text:p>0.534</text:p>
          </table:table-cell>
          <table:table-cell office:value-type="float" office:value="15.404" calcext:value-type="float">
            <text:p>15.404</text:p>
          </table:table-cell>
          <table:table-cell office:value-type="float" office:value="7.1" calcext:value-type="float">
            <text:p>7.1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9.9" calcext:value-type="float">
            <text:p>149.9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33" calcext:value-type="float">
            <text:p>0.033</text:p>
          </table:table-cell>
          <table:table-cell office:value-type="float" office:value="10.336" calcext:value-type="float">
            <text:p>10.336</text:p>
          </table:table-cell>
          <table:table-cell office:value-type="float" office:value="3.8" calcext:value-type="float">
            <text:p>3.8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8.3" calcext:value-type="float">
            <text:p>118.3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9.553" calcext:value-type="float">
            <text:p>9.55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4.7" calcext:value-type="float">
            <text:p>124.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" calcext:value-type="float">
            <text:p>15.01</text:p>
          </table:table-cell>
          <table:table-cell office:value-type="float" office:value="3.5" calcext:value-type="float">
            <text:p>3.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9.2" calcext:value-type="float">
            <text:p>119.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35" calcext:value-type="float">
            <text:p>15.235</text:p>
          </table:table-cell>
          <table:table-cell office:value-type="float" office:value="5.6" calcext:value-type="float">
            <text:p>5.6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34" calcext:value-type="float">
            <text:p>15.13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0.998" calcext:value-type="float">
            <text:p>10.998</text:p>
          </table:table-cell>
          <table:table-cell office:value-type="float" office:value="4.5" calcext:value-type="float">
            <text:p>4.5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3.2" calcext:value-type="float">
            <text:p>163.2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3" calcext:value-type="float">
            <text:p>15.383</text:p>
          </table:table-cell>
          <table:table-cell office:value-type="float" office:value="4.8" calcext:value-type="float">
            <text:p>4.8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358" calcext:value-type="float">
            <text:p>0.358</text:p>
          </table:table-cell>
          <table:table-cell office:value-type="float" office:value="15.298" calcext:value-type="float">
            <text:p>15.298</text:p>
          </table:table-cell>
          <table:table-cell office:value-type="float" office:value="4.9" calcext:value-type="float">
            <text:p>4.9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2.6" calcext:value-type="float">
            <text:p>132.6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4" calcext:value-type="float">
            <text:p>15.164</text:p>
          </table:table-cell>
          <table:table-cell office:value-type="float" office:value="6.4" calcext:value-type="float">
            <text:p>6.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7.7" calcext:value-type="float">
            <text:p>137.7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31" calcext:value-type="float">
            <text:p>15.231</text:p>
          </table:table-cell>
          <table:table-cell office:value-type="float" office:value="3.5" calcext:value-type="float">
            <text:p>3.5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4.1" calcext:value-type="float">
            <text:p>134.1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9.65" calcext:value-type="float">
            <text:p>9.65</text:p>
          </table:table-cell>
          <table:table-cell office:value-type="float" office:value="3.9" calcext:value-type="float">
            <text:p>3.9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4.1" calcext:value-type="float">
            <text:p>134.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9" calcext:value-type="float">
            <text:p>15.19</text:p>
          </table:table-cell>
          <table:table-cell office:value-type="float" office:value="3.7" calcext:value-type="float">
            <text:p>3.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4.1" calcext:value-type="float">
            <text:p>124.1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54" calcext:value-type="float">
            <text:p>0.054</text:p>
          </table:table-cell>
          <table:table-cell office:value-type="float" office:value="15.032" calcext:value-type="float">
            <text:p>15.032</text:p>
          </table:table-cell>
          <table:table-cell office:value-type="float" office:value="4.4" calcext:value-type="float">
            <text:p>4.4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7" calcext:value-type="float">
            <text:p>0.007</text:p>
          </table:table-cell>
          <table:table-cell office:value-type="float" office:value="15.111" calcext:value-type="float">
            <text:p>15.111</text:p>
          </table:table-cell>
          <table:table-cell office:value-type="float" office:value="4.2" calcext:value-type="float">
            <text:p>4.2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9.7" calcext:value-type="float">
            <text:p>109.7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1" calcext:value-type="float">
            <text:p>15.11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8.4" calcext:value-type="float">
            <text:p>98.4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7" calcext:value-type="float">
            <text:p>15.137</text:p>
          </table:table-cell>
          <table:table-cell office:value-type="float" office:value="5.2" calcext:value-type="float">
            <text:p>5.2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9.5" calcext:value-type="float">
            <text:p>129.5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11" calcext:value-type="float">
            <text:p>0.011</text:p>
          </table:table-cell>
          <table:table-cell office:value-type="float" office:value="15.074" calcext:value-type="float">
            <text:p>15.074</text:p>
          </table:table-cell>
          <table:table-cell office:value-type="float" office:value="5.6" calcext:value-type="float">
            <text:p>5.6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6.9" calcext:value-type="float">
            <text:p>136.9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22" calcext:value-type="float">
            <text:p>15.022</text:p>
          </table:table-cell>
          <table:table-cell office:value-type="float" office:value="3.6" calcext:value-type="float">
            <text:p>3.6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" calcext:value-type="float">
            <text:p>15.1</text:p>
          </table:table-cell>
          <table:table-cell office:value-type="float" office:value="5.4" calcext:value-type="float">
            <text:p>5.4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2.8" calcext:value-type="float">
            <text:p>142.8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5" calcext:value-type="float">
            <text:p>15.015</text:p>
          </table:table-cell>
          <table:table-cell office:value-type="float" office:value="4.2" calcext:value-type="float">
            <text:p>4.2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1.2" calcext:value-type="float">
            <text:p>131.2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53" calcext:value-type="float">
            <text:p>0.053</text:p>
          </table:table-cell>
          <table:table-cell office:value-type="float" office:value="11.091" calcext:value-type="float">
            <text:p>11.091</text:p>
          </table:table-cell>
          <table:table-cell office:value-type="float" office:value="3.8" calcext:value-type="float">
            <text:p>3.8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34.2" calcext:value-type="float">
            <text:p>134.2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1.705" calcext:value-type="float">
            <text:p>1.705</text:p>
          </table:table-cell>
          <table:table-cell office:value-type="float" office:value="11.431" calcext:value-type="float">
            <text:p>11.431</text:p>
          </table:table-cell>
          <table:table-cell office:value-type="float" office:value="4.5" calcext:value-type="float">
            <text:p>4.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7.2" calcext:value-type="float">
            <text:p>147.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5.48" calcext:value-type="float">
            <text:p>5.48</text:p>
          </table:table-cell>
          <table:table-cell office:value-type="float" office:value="2.7" calcext:value-type="float">
            <text:p>2.7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6.8" calcext:value-type="float">
            <text:p>146.8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14" calcext:value-type="float">
            <text:p>0.014</text:p>
          </table:table-cell>
          <table:table-cell office:value-type="float" office:value="15.254" calcext:value-type="float">
            <text:p>15.254</text:p>
          </table:table-cell>
          <table:table-cell office:value-type="float" office:value="6.1" calcext:value-type="float">
            <text:p>6.1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9.9" calcext:value-type="float">
            <text:p>149.9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48" calcext:value-type="float">
            <text:p>15.348</text:p>
          </table:table-cell>
          <table:table-cell office:value-type="float" office:value="5.5" calcext:value-type="float">
            <text:p>5.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6.8" calcext:value-type="float">
            <text:p>126.8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8.253" calcext:value-type="float">
            <text:p>8.253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8.5" calcext:value-type="float">
            <text:p>128.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57" calcext:value-type="float">
            <text:p>0.057</text:p>
          </table:table-cell>
          <table:table-cell office:value-type="float" office:value="15.041" calcext:value-type="float">
            <text:p>15.041</text:p>
          </table:table-cell>
          <table:table-cell office:value-type="float" office:value="4.4" calcext:value-type="float">
            <text:p>4.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9.4" calcext:value-type="float">
            <text:p>99.4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98" calcext:value-type="float">
            <text:p>15.298</text:p>
          </table:table-cell>
          <table:table-cell office:value-type="float" office:value="4.3" calcext:value-type="float">
            <text:p>4.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7.2" calcext:value-type="float">
            <text:p>117.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9" calcext:value-type="float">
            <text:p>15.019</text:p>
          </table:table-cell>
          <table:table-cell office:value-type="float" office:value="4.1" calcext:value-type="float">
            <text:p>4.1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0.2" calcext:value-type="float">
            <text:p>140.2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6.947" calcext:value-type="float">
            <text:p>6.947</text:p>
          </table:table-cell>
          <table:table-cell office:value-type="float" office:value="2.9" calcext:value-type="float">
            <text:p>2.9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9.1" calcext:value-type="float">
            <text:p>139.1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7" calcext:value-type="float">
            <text:p>15.197</text:p>
          </table:table-cell>
          <table:table-cell office:value-type="float" office:value="5.4" calcext:value-type="float">
            <text:p>5.4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7.4" calcext:value-type="float">
            <text:p>127.4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12" calcext:value-type="float">
            <text:p>0.012</text:p>
          </table:table-cell>
          <table:table-cell office:value-type="float" office:value="15.235" calcext:value-type="float">
            <text:p>15.235</text:p>
          </table:table-cell>
          <table:table-cell office:value-type="float" office:value="8.5" calcext:value-type="float">
            <text:p>8.5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4.3" calcext:value-type="float">
            <text:p>204.3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3" calcext:value-type="float">
            <text:p>15.33</text:p>
          </table:table-cell>
          <table:table-cell office:value-type="float" office:value="6.6" calcext:value-type="float">
            <text:p>6.6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1.3" calcext:value-type="float">
            <text:p>181.3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257" calcext:value-type="float">
            <text:p>0.257</text:p>
          </table:table-cell>
          <table:table-cell office:value-type="float" office:value="15.209" calcext:value-type="float">
            <text:p>15.209</text:p>
          </table:table-cell>
          <table:table-cell office:value-type="float" office:value="5.2" calcext:value-type="float">
            <text:p>5.2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2.1" calcext:value-type="float">
            <text:p>132.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4" calcext:value-type="float">
            <text:p>15.024</text:p>
          </table:table-cell>
          <table:table-cell office:value-type="float" office:value="3.5" calcext:value-type="float">
            <text:p>3.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9.6" calcext:value-type="float">
            <text:p>149.6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05" calcext:value-type="float">
            <text:p>15.105</text:p>
          </table:table-cell>
          <table:table-cell office:value-type="float" office:value="2.9" calcext:value-type="float">
            <text:p>2.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3.6" calcext:value-type="float">
            <text:p>113.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7" calcext:value-type="float">
            <text:p>15.37</text:p>
          </table:table-cell>
          <table:table-cell office:value-type="float" office:value="4.2" calcext:value-type="float">
            <text:p>4.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8.5" calcext:value-type="float">
            <text:p>118.5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9.607" calcext:value-type="float">
            <text:p>9.607</text:p>
          </table:table-cell>
          <table:table-cell office:value-type="float" office:value="3.4" calcext:value-type="float">
            <text:p>3.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9.3" calcext:value-type="float">
            <text:p>129.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4" calcext:value-type="float">
            <text:p>15.094</text:p>
          </table:table-cell>
          <table:table-cell office:value-type="float" office:value="5.2" calcext:value-type="float">
            <text:p>5.2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0.8" calcext:value-type="float">
            <text:p>160.8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12" calcext:value-type="float">
            <text:p>0.012</text:p>
          </table:table-cell>
          <table:table-cell office:value-type="float" office:value="15.038" calcext:value-type="float">
            <text:p>15.038</text:p>
          </table:table-cell>
          <table:table-cell office:value-type="float" office:value="4.1" calcext:value-type="float">
            <text:p>4.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57" calcext:value-type="float">
            <text:p>0.057</text:p>
          </table:table-cell>
          <table:table-cell office:value-type="float" office:value="15.038" calcext:value-type="float">
            <text:p>15.038</text:p>
          </table:table-cell>
          <table:table-cell office:value-type="float" office:value="2.9" calcext:value-type="float">
            <text:p>2.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4.1" calcext:value-type="float">
            <text:p>104.1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32" calcext:value-type="float">
            <text:p>15.032</text:p>
          </table:table-cell>
          <table:table-cell office:value-type="float" office:value="1.9" calcext:value-type="float">
            <text:p>1.9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1.5" calcext:value-type="float">
            <text:p>91.5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67" calcext:value-type="float">
            <text:p>15.267</text:p>
          </table:table-cell>
          <table:table-cell office:value-type="float" office:value="4.8" calcext:value-type="float">
            <text:p>4.8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1.9" calcext:value-type="float">
            <text:p>161.9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11" calcext:value-type="float">
            <text:p>15.211</text:p>
          </table:table-cell>
          <table:table-cell office:value-type="float" office:value="3.8" calcext:value-type="float">
            <text:p>3.8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4.2" calcext:value-type="float">
            <text:p>134.2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29" calcext:value-type="float">
            <text:p>15.029</text:p>
          </table:table-cell>
          <table:table-cell office:value-type="float" office:value="4.6" calcext:value-type="float">
            <text:p>4.6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2.8" calcext:value-type="float">
            <text:p>122.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68" calcext:value-type="float">
            <text:p>15.168</text:p>
          </table:table-cell>
          <table:table-cell office:value-type="float" office:value="5.5" calcext:value-type="float">
            <text:p>5.5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35.4" calcext:value-type="float">
            <text:p>135.4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41" calcext:value-type="float">
            <text:p>15.041</text:p>
          </table:table-cell>
          <table:table-cell office:value-type="float" office:value="3.5" calcext:value-type="float">
            <text:p>3.5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1.848" calcext:value-type="float">
            <text:p>11.848</text:p>
          </table:table-cell>
          <table:table-cell office:value-type="float" office:value="3.3" calcext:value-type="float">
            <text:p>3.3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2.9" calcext:value-type="float">
            <text:p>132.9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2" calcext:value-type="float">
            <text:p>0.02</text:p>
          </table:table-cell>
          <table:table-cell office:value-type="float" office:value="15.202" calcext:value-type="float">
            <text:p>15.202</text:p>
          </table:table-cell>
          <table:table-cell office:value-type="float" office:value="4.6" calcext:value-type="float">
            <text:p>4.6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3.7" calcext:value-type="float">
            <text:p>153.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8.75" calcext:value-type="float">
            <text:p>8.75</text:p>
          </table:table-cell>
          <table:table-cell office:value-type="float" office:value="3.8" calcext:value-type="float">
            <text:p>3.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7.5" calcext:value-type="float">
            <text:p>117.5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4.79" calcext:value-type="float">
            <text:p>4.79</text:p>
          </table:table-cell>
          <table:table-cell office:value-type="float" office:value="2.7" calcext:value-type="float">
            <text:p>2.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2.3" calcext:value-type="float">
            <text:p>132.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4" calcext:value-type="float">
            <text:p>15.034</text:p>
          </table:table-cell>
          <table:table-cell office:value-type="float" office:value="2.7" calcext:value-type="float">
            <text:p>2.7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2.5" calcext:value-type="float">
            <text:p>122.5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4" calcext:value-type="float">
            <text:p>15.054</text:p>
          </table:table-cell>
          <table:table-cell office:value-type="float" office:value="5.1" calcext:value-type="float">
            <text:p>5.1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8.5" calcext:value-type="float">
            <text:p>158.5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5" calcext:value-type="float">
            <text:p>15.45</text:p>
          </table:table-cell>
          <table:table-cell office:value-type="float" office:value="8.1" calcext:value-type="float">
            <text:p>8.1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9.7" calcext:value-type="float">
            <text:p>189.7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63" calcext:value-type="float">
            <text:p>15.063</text:p>
          </table:table-cell>
          <table:table-cell office:value-type="float" office:value="4.7" calcext:value-type="float">
            <text:p>4.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1.3" calcext:value-type="float">
            <text:p>131.3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1" calcext:value-type="float">
            <text:p>0.001</text:p>
          </table:table-cell>
          <table:table-cell office:value-type="float" office:value="8.679" calcext:value-type="float">
            <text:p>8.679</text:p>
          </table:table-cell>
          <table:table-cell office:value-type="float" office:value="3.3" calcext:value-type="float">
            <text:p>3.3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1.2" calcext:value-type="float">
            <text:p>111.2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08" calcext:value-type="float">
            <text:p>15.208</text:p>
          </table:table-cell>
          <table:table-cell office:value-type="float" office:value="5.8" calcext:value-type="float">
            <text:p>5.8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5.3" calcext:value-type="float">
            <text:p>135.3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26" calcext:value-type="float">
            <text:p>15.126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6.6" calcext:value-type="float">
            <text:p>126.6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04" calcext:value-type="float">
            <text:p>15.104</text:p>
          </table:table-cell>
          <table:table-cell office:value-type="float" office:value="6.2" calcext:value-type="float">
            <text:p>6.2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5.4" calcext:value-type="float">
            <text:p>135.4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42" calcext:value-type="float">
            <text:p>15.242</text:p>
          </table:table-cell>
          <table:table-cell office:value-type="float" office:value="5.7" calcext:value-type="float">
            <text:p>5.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.1" calcext:value-type="float">
            <text:p>147.1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14" calcext:value-type="float">
            <text:p>15.114</text:p>
          </table:table-cell>
          <table:table-cell office:value-type="float" office:value="3.7" calcext:value-type="float">
            <text:p>3.7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6.2" calcext:value-type="float">
            <text:p>116.2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OBOT 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35" calcext:value-type="float">
            <text:p>15.135</text:p>
          </table:table-cell>
          <table:table-cell office:value-type="float" office:value="4.2" calcext:value-type="float">
            <text:p>4.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2.9" calcext:value-type="float">
            <text:p>142.9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/>
          <table:table-cell table:formula="of:=AVERAGE([.B2:.B201])" office:value-type="float" office:value="0.036145" calcext:value-type="float">
            <text:p>0.036145</text:p>
          </table:table-cell>
          <table:table-cell table:formula="of:=AVERAGE([.C2:.C201])" office:value-type="float" office:value="13.775875" calcext:value-type="float">
            <text:p>13.775875</text:p>
          </table:table-cell>
          <table:table-cell table:formula="of:=AVERAGE([.D2:.D201])" office:value-type="float" office:value="4.453" calcext:value-type="float">
            <text:p>4.453</text:p>
          </table:table-cell>
          <table:table-cell table:formula="of:=AVERAGE([.E2:.E201])" office:value-type="float" office:value="56.49" calcext:value-type="float">
            <text:p>56.49</text:p>
          </table:table-cell>
          <table:table-cell table:formula="of:=AVERAGE([.F2:.F201])" office:value-type="float" office:value="24.015" calcext:value-type="float">
            <text:p>24.015</text:p>
          </table:table-cell>
          <table:table-cell table:formula="of:=AVERAGE([.G2:.G201])" office:value-type="float" office:value="4.61" calcext:value-type="float">
            <text:p>4.61</text:p>
          </table:table-cell>
          <table:table-cell table:formula="of:=AVERAGE([.H2:.H201])" office:value-type="float" office:value="15.595" calcext:value-type="float">
            <text:p>15.595</text:p>
          </table:table-cell>
          <table:table-cell table:formula="of:=AVERAGE([.I2:.I201])/60" office:value-type="float" office:value="2.28051666666667" calcext:value-type="float">
            <text:p>2.2805166666667</text:p>
          </table:table-cell>
          <table:table-cell table:formula="of:=AVERAGE([.J2:.J201])" office:value-type="float" office:value="379.115" calcext:value-type="float">
            <text:p>379.115</text:p>
          </table:table-cell>
          <table:table-cell table:formula="of:=AVERAGE([.K2:.K201])" office:value-type="float" office:value="0.505" calcext:value-type="float">
            <text:p>0.505</text:p>
          </table:table-cell>
          <table:table-cell table:number-columns-repeated="245"/>
        </table:table-row>
        <table:table-row table:style-name="ro1" table:number-rows-repeated="65333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exhaustive-search_ROBOT 1'.$A$1" table:expression="#REF!"/>
          <table:named-expression table:name="Sheet_Title" table:base-cell-address="$'exhaustive-search_ROBOT 1'.$A$1" table:expression="&quot;exhaustive-search_ROBOT 1&quot;"/>
        </table:named-expressions>
      </table:table>
      <table:table table:name="UseQ-vs-MaxScore" table:style-name="ta2">
        <office:forms form:automatic-focus="false" form:apply-design-mode="false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2" table:default-cell-style-name="ce1"/>
        <table:table-column table:style-name="co14" table:default-cell-style-name="ce1"/>
        <table:table-column table:style-name="co10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241" table:default-cell-style-name="ce1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min-move-time</text:p>
          </table:table-cell>
          <table:table-cell office:value-type="string" calcext:value-type="string">
            <text:p>max-move-time</text:p>
          </table:table-cell>
          <table:table-cell office:value-type="string" calcext:value-type="string">
            <text:p>avg-move-time</text:p>
          </table:table-cell>
          <table:table-cell office:value-type="string" calcext:value-type="string">
            <text:p>max-move-score</text:p>
          </table:table-cell>
          <table:table-cell office:value-type="string" calcext:value-type="string">
            <text:p>avg-move-score</text:p>
          </table:table-cell>
          <table:table-cell office:value-type="string" calcext:value-type="string">
            <text:p>avg-word-length</text:p>
          </table:table-cell>
          <table:table-cell office:value-type="string" calcext:value-type="string">
            <text:p>num-moves</text:p>
          </table:table-cell>
          <table:table-cell office:value-type="string" calcext:value-type="string">
            <text:p>game-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9.46" calcext:value-type="float">
            <text:p>9.46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6.7" calcext:value-type="float">
            <text:p>116.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<text:span text:style-name="T1">t-test</text:span></text:p>
          </table:table-cell>
          <table:table-cell table:style-name="ce2" table:number-columns-repeated="2"/>
          <table:table-cell table:number-columns-repeated="241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42" calcext:value-type="float">
            <text:p>15.242</text:p>
          </table:table-cell>
          <table:table-cell office:value-type="float" office:value="3.4" calcext:value-type="float">
            <text:p>3.4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3.2" calcext:value-type="float">
            <text:p>123.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95" calcext:value-type="float">
            <text:p>15.295</text:p>
          </table:table-cell>
          <table:table-cell office:value-type="float" office:value="3.4" calcext:value-type="float">
            <text:p>3.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7.7" calcext:value-type="float">
            <text:p>107.7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ypothesized Mean Difference</text:p>
          </table:table-cell>
          <table:table-cell office:value-type="float" office:value="0.5" calcext:value-type="float">
            <text:p>0.5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28" calcext:value-type="float">
            <text:p>15.328</text:p>
          </table:table-cell>
          <table:table-cell office:value-type="float" office:value="5.3" calcext:value-type="float">
            <text:p>5.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3.6" calcext:value-type="float">
            <text:p>143.6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9" calcext:value-type="float">
            <text:p>15.169</text:p>
          </table:table-cell>
          <table:table-cell office:value-type="float" office:value="6.1" calcext:value-type="float">
            <text:p>6.1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6.6" calcext:value-type="float">
            <text:p>136.6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Mean</text:p>
          </table:table-cell>
          <table:table-cell table:formula="of:=AVERAGE([$'UseQ-vs-MaxScore'.$F$49:.$F$93])" office:value-type="float" office:value="23.2" calcext:value-type="float">
            <text:p>23.2</text:p>
          </table:table-cell>
          <table:table-cell table:formula="of:=AVERAGE([$'UseQ-vs-MaxScore'.$F$2:.$F$46])" office:value-type="float" office:value="24.4222222222222" calcext:value-type="float">
            <text:p>24.4222222222222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6" calcext:value-type="float">
            <text:p>15.136</text:p>
          </table:table-cell>
          <table:table-cell office:value-type="float" office:value="4.2" calcext:value-type="float">
            <text:p>4.2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3.4" calcext:value-type="float">
            <text:p>123.4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Variance</text:p>
          </table:table-cell>
          <table:table-cell table:formula="of:=VAR([$'UseQ-vs-MaxScore'.$F$49:.$F$93])" office:value-type="float" office:value="17.8" calcext:value-type="float">
            <text:p>17.8</text:p>
          </table:table-cell>
          <table:table-cell table:formula="of:=VAR([$'UseQ-vs-MaxScore'.$F$2:.$F$46])" office:value-type="float" office:value="17.6585858585859" calcext:value-type="float">
            <text:p>17.6585858585859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5" calcext:value-type="float">
            <text:p>15.175</text:p>
          </table:table-cell>
          <table:table-cell office:value-type="float" office:value="3.3" calcext:value-type="float">
            <text:p>3.3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8.4" calcext:value-type="float">
            <text:p>98.4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Observations</text:p>
          </table:table-cell>
          <table:table-cell table:formula="of:=COUNT([$'UseQ-vs-MaxScore'.$F$49:.$F$93])" office:value-type="float" office:value="45" calcext:value-type="float">
            <text:p>45</text:p>
          </table:table-cell>
          <table:table-cell table:formula="of:=COUNT([$'UseQ-vs-MaxScore'.$F$2:.$F$46])" office:value-type="float" office:value="45" calcext:value-type="float">
            <text:p>45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97" calcext:value-type="float">
            <text:p>15.497</text:p>
          </table:table-cell>
          <table:table-cell office:value-type="float" office:value="4.8" calcext:value-type="float">
            <text:p>4.8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7.3" calcext:value-type="float">
            <text:p>117.3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earson Correlation</text:p>
          </table:table-cell>
          <table:table-cell table:formula="of:=CORREL([$'UseQ-vs-MaxScore'.$F$49:.$F$93];[$'UseQ-vs-MaxScore'.$F$2:.$F$46])" office:value-type="float" office:value="0.473283162238087" calcext:value-type="float">
            <text:p>0.4732831622381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35" calcext:value-type="float">
            <text:p>15.035</text:p>
          </table:table-cell>
          <table:table-cell office:value-type="float" office:value="3.2" calcext:value-type="float">
            <text:p>3.2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1.8" calcext:value-type="float">
            <text:p>141.8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UseQ-vs-MaxScore'.$F$49:.$F$93]); 1; 0) * IF(ISNUMBER([$'UseQ-vs-MaxScore'.$F$2:.$F$46]); 1; 0)); [$'UseQ-vs-MaxScore'.$F$49:.$F$93] - [$'UseQ-vs-MaxScore'.$F$2:.$F$46]; &quot;NA&quot;))" office:value-type="float" office:value="-1.22222222222222" calcext:value-type="float">
            <text:p>-1.2222222222222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269" calcext:value-type="float">
            <text:p>15.269</text:p>
          </table:table-cell>
          <table:table-cell office:value-type="float" office:value="3.3" calcext:value-type="float">
            <text:p>3.3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0.5" calcext:value-type="float">
            <text:p>120.5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UseQ-vs-MaxScore'.$F$49:.$F$93]); 1; 0) * IF(ISNUMBER([$'UseQ-vs-MaxScore'.$F$2:.$F$46]); 1; 0)); [$'UseQ-vs-MaxScore'.$F$49:.$F$93] - [$'UseQ-vs-MaxScore'.$F$2:.$F$46]; &quot;NA&quot;))" office:value-type="float" office:value="18.6767676767677" calcext:value-type="float">
            <text:p>18.6767676767677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2" calcext:value-type="float">
            <text:p>15.332</text:p>
          </table:table-cell>
          <table:table-cell office:value-type="float" office:value="5.1" calcext:value-type="float">
            <text:p>5.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8.9" calcext:value-type="float">
            <text:p>158.9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f</text:p>
          </table:table-cell>
          <table:table-cell table:number-matrix-columns-spanned="1" table:number-matrix-rows-spanned="1" table:formula="of:=SUM(IF(ISNUMBER([$'UseQ-vs-MaxScore'.$F$49:.$F$93]); 1; 0) * IF(ISNUMBER([$'UseQ-vs-MaxScore'.$F$2:.$F$46]); 1; 0)) - 1" office:value-type="float" office:value="44" calcext:value-type="float">
            <text:p>44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186" calcext:value-type="float">
            <text:p>15.186</text:p>
          </table:table-cell>
          <table:table-cell office:value-type="float" office:value="4.9" calcext:value-type="float">
            <text:p>4.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0.3" calcext:value-type="float">
            <text:p>150.3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 Stat</text:p>
          </table:table-cell>
          <table:table-cell table:formula="of:=([$'UseQ-vs-MaxScore'.$N$10] - [$'UseQ-vs-MaxScore'.$N$4]) / ([$'UseQ-vs-MaxScore'.$N$11] / ( [$'UseQ-vs-MaxScore'.$N$12] + 1)) ^ 0.5" office:value-type="float" office:value="-2.6732808499996" calcext:value-type="float">
            <text:p>-2.6732808499996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26" calcext:value-type="float">
            <text:p>15.126</text:p>
          </table:table-cell>
          <table:table-cell office:value-type="float" office:value="5.3" calcext:value-type="float">
            <text:p>5.3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2.2" calcext:value-type="float">
            <text:p>142.2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UseQ-vs-MaxScore'.$N$13]); [$'UseQ-vs-MaxScore'.$N$12]; 1)" office:value-type="float" office:value="0.00524934154476103" calcext:value-type="float">
            <text:p>0.0052493415448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94" calcext:value-type="float">
            <text:p>15.39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2.2" calcext:value-type="float">
            <text:p>152.2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UseQ-vs-MaxScore'.$N$3]; [$'UseQ-vs-MaxScore'.$N$12])" office:value-type="float" office:value="1.68022997657212" calcext:value-type="float">
            <text:p>1.6802299765721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21" calcext:value-type="float">
            <text:p>15.021</text:p>
          </table:table-cell>
          <table:table-cell office:value-type="float" office:value="4.3" calcext:value-type="float">
            <text:p>4.3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4.3" calcext:value-type="float">
            <text:p>124.3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'UseQ-vs-MaxScore'.$N$13]); [$'UseQ-vs-MaxScore'.$N$12]; 2)" office:value-type="float" office:value="0.0104986830895221" calcext:value-type="float">
            <text:p>0.0104986830895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491" calcext:value-type="float">
            <text:p>15.491</text:p>
          </table:table-cell>
          <table:table-cell office:value-type="float" office:value="10.4" calcext:value-type="float">
            <text:p>10.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1.1" calcext:value-type="float">
            <text:p>241.1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'UseQ-vs-MaxScore'.$N$3]; [$'UseQ-vs-MaxScore'.$N$12])" office:value-type="float" office:value="2.01536757444376" calcext:value-type="float">
            <text:p>2.0153675744438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5" calcext:value-type="float">
            <text:p>15.225</text:p>
          </table:table-cell>
          <table:table-cell office:value-type="float" office:value="3.1" calcext:value-type="float">
            <text:p>3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9.1" calcext:value-type="float">
            <text:p>149.1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542" calcext:value-type="float">
            <text:p>15.542</text:p>
          </table:table-cell>
          <table:table-cell office:value-type="float" office:value="5.9" calcext:value-type="float">
            <text:p>5.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01" calcext:value-type="float">
            <text:p>15.01</text:p>
          </table:table-cell>
          <table:table-cell office:value-type="float" office:value="5.1" calcext:value-type="float">
            <text:p>5.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1.6" calcext:value-type="float">
            <text:p>111.6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9.992" calcext:value-type="float">
            <text:p>9.992</text:p>
          </table:table-cell>
          <table:table-cell office:value-type="float" office:value="4.4" calcext:value-type="float">
            <text:p>4.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95" calcext:value-type="float">
            <text:p>15.295</text:p>
          </table:table-cell>
          <table:table-cell office:value-type="float" office:value="5.7" calcext:value-type="float">
            <text:p>5.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3.6" calcext:value-type="float">
            <text:p>213.6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44" calcext:value-type="float">
            <text:p>15.244</text:p>
          </table:table-cell>
          <table:table-cell office:value-type="float" office:value="5.4" calcext:value-type="float">
            <text:p>5.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88" calcext:value-type="float">
            <text:p>15.288</text:p>
          </table:table-cell>
          <table:table-cell office:value-type="float" office:value="4.4" calcext:value-type="float">
            <text:p>4.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4.3" calcext:value-type="float">
            <text:p>134.3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44" calcext:value-type="float">
            <text:p>15.444</text:p>
          </table:table-cell>
          <table:table-cell office:value-type="float" office:value="5.1" calcext:value-type="float">
            <text:p>5.1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5.7" calcext:value-type="float">
            <text:p>155.7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0.707" calcext:value-type="float">
            <text:p>10.707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3.4" calcext:value-type="float">
            <text:p>133.4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89" calcext:value-type="float">
            <text:p>15.089</text:p>
          </table:table-cell>
          <table:table-cell office:value-type="float" office:value="4.9" calcext:value-type="float">
            <text:p>4.9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3.9" calcext:value-type="float">
            <text:p>133.9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" calcext:value-type="float">
            <text:p>15.01</text:p>
          </table:table-cell>
          <table:table-cell office:value-type="float" office:value="6.5" calcext:value-type="float">
            <text:p>6.5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6.1" calcext:value-type="float">
            <text:p>166.1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5.332" calcext:value-type="float">
            <text:p>15.332</text:p>
          </table:table-cell>
          <table:table-cell office:value-type="float" office:value="7.4" calcext:value-type="float">
            <text:p>7.4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6" calcext:value-type="float">
            <text:p>15.036</text:p>
          </table:table-cell>
          <table:table-cell office:value-type="float" office:value="3.9" calcext:value-type="float">
            <text:p>3.9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5.6" calcext:value-type="float">
            <text:p>135.6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132" calcext:value-type="float">
            <text:p>6.132</text:p>
          </table:table-cell>
          <table:table-cell office:value-type="float" office:value="3.7" calcext:value-type="float">
            <text:p>3.7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2.6" calcext:value-type="float">
            <text:p>132.6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05" calcext:value-type="float">
            <text:p>15.005</text:p>
          </table:table-cell>
          <table:table-cell office:value-type="float" office:value="5.3" calcext:value-type="float">
            <text:p>5.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0.2" calcext:value-type="float">
            <text:p>160.2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3" calcext:value-type="float">
            <text:p>15.03</text:p>
          </table:table-cell>
          <table:table-cell office:value-type="float" office:value="4.4" calcext:value-type="float">
            <text:p>4.4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1.3" calcext:value-type="float">
            <text:p>131.3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53" calcext:value-type="float">
            <text:p>15.253</text:p>
          </table:table-cell>
          <table:table-cell office:value-type="float" office:value="7.5" calcext:value-type="float">
            <text:p>7.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.3" calcext:value-type="float">
            <text:p>150.3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076" calcext:value-type="float">
            <text:p>15.076</text:p>
          </table:table-cell>
          <table:table-cell office:value-type="float" office:value="5.6" calcext:value-type="float">
            <text:p>5.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2.5" calcext:value-type="float">
            <text:p>192.5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9.101" calcext:value-type="float">
            <text:p>9.101</text:p>
          </table:table-cell>
          <table:table-cell office:value-type="float" office:value="3.2" calcext:value-type="float">
            <text:p>3.2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4.9" calcext:value-type="float">
            <text:p>114.9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12" calcext:value-type="float">
            <text:p>15.12</text:p>
          </table:table-cell>
          <table:table-cell office:value-type="float" office:value="7.2" calcext:value-type="float">
            <text:p>7.2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5.1" calcext:value-type="float">
            <text:p>165.1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1" calcext:value-type="float">
            <text:p>15.261</text:p>
          </table:table-cell>
          <table:table-cell office:value-type="float" office:value="2.7" calcext:value-type="float">
            <text:p>2.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3.7" calcext:value-type="float">
            <text:p>93.7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09" calcext:value-type="float">
            <text:p>15.209</text:p>
          </table:table-cell>
          <table:table-cell office:value-type="float" office:value="5.3" calcext:value-type="float">
            <text:p>5.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2.6" calcext:value-type="float">
            <text:p>142.6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UseQ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9.605" calcext:value-type="float">
            <text:p>9.605</text:p>
          </table:table-cell>
          <table:table-cell office:value-type="float" office:value="4.1" calcext:value-type="float">
            <text:p>4.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2" calcext:value-type="float">
            <text:p>15.092</text:p>
          </table:table-cell>
          <table:table-cell office:value-type="float" office:value="5.1" calcext:value-type="float">
            <text:p>5.1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7.7" calcext:value-type="float">
            <text:p>157.7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Q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8.853" calcext:value-type="float">
            <text:p>8.853</text:p>
          </table:table-cell>
          <table:table-cell office:value-type="float" office:value="3.4" calcext:value-type="float">
            <text:p>3.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8.4" calcext:value-type="float">
            <text:p>108.4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1" calcext:value-type="float">
            <text:p>15.011</text:p>
          </table:table-cell>
          <table:table-cell office:value-type="float" office:value="6.1" calcext:value-type="float">
            <text:p>6.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5.1" calcext:value-type="float">
            <text:p>125.1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Q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6" calcext:value-type="float">
            <text:p>15.156</text:p>
          </table:table-cell>
          <table:table-cell office:value-type="float" office:value="5.7" calcext:value-type="float">
            <text:p>5.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8.8" calcext:value-type="float">
            <text:p>138.8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QPlayer</text:p>
          </table:table-cell>
          <table:table-cell office:value-type="float" office:value="0.014" calcext:value-type="float">
            <text:p>0.014</text:p>
          </table:table-cell>
          <table:table-cell office:value-type="float" office:value="15.228" calcext:value-type="float">
            <text:p>15.228</text:p>
          </table:table-cell>
          <table:table-cell office:value-type="float" office:value="6.3" calcext:value-type="float">
            <text:p>6.3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7.1" calcext:value-type="float">
            <text:p>147.1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Q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35" calcext:value-type="float">
            <text:p>15.135</text:p>
          </table:table-cell>
          <table:table-cell office:value-type="float" office:value="3.2" calcext:value-type="float">
            <text:p>3.2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5.3" calcext:value-type="float">
            <text:p>155.3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formula="of:=AVERAGE([.C2:.C46])" office:value-type="float" office:value="14.2586" calcext:value-type="float">
            <text:p>14.2586</text:p>
          </table:table-cell>
          <table:table-cell table:formula="of:=AVERAGE([.D2:.D46])" office:value-type="float" office:value="4.91111111111111" calcext:value-type="float">
            <text:p>4.9111111111111</text:p>
          </table:table-cell>
          <table:table-cell table:formula="of:=AVERAGE([.E2:.E46])" office:value-type="float" office:value="57.2666666666667" calcext:value-type="float">
            <text:p>57.2666666666667</text:p>
          </table:table-cell>
          <table:table-cell table:formula="of:=AVERAGE([.F2:.F46])" office:value-type="float" office:value="24.4222222222222" calcext:value-type="float">
            <text:p>24.4222222222222</text:p>
          </table:table-cell>
          <table:table-cell table:formula="of:=AVERAGE([.G2:.G46])" office:value-type="float" office:value="4.53333333333333" calcext:value-type="float">
            <text:p>4.5333333333333</text:p>
          </table:table-cell>
          <table:table-cell table:formula="of:=AVERAGE([.H2:.H46])" office:value-type="float" office:value="15.6666666666667" calcext:value-type="float">
            <text:p>15.6666666666667</text:p>
          </table:table-cell>
          <table:table-cell table:formula="of:=AVERAGE([.I2:.I46])/60" office:value-type="float" office:value="2.36411111111111" calcext:value-type="float">
            <text:p>2.3641111111111</text:p>
          </table:table-cell>
          <table:table-cell table:formula="of:=AVERAGE([.J2:.J46])" office:value-type="float" office:value="385.333333333333" calcext:value-type="float">
            <text:p>385.333333333333</text:p>
          </table:table-cell>
          <table:table-cell table:formula="of:=AVERAGE([.K2:.K46])" office:value-type="float" office:value="0.711111111111111" calcext:value-type="float">
            <text:p>0.7111111111111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54" calcext:value-type="float">
            <text:p>15.254</text:p>
          </table:table-cell>
          <table:table-cell office:value-type="float" office:value="5.1" calcext:value-type="float">
            <text:p>5.1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6.7" calcext:value-type="float">
            <text:p>116.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11" calcext:value-type="float">
            <text:p>15.411</text:p>
          </table:table-cell>
          <table:table-cell office:value-type="float" office:value="5.2" calcext:value-type="float">
            <text:p>5.2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3.2" calcext:value-type="float">
            <text:p>123.2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08" calcext:value-type="float">
            <text:p>15.108</text:p>
          </table:table-cell>
          <table:table-cell office:value-type="float" office:value="4.6" calcext:value-type="float">
            <text:p>4.6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7.7" calcext:value-type="float">
            <text:p>107.7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1.214" calcext:value-type="float">
            <text:p>11.214</text:p>
          </table:table-cell>
          <table:table-cell office:value-type="float" office:value="3.7" calcext:value-type="float">
            <text:p>3.7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3.6" calcext:value-type="float">
            <text:p>143.6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0.092" calcext:value-type="float">
            <text:p>10.092</text:p>
          </table:table-cell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6.6" calcext:value-type="float">
            <text:p>136.6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" calcext:value-type="float">
            <text:p>15.01</text:p>
          </table:table-cell>
          <table:table-cell office:value-type="float" office:value="4.6" calcext:value-type="float">
            <text:p>4.6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3.4" calcext:value-type="float">
            <text:p>123.4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27" calcext:value-type="float">
            <text:p>15.027</text:p>
          </table:table-cell>
          <table:table-cell office:value-type="float" office:value="3.7" calcext:value-type="float">
            <text:p>3.7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8.4" calcext:value-type="float">
            <text:p>98.4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276" calcext:value-type="float">
            <text:p>6.276</text:p>
          </table:table-cell>
          <table:table-cell office:value-type="float" office:value="3.2" calcext:value-type="float">
            <text:p>3.2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7.3" calcext:value-type="float">
            <text:p>117.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" calcext:value-type="float">
            <text:p>15.1</text:p>
          </table:table-cell>
          <table:table-cell office:value-type="float" office:value="5.5" calcext:value-type="float">
            <text:p>5.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1.8" calcext:value-type="float">
            <text:p>141.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63" calcext:value-type="float">
            <text:p>15.063</text:p>
          </table:table-cell>
          <table:table-cell office:value-type="float" office:value="4.2" calcext:value-type="float">
            <text:p>4.2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0.5" calcext:value-type="float">
            <text:p>120.5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214" calcext:value-type="float">
            <text:p>15.214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8.9" calcext:value-type="float">
            <text:p>158.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98" calcext:value-type="float">
            <text:p>15.198</text:p>
          </table:table-cell>
          <table:table-cell office:value-type="float" office:value="5.2" calcext:value-type="float">
            <text:p>5.2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0.3" calcext:value-type="float">
            <text:p>150.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64" calcext:value-type="float">
            <text:p>15.064</text:p>
          </table:table-cell>
          <table:table-cell office:value-type="float" office:value="3.4" calcext:value-type="float">
            <text:p>3.4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2.2" calcext:value-type="float">
            <text:p>142.2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51" calcext:value-type="float">
            <text:p>15.051</text:p>
          </table:table-cell>
          <table:table-cell office:value-type="float" office:value="3.9" calcext:value-type="float">
            <text:p>3.9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2.2" calcext:value-type="float">
            <text:p>152.2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22" calcext:value-type="float">
            <text:p>15.122</text:p>
          </table:table-cell>
          <table:table-cell office:value-type="float" office:value="3.4" calcext:value-type="float">
            <text:p>3.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4.3" calcext:value-type="float">
            <text:p>124.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8" calcext:value-type="float">
            <text:p>15.168</text:p>
          </table:table-cell>
          <table:table-cell office:value-type="float" office:value="4.7" calcext:value-type="float">
            <text:p>4.7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1.1" calcext:value-type="float">
            <text:p>241.1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26" calcext:value-type="float">
            <text:p>15.52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9.1" calcext:value-type="float">
            <text:p>149.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8.166" calcext:value-type="float">
            <text:p>8.166</text:p>
          </table:table-cell>
          <table:table-cell office:value-type="float" office:value="3.2" calcext:value-type="float">
            <text:p>3.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6" calcext:value-type="float">
            <text:p>15.26</text:p>
          </table:table-cell>
          <table:table-cell office:value-type="float" office:value="2.5" calcext:value-type="float">
            <text:p>2.5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1.6" calcext:value-type="float">
            <text:p>111.6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56" calcext:value-type="float">
            <text:p>15.556</text:p>
          </table:table-cell>
          <table:table-cell office:value-type="float" office:value="5.4" calcext:value-type="float">
            <text:p>5.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311" calcext:value-type="float">
            <text:p>15.311</text:p>
          </table:table-cell>
          <table:table-cell office:value-type="float" office:value="7.3" calcext:value-type="float">
            <text:p>7.3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3.6" calcext:value-type="float">
            <text:p>213.6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1.603" calcext:value-type="float">
            <text:p>1.603</text:p>
          </table:table-cell>
          <table:table-cell office:value-type="float" office:value="5.228" calcext:value-type="float">
            <text:p>5.228</text:p>
          </table:table-cell>
          <table:table-cell office:value-type="float" office:value="3.6" calcext:value-type="float">
            <text:p>3.6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67" calcext:value-type="float">
            <text:p>15.067</text:p>
          </table:table-cell>
          <table:table-cell office:value-type="float" office:value="2.9" calcext:value-type="float">
            <text:p>2.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4.3" calcext:value-type="float">
            <text:p>134.3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1" calcext:value-type="float">
            <text:p>15.041</text:p>
          </table:table-cell>
          <table:table-cell office:value-type="float" office:value="3.6" calcext:value-type="float">
            <text:p>3.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5.7" calcext:value-type="float">
            <text:p>155.7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4" calcext:value-type="float">
            <text:p>15.074</text:p>
          </table:table-cell>
          <table:table-cell office:value-type="float" office:value="4.1" calcext:value-type="float">
            <text:p>4.1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3.4" calcext:value-type="float">
            <text:p>133.4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5.274" calcext:value-type="float">
            <text:p>15.274</text:p>
          </table:table-cell>
          <table:table-cell office:value-type="float" office:value="3.7" calcext:value-type="float">
            <text:p>3.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3.9" calcext:value-type="float">
            <text:p>133.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18" calcext:value-type="float">
            <text:p>15.318</text:p>
          </table:table-cell>
          <table:table-cell office:value-type="float" office:value="5.7" calcext:value-type="float">
            <text:p>5.7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6.1" calcext:value-type="float">
            <text:p>166.1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0.152" calcext:value-type="float">
            <text:p>10.152</text:p>
          </table:table-cell>
          <table:table-cell office:value-type="float" office:value="3.8" calcext:value-type="float">
            <text:p>3.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05" calcext:value-type="float">
            <text:p>15.005</text:p>
          </table:table-cell>
          <table:table-cell office:value-type="float" office:value="4.3" calcext:value-type="float">
            <text:p>4.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5.6" calcext:value-type="float">
            <text:p>135.6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5" calcext:value-type="float">
            <text:p>15.155</text:p>
          </table:table-cell>
          <table:table-cell office:value-type="float" office:value="5.1" calcext:value-type="float">
            <text:p>5.1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2.6" calcext:value-type="float">
            <text:p>132.6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953" calcext:value-type="float">
            <text:p>15.953</text:p>
          </table:table-cell>
          <table:table-cell office:value-type="float" office:value="5.8" calcext:value-type="float">
            <text:p>5.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0.2" calcext:value-type="float">
            <text:p>160.2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63" calcext:value-type="float">
            <text:p>0.063</text:p>
          </table:table-cell>
          <table:table-cell office:value-type="float" office:value="11.342" calcext:value-type="float">
            <text:p>11.342</text:p>
          </table:table-cell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1.3" calcext:value-type="float">
            <text:p>131.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6.435" calcext:value-type="float">
            <text:p>6.435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0.3" calcext:value-type="float">
            <text:p>150.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2" calcext:value-type="float">
            <text:p>15.42</text:p>
          </table:table-cell>
          <table:table-cell office:value-type="float" office:value="6.1" calcext:value-type="float">
            <text:p>6.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2.5" calcext:value-type="float">
            <text:p>192.5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" calcext:value-type="float">
            <text:p>15.21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4.9" calcext:value-type="float">
            <text:p>114.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049" calcext:value-type="float">
            <text:p>15.049</text:p>
          </table:table-cell>
          <table:table-cell office:value-type="float" office:value="5.1" calcext:value-type="float">
            <text:p>5.1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5.1" calcext:value-type="float">
            <text:p>165.1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3" calcext:value-type="float">
            <text:p>15.03</text:p>
          </table:table-cell>
          <table:table-cell office:value-type="float" office:value="3.4" calcext:value-type="float">
            <text:p>3.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3.7" calcext:value-type="float">
            <text:p>93.7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" calcext:value-type="float">
            <text:p>0.01</text:p>
          </table:table-cell>
          <table:table-cell office:value-type="float" office:value="15.084" calcext:value-type="float">
            <text:p>15.084</text:p>
          </table:table-cell>
          <table:table-cell office:value-type="float" office:value="3.3" calcext:value-type="float">
            <text:p>3.3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2.6" calcext:value-type="float">
            <text:p>142.6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1.112" calcext:value-type="float">
            <text:p>1.112</text:p>
          </table:table-cell>
          <table:table-cell office:value-type="float" office:value="15.416" calcext:value-type="float">
            <text:p>15.416</text:p>
          </table:table-cell>
          <table:table-cell office:value-type="float" office:value="5.7" calcext:value-type="float">
            <text:p>5.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23" calcext:value-type="float">
            <text:p>15.123</text:p>
          </table:table-cell>
          <table:table-cell office:value-type="float" office:value="6.2" calcext:value-type="float">
            <text:p>6.2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7.7" calcext:value-type="float">
            <text:p>157.7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98" calcext:value-type="float">
            <text:p>15.398</text:p>
          </table:table-cell>
          <table:table-cell office:value-type="float" office:value="5.1" calcext:value-type="float">
            <text:p>5.1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8.4" calcext:value-type="float">
            <text:p>108.4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173" calcext:value-type="float">
            <text:p>6.173</text:p>
          </table:table-cell>
          <table:table-cell office:value-type="float" office:value="2.7" calcext:value-type="float">
            <text:p>2.7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5.1" calcext:value-type="float">
            <text:p>125.1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5.925" calcext:value-type="float">
            <text:p>5.925</text:p>
          </table:table-cell>
          <table:table-cell office:value-type="float" office:value="2.6" calcext:value-type="float">
            <text:p>2.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8.8" calcext:value-type="float">
            <text:p>138.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453" calcext:value-type="float">
            <text:p>6.453</text:p>
          </table:table-cell>
          <table:table-cell office:value-type="float" office:value="2.7" calcext:value-type="float">
            <text:p>2.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.1" calcext:value-type="float">
            <text:p>147.1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29" calcext:value-type="float">
            <text:p>15.429</text:p>
          </table:table-cell>
          <table:table-cell office:value-type="float" office:value="6.1" calcext:value-type="float">
            <text:p>6.1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5.3" calcext:value-type="float">
            <text:p>155.3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AVERAGE([.F49:.F93])" office:value-type="float" office:value="23.2" calcext:value-type="float">
            <text:p>23.2</text:p>
          </table:table-cell>
          <table:table-cell table:number-columns-repeated="250"/>
        </table:table-row>
        <table:table-row table:style-name="ro1" table:number-rows-repeated="65441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UseQ-vs-MaxScore'.$A$1" table:expression="#REF!"/>
          <table:named-expression table:name="Sheet_Title" table:base-cell-address="$'UseQ-vs-MaxScore'.$A$1" table:expression="&quot;UseQ-vs-MaxScore&quot;"/>
        </table:named-expressions>
      </table:table>
      <table:table table:name="UWithQUnseen-vs-MaxScore" table:style-name="ta3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2" table:default-cell-style-name="ce1"/>
        <table:table-column table:style-name="co10" table:default-cell-style-name="ce1"/>
        <table:table-column table:style-name="co14" table:number-columns-repeated="3" table:default-cell-style-name="ce1"/>
        <table:table-column table:style-name="co10" table:number-columns-repeated="2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242" table:default-cell-style-name="ce1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min-move-time</text:p>
          </table:table-cell>
          <table:table-cell office:value-type="string" calcext:value-type="string">
            <text:p>max-move-time</text:p>
          </table:table-cell>
          <table:table-cell office:value-type="string" calcext:value-type="string">
            <text:p>avg-move-time</text:p>
          </table:table-cell>
          <table:table-cell office:value-type="string" calcext:value-type="string">
            <text:p>max-move-score</text:p>
          </table:table-cell>
          <table:table-cell office:value-type="string" calcext:value-type="string">
            <text:p>avg-move-score</text:p>
          </table:table-cell>
          <table:table-cell office:value-type="string" calcext:value-type="string">
            <text:p>avg-word-length</text:p>
          </table:table-cell>
          <table:table-cell office:value-type="string" calcext:value-type="string">
            <text:p>num-moves</text:p>
          </table:table-cell>
          <table:table-cell office:value-type="string" calcext:value-type="string">
            <text:p>game-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<text:span text:style-name="T1">t-test</text:span>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7.76" calcext:value-type="float">
            <text:p>7.76</text:p>
          </table:table-cell>
          <table:table-cell office:value-type="float" office:value="3.1" calcext:value-type="float">
            <text:p>3.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5.1" calcext:value-type="float">
            <text:p>175.1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93" calcext:value-type="float">
            <text:p>15.393</text:p>
          </table:table-cell>
          <table:table-cell office:value-type="float" office:value="5.5" calcext:value-type="float">
            <text:p>5.5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.5" calcext:value-type="float">
            <text:p>0.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06" calcext:value-type="float">
            <text:p>15.006</text:p>
          </table:table-cell>
          <table:table-cell office:value-type="float" office:value="5.8" calcext:value-type="float">
            <text:p>5.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9.3" calcext:value-type="float">
            <text:p>169.3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29" calcext:value-type="float">
            <text:p>15.329</text:p>
          </table:table-cell>
          <table:table-cell office:value-type="float" office:value="6.2" calcext:value-type="float">
            <text:p>6.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9.5" calcext:value-type="float">
            <text:p>169.5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</text:p>
          </table:table-cell>
          <table:table-cell table:formula="of:=AVERAGE([$'UWithQUnseen-vs-MaxScore'.$F$36:.$F$67])" office:value-type="float" office:value="24.84375" calcext:value-type="float">
            <text:p>24.84375</text:p>
          </table:table-cell>
          <table:table-cell table:formula="of:=AVERAGE([$'UWithQUnseen-vs-MaxScore'.$F$2:.$F$33])" office:value-type="float" office:value="23.3125" calcext:value-type="float">
            <text:p>23.312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435" calcext:value-type="float">
            <text:p>14.435</text:p>
          </table:table-cell>
          <table:table-cell office:value-type="float" office:value="5.5" calcext:value-type="float">
            <text:p>5.5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0.3" calcext:value-type="float">
            <text:p>200.3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nce</text:p>
          </table:table-cell>
          <table:table-cell table:formula="of:=VAR([$'UWithQUnseen-vs-MaxScore'.$F$36:.$F$67])" office:value-type="float" office:value="25.1038306451613" calcext:value-type="float">
            <text:p>25.1038306451613</text:p>
          </table:table-cell>
          <table:table-cell table:formula="of:=VAR([$'UWithQUnseen-vs-MaxScore'.$F$2:.$F$33])" office:value-type="float" office:value="27.8991935483871" calcext:value-type="float">
            <text:p>27.899193548387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84" calcext:value-type="float">
            <text:p>15.084</text:p>
          </table:table-cell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3.7" calcext:value-type="float">
            <text:p>163.7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UWithQUnseen-vs-MaxScore'.$F$36:.$F$67])" office:value-type="float" office:value="32" calcext:value-type="float">
            <text:p>32</text:p>
          </table:table-cell>
          <table:table-cell table:formula="of:=COUNT([$'UWithQUnseen-vs-MaxScore'.$F$2:.$F$33])" office:value-type="float" office:value="32" calcext:value-type="float">
            <text:p>3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2.319" calcext:value-type="float">
            <text:p>12.319</text:p>
          </table:table-cell>
          <table:table-cell office:value-type="float" office:value="6.7" calcext:value-type="float">
            <text:p>6.7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2.5" calcext:value-type="float">
            <text:p>192.5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UWithQUnseen-vs-MaxScore'.$F$36:.$F$67];[$'UWithQUnseen-vs-MaxScore'.$F$2:.$F$33])" office:value-type="float" office:value="0.279816570039421" calcext:value-type="float">
            <text:p>0.279816570039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431" calcext:value-type="float">
            <text:p>15.431</text:p>
          </table:table-cell>
          <table:table-cell office:value-type="float" office:value="6.3" calcext:value-type="float">
            <text:p>6.3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5.7" calcext:value-type="float">
            <text:p>175.7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UWithQUnseen-vs-MaxScore'.$F$36:.$F$67]); 1; 0) * IF(ISNUMBER([$'UWithQUnseen-vs-MaxScore'.$F$2:.$F$33]); 1; 0)); [$'UWithQUnseen-vs-MaxScore'.$F$36:.$F$67] - [$'UWithQUnseen-vs-MaxScore'.$F$2:.$F$33]; &quot;NA&quot;))" office:value-type="float" office:value="1.53125" calcext:value-type="float">
            <text:p>1.5312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2.851" calcext:value-type="float">
            <text:p>12.851</text:p>
          </table:table-cell>
          <table:table-cell office:value-type="float" office:value="5.8" calcext:value-type="float">
            <text:p>5.8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0.2" calcext:value-type="float">
            <text:p>190.2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UWithQUnseen-vs-MaxScore'.$F$36:.$F$67]); 1; 0) * IF(ISNUMBER([$'UWithQUnseen-vs-MaxScore'.$F$2:.$F$33]); 1; 0)); [$'UWithQUnseen-vs-MaxScore'.$F$36:.$F$67] - [$'UWithQUnseen-vs-MaxScore'.$F$2:.$F$33]; &quot;NA&quot;))" office:value-type="float" office:value="38.1925403225806" calcext:value-type="float">
            <text:p>38.1925403225806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1" calcext:value-type="float">
            <text:p>15.131</text:p>
          </table:table-cell>
          <table:table-cell office:value-type="float" office:value="4.2" calcext:value-type="float">
            <text:p>4.2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9.4" calcext:value-type="float">
            <text:p>149.4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UWithQUnseen-vs-MaxScore'.$F$36:.$F$67]); 1; 0) * IF(ISNUMBER([$'UWithQUnseen-vs-MaxScore'.$F$2:.$F$33]); 1; 0)) - 1" office:value-type="float" office:value="31" calcext:value-type="float">
            <text:p>3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9.545" calcext:value-type="float">
            <text:p>19.545</text:p>
          </table:table-cell>
          <table:table-cell office:value-type="float" office:value="9.6" calcext:value-type="float">
            <text:p>9.6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4.6" calcext:value-type="float">
            <text:p>224.6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Stat</text:p>
          </table:table-cell>
          <table:table-cell table:formula="of:=([$'UWithQUnseen-vs-MaxScore'.$N$9] - [$'UWithQUnseen-vs-MaxScore'.$N$3]) / ([$'UWithQUnseen-vs-MaxScore'.$N$10] / ( [$'UWithQUnseen-vs-MaxScore'.$N$11] + 1)) ^ 0.5" office:value-type="float" office:value="0.943951493229077" calcext:value-type="float">
            <text:p>0.943951493229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4" calcext:value-type="float">
            <text:p>15.164</text:p>
          </table:table-cell>
          <table:table-cell office:value-type="float" office:value="5.2" calcext:value-type="float">
            <text:p>5.2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5.6" calcext:value-type="float">
            <text:p>155.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UWithQUnseen-vs-MaxScore'.$N$12]); [$'UWithQUnseen-vs-MaxScore'.$N$11]; 1)" office:value-type="float" office:value="0.176246890929448" calcext:value-type="float">
            <text:p>0.176246890929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7" calcext:value-type="float">
            <text:p>15.147</text:p>
          </table:table-cell>
          <table:table-cell office:value-type="float" office:value="4.6" calcext:value-type="float">
            <text:p>4.6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5.5" calcext:value-type="float">
            <text:p>175.5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UWithQUnseen-vs-MaxScore'.$N$2]; [$'UWithQUnseen-vs-MaxScore'.$N$11])" office:value-type="float" office:value="1.69551878254587" calcext:value-type="float">
            <text:p>1.695518782545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1" calcext:value-type="float">
            <text:p>15.381</text:p>
          </table:table-cell>
          <table:table-cell office:value-type="float" office:value="6.4" calcext:value-type="float">
            <text:p>6.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4.8" calcext:value-type="float">
            <text:p>194.8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'UWithQUnseen-vs-MaxScore'.$N$12]); [$'UWithQUnseen-vs-MaxScore'.$N$11]; 2)" office:value-type="float" office:value="0.352493781858896" calcext:value-type="float">
            <text:p>0.352493781858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104" calcext:value-type="float">
            <text:p>15.104</text:p>
          </table:table-cell>
          <table:table-cell office:value-type="float" office:value="7.4" calcext:value-type="float">
            <text:p>7.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4.3" calcext:value-type="float">
            <text:p>184.3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'UWithQUnseen-vs-MaxScore'.$N$2]; [$'UWithQUnseen-vs-MaxScore'.$N$11])" office:value-type="float" office:value="2.03951344639641" calcext:value-type="float">
            <text:p>2.039513446396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05" calcext:value-type="float">
            <text:p>15.105</text:p>
          </table:table-cell>
          <table:table-cell office:value-type="float" office:value="4.6" calcext:value-type="float">
            <text:p>4.6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7.8" calcext:value-type="float">
            <text:p>137.8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23" calcext:value-type="float">
            <text:p>12.323</text:p>
          </table:table-cell>
          <table:table-cell office:value-type="float" office:value="5.9" calcext:value-type="float">
            <text:p>5.9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9.1" calcext:value-type="float">
            <text:p>229.1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63" calcext:value-type="float">
            <text:p>0.063</text:p>
          </table:table-cell>
          <table:table-cell office:value-type="float" office:value="15.02" calcext:value-type="float">
            <text:p>15.02</text:p>
          </table:table-cell>
          <table:table-cell office:value-type="float" office:value="4.4" calcext:value-type="float">
            <text:p>4.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.4" calcext:value-type="float">
            <text:p>180.4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8.558" calcext:value-type="float">
            <text:p>18.558</text:p>
          </table:table-cell>
          <table:table-cell office:value-type="float" office:value="6.8" calcext:value-type="float">
            <text:p>6.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6.1" calcext:value-type="float">
            <text:p>156.1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925" calcext:value-type="float">
            <text:p>14.925</text:p>
          </table:table-cell>
          <table:table-cell office:value-type="float" office:value="6.1" calcext:value-type="float">
            <text:p>6.1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9.5" calcext:value-type="float">
            <text:p>239.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71" calcext:value-type="float">
            <text:p>15.47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6.7" calcext:value-type="float">
            <text:p>216.7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9.618" calcext:value-type="float">
            <text:p>9.618</text:p>
          </table:table-cell>
          <table:table-cell office:value-type="float" office:value="5.8" calcext:value-type="float">
            <text:p>5.8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2.6" calcext:value-type="float">
            <text:p>172.6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77" calcext:value-type="float">
            <text:p>15.07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4.6" calcext:value-type="float">
            <text:p>154.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1" calcext:value-type="float">
            <text:p>15.331</text:p>
          </table:table-cell>
          <table:table-cell office:value-type="float" office:value="5.6" calcext:value-type="float">
            <text:p>5.6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4.4" calcext:value-type="float">
            <text:p>194.4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872" calcext:value-type="float">
            <text:p>15.872</text:p>
          </table:table-cell>
          <table:table-cell office:value-type="float" office:value="6.7" calcext:value-type="float">
            <text:p>6.7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9.2" calcext:value-type="float">
            <text:p>179.2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07" calcext:value-type="float">
            <text:p>15.207</text:p>
          </table:table-cell>
          <table:table-cell office:value-type="float" office:value="4.7" calcext:value-type="float">
            <text:p>4.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0.5" calcext:value-type="float">
            <text:p>150.5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88" calcext:value-type="float">
            <text:p>15.188</text:p>
          </table:table-cell>
          <table:table-cell office:value-type="float" office:value="4.9" calcext:value-type="float">
            <text:p>4.9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8" calcext:value-type="float">
            <text:p>15.218</text:p>
          </table:table-cell>
          <table:table-cell office:value-type="float" office:value="3.8" calcext:value-type="float">
            <text:p>3.8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075" calcext:value-type="float">
            <text:p>15.075</text:p>
          </table:table-cell>
          <table:table-cell office:value-type="float" office:value="6.7" calcext:value-type="float">
            <text:p>6.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0.6" calcext:value-type="float">
            <text:p>230.6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8" calcext:value-type="float">
            <text:p>0.008</text:p>
          </table:table-cell>
          <table:table-cell office:value-type="float" office:value="13.325" calcext:value-type="float">
            <text:p>13.325</text:p>
          </table:table-cell>
          <table:table-cell office:value-type="float" office:value="4.5" calcext:value-type="float">
            <text:p>4.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0.7" calcext:value-type="float">
            <text:p>160.7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1" calcext:value-type="float">
            <text:p>15.211</text:p>
          </table:table-cell>
          <table:table-cell office:value-type="float" office:value="5.4" calcext:value-type="float">
            <text:p>5.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3.1" calcext:value-type="float">
            <text:p>173.1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WithQUnsee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59" calcext:value-type="float">
            <text:p>15.359</text:p>
          </table:table-cell>
          <table:table-cell office:value-type="float" office:value="3.4" calcext:value-type="float">
            <text:p>3.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9.5" calcext:value-type="float">
            <text:p>99.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/>
          <table:table-cell table:formula="of:=AVERAGE([.B2:.B33])" office:value-type="float" office:value="0.00465625" calcext:value-type="float">
            <text:p>0.00465625</text:p>
          </table:table-cell>
          <table:table-cell table:formula="of:=AVERAGE([.C2:.C33])" office:value-type="float" office:value="14.71759375" calcext:value-type="float">
            <text:p>14.71759375</text:p>
          </table:table-cell>
          <table:table-cell table:formula="of:=AVERAGE([.D2:.D33])" office:value-type="float" office:value="5.575" calcext:value-type="float">
            <text:p>5.575</text:p>
          </table:table-cell>
          <table:table-cell table:formula="of:=AVERAGE([.E2:.E33])" office:value-type="float" office:value="52.71875" calcext:value-type="float">
            <text:p>52.71875</text:p>
          </table:table-cell>
          <table:table-cell table:formula="of:=AVERAGE([.F2:.F33])" office:value-type="float" office:value="23.3125" calcext:value-type="float">
            <text:p>23.3125</text:p>
          </table:table-cell>
          <table:table-cell table:formula="of:=AVERAGE([.G2:.G33])" office:value-type="float" office:value="4.4375" calcext:value-type="float">
            <text:p>4.4375</text:p>
          </table:table-cell>
          <table:table-cell table:formula="of:=AVERAGE([.H2:.H33])" office:value-type="float" office:value="16" calcext:value-type="float">
            <text:p>16</text:p>
          </table:table-cell>
          <table:table-cell table:formula="of:=AVERAGE([.I2:.I33])" office:value-type="float" office:value="176.853125" calcext:value-type="float">
            <text:p>176.853125</text:p>
          </table:table-cell>
          <table:table-cell table:formula="of:=AVERAGE([.J2:.J33])" office:value-type="float" office:value="374.25" calcext:value-type="float">
            <text:p>374.25</text:p>
          </table:table-cell>
          <table:table-cell table:formula="of:=AVERAGE([.K2:.K33])" office:value-type="float" office:value="0.5625" calcext:value-type="float">
            <text:p>0.5625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59" calcext:value-type="float">
            <text:p>15.559</text:p>
          </table:table-cell>
          <table:table-cell office:value-type="float" office:value="7.2" calcext:value-type="float">
            <text:p>7.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5.1" calcext:value-type="float">
            <text:p>175.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2" calcext:value-type="float">
            <text:p>15.132</text:p>
          </table:table-cell>
          <table:table-cell office:value-type="float" office:value="6.3" calcext:value-type="float">
            <text:p>6.3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58" calcext:value-type="float">
            <text:p>15.158</text:p>
          </table:table-cell>
          <table:table-cell office:value-type="float" office:value="5.5" calcext:value-type="float">
            <text:p>5.5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9.3" calcext:value-type="float">
            <text:p>169.3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05" calcext:value-type="float">
            <text:p>13.005</text:p>
          </table:table-cell>
          <table:table-cell office:value-type="float" office:value="4.7" calcext:value-type="float">
            <text:p>4.7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9.5" calcext:value-type="float">
            <text:p>169.5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7" calcext:value-type="float">
            <text:p>15.177</text:p>
          </table:table-cell>
          <table:table-cell office:value-type="float" office:value="6.7" calcext:value-type="float">
            <text:p>6.7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0.3" calcext:value-type="float">
            <text:p>200.3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4" calcext:value-type="float">
            <text:p>0.014</text:p>
          </table:table-cell>
          <table:table-cell office:value-type="float" office:value="15.051" calcext:value-type="float">
            <text:p>15.051</text:p>
          </table:table-cell>
          <table:table-cell office:value-type="float" office:value="4.8" calcext:value-type="float">
            <text:p>4.8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3.7" calcext:value-type="float">
            <text:p>163.7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73" calcext:value-type="float">
            <text:p>15.673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2.5" calcext:value-type="float">
            <text:p>192.5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7.703" calcext:value-type="float">
            <text:p>7.70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5.7" calcext:value-type="float">
            <text:p>175.7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95" calcext:value-type="float">
            <text:p>15.495</text:p>
          </table:table-cell>
          <table:table-cell office:value-type="float" office:value="6.9" calcext:value-type="float">
            <text:p>6.9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0.2" calcext:value-type="float">
            <text:p>190.2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86" calcext:value-type="float">
            <text:p>15.486</text:p>
          </table:table-cell>
          <table:table-cell office:value-type="float" office:value="5.6" calcext:value-type="float">
            <text:p>5.6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9.4" calcext:value-type="float">
            <text:p>149.4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8.172" calcext:value-type="float">
            <text:p>18.172</text:p>
          </table:table-cell>
          <table:table-cell office:value-type="float" office:value="8.4" calcext:value-type="float">
            <text:p>8.4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4.6" calcext:value-type="float">
            <text:p>224.6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316" calcext:value-type="float">
            <text:p>0.316</text:p>
          </table:table-cell>
          <table:table-cell office:value-type="float" office:value="15.428" calcext:value-type="float">
            <text:p>15.428</text:p>
          </table:table-cell>
          <table:table-cell office:value-type="float" office:value="5.6" calcext:value-type="float">
            <text:p>5.6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5.6" calcext:value-type="float">
            <text:p>155.6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7" calcext:value-type="float">
            <text:p>15.047</text:p>
          </table:table-cell>
          <table:table-cell office:value-type="float" office:value="5.7" calcext:value-type="float">
            <text:p>5.7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5.5" calcext:value-type="float">
            <text:p>175.5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809" calcext:value-type="float">
            <text:p>12.809</text:p>
          </table:table-cell>
          <table:table-cell office:value-type="float" office:value="6.1" calcext:value-type="float">
            <text:p>6.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4.8" calcext:value-type="float">
            <text:p>194.8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1.901" calcext:value-type="float">
            <text:p>11.901</text:p>
          </table:table-cell>
          <table:table-cell office:value-type="float" office:value="4.1" calcext:value-type="float">
            <text:p>4.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4.3" calcext:value-type="float">
            <text:p>184.3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305" calcext:value-type="float">
            <text:p>13.305</text:p>
          </table:table-cell>
          <table:table-cell office:value-type="float" office:value="4.6" calcext:value-type="float">
            <text:p>4.6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7.8" calcext:value-type="float">
            <text:p>137.8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62" calcext:value-type="float">
            <text:p>15.362</text:p>
          </table:table-cell>
          <table:table-cell office:value-type="float" office:value="8.4" calcext:value-type="float">
            <text:p>8.4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9.1" calcext:value-type="float">
            <text:p>229.1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75" calcext:value-type="float">
            <text:p>0.075</text:p>
          </table:table-cell>
          <table:table-cell office:value-type="float" office:value="19.633" calcext:value-type="float">
            <text:p>19.633</text:p>
          </table:table-cell>
          <table:table-cell office:value-type="float" office:value="9.9" calcext:value-type="float">
            <text:p>9.9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.4" calcext:value-type="float">
            <text:p>180.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" calcext:value-type="float">
            <text:p>15.06</text:p>
          </table:table-cell>
          <table:table-cell office:value-type="float" office:value="5.2" calcext:value-type="float">
            <text:p>5.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6.1" calcext:value-type="float">
            <text:p>156.1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86" calcext:value-type="float">
            <text:p>15.186</text:p>
          </table:table-cell>
          <table:table-cell office:value-type="float" office:value="9.2" calcext:value-type="float">
            <text:p>9.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9.5" calcext:value-type="float">
            <text:p>239.5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79" calcext:value-type="float">
            <text:p>13.779</text:p>
          </table:table-cell>
          <table:table-cell office:value-type="float" office:value="6.6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6.7" calcext:value-type="float">
            <text:p>216.7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1" calcext:value-type="float">
            <text:p>0.011</text:p>
          </table:table-cell>
          <table:table-cell office:value-type="float" office:value="15.1" calcext:value-type="float">
            <text:p>15.1</text:p>
          </table:table-cell>
          <table:table-cell office:value-type="float" office:value="6.6" calcext:value-type="float">
            <text:p>6.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2.6" calcext:value-type="float">
            <text:p>172.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198" calcext:value-type="float">
            <text:p>0.198</text:p>
          </table:table-cell>
          <table:table-cell office:value-type="float" office:value="15.286" calcext:value-type="float">
            <text:p>15.286</text:p>
          </table:table-cell>
          <table:table-cell office:value-type="float" office:value="4.8" calcext:value-type="float">
            <text:p>4.8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4.6" calcext:value-type="float">
            <text:p>154.6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1.648" calcext:value-type="float">
            <text:p>1.648</text:p>
          </table:table-cell>
          <table:table-cell office:value-type="float" office:value="15.048" calcext:value-type="float">
            <text:p>15.048</text:p>
          </table:table-cell>
          <table:table-cell office:value-type="float" office:value="7.6" calcext:value-type="float">
            <text:p>7.6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4.4" calcext:value-type="float">
            <text:p>194.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6" calcext:value-type="float">
            <text:p>0.026</text:p>
          </table:table-cell>
          <table:table-cell office:value-type="float" office:value="15.02" calcext:value-type="float">
            <text:p>15.0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9.2" calcext:value-type="float">
            <text:p>179.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0.722" calcext:value-type="float">
            <text:p>10.722</text:p>
          </table:table-cell>
          <table:table-cell office:value-type="float" office:value="4.1" calcext:value-type="float">
            <text:p>4.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0.5" calcext:value-type="float">
            <text:p>150.5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9.345" calcext:value-type="float">
            <text:p>9.345</text:p>
          </table:table-cell>
          <table:table-cell office:value-type="float" office:value="3.9" calcext:value-type="float">
            <text:p>3.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164" calcext:value-type="float">
            <text:p>15.164</text:p>
          </table:table-cell>
          <table:table-cell office:value-type="float" office:value="5.1" calcext:value-type="float">
            <text:p>5.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14" calcext:value-type="float">
            <text:p>15.314</text:p>
          </table:table-cell>
          <table:table-cell office:value-type="float" office:value="7.3" calcext:value-type="float">
            <text:p>7.3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0.6" calcext:value-type="float">
            <text:p>230.6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401" calcext:value-type="float">
            <text:p>15.401</text:p>
          </table:table-cell>
          <table:table-cell office:value-type="float" office:value="5.3" calcext:value-type="float">
            <text:p>5.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0.7" calcext:value-type="float">
            <text:p>160.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1.814" calcext:value-type="float">
            <text:p>11.814</text:p>
          </table:table-cell>
          <table:table-cell office:value-type="float" office:value="4.1" calcext:value-type="float">
            <text:p>4.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3.1" calcext:value-type="float">
            <text:p>173.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8.774" calcext:value-type="float">
            <text:p>8.774</text:p>
          </table:table-cell>
          <table:table-cell office:value-type="float" office:value="2.6" calcext:value-type="float">
            <text:p>2.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9.5" calcext:value-type="float">
            <text:p>99.5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table:number-columns-repeated="5"/>
          <table:table-cell table:formula="of:=AVERAGE([.F36:.F67])" office:value-type="float" office:value="24.84375" calcext:value-type="float">
            <text:p>24.84375</text:p>
          </table:table-cell>
          <table:table-cell/>
          <table:table-cell table:formula="of:=AVERAGE([.H36:.H67])" office:value-type="float" office:value="15.34375" calcext:value-type="float">
            <text:p>15.34375</text:p>
          </table:table-cell>
          <table:table-cell table:number-columns-repeated="2"/>
          <table:table-cell table:formula="of:=AVERAGE([.K36:.K67])" office:value-type="float" office:value="0.4375" calcext:value-type="float">
            <text:p>0.4375</text:p>
          </table:table-cell>
          <table:table-cell table:number-columns-repeated="245"/>
        </table:table-row>
        <table:table-row table:style-name="ro1" table:number-rows-repeated="65467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UWithQUnseen-vs-MaxScore'.$A$1" table:expression="#REF!"/>
          <table:named-expression table:name="Sheet_Title" table:base-cell-address="$'UWithQUnseen-vs-MaxScore'.$A$1" table:expression="&quot;UWithQUnseen-vs-MaxScore&quot;"/>
        </table:named-expressions>
      </table:table>
      <table:table table:name="SaveCommon-vs-MaxScore" table:style-name="ta4">
        <office:forms form:automatic-focus="false" form:apply-design-mode="false"/>
        <table:table-column table:style-name="co10" table:default-cell-style-name="ce1"/>
        <table:table-column table:style-name="co20" table:default-cell-style-name="ce1"/>
        <table:table-column table:style-name="co1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3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241" table:default-cell-style-name="ce1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min-move-time</text:p>
          </table:table-cell>
          <table:table-cell office:value-type="string" calcext:value-type="string">
            <text:p>max-move-time</text:p>
          </table:table-cell>
          <table:table-cell office:value-type="string" calcext:value-type="string">
            <text:p>avg-move-time</text:p>
          </table:table-cell>
          <table:table-cell office:value-type="string" calcext:value-type="string">
            <text:p>max-move-score</text:p>
          </table:table-cell>
          <table:table-cell office:value-type="string" calcext:value-type="string">
            <text:p>avg-move-score</text:p>
          </table:table-cell>
          <table:table-cell office:value-type="string" calcext:value-type="string">
            <text:p>avg-word-length</text:p>
          </table:table-cell>
          <table:table-cell office:value-type="string" calcext:value-type="string">
            <text:p>num-moves</text:p>
          </table:table-cell>
          <table:table-cell office:value-type="string" calcext:value-type="string">
            <text:p>game-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<text:span text:style-name="T1">t-test</text:span>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7" calcext:value-type="float">
            <text:p>15.117</text:p>
          </table:table-cell>
          <table:table-cell office:value-type="float" office:value="3.3" calcext:value-type="float">
            <text:p>3.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9.4" calcext:value-type="float">
            <text:p>119.4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7.89" calcext:value-type="float">
            <text:p>7.89</text:p>
          </table:table-cell>
          <table:table-cell office:value-type="float" office:value="3.4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72.9" calcext:value-type="float">
            <text:p>172.9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.5" calcext:value-type="float">
            <text:p>0.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08" calcext:value-type="float">
            <text:p>15.108</text:p>
          </table:table-cell>
          <table:table-cell office:value-type="float" office:value="4.2" calcext:value-type="float">
            <text:p>4.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1.8" calcext:value-type="float">
            <text:p>231.8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6" calcext:value-type="float">
            <text:p>15.216</text:p>
          </table:table-cell>
          <table:table-cell office:value-type="float" office:value="3.9" calcext:value-type="float">
            <text:p>3.9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5.5" calcext:value-type="float">
            <text:p>145.5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an</text:p>
          </table:table-cell>
          <table:table-cell table:formula="of:=AVERAGE([$'SaveCommon-vs-MaxScore'.$F$104:.$F$203])" office:value-type="float" office:value="23.69" calcext:value-type="float">
            <text:p>23.69</text:p>
          </table:table-cell>
          <table:table-cell table:formula="of:=AVERAGE([$'SaveCommon-vs-MaxScore'.$F$2:.$F$101])" office:value-type="float" office:value="17.68" calcext:value-type="float">
            <text:p>17.6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7" calcext:value-type="float">
            <text:p>15.117</text:p>
          </table:table-cell>
          <table:table-cell office:value-type="float" office:value="1.3" calcext:value-type="float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riance</text:p>
          </table:table-cell>
          <table:table-cell table:formula="of:=VAR([$'SaveCommon-vs-MaxScore'.$F$104:.$F$203])" office:value-type="float" office:value="18.2766666666667" calcext:value-type="float">
            <text:p>18.2766666666667</text:p>
          </table:table-cell>
          <table:table-cell table:formula="of:=VAR([$'SaveCommon-vs-MaxScore'.$F$2:.$F$101])" office:value-type="float" office:value="23.0480808080808" calcext:value-type="float">
            <text:p>23.048080808080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05" calcext:value-type="float">
            <text:p>15.005</text:p>
          </table:table-cell>
          <table:table-cell office:value-type="float" office:value="1.8" calcext:value-type="float">
            <text:p>1.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47.1" calcext:value-type="float">
            <text:p>147.1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SaveCommon-vs-MaxScore'.$F$104:.$F$203])" office:value-type="float" office:value="100" calcext:value-type="float">
            <text:p>100</text:p>
          </table:table-cell>
          <table:table-cell table:formula="of:=COUNT([$'SaveCommon-vs-MaxScore'.$F$2:.$F$101])" office:value-type="float" office:value="100" calcext:value-type="float">
            <text:p>100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44" calcext:value-type="float">
            <text:p>15.144</text:p>
          </table:table-cell>
          <table:table-cell office:value-type="float" office:value="4.5" calcext:value-type="float">
            <text:p>4.5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7" calcext:value-type="float">
            <text:p>197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SaveCommon-vs-MaxScore'.$F$104:.$F$203];[$'SaveCommon-vs-MaxScore'.$F$2:.$F$101])" office:value-type="float" office:value="0.29434604553428" calcext:value-type="float">
            <text:p>0.2943460455343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85" calcext:value-type="float">
            <text:p>15.285</text:p>
          </table:table-cell>
          <table:table-cell office:value-type="float" office:value="2.8" calcext:value-type="float">
            <text:p>2.8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8.3" calcext:value-type="float">
            <text:p>128.3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SaveCommon-vs-MaxScore'.$F$104:.$F$203]); 1; 0) * IF(ISNUMBER([$'SaveCommon-vs-MaxScore'.$F$2:.$F$101]); 1; 0)); [$'SaveCommon-vs-MaxScore'.$F$104:.$F$203] - [$'SaveCommon-vs-MaxScore'.$F$2:.$F$101]; &quot;NA&quot;))" office:value-type="float" office:value="6.01" calcext:value-type="float">
            <text:p>6.0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81" calcext:value-type="float">
            <text:p>15.281</text:p>
          </table:table-cell>
          <table:table-cell office:value-type="float" office:value="2.3" calcext:value-type="float">
            <text:p>2.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7.4" calcext:value-type="float">
            <text:p>157.4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SaveCommon-vs-MaxScore'.$F$104:.$F$203]); 1; 0) * IF(ISNUMBER([$'SaveCommon-vs-MaxScore'.$F$2:.$F$101]); 1; 0)); [$'SaveCommon-vs-MaxScore'.$F$104:.$F$203] - [$'SaveCommon-vs-MaxScore'.$F$2:.$F$101]; &quot;NA&quot;))" office:value-type="float" office:value="29.2423232323232" calcext:value-type="float">
            <text:p>29.2423232323232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1" calcext:value-type="float">
            <text:p>15.31</text:p>
          </table:table-cell>
          <table:table-cell office:value-type="float" office:value="3.6" calcext:value-type="float">
            <text:p>3.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4.3" calcext:value-type="float">
            <text:p>194.3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SaveCommon-vs-MaxScore'.$F$104:.$F$203]); 1; 0) * IF(ISNUMBER([$'SaveCommon-vs-MaxScore'.$F$2:.$F$101]); 1; 0)) - 1" office:value-type="float" office:value="99" calcext:value-type="float">
            <text:p>9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99" calcext:value-type="float">
            <text:p>15.299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87.8" calcext:value-type="float">
            <text:p>187.8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Stat</text:p>
          </table:table-cell>
          <table:table-cell table:formula="of:=([$'SaveCommon-vs-MaxScore'.$N$9] - [$'SaveCommon-vs-MaxScore'.$N$3]) / ([$'SaveCommon-vs-MaxScore'.$N$10] / ( [$'SaveCommon-vs-MaxScore'.$N$11] + 1)) ^ 0.5" office:value-type="float" office:value="10.1893308050016" calcext:value-type="float">
            <text:p>10.1893308050016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89" calcext:value-type="float">
            <text:p>15.089</text:p>
          </table:table-cell>
          <table:table-cell office:value-type="float" office:value="2.8" calcext:value-type="float">
            <text:p>2.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76.7" calcext:value-type="float">
            <text:p>176.7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SaveCommon-vs-MaxScore'.$N$12]); [$'SaveCommon-vs-MaxScore'.$N$11]; 1)" office:value-type="float" office:value="2.11395678243999E-017" calcext:value-type="float">
            <text:p>0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264" calcext:value-type="float">
            <text:p>6.264</text:p>
          </table:table-cell>
          <table:table-cell office:value-type="float" office:value="2.9" calcext:value-type="float">
            <text:p>2.9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86.8" calcext:value-type="float">
            <text:p>186.8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SaveCommon-vs-MaxScore'.$N$2]; [$'SaveCommon-vs-MaxScore'.$N$11])" office:value-type="float" office:value="1.66039115601699" calcext:value-type="float">
            <text:p>1.66039115601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" calcext:value-type="float">
            <text:p>15.21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65.8" calcext:value-type="float">
            <text:p>165.8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'SaveCommon-vs-MaxScore'.$N$12]); [$'SaveCommon-vs-MaxScore'.$N$11]; 2)" office:value-type="float" office:value="4.22791356487997E-017" calcext:value-type="float">
            <text:p>0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9.525" calcext:value-type="float">
            <text:p>19.525</text:p>
          </table:table-cell>
          <table:table-cell office:value-type="float" office:value="6.8" calcext:value-type="float">
            <text:p>6.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8.5" calcext:value-type="float">
            <text:p>218.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'SaveCommon-vs-MaxScore'.$N$2]; [$'SaveCommon-vs-MaxScore'.$N$11])" office:value-type="float" office:value="1.98421695158642" calcext:value-type="float">
            <text:p>1.984216951586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4.687" calcext:value-type="float">
            <text:p>4.687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2.6" calcext:value-type="float">
            <text:p>122.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" calcext:value-type="float">
            <text:p>15.01</text:p>
          </table:table-cell>
          <table:table-cell office:value-type="float" office:value="3.5" calcext:value-type="float">
            <text:p>3.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6.7" calcext:value-type="float">
            <text:p>136.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7.119" calcext:value-type="float">
            <text:p>7.119</text:p>
          </table:table-cell>
          <table:table-cell office:value-type="float" office:value="2.3" calcext:value-type="float">
            <text:p>2.3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38.9" calcext:value-type="float">
            <text:p>138.9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2.405" calcext:value-type="float">
            <text:p>2.405</text:p>
          </table:table-cell>
          <table:table-cell office:value-type="float" office:value="0.8" calcext:value-type="float">
            <text:p>0.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40.6" calcext:value-type="float">
            <text:p>140.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5.281" calcext:value-type="float">
            <text:p>5.281</text:p>
          </table:table-cell>
          <table:table-cell office:value-type="float" office:value="1.2" calcext:value-type="float">
            <text:p>1.2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0.2" calcext:value-type="float">
            <text:p>200.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09" calcext:value-type="float">
            <text:p>15.209</text:p>
          </table:table-cell>
          <table:table-cell office:value-type="float" office:value="2.2" calcext:value-type="float">
            <text:p>2.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49.8" calcext:value-type="float">
            <text:p>149.8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9.401" calcext:value-type="float">
            <text:p>9.4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05.6" calcext:value-type="float">
            <text:p>205.6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1" calcext:value-type="float">
            <text:p>15.191</text:p>
          </table:table-cell>
          <table:table-cell office:value-type="float" office:value="2.8" calcext:value-type="float">
            <text:p>2.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0.4" calcext:value-type="float">
            <text:p>150.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4.203" calcext:value-type="float">
            <text:p>4.20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1.2" calcext:value-type="float">
            <text:p>121.2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6.792" calcext:value-type="float">
            <text:p>6.79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76.8" calcext:value-type="float">
            <text:p>176.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965" calcext:value-type="float">
            <text:p>6.965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56.5" calcext:value-type="float">
            <text:p>156.5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" calcext:value-type="float">
            <text:p>15.5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9.6" calcext:value-type="float">
            <text:p>189.6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6" calcext:value-type="float">
            <text:p>15.066</text:p>
          </table:table-cell>
          <table:table-cell office:value-type="float" office:value="2.7" calcext:value-type="float">
            <text:p>2.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7.6" calcext:value-type="float">
            <text:p>187.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0.68" calcext:value-type="float">
            <text:p>10.68</text:p>
          </table:table-cell>
          <table:table-cell office:value-type="float" office:value="2.9" calcext:value-type="float">
            <text:p>2.9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2.2" calcext:value-type="float">
            <text:p>162.2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01" calcext:value-type="float">
            <text:p>15.401</text:p>
          </table:table-cell>
          <table:table-cell office:value-type="float" office:value="3.1" calcext:value-type="float">
            <text:p>3.1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8.1" calcext:value-type="float">
            <text:p>118.1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9" calcext:value-type="float">
            <text:p>15.039</text:p>
          </table:table-cell>
          <table:table-cell office:value-type="float" office:value="2.6" calcext:value-type="float">
            <text:p>2.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47.8" calcext:value-type="float">
            <text:p>147.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8" calcext:value-type="float">
            <text:p>15.138</text:p>
          </table:table-cell>
          <table:table-cell office:value-type="float" office:value="1.7" calcext:value-type="float">
            <text:p>1.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14.9" calcext:value-type="float">
            <text:p>114.9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7" calcext:value-type="float">
            <text:p>15.167</text:p>
          </table:table-cell>
          <table:table-cell office:value-type="float" office:value="4.4" calcext:value-type="float">
            <text:p>4.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7.4" calcext:value-type="float">
            <text:p>117.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6" calcext:value-type="float">
            <text:p>15.36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7.8" calcext:value-type="float">
            <text:p>157.8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411" calcext:value-type="float">
            <text:p>15.411</text:p>
          </table:table-cell>
          <table:table-cell office:value-type="float" office:value="3.7" calcext:value-type="float">
            <text:p>3.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13.3" calcext:value-type="float">
            <text:p>213.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6.283" calcext:value-type="float">
            <text:p>6.28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5.3" calcext:value-type="float">
            <text:p>135.3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25" calcext:value-type="float">
            <text:p>15.525</text:p>
          </table:table-cell>
          <table:table-cell office:value-type="float" office:value="3.1" calcext:value-type="float">
            <text:p>3.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53.5" calcext:value-type="float">
            <text:p>153.5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45" calcext:value-type="float">
            <text:p>15.445</text:p>
          </table:table-cell>
          <table:table-cell office:value-type="float" office:value="2.8" calcext:value-type="float">
            <text:p>2.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4.8" calcext:value-type="float">
            <text:p>184.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6" calcext:value-type="float">
            <text:p>15.056</text:p>
          </table:table-cell>
          <table:table-cell office:value-type="float" office:value="3.1" calcext:value-type="float">
            <text:p>3.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5.7" calcext:value-type="float">
            <text:p>165.7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98" calcext:value-type="float">
            <text:p>15.198</text:p>
          </table:table-cell>
          <table:table-cell office:value-type="float" office:value="2.8" calcext:value-type="float">
            <text:p>2.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6.6" calcext:value-type="float">
            <text:p>186.6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4" calcext:value-type="float">
            <text:p>15.014</text:p>
          </table:table-cell>
          <table:table-cell office:value-type="float" office:value="2.1" calcext:value-type="float">
            <text:p>2.1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39.3" calcext:value-type="float">
            <text:p>139.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4.99" calcext:value-type="float">
            <text:p>4.99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44.9" calcext:value-type="float">
            <text:p>144.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76" calcext:value-type="float">
            <text:p>15.076</text:p>
          </table:table-cell>
          <table:table-cell office:value-type="float" office:value="4.5" calcext:value-type="float">
            <text:p>4.5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78.3" calcext:value-type="float">
            <text:p>178.3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8" calcext:value-type="float">
            <text:p>15.178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24.6" calcext:value-type="float">
            <text:p>224.6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24" calcext:value-type="float">
            <text:p>15.424</text:p>
          </table:table-cell>
          <table:table-cell office:value-type="float" office:value="4.1" calcext:value-type="float">
            <text:p>4.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9" calcext:value-type="float">
            <text:p>15.169</text:p>
          </table:table-cell>
          <table:table-cell office:value-type="float" office:value="7.5" calcext:value-type="float">
            <text:p>7.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7.2" calcext:value-type="float">
            <text:p>207.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3" calcext:value-type="float">
            <text:p>15.07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6.7" calcext:value-type="float">
            <text:p>176.7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5" calcext:value-type="float">
            <text:p>15.035</text:p>
          </table:table-cell>
          <table:table-cell office:value-type="float" office:value="2.8" calcext:value-type="float">
            <text:p>2.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81.7" calcext:value-type="float">
            <text:p>181.7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4.973" calcext:value-type="float">
            <text:p>4.973</text:p>
          </table:table-cell>
          <table:table-cell office:value-type="float" office:value="1.1" calcext:value-type="float">
            <text:p>1.1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2.5" calcext:value-type="float">
            <text:p>122.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61" calcext:value-type="float">
            <text:p>15.461</text:p>
          </table:table-cell>
          <table:table-cell office:value-type="float" office:value="3.8" calcext:value-type="float">
            <text:p>3.8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8.1" calcext:value-type="float">
            <text:p>168.1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57" calcext:value-type="float">
            <text:p>15.457</text:p>
          </table:table-cell>
          <table:table-cell office:value-type="float" office:value="4.2" calcext:value-type="float">
            <text:p>4.2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9.3" calcext:value-type="float">
            <text:p>189.3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3" calcext:value-type="float">
            <text:p>15.383</text:p>
          </table:table-cell>
          <table:table-cell office:value-type="float" office:value="2.9" calcext:value-type="float">
            <text:p>2.9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0.1" calcext:value-type="float">
            <text:p>180.1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18" calcext:value-type="float">
            <text:p>0.018</text:p>
          </table:table-cell>
          <table:table-cell office:value-type="float" office:value="15.322" calcext:value-type="float">
            <text:p>15.322</text:p>
          </table:table-cell>
          <table:table-cell office:value-type="float" office:value="3.7" calcext:value-type="float">
            <text:p>3.7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7.7" calcext:value-type="float">
            <text:p>187.7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25" calcext:value-type="float">
            <text:p>15.225</text:p>
          </table:table-cell>
          <table:table-cell office:value-type="float" office:value="4.5" calcext:value-type="float">
            <text:p>4.5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1.5" calcext:value-type="float">
            <text:p>151.5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5" calcext:value-type="float">
            <text:p>15.065</text:p>
          </table:table-cell>
          <table:table-cell office:value-type="float" office:value="1.8" calcext:value-type="float">
            <text:p>1.8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6.5" calcext:value-type="float">
            <text:p>146.5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3" calcext:value-type="float">
            <text:p>15.023</text:p>
          </table:table-cell>
          <table:table-cell office:value-type="float" office:value="5.5" calcext:value-type="float">
            <text:p>5.5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6.8" calcext:value-type="float">
            <text:p>196.8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16" calcext:value-type="float">
            <text:p>15.016</text:p>
          </table:table-cell>
          <table:table-cell office:value-type="float" office:value="3.8" calcext:value-type="float">
            <text:p>3.8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3.5" calcext:value-type="float">
            <text:p>163.5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9" calcext:value-type="float">
            <text:p>15.069</text:p>
          </table:table-cell>
          <table:table-cell office:value-type="float" office:value="2.8" calcext:value-type="float">
            <text:p>2.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73.2" calcext:value-type="float">
            <text:p>173.2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9" calcext:value-type="float">
            <text:p>15.019</text:p>
          </table:table-cell>
          <table:table-cell office:value-type="float" office:value="2.7" calcext:value-type="float">
            <text:p>2.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44.2" calcext:value-type="float">
            <text:p>144.2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7.285" calcext:value-type="float">
            <text:p>7.285</text:p>
          </table:table-cell>
          <table:table-cell office:value-type="float" office:value="1.5" calcext:value-type="float">
            <text:p>1.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8.8" calcext:value-type="float">
            <text:p>158.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58" calcext:value-type="float">
            <text:p>0.058</text:p>
          </table:table-cell>
          <table:table-cell office:value-type="float" office:value="15.03" calcext:value-type="float">
            <text:p>15.03</text:p>
          </table:table-cell>
          <table:table-cell office:value-type="float" office:value="2.9" calcext:value-type="float">
            <text:p>2.9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6.4" calcext:value-type="float">
            <text:p>136.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6" calcext:value-type="float">
            <text:p>15.066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2.7" calcext:value-type="float">
            <text:p>152.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06" calcext:value-type="float">
            <text:p>15.206</text:p>
          </table:table-cell>
          <table:table-cell office:value-type="float" office:value="3.4" calcext:value-type="float">
            <text:p>3.4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93.1" calcext:value-type="float">
            <text:p>193.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9.383" calcext:value-type="float">
            <text:p>9.383</text:p>
          </table:table-cell>
          <table:table-cell office:value-type="float" office:value="2.6" calcext:value-type="float">
            <text:p>2.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7.2" calcext:value-type="float">
            <text:p>167.2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9" calcext:value-type="float">
            <text:p>15.019</text:p>
          </table:table-cell>
          <table:table-cell office:value-type="float" office:value="2.9" calcext:value-type="float">
            <text:p>2.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53.7" calcext:value-type="float">
            <text:p>153.7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21" calcext:value-type="float">
            <text:p>15.121</text:p>
          </table:table-cell>
          <table:table-cell office:value-type="float" office:value="2.3" calcext:value-type="float">
            <text:p>2.3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70.3" calcext:value-type="float">
            <text:p>170.3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38" calcext:value-type="float">
            <text:p>15.138</text:p>
          </table:table-cell>
          <table:table-cell office:value-type="float" office:value="2.6" calcext:value-type="float">
            <text:p>2.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7.2" calcext:value-type="float">
            <text:p>177.2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9" calcext:value-type="float">
            <text:p>15.049</text:p>
          </table:table-cell>
          <table:table-cell office:value-type="float" office:value="5.9" calcext:value-type="float">
            <text:p>5.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94.8" calcext:value-type="float">
            <text:p>194.8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6" calcext:value-type="float">
            <text:p>15.16</text:p>
          </table:table-cell>
          <table:table-cell office:value-type="float" office:value="5.4" calcext:value-type="float">
            <text:p>5.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6.2" calcext:value-type="float">
            <text:p>166.2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612" calcext:value-type="float">
            <text:p>6.612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55.6" calcext:value-type="float">
            <text:p>155.6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1.533" calcext:value-type="float">
            <text:p>11.533</text:p>
          </table:table-cell>
          <table:table-cell office:value-type="float" office:value="2.9" calcext:value-type="float">
            <text:p>2.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4.3" calcext:value-type="float">
            <text:p>194.3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3" calcext:value-type="float">
            <text:p>15.033</text:p>
          </table:table-cell>
          <table:table-cell office:value-type="float" office:value="4.8" calcext:value-type="float">
            <text:p>4.8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1.2" calcext:value-type="float">
            <text:p>201.2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79" calcext:value-type="float">
            <text:p>15.279</text:p>
          </table:table-cell>
          <table:table-cell office:value-type="float" office:value="5.5" calcext:value-type="float">
            <text:p>5.5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5.6" calcext:value-type="float">
            <text:p>265.6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03" calcext:value-type="float">
            <text:p>15.403</text:p>
          </table:table-cell>
          <table:table-cell office:value-type="float" office:value="5.5" calcext:value-type="float">
            <text:p>5.5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0.3" calcext:value-type="float">
            <text:p>220.3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37" calcext:value-type="float">
            <text:p>15.037</text:p>
          </table:table-cell>
          <table:table-cell office:value-type="float" office:value="2.4" calcext:value-type="float">
            <text:p>2.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7.5" calcext:value-type="float">
            <text:p>157.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6" calcext:value-type="float">
            <text:p>15.026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71.6" calcext:value-type="float">
            <text:p>171.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2" calcext:value-type="float">
            <text:p>15.012</text:p>
          </table:table-cell>
          <table:table-cell office:value-type="float" office:value="3.3" calcext:value-type="float">
            <text:p>3.3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94.1" calcext:value-type="float">
            <text:p>194.1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66" calcext:value-type="float">
            <text:p>15.166</text:p>
          </table:table-cell>
          <table:table-cell office:value-type="float" office:value="4.3" calcext:value-type="float">
            <text:p>4.3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6.4" calcext:value-type="float">
            <text:p>186.4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6" calcext:value-type="float">
            <text:p>15.386</text:p>
          </table:table-cell>
          <table:table-cell office:value-type="float" office:value="4.3" calcext:value-type="float">
            <text:p>4.3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3" calcext:value-type="float">
            <text:p>15.173</text:p>
          </table:table-cell>
          <table:table-cell office:value-type="float" office:value="4.1" calcext:value-type="float">
            <text:p>4.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4.2" calcext:value-type="float">
            <text:p>164.2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7" calcext:value-type="float">
            <text:p>15.27</text:p>
          </table:table-cell>
          <table:table-cell office:value-type="float" office:value="5.3" calcext:value-type="float">
            <text:p>5.3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3.3" calcext:value-type="float">
            <text:p>183.3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56" calcext:value-type="float">
            <text:p>15.156</text:p>
          </table:table-cell>
          <table:table-cell office:value-type="float" office:value="3.9" calcext:value-type="float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78.5" calcext:value-type="float">
            <text:p>178.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59" calcext:value-type="float">
            <text:p>0.059</text:p>
          </table:table-cell>
          <table:table-cell office:value-type="float" office:value="2.647" calcext:value-type="float">
            <text:p>2.647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26.5" calcext:value-type="float">
            <text:p>126.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24" calcext:value-type="float">
            <text:p>15.324</text:p>
          </table:table-cell>
          <table:table-cell office:value-type="float" office:value="1.8" calcext:value-type="float">
            <text:p>1.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40.8" calcext:value-type="float">
            <text:p>140.8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77" calcext:value-type="float">
            <text:p>15.377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86.3" calcext:value-type="float">
            <text:p>186.3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46" calcext:value-type="float">
            <text:p>15.046</text:p>
          </table:table-cell>
          <table:table-cell office:value-type="float" office:value="2.2" calcext:value-type="float">
            <text:p>2.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74.6" calcext:value-type="float">
            <text:p>174.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48" calcext:value-type="float">
            <text:p>15.248</text:p>
          </table:table-cell>
          <table:table-cell office:value-type="float" office:value="5.8" calcext:value-type="float">
            <text:p>5.8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1.8" calcext:value-type="float">
            <text:p>201.8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72" calcext:value-type="float">
            <text:p>15.172</text:p>
          </table:table-cell>
          <table:table-cell office:value-type="float" office:value="3.2" calcext:value-type="float">
            <text:p>3.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64.3" calcext:value-type="float">
            <text:p>164.3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5.642" calcext:value-type="float">
            <text:p>5.642</text:p>
          </table:table-cell>
          <table:table-cell office:value-type="float" office:value="1.5" calcext:value-type="float">
            <text:p>1.5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2.5" calcext:value-type="float">
            <text:p>172.5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42" calcext:value-type="float">
            <text:p>15.44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30.7" calcext:value-type="float">
            <text:p>130.7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9" calcext:value-type="float">
            <text:p>15.059</text:p>
          </table:table-cell>
          <table:table-cell office:value-type="float" office:value="4.2" calcext:value-type="float">
            <text:p>4.2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0.1" calcext:value-type="float">
            <text:p>170.1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39" calcext:value-type="float">
            <text:p>15.439</text:p>
          </table:table-cell>
          <table:table-cell office:value-type="float" office:value="2.4" calcext:value-type="float">
            <text:p>2.4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9.8" calcext:value-type="float">
            <text:p>169.8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3.86" calcext:value-type="float">
            <text:p>3.86</text:p>
          </table:table-cell>
          <table:table-cell office:value-type="float" office:value="0.8" calcext:value-type="float">
            <text:p>0.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44.7" calcext:value-type="float">
            <text:p>144.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2" calcext:value-type="float">
            <text:p>15.042</text:p>
          </table:table-cell>
          <table:table-cell office:value-type="float" office:value="2.7" calcext:value-type="float">
            <text:p>2.7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38.6" calcext:value-type="float">
            <text:p>138.6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8" calcext:value-type="float">
            <text:p>15.0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7.9" calcext:value-type="float">
            <text:p>137.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09" calcext:value-type="float">
            <text:p>15.009</text:p>
          </table:table-cell>
          <table:table-cell office:value-type="float" office:value="4.9" calcext:value-type="float">
            <text:p>4.9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6.6" calcext:value-type="float">
            <text:p>156.6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2" calcext:value-type="float">
            <text:p>15.092</text:p>
          </table:table-cell>
          <table:table-cell office:value-type="float" office:value="3.9" calcext:value-type="float">
            <text:p>3.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83" calcext:value-type="float">
            <text:p>183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4" calcext:value-type="float">
            <text:p>15.214</text:p>
          </table:table-cell>
          <table:table-cell office:value-type="float" office:value="4.9" calcext:value-type="float">
            <text:p>4.9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3.3" calcext:value-type="float">
            <text:p>153.3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53" calcext:value-type="float">
            <text:p>15.553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4.4" calcext:value-type="float">
            <text:p>134.4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aveCommon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38" calcext:value-type="float">
            <text:p>15.238</text:p>
          </table:table-cell>
          <table:table-cell office:value-type="float" office:value="3.1" calcext:value-type="float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3.9" calcext:value-type="float">
            <text:p>203.9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/>
          <table:table-cell table:formula="of:=AVERAGE([.B2:.B101])" office:value-type="float" office:value="0.00292" calcext:value-type="float">
            <text:p>0.00292</text:p>
          </table:table-cell>
          <table:table-cell table:formula="of:=AVERAGE([.C2:.C101])" office:value-type="float" office:value="13.39329" calcext:value-type="float">
            <text:p>13.39329</text:p>
          </table:table-cell>
          <table:table-cell table:formula="of:=AVERAGE([.D2:.D101])" office:value-type="float" office:value="3.186" calcext:value-type="float">
            <text:p>3.186</text:p>
          </table:table-cell>
          <table:table-cell table:formula="of:=AVERAGE([.E2:.E101])" office:value-type="float" office:value="54.58" calcext:value-type="float">
            <text:p>54.58</text:p>
          </table:table-cell>
          <table:table-cell table:formula="of:=AVERAGE([.F2:.F101])" office:value-type="float" office:value="17.68" calcext:value-type="float">
            <text:p>17.68</text:p>
          </table:table-cell>
          <table:table-cell table:formula="of:=AVERAGE([.G2:.G101])" office:value-type="float" office:value="3.61" calcext:value-type="float">
            <text:p>3.61</text:p>
          </table:table-cell>
          <table:table-cell table:formula="of:=AVERAGE([.H2:.H101])" office:value-type="float" office:value="20.48" calcext:value-type="float">
            <text:p>20.48</text:p>
          </table:table-cell>
          <table:table-cell table:formula="of:=AVERAGE([.I2:.I101])" office:value-type="float" office:value="167.397" calcext:value-type="float">
            <text:p>167.397</text:p>
          </table:table-cell>
          <table:table-cell table:formula="of:=AVERAGE([.J2:.J101])" office:value-type="float" office:value="363.57" calcext:value-type="float">
            <text:p>363.57</text:p>
          </table:table-cell>
          <table:table-cell table:formula="of:=AVERAGE([.K2:.K101])" office:value-type="float" office:value="0.3" calcext:value-type="float">
            <text:p>0.3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7" calcext:value-type="float">
            <text:p>15.017</text:p>
          </table:table-cell>
          <table:table-cell office:value-type="float" office:value="2.6" calcext:value-type="float">
            <text:p>2.6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19.4" calcext:value-type="float">
            <text:p>119.4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22" calcext:value-type="float">
            <text:p>15.022</text:p>
          </table:table-cell>
          <table:table-cell office:value-type="float" office:value="5.7" calcext:value-type="float">
            <text:p>5.7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2.9" calcext:value-type="float">
            <text:p>172.9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76" calcext:value-type="float">
            <text:p>0.076</text:p>
          </table:table-cell>
          <table:table-cell office:value-type="float" office:value="15.245" calcext:value-type="float">
            <text:p>15.24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1.8" calcext:value-type="float">
            <text:p>231.8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5" calcext:value-type="float">
            <text:p>15.015</text:p>
          </table:table-cell>
          <table:table-cell office:value-type="float" office:value="4.7" calcext:value-type="float">
            <text:p>4.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5.5" calcext:value-type="float">
            <text:p>145.5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3.729" calcext:value-type="float">
            <text:p>13.729</text:p>
          </table:table-cell>
          <table:table-cell office:value-type="float" office:value="3.6" calcext:value-type="float">
            <text:p>3.6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5.6" calcext:value-type="float">
            <text:p>105.6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93" calcext:value-type="float">
            <text:p>15.293</text:p>
          </table:table-cell>
          <table:table-cell office:value-type="float" office:value="5.5" calcext:value-type="float">
            <text:p>5.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7.1" calcext:value-type="float">
            <text:p>147.1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22" calcext:value-type="float">
            <text:p>15.222</text:p>
          </table:table-cell>
          <table:table-cell office:value-type="float" office:value="6.8" calcext:value-type="float">
            <text:p>6.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7" calcext:value-type="float">
            <text:p>197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14" calcext:value-type="float">
            <text:p>15.01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8.3" calcext:value-type="float">
            <text:p>128.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218" calcext:value-type="float">
            <text:p>16.218</text:p>
          </table:table-cell>
          <table:table-cell office:value-type="float" office:value="6.4" calcext:value-type="float">
            <text:p>6.4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7.4" calcext:value-type="float">
            <text:p>157.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14" calcext:value-type="float">
            <text:p>13.714</text:p>
          </table:table-cell>
          <table:table-cell office:value-type="float" office:value="6.8" calcext:value-type="float">
            <text:p>6.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4.3" calcext:value-type="float">
            <text:p>194.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27" calcext:value-type="float">
            <text:p>15.22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7.8" calcext:value-type="float">
            <text:p>187.8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7.21" calcext:value-type="float">
            <text:p>17.21</text:p>
          </table:table-cell>
          <table:table-cell office:value-type="float" office:value="5.5" calcext:value-type="float">
            <text:p>5.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76.7" calcext:value-type="float">
            <text:p>176.7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29" calcext:value-type="float">
            <text:p>15.629</text:p>
          </table:table-cell>
          <table:table-cell office:value-type="float" office:value="6.7" calcext:value-type="float">
            <text:p>6.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6.8" calcext:value-type="float">
            <text:p>186.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416" calcext:value-type="float">
            <text:p>16.416</text:p>
          </table:table-cell>
          <table:table-cell office:value-type="float" office:value="7.2" calcext:value-type="float">
            <text:p>7.2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65.8" calcext:value-type="float">
            <text:p>165.8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9.842" calcext:value-type="float">
            <text:p>19.84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8.5" calcext:value-type="float">
            <text:p>218.5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68" calcext:value-type="float">
            <text:p>15.168</text:p>
          </table:table-cell>
          <table:table-cell office:value-type="float" office:value="4.6" calcext:value-type="float">
            <text:p>4.6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2.6" calcext:value-type="float">
            <text:p>122.6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8" calcext:value-type="float">
            <text:p>15.058</text:p>
          </table:table-cell>
          <table:table-cell office:value-type="float" office:value="3.5" calcext:value-type="float">
            <text:p>3.5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6.7" calcext:value-type="float">
            <text:p>136.7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4" calcext:value-type="float">
            <text:p>15.064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8.9" calcext:value-type="float">
            <text:p>138.9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15" calcext:value-type="float">
            <text:p>15.415</text:p>
          </table:table-cell>
          <table:table-cell office:value-type="float" office:value="6.4" calcext:value-type="float">
            <text:p>6.4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0.6" calcext:value-type="float">
            <text:p>140.6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5" calcext:value-type="float">
            <text:p>15.035</text:p>
          </table:table-cell>
          <table:table-cell office:value-type="float" office:value="8.7" calcext:value-type="float">
            <text:p>8.7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.2" calcext:value-type="float">
            <text:p>200.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378" calcext:value-type="float">
            <text:p>14.378</text:p>
          </table:table-cell>
          <table:table-cell office:value-type="float" office:value="5.4" calcext:value-type="float">
            <text:p>5.4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9.8" calcext:value-type="float">
            <text:p>149.8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92" calcext:value-type="float">
            <text:p>15.592</text:p>
          </table:table-cell>
          <table:table-cell office:value-type="float" office:value="6.7" calcext:value-type="float">
            <text:p>6.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05.6" calcext:value-type="float">
            <text:p>205.6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1" calcext:value-type="float">
            <text:p>15.221</text:p>
          </table:table-cell>
          <table:table-cell office:value-type="float" office:value="5.2" calcext:value-type="float">
            <text:p>5.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0.4" calcext:value-type="float">
            <text:p>150.4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95" calcext:value-type="float">
            <text:p>15.595</text:p>
          </table:table-cell>
          <table:table-cell office:value-type="float" office:value="6.2" calcext:value-type="float">
            <text:p>6.2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1.2" calcext:value-type="float">
            <text:p>121.2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22" calcext:value-type="float">
            <text:p>15.322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76.8" calcext:value-type="float">
            <text:p>176.8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87" calcext:value-type="float">
            <text:p>15.387</text:p>
          </table:table-cell>
          <table:table-cell office:value-type="float" office:value="5.2" calcext:value-type="float">
            <text:p>5.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6.5" calcext:value-type="float">
            <text:p>156.5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403" calcext:value-type="float">
            <text:p>15.403</text:p>
          </table:table-cell>
          <table:table-cell office:value-type="float" office:value="5.3" calcext:value-type="float">
            <text:p>5.3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9.6" calcext:value-type="float">
            <text:p>189.6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4" calcext:value-type="float">
            <text:p>0.024</text:p>
          </table:table-cell>
          <table:table-cell office:value-type="float" office:value="15.239" calcext:value-type="float">
            <text:p>15.239</text:p>
          </table:table-cell>
          <table:table-cell office:value-type="float" office:value="6.6" calcext:value-type="float">
            <text:p>6.6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7.6" calcext:value-type="float">
            <text:p>187.6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7.667" calcext:value-type="float">
            <text:p>17.667</text:p>
          </table:table-cell>
          <table:table-cell office:value-type="float" office:value="6.4" calcext:value-type="float">
            <text:p>6.4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2.2" calcext:value-type="float">
            <text:p>162.2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77" calcext:value-type="float">
            <text:p>15.377</text:p>
          </table:table-cell>
          <table:table-cell office:value-type="float" office:value="4.9" calcext:value-type="float">
            <text:p>4.9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8.1" calcext:value-type="float">
            <text:p>118.1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309" calcext:value-type="float">
            <text:p>12.309</text:p>
          </table:table-cell>
          <table:table-cell office:value-type="float" office:value="4.3" calcext:value-type="float">
            <text:p>4.3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7.8" calcext:value-type="float">
            <text:p>147.8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81" calcext:value-type="float">
            <text:p>15.081</text:p>
          </table:table-cell>
          <table:table-cell office:value-type="float" office:value="4.1" calcext:value-type="float">
            <text:p>4.1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4.9" calcext:value-type="float">
            <text:p>114.9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973" calcext:value-type="float">
            <text:p>6.973</text:p>
          </table:table-cell>
          <table:table-cell office:value-type="float" office:value="2.2" calcext:value-type="float">
            <text:p>2.2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7.4" calcext:value-type="float">
            <text:p>117.4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34" calcext:value-type="float">
            <text:p>15.234</text:p>
          </table:table-cell>
          <table:table-cell office:value-type="float" office:value="5.2" calcext:value-type="float">
            <text:p>5.2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7.8" calcext:value-type="float">
            <text:p>157.8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1" calcext:value-type="float">
            <text:p>0.011</text:p>
          </table:table-cell>
          <table:table-cell office:value-type="float" office:value="15.183" calcext:value-type="float">
            <text:p>15.183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3.3" calcext:value-type="float">
            <text:p>213.3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09" calcext:value-type="float">
            <text:p>15.309</text:p>
          </table:table-cell>
          <table:table-cell office:value-type="float" office:value="4.5" calcext:value-type="float">
            <text:p>4.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35.3" calcext:value-type="float">
            <text:p>135.3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394" calcext:value-type="float">
            <text:p>12.394</text:p>
          </table:table-cell>
          <table:table-cell office:value-type="float" office:value="4.9" calcext:value-type="float">
            <text:p>4.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3.5" calcext:value-type="float">
            <text:p>153.5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415" calcext:value-type="float">
            <text:p>15.415</text:p>
          </table:table-cell>
          <table:table-cell office:value-type="float" office:value="7.5" calcext:value-type="float">
            <text:p>7.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4.8" calcext:value-type="float">
            <text:p>184.8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62" calcext:value-type="float">
            <text:p>15.56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5.7" calcext:value-type="float">
            <text:p>165.7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84" calcext:value-type="float">
            <text:p>15.184</text:p>
          </table:table-cell>
          <table:table-cell office:value-type="float" office:value="6.2" calcext:value-type="float">
            <text:p>6.2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6.6" calcext:value-type="float">
            <text:p>186.6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4" calcext:value-type="float">
            <text:p>15.094</text:p>
          </table:table-cell>
          <table:table-cell office:value-type="float" office:value="4.9" calcext:value-type="float">
            <text:p>4.9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9.3" calcext:value-type="float">
            <text:p>139.3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451" calcext:value-type="float">
            <text:p>15.45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4.9" calcext:value-type="float">
            <text:p>144.9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8" calcext:value-type="float">
            <text:p>15.018</text:p>
          </table:table-cell>
          <table:table-cell office:value-type="float" office:value="4.6" calcext:value-type="float">
            <text:p>4.6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8.3" calcext:value-type="float">
            <text:p>178.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2" calcext:value-type="float">
            <text:p>15.42</text:p>
          </table:table-cell>
          <table:table-cell office:value-type="float" office:value="5.8" calcext:value-type="float">
            <text:p>5.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4.6" calcext:value-type="float">
            <text:p>224.6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7.722" calcext:value-type="float">
            <text:p>17.722</text:p>
          </table:table-cell>
          <table:table-cell office:value-type="float" office:value="5.4" calcext:value-type="float">
            <text:p>5.4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1.658" calcext:value-type="float">
            <text:p>11.658</text:p>
          </table:table-cell>
          <table:table-cell office:value-type="float" office:value="4.7" calcext:value-type="float">
            <text:p>4.7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7.2" calcext:value-type="float">
            <text:p>207.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44" calcext:value-type="float">
            <text:p>15.044</text:p>
          </table:table-cell>
          <table:table-cell office:value-type="float" office:value="6.7" calcext:value-type="float">
            <text:p>6.7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6.7" calcext:value-type="float">
            <text:p>176.7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82" calcext:value-type="float">
            <text:p>15.182</text:p>
          </table:table-cell>
          <table:table-cell office:value-type="float" office:value="5.4" calcext:value-type="float">
            <text:p>5.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1.7" calcext:value-type="float">
            <text:p>181.7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237" calcext:value-type="float">
            <text:p>0.237</text:p>
          </table:table-cell>
          <table:table-cell office:value-type="float" office:value="15.518" calcext:value-type="float">
            <text:p>15.518</text:p>
          </table:table-cell>
          <table:table-cell office:value-type="float" office:value="5.9" calcext:value-type="float">
            <text:p>5.9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2.5" calcext:value-type="float">
            <text:p>122.5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164" calcext:value-type="float">
            <text:p>16.164</text:p>
          </table:table-cell>
          <table:table-cell office:value-type="float" office:value="5.6" calcext:value-type="float">
            <text:p>5.6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8.1" calcext:value-type="float">
            <text:p>168.1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84" calcext:value-type="float">
            <text:p>15.684</text:p>
          </table:table-cell>
          <table:table-cell office:value-type="float" office:value="8.1" calcext:value-type="float">
            <text:p>8.1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9.3" calcext:value-type="float">
            <text:p>189.3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45" calcext:value-type="float">
            <text:p>15.245</text:p>
          </table:table-cell>
          <table:table-cell office:value-type="float" office:value="6.8" calcext:value-type="float">
            <text:p>6.8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0.1" calcext:value-type="float">
            <text:p>180.1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38" calcext:value-type="float">
            <text:p>15.538</text:p>
          </table:table-cell>
          <table:table-cell office:value-type="float" office:value="5.9" calcext:value-type="float">
            <text:p>5.9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7.7" calcext:value-type="float">
            <text:p>187.7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4.752" calcext:value-type="float">
            <text:p>14.752</text:p>
          </table:table-cell>
          <table:table-cell office:value-type="float" office:value="5.3" calcext:value-type="float">
            <text:p>5.3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1.5" calcext:value-type="float">
            <text:p>151.5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6" calcext:value-type="float">
            <text:p>15.17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6.5" calcext:value-type="float">
            <text:p>146.5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2" calcext:value-type="float">
            <text:p>15.222</text:p>
          </table:table-cell>
          <table:table-cell office:value-type="float" office:value="8.1" calcext:value-type="float">
            <text:p>8.1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6.8" calcext:value-type="float">
            <text:p>196.8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464" calcext:value-type="float">
            <text:p>15.464</text:p>
          </table:table-cell>
          <table:table-cell office:value-type="float" office:value="7.1" calcext:value-type="float">
            <text:p>7.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3.5" calcext:value-type="float">
            <text:p>163.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737" calcext:value-type="float">
            <text:p>15.737</text:p>
          </table:table-cell>
          <table:table-cell office:value-type="float" office:value="7.1" calcext:value-type="float">
            <text:p>7.1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3.2" calcext:value-type="float">
            <text:p>173.2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07" calcext:value-type="float">
            <text:p>15.107</text:p>
          </table:table-cell>
          <table:table-cell office:value-type="float" office:value="5.2" calcext:value-type="float">
            <text:p>5.2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4.2" calcext:value-type="float">
            <text:p>144.2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689" calcext:value-type="float">
            <text:p>15.689</text:p>
          </table:table-cell>
          <table:table-cell office:value-type="float" office:value="6.8" calcext:value-type="float">
            <text:p>6.8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8.8" calcext:value-type="float">
            <text:p>158.8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" calcext:value-type="float">
            <text:p>15.01</text:p>
          </table:table-cell>
          <table:table-cell office:value-type="float" office:value="3.6" calcext:value-type="float">
            <text:p>3.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6.4" calcext:value-type="float">
            <text:p>136.4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1" calcext:value-type="float">
            <text:p>15.11</text:p>
          </table:table-cell>
          <table:table-cell office:value-type="float" office:value="5.8" calcext:value-type="float">
            <text:p>5.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2.7" calcext:value-type="float">
            <text:p>152.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482" calcext:value-type="float">
            <text:p>16.482</text:p>
          </table:table-cell>
          <table:table-cell office:value-type="float" office:value="6.8" calcext:value-type="float">
            <text:p>6.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93.1" calcext:value-type="float">
            <text:p>193.1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3" calcext:value-type="float">
            <text:p>15.053</text:p>
          </table:table-cell>
          <table:table-cell office:value-type="float" office:value="6.9" calcext:value-type="float">
            <text:p>6.9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7.2" calcext:value-type="float">
            <text:p>167.2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15" calcext:value-type="float">
            <text:p>15.315</text:p>
          </table:table-cell>
          <table:table-cell office:value-type="float" office:value="4.5" calcext:value-type="float">
            <text:p>4.5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3.7" calcext:value-type="float">
            <text:p>153.7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74" calcext:value-type="float">
            <text:p>15.274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0.3" calcext:value-type="float">
            <text:p>170.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55" calcext:value-type="float">
            <text:p>15.355</text:p>
          </table:table-cell>
          <table:table-cell office:value-type="float" office:value="6.6" calcext:value-type="float">
            <text:p>6.6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77.2" calcext:value-type="float">
            <text:p>177.2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3" calcext:value-type="float">
            <text:p>15.043</text:p>
          </table:table-cell>
          <table:table-cell office:value-type="float" office:value="4.8" calcext:value-type="float">
            <text:p>4.8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4.8" calcext:value-type="float">
            <text:p>194.8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07" calcext:value-type="float">
            <text:p>15.207</text:p>
          </table:table-cell>
          <table:table-cell office:value-type="float" office:value="5.3" calcext:value-type="float">
            <text:p>5.3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6.2" calcext:value-type="float">
            <text:p>166.2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4" calcext:value-type="float">
            <text:p>0.014</text:p>
          </table:table-cell>
          <table:table-cell office:value-type="float" office:value="16.158" calcext:value-type="float">
            <text:p>16.158</text:p>
          </table:table-cell>
          <table:table-cell office:value-type="float" office:value="8.6" calcext:value-type="float">
            <text:p>8.6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5.6" calcext:value-type="float">
            <text:p>155.6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228" calcext:value-type="float">
            <text:p>16.228</text:p>
          </table:table-cell>
          <table:table-cell office:value-type="float" office:value="6.6" calcext:value-type="float">
            <text:p>6.6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4.3" calcext:value-type="float">
            <text:p>194.3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4" calcext:value-type="float">
            <text:p>0.014</text:p>
          </table:table-cell>
          <table:table-cell office:value-type="float" office:value="16.405" calcext:value-type="float">
            <text:p>16.405</text:p>
          </table:table-cell>
          <table:table-cell office:value-type="float" office:value="7.9" calcext:value-type="float">
            <text:p>7.9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1.2" calcext:value-type="float">
            <text:p>201.2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85" calcext:value-type="float">
            <text:p>13.8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5.6" calcext:value-type="float">
            <text:p>265.6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053" calcext:value-type="float">
            <text:p>16.053</text:p>
          </table:table-cell>
          <table:table-cell office:value-type="float" office:value="8.2" calcext:value-type="float">
            <text:p>8.2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0.3" calcext:value-type="float">
            <text:p>220.3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32" calcext:value-type="float">
            <text:p>15.432</text:p>
          </table:table-cell>
          <table:table-cell office:value-type="float" office:value="5.5" calcext:value-type="float">
            <text:p>5.5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7.5" calcext:value-type="float">
            <text:p>157.5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21" calcext:value-type="float">
            <text:p>15.12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1.6" calcext:value-type="float">
            <text:p>171.6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88" calcext:value-type="float">
            <text:p>15.188</text:p>
          </table:table-cell>
          <table:table-cell office:value-type="float" office:value="7.1" calcext:value-type="float">
            <text:p>7.1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4.1" calcext:value-type="float">
            <text:p>194.1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5" calcext:value-type="float">
            <text:p>15.145</text:p>
          </table:table-cell>
          <table:table-cell office:value-type="float" office:value="5.9" calcext:value-type="float">
            <text:p>5.9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6.4" calcext:value-type="float">
            <text:p>186.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062" calcext:value-type="float">
            <text:p>16.062</text:p>
          </table:table-cell>
          <table:table-cell office:value-type="float" office:value="5.6" calcext:value-type="float">
            <text:p>5.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53" calcext:value-type="float">
            <text:p>15.453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4.2" calcext:value-type="float">
            <text:p>164.2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1.829" calcext:value-type="float">
            <text:p>11.829</text:p>
          </table:table-cell>
          <table:table-cell office:value-type="float" office:value="5.4" calcext:value-type="float">
            <text:p>5.4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3.3" calcext:value-type="float">
            <text:p>183.3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9" calcext:value-type="float">
            <text:p>15.269</text:p>
          </table:table-cell>
          <table:table-cell office:value-type="float" office:value="5.4" calcext:value-type="float">
            <text:p>5.4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8.5" calcext:value-type="float">
            <text:p>178.5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28" calcext:value-type="float">
            <text:p>15.128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26.5" calcext:value-type="float">
            <text:p>126.5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111" calcext:value-type="float">
            <text:p>0.111</text:p>
          </table:table-cell>
          <table:table-cell office:value-type="float" office:value="17.298" calcext:value-type="float">
            <text:p>17.298</text:p>
          </table:table-cell>
          <table:table-cell office:value-type="float" office:value="7.6" calcext:value-type="float">
            <text:p>7.6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40.8" calcext:value-type="float">
            <text:p>140.8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42" calcext:value-type="float">
            <text:p>0.042</text:p>
          </table:table-cell>
          <table:table-cell office:value-type="float" office:value="15.432" calcext:value-type="float">
            <text:p>15.432</text:p>
          </table:table-cell>
          <table:table-cell office:value-type="float" office:value="6.3" calcext:value-type="float">
            <text:p>6.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6.3" calcext:value-type="float">
            <text:p>186.3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72" calcext:value-type="float">
            <text:p>15.072</text:p>
          </table:table-cell>
          <table:table-cell office:value-type="float" office:value="7.7" calcext:value-type="float">
            <text:p>7.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4.6" calcext:value-type="float">
            <text:p>174.6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143" calcext:value-type="float">
            <text:p>15.143</text:p>
          </table:table-cell>
          <table:table-cell office:value-type="float" office:value="5.7" calcext:value-type="float">
            <text:p>5.7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1.8" calcext:value-type="float">
            <text:p>201.8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8" calcext:value-type="float">
            <text:p>15.18</text:p>
          </table:table-cell>
          <table:table-cell office:value-type="float" office:value="4.6" calcext:value-type="float">
            <text:p>4.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64.3" calcext:value-type="float">
            <text:p>164.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106" calcext:value-type="float">
            <text:p>0.106</text:p>
          </table:table-cell>
          <table:table-cell office:value-type="float" office:value="17.349" calcext:value-type="float">
            <text:p>17.349</text:p>
          </table:table-cell>
          <table:table-cell office:value-type="float" office:value="9.6" calcext:value-type="float">
            <text:p>9.6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2.5" calcext:value-type="float">
            <text:p>172.5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685" calcext:value-type="float">
            <text:p>6.685</text:p>
          </table:table-cell>
          <table:table-cell office:value-type="float" office:value="2.1" calcext:value-type="float">
            <text:p>2.1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0.7" calcext:value-type="float">
            <text:p>130.7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164" calcext:value-type="float">
            <text:p>14.164</text:p>
          </table:table-cell>
          <table:table-cell office:value-type="float" office:value="5.3" calcext:value-type="float">
            <text:p>5.3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0.1" calcext:value-type="float">
            <text:p>170.1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533" calcext:value-type="float">
            <text:p>15.533</text:p>
          </table:table-cell>
          <table:table-cell office:value-type="float" office:value="7.7" calcext:value-type="float">
            <text:p>7.7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9.8" calcext:value-type="float">
            <text:p>169.8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46" calcext:value-type="float">
            <text:p>15.246</text:p>
          </table:table-cell>
          <table:table-cell office:value-type="float" office:value="5.6" calcext:value-type="float">
            <text:p>5.6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4.7" calcext:value-type="float">
            <text:p>144.7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423" calcext:value-type="float">
            <text:p>0.423</text:p>
          </table:table-cell>
          <table:table-cell office:value-type="float" office:value="15.306" calcext:value-type="float">
            <text:p>15.30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8.6" calcext:value-type="float">
            <text:p>138.6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04" calcext:value-type="float">
            <text:p>15.04</text:p>
          </table:table-cell>
          <table:table-cell office:value-type="float" office:value="4.6" calcext:value-type="float">
            <text:p>4.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7.9" calcext:value-type="float">
            <text:p>137.9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1" calcext:value-type="float">
            <text:p>15.091</text:p>
          </table:table-cell>
          <table:table-cell office:value-type="float" office:value="4.4" calcext:value-type="float">
            <text:p>4.4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6.6" calcext:value-type="float">
            <text:p>156.6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53" calcext:value-type="float">
            <text:p>0.053</text:p>
          </table:table-cell>
          <table:table-cell office:value-type="float" office:value="13.492" calcext:value-type="float">
            <text:p>13.492</text:p>
          </table:table-cell>
          <table:table-cell office:value-type="float" office:value="6.3" calcext:value-type="float">
            <text:p>6.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3.447" calcext:value-type="float">
            <text:p>13.447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3.3" calcext:value-type="float">
            <text:p>153.3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59" calcext:value-type="float">
            <text:p>0.059</text:p>
          </table:table-cell>
          <table:table-cell office:value-type="float" office:value="15.79" calcext:value-type="float">
            <text:p>15.79</text:p>
          </table:table-cell>
          <table:table-cell office:value-type="float" office:value="3.7" calcext:value-type="float">
            <text:p>3.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4.4" calcext:value-type="float">
            <text:p>134.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264" calcext:value-type="float">
            <text:p>13.264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03.9" calcext:value-type="float">
            <text:p>203.9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 table:number-rows-repeated="6533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aveCommon-vs-MaxScore'.$A$1" table:expression="#REF!"/>
          <table:named-expression table:name="Sheet_Title" table:base-cell-address="$'SaveCommon-vs-MaxScore'.$A$1" table:expression="&quot;SaveCommon-vs-MaxScore&quot;"/>
        </table:named-expressions>
      </table:table>
      <table:table table:name="VowelConsonant-vs-MaxScore" table:style-name="ta5">
        <office:forms form:automatic-focus="false" form:apply-design-mode="false"/>
        <table:table-column table:style-name="co1" table:number-columns-repeated="2" table:default-cell-style-name="ce1"/>
        <table:table-column table:style-name="co29" table:default-cell-style-name="ce1"/>
        <table:table-column table:style-name="co17" table:default-cell-style-name="ce1"/>
        <table:table-column table:style-name="co1" table:number-columns-repeated="8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242" table:default-cell-style-name="ce1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min-move-time</text:p>
          </table:table-cell>
          <table:table-cell office:value-type="string" calcext:value-type="string">
            <text:p>max-move-time</text:p>
          </table:table-cell>
          <table:table-cell office:value-type="string" calcext:value-type="string">
            <text:p>avg-move-time</text:p>
          </table:table-cell>
          <table:table-cell office:value-type="string" calcext:value-type="string">
            <text:p>max-move-score</text:p>
          </table:table-cell>
          <table:table-cell office:value-type="string" calcext:value-type="string">
            <text:p>avg-move-score</text:p>
          </table:table-cell>
          <table:table-cell office:value-type="string" calcext:value-type="string">
            <text:p>avg-word-length</text:p>
          </table:table-cell>
          <table:table-cell office:value-type="string" calcext:value-type="string">
            <text:p>num-moves</text:p>
          </table:table-cell>
          <table:table-cell office:value-type="string" calcext:value-type="string">
            <text:p>game-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<text:span text:style-name="T1">t-test</text:span>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5" calcext:value-type="float">
            <text:p>15.45</text:p>
          </table:table-cell>
          <table:table-cell office:value-type="float" office:value="5.8" calcext:value-type="float">
            <text:p>5.8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1.4" calcext:value-type="float">
            <text:p>221.4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036" calcext:value-type="float">
            <text:p>15.036</text:p>
          </table:table-cell>
          <table:table-cell office:value-type="float" office:value="3.6" calcext:value-type="float">
            <text:p>3.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3.5" calcext:value-type="float">
            <text:p>163.5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.5" calcext:value-type="float">
            <text:p>0.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28" calcext:value-type="float">
            <text:p>0.028</text:p>
          </table:table-cell>
          <table:table-cell office:value-type="float" office:value="15.333" calcext:value-type="float">
            <text:p>15.333</text:p>
          </table:table-cell>
          <table:table-cell office:value-type="float" office:value="5.4" calcext:value-type="float">
            <text:p>5.4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7.2" calcext:value-type="float">
            <text:p>177.2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727" calcext:value-type="float">
            <text:p>15.727</text:p>
          </table:table-cell>
          <table:table-cell office:value-type="float" office:value="5.5" calcext:value-type="float">
            <text:p>5.5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0.1" calcext:value-type="float">
            <text:p>170.1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an</text:p>
          </table:table-cell>
          <table:table-cell table:formula="of:=AVERAGE([$'VowelConsonant-vs-MaxScore'.$F$104:.$F$203])" office:value-type="float" office:value="24.39" calcext:value-type="float">
            <text:p>24.39</text:p>
          </table:table-cell>
          <table:table-cell table:formula="of:=AVERAGE([$'VowelConsonant-vs-MaxScore'.$F$2:.$F$101])" office:value-type="float" office:value="24.39" calcext:value-type="float">
            <text:p>24.3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3" calcext:value-type="float">
            <text:p>0.03</text:p>
          </table:table-cell>
          <table:table-cell office:value-type="float" office:value="17.892" calcext:value-type="float">
            <text:p>17.892</text:p>
          </table:table-cell>
          <table:table-cell office:value-type="float" office:value="9.7" calcext:value-type="float">
            <text:p>9.7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0.9" calcext:value-type="float">
            <text:p>190.9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nce</text:p>
          </table:table-cell>
          <table:table-cell table:formula="of:=VAR([$'VowelConsonant-vs-MaxScore'.$F$104:.$F$203])" office:value-type="float" office:value="23.3312121212121" calcext:value-type="float">
            <text:p>23.3312121212121</text:p>
          </table:table-cell>
          <table:table-cell table:formula="of:=VAR([$'VowelConsonant-vs-MaxScore'.$F$2:.$F$101])" office:value-type="float" office:value="22.5029292929293" calcext:value-type="float">
            <text:p>22.502929292929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8.676" calcext:value-type="float">
            <text:p>18.676</text:p>
          </table:table-cell>
          <table:table-cell office:value-type="float" office:value="7.5" calcext:value-type="float">
            <text:p>7.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7.9" calcext:value-type="float">
            <text:p>187.9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VowelConsonant-vs-MaxScore'.$F$104:.$F$203])" office:value-type="float" office:value="100" calcext:value-type="float">
            <text:p>100</text:p>
          </table:table-cell>
          <table:table-cell table:formula="of:=COUNT([$'VowelConsonant-vs-MaxScore'.$F$2:.$F$101])" office:value-type="float" office:value="100" calcext:value-type="float">
            <text:p>100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466" calcext:value-type="float">
            <text:p>13.466</text:p>
          </table:table-cell>
          <table:table-cell office:value-type="float" office:value="4.2" calcext:value-type="float">
            <text:p>4.2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0.6" calcext:value-type="float">
            <text:p>140.6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VowelConsonant-vs-MaxScore'.$F$104:.$F$203];[$'VowelConsonant-vs-MaxScore'.$F$2:.$F$101])" office:value-type="float" office:value="0.276752160610793" calcext:value-type="float">
            <text:p>0.2767521606108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142" calcext:value-type="float">
            <text:p>15.142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4.1" calcext:value-type="float">
            <text:p>154.1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VowelConsonant-vs-MaxScore'.$F$104:.$F$203]); 1; 0) * IF(ISNUMBER([$'VowelConsonant-vs-MaxScore'.$F$2:.$F$101]); 1; 0)); [$'VowelConsonant-vs-MaxScore'.$F$104:.$F$203] - [$'VowelConsonant-vs-MaxScore'.$F$2:.$F$101]; &quot;NA&quot;))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20.465" calcext:value-type="float">
            <text:p>20.465</text:p>
          </table:table-cell>
          <table:table-cell office:value-type="float" office:value="10.5" calcext:value-type="float">
            <text:p>10.5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0.8" calcext:value-type="float">
            <text:p>240.8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VowelConsonant-vs-MaxScore'.$F$104:.$F$203]); 1; 0) * IF(ISNUMBER([$'VowelConsonant-vs-MaxScore'.$F$2:.$F$101]); 1; 0)); [$'VowelConsonant-vs-MaxScore'.$F$104:.$F$203] - [$'VowelConsonant-vs-MaxScore'.$F$2:.$F$101]; &quot;NA&quot;))" office:value-type="float" office:value="33.1515151515151" calcext:value-type="float">
            <text:p>33.151515151515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7.293" calcext:value-type="float">
            <text:p>17.293</text:p>
          </table:table-cell>
          <table:table-cell office:value-type="float" office:value="9.4" calcext:value-type="float">
            <text:p>9.4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8.5" calcext:value-type="float">
            <text:p>178.5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VowelConsonant-vs-MaxScore'.$F$104:.$F$203]); 1; 0) * IF(ISNUMBER([$'VowelConsonant-vs-MaxScore'.$F$2:.$F$101]); 1; 0)) - 1" office:value-type="float" office:value="99" calcext:value-type="float">
            <text:p>9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428" calcext:value-type="float">
            <text:p>16.428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5.9" calcext:value-type="float">
            <text:p>165.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Stat</text:p>
          </table:table-cell>
          <table:table-cell table:formula="of:=([$'VowelConsonant-vs-MaxScore'.$N$9] - [$'VowelConsonant-vs-MaxScore'.$N$3]) / ([$'VowelConsonant-vs-MaxScore'.$N$10] / ( [$'VowelConsonant-vs-MaxScore'.$N$11] + 1)) ^ 0.5" office:value-type="float" office:value="-0.868396997646252" calcext:value-type="float">
            <text:p>-0.8683969976463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7" calcext:value-type="float">
            <text:p>15.7</text:p>
          </table:table-cell>
          <table:table-cell office:value-type="float" office:value="8.2" calcext:value-type="float">
            <text:p>8.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6.1" calcext:value-type="float">
            <text:p>226.1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VowelConsonant-vs-MaxScore'.$N$12]); [$'VowelConsonant-vs-MaxScore'.$N$11]; 1)" office:value-type="float" office:value="0.193638658217585" calcext:value-type="float">
            <text:p>0.1936386582176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11" calcext:value-type="float">
            <text:p>0.011</text:p>
          </table:table-cell>
          <table:table-cell office:value-type="float" office:value="6.286" calcext:value-type="float">
            <text:p>6.286</text:p>
          </table:table-cell>
          <table:table-cell office:value-type="float" office:value="1.7" calcext:value-type="float">
            <text:p>1.7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3.8" calcext:value-type="float">
            <text:p>183.8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VowelConsonant-vs-MaxScore'.$N$2]; [$'VowelConsonant-vs-MaxScore'.$N$11])" office:value-type="float" office:value="1.66039115601699" calcext:value-type="float">
            <text:p>1.66039115601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377" calcext:value-type="float">
            <text:p>0.377</text:p>
          </table:table-cell>
          <table:table-cell office:value-type="float" office:value="15.104" calcext:value-type="float">
            <text:p>15.104</text:p>
          </table:table-cell>
          <table:table-cell office:value-type="float" office:value="6.8" calcext:value-type="float">
            <text:p>6.8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3.1" calcext:value-type="float">
            <text:p>193.1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'VowelConsonant-vs-MaxScore'.$N$12]); [$'VowelConsonant-vs-MaxScore'.$N$11]; 2)" office:value-type="float" office:value="0.38727731643517" calcext:value-type="float">
            <text:p>0.3872773164352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5" calcext:value-type="float">
            <text:p>15.55</text:p>
          </table:table-cell>
          <table:table-cell office:value-type="float" office:value="5.1" calcext:value-type="float">
            <text:p>5.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5.4" calcext:value-type="float">
            <text:p>135.4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'VowelConsonant-vs-MaxScore'.$N$2]; [$'VowelConsonant-vs-MaxScore'.$N$11])" office:value-type="float" office:value="1.98421695158642" calcext:value-type="float">
            <text:p>1.984216951586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045" calcext:value-type="float">
            <text:p>15.0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2.5" calcext:value-type="float">
            <text:p>182.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6" calcext:value-type="float">
            <text:p>15.266</text:p>
          </table:table-cell>
          <table:table-cell office:value-type="float" office:value="5.5" calcext:value-type="float">
            <text:p>5.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8.3" calcext:value-type="float">
            <text:p>158.3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11" calcext:value-type="float">
            <text:p>15.31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1.1" calcext:value-type="float">
            <text:p>131.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614" calcext:value-type="float">
            <text:p>0.614</text:p>
          </table:table-cell>
          <table:table-cell office:value-type="float" office:value="15.19" calcext:value-type="float">
            <text:p>15.19</text:p>
          </table:table-cell>
          <table:table-cell office:value-type="float" office:value="8.2" calcext:value-type="float">
            <text:p>8.2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8.5" calcext:value-type="float">
            <text:p>168.5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33" calcext:value-type="float">
            <text:p>0.33</text:p>
          </table:table-cell>
          <table:table-cell office:value-type="float" office:value="11.448" calcext:value-type="float">
            <text:p>11.448</text:p>
          </table:table-cell>
          <table:table-cell office:value-type="float" office:value="5.5" calcext:value-type="float">
            <text:p>5.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5.8" calcext:value-type="float">
            <text:p>145.8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14" calcext:value-type="float">
            <text:p>0.014</text:p>
          </table:table-cell>
          <table:table-cell office:value-type="float" office:value="15.146" calcext:value-type="float">
            <text:p>15.14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63.4" calcext:value-type="float">
            <text:p>163.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111" calcext:value-type="float">
            <text:p>15.111</text:p>
          </table:table-cell>
          <table:table-cell office:value-type="float" office:value="8.2" calcext:value-type="float">
            <text:p>8.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6" calcext:value-type="float">
            <text:p>15.016</text:p>
          </table:table-cell>
          <table:table-cell office:value-type="float" office:value="5.4" calcext:value-type="float">
            <text:p>5.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8.1" calcext:value-type="float">
            <text:p>158.1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6" calcext:value-type="float">
            <text:p>15.116</text:p>
          </table:table-cell>
          <table:table-cell office:value-type="float" office:value="6.9" calcext:value-type="float">
            <text:p>6.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6.4" calcext:value-type="float">
            <text:p>176.4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6.809" calcext:value-type="float">
            <text:p>16.809</text:p>
          </table:table-cell>
          <table:table-cell office:value-type="float" office:value="8.6" calcext:value-type="float">
            <text:p>8.6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2.6" calcext:value-type="float">
            <text:p>152.6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16" calcext:value-type="float">
            <text:p>0.016</text:p>
          </table:table-cell>
          <table:table-cell office:value-type="float" office:value="10.746" calcext:value-type="float">
            <text:p>10.746</text:p>
          </table:table-cell>
          <table:table-cell office:value-type="float" office:value="5.4" calcext:value-type="float">
            <text:p>5.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1" calcext:value-type="float">
            <text:p>15.021</text:p>
          </table:table-cell>
          <table:table-cell office:value-type="float" office:value="3.8" calcext:value-type="float">
            <text:p>3.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8.7" calcext:value-type="float">
            <text:p>158.7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21" calcext:value-type="float">
            <text:p>15.321</text:p>
          </table:table-cell>
          <table:table-cell office:value-type="float" office:value="5.2" calcext:value-type="float">
            <text:p>5.2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5.1" calcext:value-type="float">
            <text:p>185.1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3" calcext:value-type="float">
            <text:p>15.053</text:p>
          </table:table-cell>
          <table:table-cell office:value-type="float" office:value="6.2" calcext:value-type="float">
            <text:p>6.2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7.5" calcext:value-type="float">
            <text:p>137.5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47" calcext:value-type="float">
            <text:p>15.447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1.8" calcext:value-type="float">
            <text:p>201.8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52" calcext:value-type="float">
            <text:p>15.252</text:p>
          </table:table-cell>
          <table:table-cell office:value-type="float" office:value="6.4" calcext:value-type="float">
            <text:p>6.4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5.4" calcext:value-type="float">
            <text:p>185.4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4" calcext:value-type="float">
            <text:p>15.074</text:p>
          </table:table-cell>
          <table:table-cell office:value-type="float" office:value="5.2" calcext:value-type="float">
            <text:p>5.2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.7" calcext:value-type="float">
            <text:p>150.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7.438" calcext:value-type="float">
            <text:p>17.43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6.8" calcext:value-type="float">
            <text:p>186.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414" calcext:value-type="float">
            <text:p>15.414</text:p>
          </table:table-cell>
          <table:table-cell office:value-type="float" office:value="6.1" calcext:value-type="float">
            <text:p>6.1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3.9" calcext:value-type="float">
            <text:p>193.9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7.228" calcext:value-type="float">
            <text:p>17.228</text:p>
          </table:table-cell>
          <table:table-cell office:value-type="float" office:value="6.3" calcext:value-type="float">
            <text:p>6.3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0.2" calcext:value-type="float">
            <text:p>150.2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851" calcext:value-type="float">
            <text:p>0.851</text:p>
          </table:table-cell>
          <table:table-cell office:value-type="float" office:value="15.353" calcext:value-type="float">
            <text:p>15.353</text:p>
          </table:table-cell>
          <table:table-cell office:value-type="float" office:value="6.4" calcext:value-type="float">
            <text:p>6.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6.1" calcext:value-type="float">
            <text:p>226.1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48" calcext:value-type="float">
            <text:p>15.248</text:p>
          </table:table-cell>
          <table:table-cell office:value-type="float" office:value="5.1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7.4" calcext:value-type="float">
            <text:p>167.4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697" calcext:value-type="float">
            <text:p>15.697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2.4" calcext:value-type="float">
            <text:p>122.4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031" calcext:value-type="float">
            <text:p>15.031</text:p>
          </table:table-cell>
          <table:table-cell office:value-type="float" office:value="4.8" calcext:value-type="float">
            <text:p>4.8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9.9" calcext:value-type="float">
            <text:p>159.9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0.782" calcext:value-type="float">
            <text:p>10.782</text:p>
          </table:table-cell>
          <table:table-cell office:value-type="float" office:value="4.3" calcext:value-type="float">
            <text:p>4.3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5.7" calcext:value-type="float">
            <text:p>185.7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76" calcext:value-type="float">
            <text:p>15.276</text:p>
          </table:table-cell>
          <table:table-cell office:value-type="float" office:value="6.4" calcext:value-type="float">
            <text:p>6.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4.1" calcext:value-type="float">
            <text:p>174.1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618" calcext:value-type="float">
            <text:p>14.618</text:p>
          </table:table-cell>
          <table:table-cell office:value-type="float" office:value="8.3" calcext:value-type="float">
            <text:p>8.3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6.3" calcext:value-type="float">
            <text:p>206.3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42" calcext:value-type="float">
            <text:p>15.142</text:p>
          </table:table-cell>
          <table:table-cell office:value-type="float" office:value="6.3" calcext:value-type="float">
            <text:p>6.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7.9" calcext:value-type="float">
            <text:p>187.9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3" calcext:value-type="float">
            <text:p>15.013</text:p>
          </table:table-cell>
          <table:table-cell office:value-type="float" office:value="4.9" calcext:value-type="float">
            <text:p>4.9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8.8" calcext:value-type="float">
            <text:p>158.8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45" calcext:value-type="float">
            <text:p>13.45</text:p>
          </table:table-cell>
          <table:table-cell office:value-type="float" office:value="5.6" calcext:value-type="float">
            <text:p>5.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4.5" calcext:value-type="float">
            <text:p>194.5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433" calcext:value-type="float">
            <text:p>15.433</text:p>
          </table:table-cell>
          <table:table-cell office:value-type="float" office:value="6.6" calcext:value-type="float">
            <text:p>6.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8.7" calcext:value-type="float">
            <text:p>188.7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7.075" calcext:value-type="float">
            <text:p>17.075</text:p>
          </table:table-cell>
          <table:table-cell office:value-type="float" office:value="6.7" calcext:value-type="float">
            <text:p>6.7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9.4" calcext:value-type="float">
            <text:p>199.4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93" calcext:value-type="float">
            <text:p>15.093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7.3" calcext:value-type="float">
            <text:p>227.3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62" calcext:value-type="float">
            <text:p>15.462</text:p>
          </table:table-cell>
          <table:table-cell office:value-type="float" office:value="5.2" calcext:value-type="float">
            <text:p>5.2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67.4" calcext:value-type="float">
            <text:p>167.4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06" calcext:value-type="float">
            <text:p>15.006</text:p>
          </table:table-cell>
          <table:table-cell office:value-type="float" office:value="5.8" calcext:value-type="float">
            <text:p>5.8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8.5" calcext:value-type="float">
            <text:p>198.5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4.173" calcext:value-type="float">
            <text:p>14.17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7.2" calcext:value-type="float">
            <text:p>187.2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23" calcext:value-type="float">
            <text:p>15.323</text:p>
          </table:table-cell>
          <table:table-cell office:value-type="float" office:value="5.8" calcext:value-type="float">
            <text:p>5.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3.3" calcext:value-type="float">
            <text:p>163.3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3" calcext:value-type="float">
            <text:p>15.013</text:p>
          </table:table-cell>
          <table:table-cell office:value-type="float" office:value="4.8" calcext:value-type="float">
            <text:p>4.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6" calcext:value-type="float">
            <text:p>15.14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9.2" calcext:value-type="float">
            <text:p>179.2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854" calcext:value-type="float">
            <text:p>12.854</text:p>
          </table:table-cell>
          <table:table-cell office:value-type="float" office:value="6.8" calcext:value-type="float">
            <text:p>6.8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3.6" calcext:value-type="float">
            <text:p>183.6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86" calcext:value-type="float">
            <text:p>15.08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6.3" calcext:value-type="float">
            <text:p>226.3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6" calcext:value-type="float">
            <text:p>15.166</text:p>
          </table:table-cell>
          <table:table-cell office:value-type="float" office:value="8.7" calcext:value-type="float">
            <text:p>8.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9.2" calcext:value-type="float">
            <text:p>189.2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9" calcext:value-type="float">
            <text:p>0.009</text:p>
          </table:table-cell>
          <table:table-cell office:value-type="float" office:value="15.008" calcext:value-type="float">
            <text:p>15.008</text:p>
          </table:table-cell>
          <table:table-cell office:value-type="float" office:value="3.1" calcext:value-type="float">
            <text:p>3.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2.5" calcext:value-type="float">
            <text:p>172.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" calcext:value-type="float">
            <text:p>15.01</text:p>
          </table:table-cell>
          <table:table-cell office:value-type="float" office:value="4.5" calcext:value-type="float">
            <text:p>4.5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8.5" calcext:value-type="float">
            <text:p>138.5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46" calcext:value-type="float">
            <text:p>15.346</text:p>
          </table:table-cell>
          <table:table-cell office:value-type="float" office:value="5.7" calcext:value-type="float">
            <text:p>5.7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0.3" calcext:value-type="float">
            <text:p>170.3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571" calcext:value-type="float">
            <text:p>16.571</text:p>
          </table:table-cell>
          <table:table-cell office:value-type="float" office:value="7.1" calcext:value-type="float">
            <text:p>7.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4" calcext:value-type="float">
            <text:p>184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8.501" calcext:value-type="float">
            <text:p>8.501</text:p>
          </table:table-cell>
          <table:table-cell office:value-type="float" office:value="3.5" calcext:value-type="float">
            <text:p>3.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8.8" calcext:value-type="float">
            <text:p>188.8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74" calcext:value-type="float">
            <text:p>15.574</text:p>
          </table:table-cell>
          <table:table-cell office:value-type="float" office:value="7.7" calcext:value-type="float">
            <text:p>7.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7.5" calcext:value-type="float">
            <text:p>177.5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41" calcext:value-type="float">
            <text:p>15.441</text:p>
          </table:table-cell>
          <table:table-cell office:value-type="float" office:value="7.1" calcext:value-type="float">
            <text:p>7.1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6.9" calcext:value-type="float">
            <text:p>196.9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169" calcext:value-type="float">
            <text:p>0.169</text:p>
          </table:table-cell>
          <table:table-cell office:value-type="float" office:value="15.591" calcext:value-type="float">
            <text:p>15.591</text:p>
          </table:table-cell>
          <table:table-cell office:value-type="float" office:value="7.9" calcext:value-type="float">
            <text:p>7.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5.5" calcext:value-type="float">
            <text:p>235.5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75" calcext:value-type="float">
            <text:p>12.375</text:p>
          </table:table-cell>
          <table:table-cell office:value-type="float" office:value="5.4" calcext:value-type="float">
            <text:p>5.4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7.4" calcext:value-type="float">
            <text:p>217.4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01" calcext:value-type="float">
            <text:p>15.101</text:p>
          </table:table-cell>
          <table:table-cell office:value-type="float" office:value="3.6" calcext:value-type="float">
            <text:p>3.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1.1" calcext:value-type="float">
            <text:p>171.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69" calcext:value-type="float">
            <text:p>15.369</text:p>
          </table:table-cell>
          <table:table-cell office:value-type="float" office:value="5.1" calcext:value-type="float">
            <text:p>5.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7.6" calcext:value-type="float">
            <text:p>137.6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9" calcext:value-type="float">
            <text:p>15.169</text:p>
          </table:table-cell>
          <table:table-cell office:value-type="float" office:value="4.1" calcext:value-type="float">
            <text:p>4.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5.8" calcext:value-type="float">
            <text:p>185.8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31" calcext:value-type="float">
            <text:p>15.031</text:p>
          </table:table-cell>
          <table:table-cell office:value-type="float" office:value="5.3" calcext:value-type="float">
            <text:p>5.3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7.322" calcext:value-type="float">
            <text:p>17.322</text:p>
          </table:table-cell>
          <table:table-cell office:value-type="float" office:value="5.7" calcext:value-type="float">
            <text:p>5.7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8.3" calcext:value-type="float">
            <text:p>188.3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984" calcext:value-type="float">
            <text:p>15.984</text:p>
          </table:table-cell>
          <table:table-cell office:value-type="float" office:value="6.7" calcext:value-type="float">
            <text:p>6.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0.7" calcext:value-type="float">
            <text:p>160.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4" calcext:value-type="float">
            <text:p>15.34</text:p>
          </table:table-cell>
          <table:table-cell office:value-type="float" office:value="5.1" calcext:value-type="float">
            <text:p>5.1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4.6" calcext:value-type="float">
            <text:p>164.6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242" calcext:value-type="float">
            <text:p>15.242</text:p>
          </table:table-cell>
          <table:table-cell office:value-type="float" office:value="6.2" calcext:value-type="float">
            <text:p>6.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2.7" calcext:value-type="float">
            <text:p>192.7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6.264" calcext:value-type="float">
            <text:p>16.264</text:p>
          </table:table-cell>
          <table:table-cell office:value-type="float" office:value="7.7" calcext:value-type="float">
            <text:p>7.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2.2" calcext:value-type="float">
            <text:p>222.2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532" calcext:value-type="float">
            <text:p>0.532</text:p>
          </table:table-cell>
          <table:table-cell office:value-type="float" office:value="15.308" calcext:value-type="float">
            <text:p>15.308</text:p>
          </table:table-cell>
          <table:table-cell office:value-type="float" office:value="5.3" calcext:value-type="float">
            <text:p>5.3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4.9" calcext:value-type="float">
            <text:p>124.9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93" calcext:value-type="float">
            <text:p>15.693</text:p>
          </table:table-cell>
          <table:table-cell office:value-type="float" office:value="5.2" calcext:value-type="float">
            <text:p>5.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8.6" calcext:value-type="float">
            <text:p>178.6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543" calcext:value-type="float">
            <text:p>15.54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4.6" calcext:value-type="float">
            <text:p>174.6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395" calcext:value-type="float">
            <text:p>15.395</text:p>
          </table:table-cell>
          <table:table-cell office:value-type="float" office:value="5.7" calcext:value-type="float">
            <text:p>5.7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7.4" calcext:value-type="float">
            <text:p>137.4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14" calcext:value-type="float">
            <text:p>15.514</text:p>
          </table:table-cell>
          <table:table-cell office:value-type="float" office:value="6.1" calcext:value-type="float">
            <text:p>6.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4.8" calcext:value-type="float">
            <text:p>184.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378" calcext:value-type="float">
            <text:p>0.378</text:p>
          </table:table-cell>
          <table:table-cell office:value-type="float" office:value="15.498" calcext:value-type="float">
            <text:p>15.498</text:p>
          </table:table-cell>
          <table:table-cell office:value-type="float" office:value="8.5" calcext:value-type="float">
            <text:p>8.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8.9" calcext:value-type="float">
            <text:p>198.9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4" calcext:value-type="float">
            <text:p>15.014</text:p>
          </table:table-cell>
          <table:table-cell office:value-type="float" office:value="6.3" calcext:value-type="float">
            <text:p>6.3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3.4" calcext:value-type="float">
            <text:p>183.4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1" calcext:value-type="float">
            <text:p>15.171</text:p>
          </table:table-cell>
          <table:table-cell office:value-type="float" office:value="4.9" calcext:value-type="float">
            <text:p>4.9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9.8" calcext:value-type="float">
            <text:p>169.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34" calcext:value-type="float">
            <text:p>15.234</text:p>
          </table:table-cell>
          <table:table-cell office:value-type="float" office:value="5.4" calcext:value-type="float">
            <text:p>5.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7" calcext:value-type="float">
            <text:p>15.27</text:p>
          </table:table-cell>
          <table:table-cell office:value-type="float" office:value="6.6" calcext:value-type="float">
            <text:p>6.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96.6" calcext:value-type="float">
            <text:p>196.6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25" calcext:value-type="float">
            <text:p>15.225</text:p>
          </table:table-cell>
          <table:table-cell office:value-type="float" office:value="4.6" calcext:value-type="float">
            <text:p>4.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1" calcext:value-type="float">
            <text:p>0.01</text:p>
          </table:table-cell>
          <table:table-cell office:value-type="float" office:value="15.032" calcext:value-type="float">
            <text:p>15.032</text:p>
          </table:table-cell>
          <table:table-cell office:value-type="float" office:value="5.1" calcext:value-type="float">
            <text:p>5.1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189" calcext:value-type="float">
            <text:p>15.189</text:p>
          </table:table-cell>
          <table:table-cell office:value-type="float" office:value="5.3" calcext:value-type="float">
            <text:p>5.3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3.7" calcext:value-type="float">
            <text:p>163.7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85" calcext:value-type="float">
            <text:p>15.185</text:p>
          </table:table-cell>
          <table:table-cell office:value-type="float" office:value="5.3" calcext:value-type="float">
            <text:p>5.3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9.7" calcext:value-type="float">
            <text:p>129.7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29" calcext:value-type="float">
            <text:p>0.029</text:p>
          </table:table-cell>
          <table:table-cell office:value-type="float" office:value="5.455" calcext:value-type="float">
            <text:p>5.455</text:p>
          </table:table-cell>
          <table:table-cell office:value-type="float" office:value="2.2" calcext:value-type="float">
            <text:p>2.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5.1" calcext:value-type="float">
            <text:p>145.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7.812" calcext:value-type="float">
            <text:p>17.812</text:p>
          </table:table-cell>
          <table:table-cell office:value-type="float" office:value="7.3" calcext:value-type="float">
            <text:p>7.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5.2" calcext:value-type="float">
            <text:p>205.2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3.773" calcext:value-type="float">
            <text:p>13.773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8.9" calcext:value-type="float">
            <text:p>218.9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1" calcext:value-type="float">
            <text:p>15.031</text:p>
          </table:table-cell>
          <table:table-cell office:value-type="float" office:value="4.6" calcext:value-type="float">
            <text:p>4.6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0.6" calcext:value-type="float">
            <text:p>170.6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11" calcext:value-type="float">
            <text:p>0.011</text:p>
          </table:table-cell>
          <table:table-cell office:value-type="float" office:value="15.341" calcext:value-type="float">
            <text:p>15.341</text:p>
          </table:table-cell>
          <table:table-cell office:value-type="float" office:value="3.9" calcext:value-type="float">
            <text:p>3.9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171" calcext:value-type="float">
            <text:p>0.171</text:p>
          </table:table-cell>
          <table:table-cell office:value-type="float" office:value="11.949" calcext:value-type="float">
            <text:p>11.949</text:p>
          </table:table-cell>
          <table:table-cell office:value-type="float" office:value="4.8" calcext:value-type="float">
            <text:p>4.8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0.1" calcext:value-type="float">
            <text:p>140.1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2" calcext:value-type="float">
            <text:p>15.332</text:p>
          </table:table-cell>
          <table:table-cell office:value-type="float" office:value="3.7" calcext:value-type="float">
            <text:p>3.7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8.7" calcext:value-type="float">
            <text:p>128.7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5" calcext:value-type="float">
            <text:p>15.15</text:p>
          </table:table-cell>
          <table:table-cell office:value-type="float" office:value="5.6" calcext:value-type="float">
            <text:p>5.6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0.4" calcext:value-type="float">
            <text:p>140.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3" calcext:value-type="float">
            <text:p>15.04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8.3" calcext:value-type="float">
            <text:p>148.3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41" calcext:value-type="float">
            <text:p>15.141</text:p>
          </table:table-cell>
          <table:table-cell office:value-type="float" office:value="5.4" calcext:value-type="float">
            <text:p>5.4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6.3" calcext:value-type="float">
            <text:p>146.3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owelConsonant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87" calcext:value-type="float">
            <text:p>15.087</text:p>
          </table:table-cell>
          <table:table-cell office:value-type="float" office:value="5.5" calcext:value-type="float">
            <text:p>5.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4.1" calcext:value-type="float">
            <text:p>134.1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/>
          <table:table-cell table:formula="of:=AVERAGE([.B2:.B101])" office:value-type="float" office:value="0.03783" calcext:value-type="float">
            <text:p>0.03783</text:p>
          </table:table-cell>
          <table:table-cell table:formula="of:=AVERAGE([.C2:.C101])" office:value-type="float" office:value="15.01064" calcext:value-type="float">
            <text:p>15.01064</text:p>
          </table:table-cell>
          <table:table-cell table:formula="of:=AVERAGE([.D2:.D101])" office:value-type="float" office:value="5.792" calcext:value-type="float">
            <text:p>5.792</text:p>
          </table:table-cell>
          <table:table-cell table:formula="of:=AVERAGE([.E2:.E101])" office:value-type="float" office:value="54.58" calcext:value-type="float">
            <text:p>54.58</text:p>
          </table:table-cell>
          <table:table-cell table:formula="of:=AVERAGE([.F2:.F101])" office:value-type="float" office:value="24.39" calcext:value-type="float">
            <text:p>24.39</text:p>
          </table:table-cell>
          <table:table-cell table:formula="of:=AVERAGE([.G2:.G101])" office:value-type="float" office:value="4.71" calcext:value-type="float">
            <text:p>4.71</text:p>
          </table:table-cell>
          <table:table-cell table:formula="of:=AVERAGE([.H2:.H101])" office:value-type="float" office:value="15.41" calcext:value-type="float">
            <text:p>15.41</text:p>
          </table:table-cell>
          <table:table-cell table:formula="of:=AVERAGE([.I2:.I101])" office:value-type="float" office:value="175.428" calcext:value-type="float">
            <text:p>175.428</text:p>
          </table:table-cell>
          <table:table-cell table:formula="of:=AVERAGE([.J2:.J101])" office:value-type="float" office:value="379.01" calcext:value-type="float">
            <text:p>379.01</text:p>
          </table:table-cell>
          <table:table-cell table:formula="of:=AVERAGE([.K2:.K101])" office:value-type="float" office:value="0.56" calcext:value-type="float">
            <text:p>0.5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6.081" calcext:value-type="float">
            <text:p>16.081</text:p>
          </table:table-cell>
          <table:table-cell office:value-type="float" office:value="8.4" calcext:value-type="float">
            <text:p>8.4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1.4" calcext:value-type="float">
            <text:p>221.4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71" calcext:value-type="float">
            <text:p>15.071</text:p>
          </table:table-cell>
          <table:table-cell office:value-type="float" office:value="5.8" calcext:value-type="float">
            <text:p>5.8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3.5" calcext:value-type="float">
            <text:p>163.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4" calcext:value-type="float">
            <text:p>0.024</text:p>
          </table:table-cell>
          <table:table-cell office:value-type="float" office:value="15.23" calcext:value-type="float">
            <text:p>15.23</text:p>
          </table:table-cell>
          <table:table-cell office:value-type="float" office:value="6.7" calcext:value-type="float">
            <text:p>6.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7.2" calcext:value-type="float">
            <text:p>177.2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593" calcext:value-type="float">
            <text:p>12.593</text:p>
          </table:table-cell>
          <table:table-cell office:value-type="float" office:value="4.4" calcext:value-type="float">
            <text:p>4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0.1" calcext:value-type="float">
            <text:p>170.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9.734" calcext:value-type="float">
            <text:p>9.734</text:p>
          </table:table-cell>
          <table:table-cell office:value-type="float" office:value="3.9" calcext:value-type="float">
            <text:p>3.9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0.9" calcext:value-type="float">
            <text:p>190.9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25" calcext:value-type="float">
            <text:p>15.225</text:p>
          </table:table-cell>
          <table:table-cell office:value-type="float" office:value="4.5" calcext:value-type="float">
            <text:p>4.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7.9" calcext:value-type="float">
            <text:p>187.9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44" calcext:value-type="float">
            <text:p>15.344</text:p>
          </table:table-cell>
          <table:table-cell office:value-type="float" office:value="5.5" calcext:value-type="float">
            <text:p>5.5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0.6" calcext:value-type="float">
            <text:p>140.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218" calcext:value-type="float">
            <text:p>15.218</text:p>
          </table:table-cell>
          <table:table-cell office:value-type="float" office:value="4.2" calcext:value-type="float">
            <text:p>4.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4.1" calcext:value-type="float">
            <text:p>154.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20.177" calcext:value-type="float">
            <text:p>20.177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0.8" calcext:value-type="float">
            <text:p>240.8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0.667" calcext:value-type="float">
            <text:p>10.667</text:p>
          </table:table-cell>
          <table:table-cell office:value-type="float" office:value="4.7" calcext:value-type="float">
            <text:p>4.7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8.5" calcext:value-type="float">
            <text:p>178.5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9.757" calcext:value-type="float">
            <text:p>9.757</text:p>
          </table:table-cell>
          <table:table-cell office:value-type="float" office:value="4.3" calcext:value-type="float">
            <text:p>4.3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5.9" calcext:value-type="float">
            <text:p>165.9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20.25" calcext:value-type="float">
            <text:p>20.25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6.1" calcext:value-type="float">
            <text:p>226.1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6" calcext:value-type="float">
            <text:p>0.016</text:p>
          </table:table-cell>
          <table:table-cell office:value-type="float" office:value="16.039" calcext:value-type="float">
            <text:p>16.03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3.8" calcext:value-type="float">
            <text:p>183.8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5" calcext:value-type="float">
            <text:p>15.15</text:p>
          </table:table-cell>
          <table:table-cell office:value-type="float" office:value="4.2" calcext:value-type="float">
            <text:p>4.2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3.1" calcext:value-type="float">
            <text:p>193.1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2.688" calcext:value-type="float">
            <text:p>12.688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5.4" calcext:value-type="float">
            <text:p>135.4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6.248" calcext:value-type="float">
            <text:p>16.248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2.5" calcext:value-type="float">
            <text:p>182.5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56" calcext:value-type="float">
            <text:p>15.056</text:p>
          </table:table-cell>
          <table:table-cell office:value-type="float" office:value="5.1" calcext:value-type="float">
            <text:p>5.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8.3" calcext:value-type="float">
            <text:p>158.3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1.357" calcext:value-type="float">
            <text:p>1.357</text:p>
          </table:table-cell>
          <table:table-cell office:value-type="float" office:value="15.027" calcext:value-type="float">
            <text:p>15.027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1.1" calcext:value-type="float">
            <text:p>131.1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932" calcext:value-type="float">
            <text:p>16.932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8.5" calcext:value-type="float">
            <text:p>168.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37" calcext:value-type="float">
            <text:p>15.037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5.8" calcext:value-type="float">
            <text:p>145.8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5" calcext:value-type="float">
            <text:p>15.155</text:p>
          </table:table-cell>
          <table:table-cell office:value-type="float" office:value="3.9" calcext:value-type="float">
            <text:p>3.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3.4" calcext:value-type="float">
            <text:p>163.4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7.463" calcext:value-type="float">
            <text:p>7.463</text:p>
          </table:table-cell>
          <table:table-cell office:value-type="float" office:value="3.7" calcext:value-type="float">
            <text:p>3.7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68" calcext:value-type="float">
            <text:p>15.468</text:p>
          </table:table-cell>
          <table:table-cell office:value-type="float" office:value="4.5" calcext:value-type="float">
            <text:p>4.5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8.1" calcext:value-type="float">
            <text:p>158.1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6.095" calcext:value-type="float">
            <text:p>16.095</text:p>
          </table:table-cell>
          <table:table-cell office:value-type="float" office:value="4.9" calcext:value-type="float">
            <text:p>4.9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6.4" calcext:value-type="float">
            <text:p>176.4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08" calcext:value-type="float">
            <text:p>15.20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2.6" calcext:value-type="float">
            <text:p>152.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9" calcext:value-type="float">
            <text:p>15.339</text:p>
          </table:table-cell>
          <table:table-cell office:value-type="float" office:value="9.2" calcext:value-type="float">
            <text:p>9.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5" calcext:value-type="float">
            <text:p>0.015</text:p>
          </table:table-cell>
          <table:table-cell office:value-type="float" office:value="15.4" calcext:value-type="float">
            <text:p>15.4</text:p>
          </table:table-cell>
          <table:table-cell office:value-type="float" office:value="8.8" calcext:value-type="float">
            <text:p>8.8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8.7" calcext:value-type="float">
            <text:p>158.7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75" calcext:value-type="float">
            <text:p>15.17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5.1" calcext:value-type="float">
            <text:p>185.1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221" calcext:value-type="float">
            <text:p>13.221</text:p>
          </table:table-cell>
          <table:table-cell office:value-type="float" office:value="2.6" calcext:value-type="float">
            <text:p>2.6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7.5" calcext:value-type="float">
            <text:p>137.5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809" calcext:value-type="float">
            <text:p>15.809</text:p>
          </table:table-cell>
          <table:table-cell office:value-type="float" office:value="8.4" calcext:value-type="float">
            <text:p>8.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1.8" calcext:value-type="float">
            <text:p>201.8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497" calcext:value-type="float">
            <text:p>15.49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5.4" calcext:value-type="float">
            <text:p>185.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59" calcext:value-type="float">
            <text:p>15.259</text:p>
          </table:table-cell>
          <table:table-cell office:value-type="float" office:value="5.2" calcext:value-type="float">
            <text:p>5.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0.7" calcext:value-type="float">
            <text:p>150.7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305" calcext:value-type="float">
            <text:p>16.305</text:p>
          </table:table-cell>
          <table:table-cell office:value-type="float" office:value="4.8" calcext:value-type="float">
            <text:p>4.8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6.8" calcext:value-type="float">
            <text:p>186.8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398" calcext:value-type="float">
            <text:p>15.398</text:p>
          </table:table-cell>
          <table:table-cell office:value-type="float" office:value="7.3" calcext:value-type="float">
            <text:p>7.3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3.9" calcext:value-type="float">
            <text:p>193.9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052" calcext:value-type="float">
            <text:p>15.052</text:p>
          </table:table-cell>
          <table:table-cell office:value-type="float" office:value="5.1" calcext:value-type="float">
            <text:p>5.1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0.2" calcext:value-type="float">
            <text:p>150.2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232" calcext:value-type="float">
            <text:p>0.232</text:p>
          </table:table-cell>
          <table:table-cell office:value-type="float" office:value="15.182" calcext:value-type="float">
            <text:p>15.182</text:p>
          </table:table-cell>
          <table:table-cell office:value-type="float" office:value="9.8" calcext:value-type="float">
            <text:p>9.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6.1" calcext:value-type="float">
            <text:p>226.1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48" calcext:value-type="float">
            <text:p>15.248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7.4" calcext:value-type="float">
            <text:p>167.4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1" calcext:value-type="float">
            <text:p>15.161</text:p>
          </table:table-cell>
          <table:table-cell office:value-type="float" office:value="3.9" calcext:value-type="float">
            <text:p>3.9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2.4" calcext:value-type="float">
            <text:p>122.4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09" calcext:value-type="float">
            <text:p>15.009</text:p>
          </table:table-cell>
          <table:table-cell office:value-type="float" office:value="5.5" calcext:value-type="float">
            <text:p>5.5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9.9" calcext:value-type="float">
            <text:p>159.9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66" calcext:value-type="float">
            <text:p>15.466</text:p>
          </table:table-cell>
          <table:table-cell office:value-type="float" office:value="6.7" calcext:value-type="float">
            <text:p>6.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5.7" calcext:value-type="float">
            <text:p>185.7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2.528" calcext:value-type="float">
            <text:p>2.528</text:p>
          </table:table-cell>
          <table:table-cell office:value-type="float" office:value="15.05" calcext:value-type="float">
            <text:p>15.0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4.1" calcext:value-type="float">
            <text:p>174.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4" calcext:value-type="float">
            <text:p>0.014</text:p>
          </table:table-cell>
          <table:table-cell office:value-type="float" office:value="15.328" calcext:value-type="float">
            <text:p>15.328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6.3" calcext:value-type="float">
            <text:p>206.3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61" calcext:value-type="float">
            <text:p>15.361</text:p>
          </table:table-cell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7.9" calcext:value-type="float">
            <text:p>187.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18" calcext:value-type="float">
            <text:p>15.118</text:p>
          </table:table-cell>
          <table:table-cell office:value-type="float" office:value="5.4" calcext:value-type="float">
            <text:p>5.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8.8" calcext:value-type="float">
            <text:p>158.8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58" calcext:value-type="float">
            <text:p>15.258</text:p>
          </table:table-cell>
          <table:table-cell office:value-type="float" office:value="6.9" calcext:value-type="float">
            <text:p>6.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4.5" calcext:value-type="float">
            <text:p>194.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191" calcext:value-type="float">
            <text:p>15.191</text:p>
          </table:table-cell>
          <table:table-cell office:value-type="float" office:value="5.2" calcext:value-type="float">
            <text:p>5.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8.7" calcext:value-type="float">
            <text:p>188.7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53" calcext:value-type="float">
            <text:p>15.253</text:p>
          </table:table-cell>
          <table:table-cell office:value-type="float" office:value="7.1" calcext:value-type="float">
            <text:p>7.1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9.4" calcext:value-type="float">
            <text:p>199.4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8.988" calcext:value-type="float">
            <text:p>18.988</text:p>
          </table:table-cell>
          <table:table-cell office:value-type="float" office:value="7.7" calcext:value-type="float">
            <text:p>7.7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7.3" calcext:value-type="float">
            <text:p>227.3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5.138" calcext:value-type="float">
            <text:p>15.138</text:p>
          </table:table-cell>
          <table:table-cell office:value-type="float" office:value="4.3" calcext:value-type="float">
            <text:p>4.3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7.4" calcext:value-type="float">
            <text:p>167.4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248" calcext:value-type="float">
            <text:p>15.248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8.5" calcext:value-type="float">
            <text:p>198.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8.788" calcext:value-type="float">
            <text:p>18.788</text:p>
          </table:table-cell>
          <table:table-cell office:value-type="float" office:value="9.7" calcext:value-type="float">
            <text:p>9.7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7.2" calcext:value-type="float">
            <text:p>187.2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1.407" calcext:value-type="float">
            <text:p>1.407</text:p>
          </table:table-cell>
          <table:table-cell office:value-type="float" office:value="15.255" calcext:value-type="float">
            <text:p>15.255</text:p>
          </table:table-cell>
          <table:table-cell office:value-type="float" office:value="4.6" calcext:value-type="float">
            <text:p>4.6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3.3" calcext:value-type="float">
            <text:p>163.3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42" calcext:value-type="float">
            <text:p>15.042</text:p>
          </table:table-cell>
          <table:table-cell office:value-type="float" office:value="4.8" calcext:value-type="float">
            <text:p>4.8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7" calcext:value-type="float">
            <text:p>15.7</text:p>
          </table:table-cell>
          <table:table-cell office:value-type="float" office:value="4.5" calcext:value-type="float">
            <text:p>4.5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9.2" calcext:value-type="float">
            <text:p>179.2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8" calcext:value-type="float">
            <text:p>15.078</text:p>
          </table:table-cell>
          <table:table-cell office:value-type="float" office:value="5.4" calcext:value-type="float">
            <text:p>5.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3.6" calcext:value-type="float">
            <text:p>183.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5" calcext:value-type="float">
            <text:p>15.25</text:p>
          </table:table-cell>
          <table:table-cell office:value-type="float" office:value="7.2" calcext:value-type="float">
            <text:p>7.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6.3" calcext:value-type="float">
            <text:p>226.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36" calcext:value-type="float">
            <text:p>15.036</text:p>
          </table:table-cell>
          <table:table-cell office:value-type="float" office:value="6.4" calcext:value-type="float">
            <text:p>6.4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9.2" calcext:value-type="float">
            <text:p>189.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5" calcext:value-type="float">
            <text:p>0.015</text:p>
          </table:table-cell>
          <table:table-cell office:value-type="float" office:value="15.203" calcext:value-type="float">
            <text:p>15.203</text:p>
          </table:table-cell>
          <table:table-cell office:value-type="float" office:value="7.5" calcext:value-type="float">
            <text:p>7.5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2.5" calcext:value-type="float">
            <text:p>172.5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03" calcext:value-type="float">
            <text:p>15.403</text:p>
          </table:table-cell>
          <table:table-cell office:value-type="float" office:value="4.5" calcext:value-type="float">
            <text:p>4.5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8.5" calcext:value-type="float">
            <text:p>138.5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34" calcext:value-type="float">
            <text:p>15.434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0.3" calcext:value-type="float">
            <text:p>170.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5" calcext:value-type="float">
            <text:p>15.065</text:p>
          </table:table-cell>
          <table:table-cell office:value-type="float" office:value="5.6" calcext:value-type="float">
            <text:p>5.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4" calcext:value-type="float">
            <text:p>184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838" calcext:value-type="float">
            <text:p>15.838</text:p>
          </table:table-cell>
          <table:table-cell office:value-type="float" office:value="8.3" calcext:value-type="float">
            <text:p>8.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8.8" calcext:value-type="float">
            <text:p>188.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6.597" calcext:value-type="float">
            <text:p>6.597</text:p>
          </table:table-cell>
          <table:table-cell office:value-type="float" office:value="3.4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7.5" calcext:value-type="float">
            <text:p>177.5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921" calcext:value-type="float">
            <text:p>15.921</text:p>
          </table:table-cell>
          <table:table-cell office:value-type="float" office:value="6.4" calcext:value-type="float">
            <text:p>6.4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6.9" calcext:value-type="float">
            <text:p>196.9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7" calcext:value-type="float">
            <text:p>15.157</text:p>
          </table:table-cell>
          <table:table-cell office:value-type="float" office:value="6.4" calcext:value-type="float">
            <text:p>6.4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5.5" calcext:value-type="float">
            <text:p>235.5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75" calcext:value-type="float">
            <text:p>15.475</text:p>
          </table:table-cell>
          <table:table-cell office:value-type="float" office:value="8.5" calcext:value-type="float">
            <text:p>8.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7.4" calcext:value-type="float">
            <text:p>217.4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65" calcext:value-type="float">
            <text:p>15.265</text:p>
          </table:table-cell>
          <table:table-cell office:value-type="float" office:value="6.4" calcext:value-type="float">
            <text:p>6.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1.1" calcext:value-type="float">
            <text:p>171.1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31" calcext:value-type="float">
            <text:p>15.131</text:p>
          </table:table-cell>
          <table:table-cell office:value-type="float" office:value="3.7" calcext:value-type="float">
            <text:p>3.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7.6" calcext:value-type="float">
            <text:p>137.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04" calcext:value-type="float">
            <text:p>15.204</text:p>
          </table:table-cell>
          <table:table-cell office:value-type="float" office:value="7.3" calcext:value-type="float">
            <text:p>7.3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5.8" calcext:value-type="float">
            <text:p>185.8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5" calcext:value-type="float">
            <text:p>0.015</text:p>
          </table:table-cell>
          <table:table-cell office:value-type="float" office:value="15.02" calcext:value-type="float">
            <text:p>15.02</text:p>
          </table:table-cell>
          <table:table-cell office:value-type="float" office:value="8.2" calcext:value-type="float">
            <text:p>8.2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25" calcext:value-type="float">
            <text:p>15.325</text:p>
          </table:table-cell>
          <table:table-cell office:value-type="float" office:value="6.9" calcext:value-type="float">
            <text:p>6.9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8.3" calcext:value-type="float">
            <text:p>188.3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2.449" calcext:value-type="float">
            <text:p>2.449</text:p>
          </table:table-cell>
          <table:table-cell office:value-type="float" office:value="6.696" calcext:value-type="float">
            <text:p>6.696</text:p>
          </table:table-cell>
          <table:table-cell office:value-type="float" office:value="4.4" calcext:value-type="float">
            <text:p>4.4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0.7" calcext:value-type="float">
            <text:p>160.7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4" calcext:value-type="float">
            <text:p>15.174</text:p>
          </table:table-cell>
          <table:table-cell office:value-type="float" office:value="6.8" calcext:value-type="float">
            <text:p>6.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4.6" calcext:value-type="float">
            <text:p>164.6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75" calcext:value-type="float">
            <text:p>15.75</text:p>
          </table:table-cell>
          <table:table-cell office:value-type="float" office:value="6.6" calcext:value-type="float">
            <text:p>6.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2.7" calcext:value-type="float">
            <text:p>192.7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7.577" calcext:value-type="float">
            <text:p>17.577</text:p>
          </table:table-cell>
          <table:table-cell office:value-type="float" office:value="6.6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2.2" calcext:value-type="float">
            <text:p>222.2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18" calcext:value-type="float">
            <text:p>15.21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4.9" calcext:value-type="float">
            <text:p>124.9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163" calcext:value-type="float">
            <text:p>15.163</text:p>
          </table:table-cell>
          <table:table-cell office:value-type="float" office:value="7.8" calcext:value-type="float">
            <text:p>7.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8.6" calcext:value-type="float">
            <text:p>178.6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3" calcext:value-type="float">
            <text:p>15.383</text:p>
          </table:table-cell>
          <table:table-cell office:value-type="float" office:value="4.3" calcext:value-type="float">
            <text:p>4.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4.6" calcext:value-type="float">
            <text:p>174.6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94" calcext:value-type="float">
            <text:p>15.294</text:p>
          </table:table-cell>
          <table:table-cell office:value-type="float" office:value="5.8" calcext:value-type="float">
            <text:p>5.8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7.4" calcext:value-type="float">
            <text:p>137.4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5" calcext:value-type="float">
            <text:p>0.025</text:p>
          </table:table-cell>
          <table:table-cell office:value-type="float" office:value="15.584" calcext:value-type="float">
            <text:p>15.584</text:p>
          </table:table-cell>
          <table:table-cell office:value-type="float" office:value="5.4" calcext:value-type="float">
            <text:p>5.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4.8" calcext:value-type="float">
            <text:p>184.8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278" calcext:value-type="float">
            <text:p>0.278</text:p>
          </table:table-cell>
          <table:table-cell office:value-type="float" office:value="16.189" calcext:value-type="float">
            <text:p>16.189</text:p>
          </table:table-cell>
          <table:table-cell office:value-type="float" office:value="6.2" calcext:value-type="float">
            <text:p>6.2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8.9" calcext:value-type="float">
            <text:p>198.9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025" calcext:value-type="float">
            <text:p>15.025</text:p>
          </table:table-cell>
          <table:table-cell office:value-type="float" office:value="7.4" calcext:value-type="float">
            <text:p>7.4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3.4" calcext:value-type="float">
            <text:p>183.4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3" calcext:value-type="float">
            <text:p>0.03</text:p>
          </table:table-cell>
          <table:table-cell office:value-type="float" office:value="15.138" calcext:value-type="float">
            <text:p>15.138</text:p>
          </table:table-cell>
          <table:table-cell office:value-type="float" office:value="5.7" calcext:value-type="float">
            <text:p>5.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9.8" calcext:value-type="float">
            <text:p>169.8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71" calcext:value-type="float">
            <text:p>15.271</text:p>
          </table:table-cell>
          <table:table-cell office:value-type="float" office:value="6.3" calcext:value-type="float">
            <text:p>6.3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3.79" calcext:value-type="float">
            <text:p>13.79</text:p>
          </table:table-cell>
          <table:table-cell office:value-type="float" office:value="4.2" calcext:value-type="float">
            <text:p>4.2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6.6" calcext:value-type="float">
            <text:p>196.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1" calcext:value-type="float">
            <text:p>0.021</text:p>
          </table:table-cell>
          <table:table-cell office:value-type="float" office:value="15.083" calcext:value-type="float">
            <text:p>15.083</text:p>
          </table:table-cell>
          <table:table-cell office:value-type="float" office:value="7.4" calcext:value-type="float">
            <text:p>7.4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04" calcext:value-type="float">
            <text:p>15.604</text:p>
          </table:table-cell>
          <table:table-cell office:value-type="float" office:value="6.4" calcext:value-type="float">
            <text:p>6.4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36" calcext:value-type="float">
            <text:p>15.136</text:p>
          </table:table-cell>
          <table:table-cell office:value-type="float" office:value="4.9" calcext:value-type="float">
            <text:p>4.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3.7" calcext:value-type="float">
            <text:p>163.7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1.385" calcext:value-type="float">
            <text:p>11.385</text:p>
          </table:table-cell>
          <table:table-cell office:value-type="float" office:value="4.2" calcext:value-type="float">
            <text:p>4.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9.7" calcext:value-type="float">
            <text:p>129.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76" calcext:value-type="float">
            <text:p>15.276</text:p>
          </table:table-cell>
          <table:table-cell office:value-type="float" office:value="8.2" calcext:value-type="float">
            <text:p>8.2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5.1" calcext:value-type="float">
            <text:p>145.1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7" calcext:value-type="float">
            <text:p>15.337</text:p>
          </table:table-cell>
          <table:table-cell office:value-type="float" office:value="5.8" calcext:value-type="float">
            <text:p>5.8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5.2" calcext:value-type="float">
            <text:p>205.2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833" calcext:value-type="float">
            <text:p>15.833</text:p>
          </table:table-cell>
          <table:table-cell office:value-type="float" office:value="8.4" calcext:value-type="float">
            <text:p>8.4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8.9" calcext:value-type="float">
            <text:p>218.9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3" calcext:value-type="float">
            <text:p>15.13</text:p>
          </table:table-cell>
          <table:table-cell office:value-type="float" office:value="6.1" calcext:value-type="float">
            <text:p>6.1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0.6" calcext:value-type="float">
            <text:p>170.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" calcext:value-type="float">
            <text:p>15.01</text:p>
          </table:table-cell>
          <table:table-cell office:value-type="float" office:value="4.4" calcext:value-type="float">
            <text:p>4.4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12" calcext:value-type="float">
            <text:p>15.412</text:p>
          </table:table-cell>
          <table:table-cell office:value-type="float" office:value="3.8" calcext:value-type="float">
            <text:p>3.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0.1" calcext:value-type="float">
            <text:p>140.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8" calcext:value-type="float">
            <text:p>15.078</text:p>
          </table:table-cell>
          <table:table-cell office:value-type="float" office:value="4.3" calcext:value-type="float">
            <text:p>4.3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8.7" calcext:value-type="float">
            <text:p>128.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0.432" calcext:value-type="float">
            <text:p>10.432</text:p>
          </table:table-cell>
          <table:table-cell office:value-type="float" office:value="3.5" calcext:value-type="float">
            <text:p>3.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0.4" calcext:value-type="float">
            <text:p>140.4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74" calcext:value-type="float">
            <text:p>15.074</text:p>
          </table:table-cell>
          <table:table-cell office:value-type="float" office:value="7.1" calcext:value-type="float">
            <text:p>7.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8.3" calcext:value-type="float">
            <text:p>148.3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18" calcext:value-type="float">
            <text:p>15.118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6.3" calcext:value-type="float">
            <text:p>146.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5" calcext:value-type="float">
            <text:p>15.195</text:p>
          </table:table-cell>
          <table:table-cell office:value-type="float" office:value="4.8" calcext:value-type="float">
            <text:p>4.8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34.1" calcext:value-type="float">
            <text:p>134.1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AVERAGE([.F104:.F203])" office:value-type="float" office:value="24.39" calcext:value-type="float">
            <text:p>24.39</text:p>
          </table:table-cell>
          <table:table-cell table:number-columns-repeated="250"/>
        </table:table-row>
        <table:table-row table:style-name="ro1" table:number-rows-repeated="65331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VowelConsonant-vs-MaxScore'.$A$1" table:expression="#REF!"/>
          <table:named-expression table:name="Sheet_Title" table:base-cell-address="$'VowelConsonant-vs-MaxScore'.$A$1" table:expression="&quot;VowelConsonant-vs-MaxScore&quot;"/>
        </table:named-expressions>
      </table:table>
      <table:table table:name="TileTurnover-vs-MaxScore" table:style-name="ta6">
        <office:forms form:automatic-focus="false" form:apply-design-mode="false"/>
        <table:table-column table:style-name="co1" table:default-cell-style-name="ce1"/>
        <table:table-column table:style-name="co20" table:default-cell-style-name="ce1"/>
        <table:table-column table:style-name="co10" table:default-cell-style-name="ce1"/>
        <table:table-column table:style-name="co1" table:default-cell-style-name="ce1"/>
        <table:table-column table:style-name="co32" table:default-cell-style-name="ce1"/>
        <table:table-column table:style-name="co1" table:number-columns-repeated="3" table:default-cell-style-name="ce1"/>
        <table:table-column table:style-name="co33" table:default-cell-style-name="ce1"/>
        <table:table-column table:style-name="co1" table:number-columns-repeated="3" table:default-cell-style-name="ce1"/>
        <table:table-column table:style-name="co34" table:default-cell-style-name="ce1"/>
        <table:table-column table:style-name="co35" table:default-cell-style-name="ce1"/>
        <table:table-column table:style-name="co1" table:number-columns-repeated="242" table:default-cell-style-name="ce1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min-move-time</text:p>
          </table:table-cell>
          <table:table-cell office:value-type="string" calcext:value-type="string">
            <text:p>max-move-time</text:p>
          </table:table-cell>
          <table:table-cell office:value-type="string" calcext:value-type="string">
            <text:p>avg-move-time</text:p>
          </table:table-cell>
          <table:table-cell office:value-type="string" calcext:value-type="string">
            <text:p>max-move-score</text:p>
          </table:table-cell>
          <table:table-cell office:value-type="string" calcext:value-type="string">
            <text:p>avg-move-score</text:p>
          </table:table-cell>
          <table:table-cell office:value-type="string" calcext:value-type="string">
            <text:p>avg-word-length</text:p>
          </table:table-cell>
          <table:table-cell office:value-type="string" calcext:value-type="string">
            <text:p>num-moves</text:p>
          </table:table-cell>
          <table:table-cell office:value-type="string" calcext:value-type="string">
            <text:p>game-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<text:span text:style-name="T1">t-test</text:span>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08" calcext:value-type="float">
            <text:p>15.10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3.8" calcext:value-type="float">
            <text:p>163.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2.169" calcext:value-type="float">
            <text:p>12.169</text:p>
          </table:table-cell>
          <table:table-cell office:value-type="float" office:value="4.3" calcext:value-type="float">
            <text:p>4.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4.9" calcext:value-type="float">
            <text:p>204.9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.5" calcext:value-type="float">
            <text:p>0.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7.177" calcext:value-type="float">
            <text:p>7.177</text:p>
          </table:table-cell>
          <table:table-cell office:value-type="float" office:value="2.6" calcext:value-type="float">
            <text:p>2.6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3.8" calcext:value-type="float">
            <text:p>143.8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0.412" calcext:value-type="float">
            <text:p>10.412</text:p>
          </table:table-cell>
          <table:table-cell office:value-type="float" office:value="3.7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8.1" calcext:value-type="float">
            <text:p>178.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</text:p>
          </table:table-cell>
          <table:table-cell table:formula="of:=AVERAGE([$'TileTurnover-vs-MaxScore'.$F$105:.$F$204])" office:value-type="float" office:value="22.47" calcext:value-type="float">
            <text:p>22.47</text:p>
          </table:table-cell>
          <table:table-cell table:formula="of:=AVERAGE([$'TileTurnover-vs-MaxScore'.$F$2:.$F$101])" office:value-type="float" office:value="22.4" calcext:value-type="float">
            <text:p>22.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8" calcext:value-type="float">
            <text:p>0.008</text:p>
          </table:table-cell>
          <table:table-cell office:value-type="float" office:value="17.128" calcext:value-type="float">
            <text:p>17.128</text:p>
          </table:table-cell>
          <table:table-cell office:value-type="float" office:value="7.2" calcext:value-type="float">
            <text:p>7.2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nce</text:p>
          </table:table-cell>
          <table:table-cell table:formula="of:=VAR([$'TileTurnover-vs-MaxScore'.$F$105:.$F$204])" office:value-type="float" office:value="18.3526262626263" calcext:value-type="float">
            <text:p>18.3526262626263</text:p>
          </table:table-cell>
          <table:table-cell table:formula="of:=VAR([$'TileTurnover-vs-MaxScore'.$F$2:.$F$101])" office:value-type="float" office:value="21.979797979798" calcext:value-type="float">
            <text:p>21.97979797979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56" calcext:value-type="float">
            <text:p>15.056</text:p>
          </table:table-cell>
          <table:table-cell office:value-type="float" office:value="6.4" calcext:value-type="float">
            <text:p>6.4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4.6" calcext:value-type="float">
            <text:p>164.6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TileTurnover-vs-MaxScore'.$F$105:.$F$204])" office:value-type="float" office:value="100" calcext:value-type="float">
            <text:p>100</text:p>
          </table:table-cell>
          <table:table-cell table:formula="of:=COUNT([$'TileTurnover-vs-MaxScore'.$F$2:.$F$101])" office:value-type="float" office:value="100" calcext:value-type="float">
            <text:p>100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3.721" calcext:value-type="float">
            <text:p>13.72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6.2" calcext:value-type="float">
            <text:p>176.2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TileTurnover-vs-MaxScore'.$F$105:.$F$204];[$'TileTurnover-vs-MaxScore'.$F$2:.$F$101])" office:value-type="float" office:value="0.310405754772321" calcext:value-type="float">
            <text:p>0.3104057547723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72" calcext:value-type="float">
            <text:p>15.372</text:p>
          </table:table-cell>
          <table:table-cell office:value-type="float" office:value="4.3" calcext:value-type="float">
            <text:p>4.3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2.8" calcext:value-type="float">
            <text:p>172.8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TileTurnover-vs-MaxScore'.$F$105:.$F$204]); 1; 0) * IF(ISNUMBER([$'TileTurnover-vs-MaxScore'.$F$2:.$F$101]); 1; 0)); [$'TileTurnover-vs-MaxScore'.$F$105:.$F$204] - [$'TileTurnover-vs-MaxScore'.$F$2:.$F$101]; &quot;NA&quot;))" office:value-type="float" office:value="0.07" calcext:value-type="float">
            <text:p>0.0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4" calcext:value-type="float">
            <text:p>15.14</text:p>
          </table:table-cell>
          <table:table-cell office:value-type="float" office:value="5.4" calcext:value-type="float">
            <text:p>5.4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5.4" calcext:value-type="float">
            <text:p>245.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TileTurnover-vs-MaxScore'.$F$105:.$F$204]); 1; 0) * IF(ISNUMBER([$'TileTurnover-vs-MaxScore'.$F$2:.$F$101]); 1; 0)); [$'TileTurnover-vs-MaxScore'.$F$105:.$F$204] - [$'TileTurnover-vs-MaxScore'.$F$2:.$F$101]; &quot;NA&quot;))" office:value-type="float" office:value="27.8637373737374" calcext:value-type="float">
            <text:p>27.863737373737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9" calcext:value-type="float">
            <text:p>15.019</text:p>
          </table:table-cell>
          <table:table-cell office:value-type="float" office:value="5.5" calcext:value-type="float">
            <text:p>5.5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7.2" calcext:value-type="float">
            <text:p>147.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TileTurnover-vs-MaxScore'.$F$105:.$F$204]); 1; 0) * IF(ISNUMBER([$'TileTurnover-vs-MaxScore'.$F$2:.$F$101]); 1; 0)) - 1" office:value-type="float" office:value="99" calcext:value-type="float">
            <text:p>9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4.276" calcext:value-type="float">
            <text:p>14.276</text:p>
          </table:table-cell>
          <table:table-cell office:value-type="float" office:value="5.1" calcext:value-type="float">
            <text:p>5.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29.2" calcext:value-type="float">
            <text:p>229.2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Stat</text:p>
          </table:table-cell>
          <table:table-cell table:formula="of:=([$'TileTurnover-vs-MaxScore'.$N$9] - [$'TileTurnover-vs-MaxScore'.$N$3]) / ([$'TileTurnover-vs-MaxScore'.$N$10] / ( [$'TileTurnover-vs-MaxScore'.$N$11] + 1)) ^ 0.5" office:value-type="float" office:value="-0.814608188891058" calcext:value-type="float">
            <text:p>-0.814608188891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14" calcext:value-type="float">
            <text:p>0.014</text:p>
          </table:table-cell>
          <table:table-cell office:value-type="float" office:value="20.578" calcext:value-type="float">
            <text:p>20.578</text:p>
          </table:table-cell>
          <table:table-cell office:value-type="float" office:value="5.5" calcext:value-type="float">
            <text:p>5.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8.1" calcext:value-type="float">
            <text:p>168.1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TileTurnover-vs-MaxScore'.$N$12]); [$'TileTurnover-vs-MaxScore'.$N$11]; 1)" office:value-type="float" office:value="0.208625935384672" calcext:value-type="float">
            <text:p>0.208625935384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14" calcext:value-type="float">
            <text:p>0.014</text:p>
          </table:table-cell>
          <table:table-cell office:value-type="float" office:value="15.203" calcext:value-type="float">
            <text:p>15.203</text:p>
          </table:table-cell>
          <table:table-cell office:value-type="float" office:value="8.4" calcext:value-type="float">
            <text:p>8.4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7.5" calcext:value-type="float">
            <text:p>197.5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TileTurnover-vs-MaxScore'.$N$2]; [$'TileTurnover-vs-MaxScore'.$N$11])" office:value-type="float" office:value="1.66039115601699" calcext:value-type="float">
            <text:p>1.66039115601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24" calcext:value-type="float">
            <text:p>0.024</text:p>
          </table:table-cell>
          <table:table-cell office:value-type="float" office:value="15.04" calcext:value-type="float">
            <text:p>15.04</text:p>
          </table:table-cell>
          <table:table-cell office:value-type="float" office:value="3.6" calcext:value-type="float">
            <text:p>3.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'TileTurnover-vs-MaxScore'.$N$12]); [$'TileTurnover-vs-MaxScore'.$N$11]; 2)" office:value-type="float" office:value="0.417251870769344" calcext:value-type="float">
            <text:p>0.4172518707693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282" calcext:value-type="float">
            <text:p>15.282</text:p>
          </table:table-cell>
          <table:table-cell office:value-type="float" office:value="5.8" calcext:value-type="float">
            <text:p>5.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7.9" calcext:value-type="float">
            <text:p>177.9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'TileTurnover-vs-MaxScore'.$N$2]; [$'TileTurnover-vs-MaxScore'.$N$11])" office:value-type="float" office:value="1.98421695158642" calcext:value-type="float">
            <text:p>1.984216951586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8.57" calcext:value-type="float">
            <text:p>18.57</text:p>
          </table:table-cell>
          <table:table-cell office:value-type="float" office:value="5.1" calcext:value-type="float">
            <text:p>5.1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9.9" calcext:value-type="float">
            <text:p>199.9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05" calcext:value-type="float">
            <text:p>15.205</text:p>
          </table:table-cell>
          <table:table-cell office:value-type="float" office:value="4.9" calcext:value-type="float">
            <text:p>4.9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7.5" calcext:value-type="float">
            <text:p>167.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9.198" calcext:value-type="float">
            <text:p>9.198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0.2" calcext:value-type="float">
            <text:p>190.2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t-test</text:span>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6.303" calcext:value-type="float">
            <text:p>6.303</text:p>
          </table:table-cell>
          <table:table-cell office:value-type="float" office:value="3.2" calcext:value-type="float">
            <text:p>3.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7.3" calcext:value-type="float">
            <text:p>127.3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939" calcext:value-type="float">
            <text:p>12.939</text:p>
          </table:table-cell>
          <table:table-cell office:value-type="float" office:value="4.9" calcext:value-type="float">
            <text:p>4.9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8.6" calcext:value-type="float">
            <text:p>178.6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7" calcext:value-type="float">
            <text:p>15.017</text:p>
          </table:table-cell>
          <table:table-cell office:value-type="float" office:value="5.6" calcext:value-type="float">
            <text:p>5.6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7.2" calcext:value-type="float">
            <text:p>177.2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5.833" calcext:value-type="float">
            <text:p>5.833</text:p>
          </table:table-cell>
          <table:table-cell office:value-type="float" office:value="2.2" calcext:value-type="float">
            <text:p>2.2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7.9" calcext:value-type="float">
            <text:p>147.9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</text:p>
          </table:table-cell>
          <table:table-cell table:formula="of:=AVERAGE([$'TileTurnover-vs-MaxScore'.$J$105:.$J$204])" office:value-type="float" office:value="369.22" calcext:value-type="float">
            <text:p>369.22</text:p>
          </table:table-cell>
          <table:table-cell table:formula="of:=AVERAGE([$'TileTurnover-vs-MaxScore'.$J$2:.$J$101])" office:value-type="float" office:value="384.6" calcext:value-type="float">
            <text:p>384.6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99" calcext:value-type="float">
            <text:p>15.199</text:p>
          </table:table-cell>
          <table:table-cell office:value-type="float" office:value="3.6" calcext:value-type="float">
            <text:p>3.6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1.7" calcext:value-type="float">
            <text:p>141.7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nce</text:p>
          </table:table-cell>
          <table:table-cell table:formula="of:=VAR([$'TileTurnover-vs-MaxScore'.$J$105:.$J$204])" office:value-type="float" office:value="2271.93090909091" calcext:value-type="float">
            <text:p>2271.93090909091</text:p>
          </table:table-cell>
          <table:table-cell table:formula="of:=VAR([$'TileTurnover-vs-MaxScore'.$J$2:.$J$101])" office:value-type="float" office:value="3158.86868686869" calcext:value-type="float">
            <text:p>3158.8686868686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215" calcext:value-type="float">
            <text:p>15.215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TileTurnover-vs-MaxScore'.$J$105:.$J$204])" office:value-type="float" office:value="100" calcext:value-type="float">
            <text:p>100</text:p>
          </table:table-cell>
          <table:table-cell table:formula="of:=COUNT([$'TileTurnover-vs-MaxScore'.$J$2:.$J$101])" office:value-type="float" office:value="100" calcext:value-type="float">
            <text:p>100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62" calcext:value-type="float">
            <text:p>15.362</text:p>
          </table:table-cell>
          <table:table-cell office:value-type="float" office:value="4.1" calcext:value-type="float">
            <text:p>4.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2.2" calcext:value-type="float">
            <text:p>192.2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TileTurnover-vs-MaxScore'.$J$105:.$J$204];[$'TileTurnover-vs-MaxScore'.$J$2:.$J$101])" office:value-type="float" office:value="-0.120876142771117" calcext:value-type="float">
            <text:p>-0.120876142771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01" calcext:value-type="float">
            <text:p>15.101</text:p>
          </table:table-cell>
          <table:table-cell office:value-type="float" office:value="6.8" calcext:value-type="float">
            <text:p>6.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4.6" calcext:value-type="float">
            <text:p>204.6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TileTurnover-vs-MaxScore'.$J$105:.$J$204]); 1; 0) * IF(ISNUMBER([$'TileTurnover-vs-MaxScore'.$J$2:.$J$101]); 1; 0)); [$'TileTurnover-vs-MaxScore'.$J$105:.$J$204] - [$'TileTurnover-vs-MaxScore'.$J$2:.$J$101]; &quot;NA&quot;))" office:value-type="float" office:value="-15.38" calcext:value-type="float">
            <text:p>-15.38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653" calcext:value-type="float">
            <text:p>15.653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2.2" calcext:value-type="float">
            <text:p>172.2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TileTurnover-vs-MaxScore'.$J$105:.$J$204]); 1; 0) * IF(ISNUMBER([$'TileTurnover-vs-MaxScore'.$J$2:.$J$101]); 1; 0)); [$'TileTurnover-vs-MaxScore'.$J$105:.$J$204] - [$'TileTurnover-vs-MaxScore'.$J$2:.$J$101]; &quot;NA&quot;))" office:value-type="float" office:value="6078.44" calcext:value-type="float">
            <text:p>6078.4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7" calcext:value-type="float">
            <text:p>13.747</text:p>
          </table:table-cell>
          <table:table-cell office:value-type="float" office:value="4.8" calcext:value-type="float">
            <text:p>4.8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TileTurnover-vs-MaxScore'.$J$105:.$J$204]); 1; 0) * IF(ISNUMBER([$'TileTurnover-vs-MaxScore'.$J$2:.$J$101]); 1; 0)) - 1" office:value-type="float" office:value="99" calcext:value-type="float">
            <text:p>9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79" calcext:value-type="float">
            <text:p>15.079</text:p>
          </table:table-cell>
          <table:table-cell office:value-type="float" office:value="6.4" calcext:value-type="float">
            <text:p>6.4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3.5" calcext:value-type="float">
            <text:p>203.5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Stat</text:p>
          </table:table-cell>
          <table:table-cell table:formula="of:=([$'TileTurnover-vs-MaxScore'.$N$27] - [$'TileTurnover-vs-MaxScore'.$N$21]) / ([$'TileTurnover-vs-MaxScore'.$N$28] / ( [$'TileTurnover-vs-MaxScore'.$N$29] + 1)) ^ 0.5" office:value-type="float" office:value="-1.97269647431173" calcext:value-type="float">
            <text:p>-1.972696474311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6" calcext:value-type="float">
            <text:p>15.36</text:p>
          </table:table-cell>
          <table:table-cell office:value-type="float" office:value="2.4" calcext:value-type="float">
            <text:p>2.4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7.2" calcext:value-type="float">
            <text:p>127.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TileTurnover-vs-MaxScore'.$N$30]); [$'TileTurnover-vs-MaxScore'.$N$29]; 1)" office:value-type="float" office:value="0.0256595777363674" calcext:value-type="float">
            <text:p>0.025659577736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41" calcext:value-type="float">
            <text:p>15.041</text:p>
          </table:table-cell>
          <table:table-cell office:value-type="float" office:value="4.6" calcext:value-type="float">
            <text:p>4.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5.8" calcext:value-type="float">
            <text:p>175.8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TileTurnover-vs-MaxScore'.$N$20]; [$'TileTurnover-vs-MaxScore'.$N$29])" office:value-type="float" office:value="1.66039115601699" calcext:value-type="float">
            <text:p>1.66039115601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9" calcext:value-type="float">
            <text:p>0.009</text:p>
          </table:table-cell>
          <table:table-cell office:value-type="float" office:value="15.048" calcext:value-type="float">
            <text:p>15.048</text:p>
          </table:table-cell>
          <table:table-cell office:value-type="float" office:value="6.2" calcext:value-type="float">
            <text:p>6.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4.3" calcext:value-type="float">
            <text:p>154.3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'TileTurnover-vs-MaxScore'.$N$30]); [$'TileTurnover-vs-MaxScore'.$N$29]; 2)" office:value-type="float" office:value="0.0513191554727349" calcext:value-type="float">
            <text:p>0.051319155472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35" calcext:value-type="float">
            <text:p>15.035</text:p>
          </table:table-cell>
          <table:table-cell office:value-type="float" office:value="7.4" calcext:value-type="float">
            <text:p>7.4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3.5" calcext:value-type="float">
            <text:p>213.5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'TileTurnover-vs-MaxScore'.$N$20]; [$'TileTurnover-vs-MaxScore'.$N$29])" office:value-type="float" office:value="1.98421695158642" calcext:value-type="float">
            <text:p>1.984216951586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8" calcext:value-type="float">
            <text:p>15.118</text:p>
          </table:table-cell>
          <table:table-cell office:value-type="float" office:value="7.1" calcext:value-type="float">
            <text:p>7.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1.4" calcext:value-type="float">
            <text:p>201.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21" calcext:value-type="float">
            <text:p>0.021</text:p>
          </table:table-cell>
          <table:table-cell office:value-type="float" office:value="15.008" calcext:value-type="float">
            <text:p>15.008</text:p>
          </table:table-cell>
          <table:table-cell office:value-type="float" office:value="4.3" calcext:value-type="float">
            <text:p>4.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0.06" calcext:value-type="float">
            <text:p>10.06</text:p>
          </table:table-cell>
          <table:table-cell office:value-type="float" office:value="3.9" calcext:value-type="float">
            <text:p>3.9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7.7" calcext:value-type="float">
            <text:p>147.7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788" calcext:value-type="float">
            <text:p>15.78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9.3" calcext:value-type="float">
            <text:p>209.3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71" calcext:value-type="float">
            <text:p>15.471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9.9" calcext:value-type="float">
            <text:p>169.9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49" calcext:value-type="float">
            <text:p>15.649</text:p>
          </table:table-cell>
          <table:table-cell office:value-type="float" office:value="9.5" calcext:value-type="float">
            <text:p>9.5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6.6" calcext:value-type="float">
            <text:p>176.6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9" calcext:value-type="float">
            <text:p>15.389</text:p>
          </table:table-cell>
          <table:table-cell office:value-type="float" office:value="5.2" calcext:value-type="float">
            <text:p>5.2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3.8" calcext:value-type="float">
            <text:p>153.8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81" calcext:value-type="float">
            <text:p>15.081</text:p>
          </table:table-cell>
          <table:table-cell office:value-type="float" office:value="2.7" calcext:value-type="float">
            <text:p>2.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82.7" calcext:value-type="float">
            <text:p>182.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23" calcext:value-type="float">
            <text:p>15.423</text:p>
          </table:table-cell>
          <table:table-cell office:value-type="float" office:value="3.8" calcext:value-type="float">
            <text:p>3.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6.9" calcext:value-type="float">
            <text:p>166.9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124" calcext:value-type="float">
            <text:p>15.124</text:p>
          </table:table-cell>
          <table:table-cell office:value-type="float" office:value="5.4" calcext:value-type="float">
            <text:p>5.4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27.5" calcext:value-type="float">
            <text:p>227.5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4" calcext:value-type="float">
            <text:p>15.144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8.46" calcext:value-type="float">
            <text:p>8.46</text:p>
          </table:table-cell>
          <table:table-cell office:value-type="float" office:value="4.4" calcext:value-type="float">
            <text:p>4.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6.1" calcext:value-type="float">
            <text:p>186.1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09" calcext:value-type="float">
            <text:p>15.409</text:p>
          </table:table-cell>
          <table:table-cell office:value-type="float" office:value="3.7" calcext:value-type="float">
            <text:p>3.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1" calcext:value-type="float">
            <text:p>15.061</text:p>
          </table:table-cell>
          <table:table-cell office:value-type="float" office:value="4.9" calcext:value-type="float">
            <text:p>4.9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2.6" calcext:value-type="float">
            <text:p>172.6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91" calcext:value-type="float">
            <text:p>15.091</text:p>
          </table:table-cell>
          <table:table-cell office:value-type="float" office:value="5.1" calcext:value-type="float">
            <text:p>5.1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0.1" calcext:value-type="float">
            <text:p>200.1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89" calcext:value-type="float">
            <text:p>15.189</text:p>
          </table:table-cell>
          <table:table-cell office:value-type="float" office:value="2.7" calcext:value-type="float">
            <text:p>2.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9.6" calcext:value-type="float">
            <text:p>129.6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9" calcext:value-type="float">
            <text:p>0.009</text:p>
          </table:table-cell>
          <table:table-cell office:value-type="float" office:value="15.342" calcext:value-type="float">
            <text:p>15.342</text:p>
          </table:table-cell>
          <table:table-cell office:value-type="float" office:value="4.2" calcext:value-type="float">
            <text:p>4.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0.1" calcext:value-type="float">
            <text:p>140.1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1.12" calcext:value-type="float">
            <text:p>1.12</text:p>
          </table:table-cell>
          <table:table-cell office:value-type="float" office:value="15.379" calcext:value-type="float">
            <text:p>15.379</text:p>
          </table:table-cell>
          <table:table-cell office:value-type="float" office:value="6.7" calcext:value-type="float">
            <text:p>6.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8.4" calcext:value-type="float">
            <text:p>188.4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496" calcext:value-type="float">
            <text:p>12.496</text:p>
          </table:table-cell>
          <table:table-cell office:value-type="float" office:value="5.2" calcext:value-type="float">
            <text:p>5.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13.1" calcext:value-type="float">
            <text:p>213.1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6.922" calcext:value-type="float">
            <text:p>6.922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5.1" calcext:value-type="float">
            <text:p>165.1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886" calcext:value-type="float">
            <text:p>15.886</text:p>
          </table:table-cell>
          <table:table-cell office:value-type="float" office:value="5.6" calcext:value-type="float">
            <text:p>5.6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8.4" calcext:value-type="float">
            <text:p>138.4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16" calcext:value-type="float">
            <text:p>0.016</text:p>
          </table:table-cell>
          <table:table-cell office:value-type="float" office:value="15.544" calcext:value-type="float">
            <text:p>15.544</text:p>
          </table:table-cell>
          <table:table-cell office:value-type="float" office:value="6.6" calcext:value-type="float">
            <text:p>6.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4.5" calcext:value-type="float">
            <text:p>184.5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7.47" calcext:value-type="float">
            <text:p>7.47</text:p>
          </table:table-cell>
          <table:table-cell office:value-type="float" office:value="2.1" calcext:value-type="float">
            <text:p>2.1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4.2" calcext:value-type="float">
            <text:p>124.2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73" calcext:value-type="float">
            <text:p>15.373</text:p>
          </table:table-cell>
          <table:table-cell office:value-type="float" office:value="7.2" calcext:value-type="float">
            <text:p>7.2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7.1" calcext:value-type="float">
            <text:p>227.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5" calcext:value-type="float">
            <text:p>13.15</text:p>
          </table:table-cell>
          <table:table-cell office:value-type="float" office:value="4.7" calcext:value-type="float">
            <text:p>4.7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2" calcext:value-type="float">
            <text:p>172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77" calcext:value-type="float">
            <text:p>15.77</text:p>
          </table:table-cell>
          <table:table-cell office:value-type="float" office:value="6.3" calcext:value-type="float">
            <text:p>6.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0.3" calcext:value-type="float">
            <text:p>210.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5.468" calcext:value-type="float">
            <text:p>15.468</text:p>
          </table:table-cell>
          <table:table-cell office:value-type="float" office:value="7.2" calcext:value-type="float">
            <text:p>7.2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4.2" calcext:value-type="float">
            <text:p>184.2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0.015" calcext:value-type="float">
            <text:p>10.015</text:p>
          </table:table-cell>
          <table:table-cell office:value-type="float" office:value="3.1" calcext:value-type="float">
            <text:p>3.1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4" calcext:value-type="float">
            <text:p>174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54" calcext:value-type="float">
            <text:p>15.354</text:p>
          </table:table-cell>
          <table:table-cell office:value-type="float" office:value="5.9" calcext:value-type="float">
            <text:p>5.9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1.5" calcext:value-type="float">
            <text:p>171.5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729" calcext:value-type="float">
            <text:p>15.729</text:p>
          </table:table-cell>
          <table:table-cell office:value-type="float" office:value="7.1" calcext:value-type="float">
            <text:p>7.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8.2" calcext:value-type="float">
            <text:p>158.2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93" calcext:value-type="float">
            <text:p>15.293</text:p>
          </table:table-cell>
          <table:table-cell office:value-type="float" office:value="4.2" calcext:value-type="float">
            <text:p>4.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2.2" calcext:value-type="float">
            <text:p>142.2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9.673" calcext:value-type="float">
            <text:p>9.673</text:p>
          </table:table-cell>
          <table:table-cell office:value-type="float" office:value="3.2" calcext:value-type="float">
            <text:p>3.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76.2" calcext:value-type="float">
            <text:p>176.2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5.068" calcext:value-type="float">
            <text:p>5.068</text:p>
          </table:table-cell>
          <table:table-cell office:value-type="float" office:value="1.9" calcext:value-type="float">
            <text:p>1.9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6.7" calcext:value-type="float">
            <text:p>126.7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7" calcext:value-type="float">
            <text:p>15.067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9.9" calcext:value-type="float">
            <text:p>149.9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8.561" calcext:value-type="float">
            <text:p>8.561</text:p>
          </table:table-cell>
          <table:table-cell office:value-type="float" office:value="4.7" calcext:value-type="float">
            <text:p>4.7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8.2" calcext:value-type="float">
            <text:p>158.2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201" calcext:value-type="float">
            <text:p>0.201</text:p>
          </table:table-cell>
          <table:table-cell office:value-type="float" office:value="15.944" calcext:value-type="float">
            <text:p>15.944</text:p>
          </table:table-cell>
          <table:table-cell office:value-type="float" office:value="6.9" calcext:value-type="float">
            <text:p>6.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572" calcext:value-type="float">
            <text:p>16.572</text:p>
          </table:table-cell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4" calcext:value-type="float">
            <text:p>204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843" calcext:value-type="float">
            <text:p>15.843</text:p>
          </table:table-cell>
          <table:table-cell office:value-type="float" office:value="6.2" calcext:value-type="float">
            <text:p>6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5.8" calcext:value-type="float">
            <text:p>185.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273" calcext:value-type="float">
            <text:p>15.273</text:p>
          </table:table-cell>
          <table:table-cell office:value-type="float" office:value="6.4" calcext:value-type="float">
            <text:p>6.4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5.2" calcext:value-type="float">
            <text:p>155.2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36" calcext:value-type="float">
            <text:p>15.236</text:p>
          </table:table-cell>
          <table:table-cell office:value-type="float" office:value="6.1" calcext:value-type="float">
            <text:p>6.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7.8" calcext:value-type="float">
            <text:p>157.8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5.229" calcext:value-type="float">
            <text:p>5.22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9.1" calcext:value-type="float">
            <text:p>99.1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4" calcext:value-type="float">
            <text:p>15.164</text:p>
          </table:table-cell>
          <table:table-cell office:value-type="float" office:value="6.7" calcext:value-type="float">
            <text:p>6.7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1.1" calcext:value-type="float">
            <text:p>201.1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4" calcext:value-type="float">
            <text:p>15.064</text:p>
          </table:table-cell>
          <table:table-cell office:value-type="float" office:value="2.8" calcext:value-type="float">
            <text:p>2.8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2.6" calcext:value-type="float">
            <text:p>162.6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984" calcext:value-type="float">
            <text:p>12.984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7.5" calcext:value-type="float">
            <text:p>157.5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608" calcext:value-type="float">
            <text:p>15.608</text:p>
          </table:table-cell>
          <table:table-cell office:value-type="float" office:value="5.9" calcext:value-type="float">
            <text:p>5.9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554" calcext:value-type="float">
            <text:p>16.554</text:p>
          </table:table-cell>
          <table:table-cell office:value-type="float" office:value="6.6" calcext:value-type="float">
            <text:p>6.6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239" calcext:value-type="float">
            <text:p>15.239</text:p>
          </table:table-cell>
          <table:table-cell office:value-type="float" office:value="6.4" calcext:value-type="float">
            <text:p>6.4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2.6" calcext:value-type="float">
            <text:p>172.6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47" calcext:value-type="float">
            <text:p>15.447</text:p>
          </table:table-cell>
          <table:table-cell office:value-type="float" office:value="5.6" calcext:value-type="float">
            <text:p>5.6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0.4" calcext:value-type="float">
            <text:p>220.4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1.745" calcext:value-type="float">
            <text:p>11.745</text:p>
          </table:table-cell>
          <table:table-cell office:value-type="float" office:value="4.6" calcext:value-type="float">
            <text:p>4.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3.1" calcext:value-type="float">
            <text:p>153.1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512" calcext:value-type="float">
            <text:p>15.512</text:p>
          </table:table-cell>
          <table:table-cell office:value-type="float" office:value="6.4" calcext:value-type="float">
            <text:p>6.4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5.8" calcext:value-type="float">
            <text:p>185.8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19" calcext:value-type="float">
            <text:p>15.119</text:p>
          </table:table-cell>
          <table:table-cell office:value-type="float" office:value="5.5" calcext:value-type="float">
            <text:p>5.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9.1" calcext:value-type="float">
            <text:p>179.1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678" calcext:value-type="float">
            <text:p>15.678</text:p>
          </table:table-cell>
          <table:table-cell office:value-type="float" office:value="3.9" calcext:value-type="float">
            <text:p>3.9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3.2" calcext:value-type="float">
            <text:p>173.2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94" calcext:value-type="float">
            <text:p>15.294</text:p>
          </table:table-cell>
          <table:table-cell office:value-type="float" office:value="6.7" calcext:value-type="float">
            <text:p>6.7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1.6" calcext:value-type="float">
            <text:p>181.6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2" calcext:value-type="float">
            <text:p>15.22</text:p>
          </table:table-cell>
          <table:table-cell office:value-type="float" office:value="6.6" calcext:value-type="float">
            <text:p>6.6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90.7" calcext:value-type="float">
            <text:p>190.7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2.085" calcext:value-type="float">
            <text:p>2.085</text:p>
          </table:table-cell>
          <table:table-cell office:value-type="float" office:value="15.415" calcext:value-type="float">
            <text:p>15.415</text:p>
          </table:table-cell>
          <table:table-cell office:value-type="float" office:value="7.4" calcext:value-type="float">
            <text:p>7.4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5.5" calcext:value-type="float">
            <text:p>185.5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24" calcext:value-type="float">
            <text:p>15.424</text:p>
          </table:table-cell>
          <table:table-cell office:value-type="float" office:value="5.8" calcext:value-type="float">
            <text:p>5.8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4.3" calcext:value-type="float">
            <text:p>164.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6" calcext:value-type="float">
            <text:p>15.336</text:p>
          </table:table-cell>
          <table:table-cell office:value-type="float" office:value="3.6" calcext:value-type="float">
            <text:p>3.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6.6" calcext:value-type="float">
            <text:p>156.6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61" calcext:value-type="float">
            <text:p>15.261</text:p>
          </table:table-cell>
          <table:table-cell office:value-type="float" office:value="7.1" calcext:value-type="float">
            <text:p>7.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6.4" calcext:value-type="float">
            <text:p>196.4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6.205" calcext:value-type="float">
            <text:p>6.205</text:p>
          </table:table-cell>
          <table:table-cell office:value-type="float" office:value="1.2" calcext:value-type="float">
            <text:p>1.2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9.2" calcext:value-type="float">
            <text:p>129.2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1" calcext:value-type="float">
            <text:p>0.01</text:p>
          </table:table-cell>
          <table:table-cell office:value-type="float" office:value="15.117" calcext:value-type="float">
            <text:p>15.117</text:p>
          </table:table-cell>
          <table:table-cell office:value-type="float" office:value="5.6" calcext:value-type="float">
            <text:p>5.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1.3" calcext:value-type="float">
            <text:p>181.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42" calcext:value-type="float">
            <text:p>15.442</text:p>
          </table:table-cell>
          <table:table-cell office:value-type="float" office:value="5.2" calcext:value-type="float">
            <text:p>5.2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0.8" calcext:value-type="float">
            <text:p>170.8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0.782" calcext:value-type="float">
            <text:p>10.782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8.6" calcext:value-type="float">
            <text:p>168.6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54" calcext:value-type="float">
            <text:p>15.45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61.3" calcext:value-type="float">
            <text:p>161.3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11" calcext:value-type="float">
            <text:p>0.011</text:p>
          </table:table-cell>
          <table:table-cell office:value-type="float" office:value="15.092" calcext:value-type="float">
            <text:p>15.09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1.5" calcext:value-type="float">
            <text:p>121.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942" calcext:value-type="float">
            <text:p>15.942</text:p>
          </table:table-cell>
          <table:table-cell office:value-type="float" office:value="4.2" calcext:value-type="float">
            <text:p>4.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5.5" calcext:value-type="float">
            <text:p>175.5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505" calcext:value-type="float">
            <text:p>13.505</text:p>
          </table:table-cell>
          <table:table-cell office:value-type="float" office:value="5.1" calcext:value-type="float">
            <text:p>5.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9" calcext:value-type="float">
            <text:p>199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ileTurnover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39" calcext:value-type="float">
            <text:p>15.439</text:p>
          </table:table-cell>
          <table:table-cell office:value-type="float" office:value="6.3" calcext:value-type="float">
            <text:p>6.3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5.4" calcext:value-type="float">
            <text:p>195.4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/>
          <table:table-cell table:formula="of:=AVERAGE([.B2:.B101])" office:value-type="float" office:value="0.03762" calcext:value-type="float">
            <text:p>0.03762</text:p>
          </table:table-cell>
          <table:table-cell table:formula="of:=AVERAGE([.C2:.C101])" office:value-type="float" office:value="14.0475" calcext:value-type="float">
            <text:p>14.0475</text:p>
          </table:table-cell>
          <table:table-cell table:formula="of:=AVERAGE([.D2:.D101])" office:value-type="float" office:value="5.002" calcext:value-type="float">
            <text:p>5.002</text:p>
          </table:table-cell>
          <table:table-cell table:formula="of:=AVERAGE([.E2:.E101])" office:value-type="float" office:value="53.23" calcext:value-type="float">
            <text:p>53.23</text:p>
          </table:table-cell>
          <table:table-cell table:formula="of:=AVERAGE([.F2:.F101])" office:value-type="float" office:value="22.4" calcext:value-type="float">
            <text:p>22.4</text:p>
          </table:table-cell>
          <table:table-cell table:formula="of:=AVERAGE([.G2:.G101])" office:value-type="float" office:value="4.28" calcext:value-type="float">
            <text:p>4.28</text:p>
          </table:table-cell>
          <table:table-cell table:formula="of:=AVERAGE([.H2:.H101])" office:value-type="float" office:value="17.11" calcext:value-type="float">
            <text:p>17.11</text:p>
          </table:table-cell>
          <table:table-cell table:formula="of:=AVERAGE([.I2:.I101])" office:value-type="float" office:value="174.336" calcext:value-type="float">
            <text:p>174.336</text:p>
          </table:table-cell>
          <table:table-cell table:formula="of:=AVERAGE([.J2:.J101])" office:value-type="float" office:value="384.6" calcext:value-type="float">
            <text:p>384.6</text:p>
          </table:table-cell>
          <table:table-cell table:formula="of:=AVERAGE([.K2:.K101])" office:value-type="float" office:value="0.6" calcext:value-type="float">
            <text:p>0.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min-move-time</text:p>
          </table:table-cell>
          <table:table-cell office:value-type="string" calcext:value-type="string">
            <text:p>max-move-time</text:p>
          </table:table-cell>
          <table:table-cell office:value-type="string" calcext:value-type="string">
            <text:p>avg-move-time</text:p>
          </table:table-cell>
          <table:table-cell office:value-type="string" calcext:value-type="string">
            <text:p>max-move-score</text:p>
          </table:table-cell>
          <table:table-cell office:value-type="string" calcext:value-type="string">
            <text:p>avg-move-score</text:p>
          </table:table-cell>
          <table:table-cell office:value-type="string" calcext:value-type="string">
            <text:p>avg-word-length</text:p>
          </table:table-cell>
          <table:table-cell office:value-type="string" calcext:value-type="string">
            <text:p>num-moves</text:p>
          </table:table-cell>
          <table:table-cell office:value-type="string" calcext:value-type="string">
            <text:p>game-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6" calcext:value-type="float">
            <text:p>15.016</text:p>
          </table:table-cell>
          <table:table-cell office:value-type="float" office:value="5.3" calcext:value-type="float">
            <text:p>5.3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3.8" calcext:value-type="float">
            <text:p>163.8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4" calcext:value-type="float">
            <text:p>0.024</text:p>
          </table:table-cell>
          <table:table-cell office:value-type="float" office:value="15.372" calcext:value-type="float">
            <text:p>15.372</text:p>
          </table:table-cell>
          <table:table-cell office:value-type="float" office:value="6.2" calcext:value-type="float">
            <text:p>6.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4.9" calcext:value-type="float">
            <text:p>204.9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83" calcext:value-type="float">
            <text:p>15.383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3.8" calcext:value-type="float">
            <text:p>143.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52" calcext:value-type="float">
            <text:p>15.35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8.1" calcext:value-type="float">
            <text:p>178.1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6" calcext:value-type="float">
            <text:p>0.06</text:p>
          </table:table-cell>
          <table:table-cell office:value-type="float" office:value="19.292" calcext:value-type="float">
            <text:p>19.29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9" calcext:value-type="float">
            <text:p>199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1" calcext:value-type="float">
            <text:p>15.021</text:p>
          </table:table-cell>
          <table:table-cell office:value-type="float" office:value="5.4" calcext:value-type="float">
            <text:p>5.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4.6" calcext:value-type="float">
            <text:p>164.6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68" calcext:value-type="float">
            <text:p>15.368</text:p>
          </table:table-cell>
          <table:table-cell office:value-type="float" office:value="7.2" calcext:value-type="float">
            <text:p>7.2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6.2" calcext:value-type="float">
            <text:p>176.2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07" calcext:value-type="float">
            <text:p>15.307</text:p>
          </table:table-cell>
          <table:table-cell office:value-type="float" office:value="6.7" calcext:value-type="float">
            <text:p>6.7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2.8" calcext:value-type="float">
            <text:p>172.8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7.755" calcext:value-type="float">
            <text:p>17.755</text:p>
          </table:table-cell>
          <table:table-cell office:value-type="float" office:value="8.7" calcext:value-type="float">
            <text:p>8.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5.4" calcext:value-type="float">
            <text:p>245.4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6" calcext:value-type="float">
            <text:p>15.216</text:p>
          </table:table-cell>
          <table:table-cell office:value-type="float" office:value="4.3" calcext:value-type="float">
            <text:p>4.3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.2" calcext:value-type="float">
            <text:p>147.2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6.144" calcext:value-type="float">
            <text:p>16.144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9.2" calcext:value-type="float">
            <text:p>229.2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2" calcext:value-type="float">
            <text:p>15.22</text:p>
          </table:table-cell>
          <table:table-cell office:value-type="float" office:value="6.6" calcext:value-type="float">
            <text:p>6.6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8.1" calcext:value-type="float">
            <text:p>168.1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218" calcext:value-type="float">
            <text:p>15.218</text:p>
          </table:table-cell>
          <table:table-cell office:value-type="float" office:value="4.7" calcext:value-type="float">
            <text:p>4.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7.5" calcext:value-type="float">
            <text:p>197.5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" calcext:value-type="float">
            <text:p>0.02</text:p>
          </table:table-cell>
          <table:table-cell office:value-type="float" office:value="18.768" calcext:value-type="float">
            <text:p>18.768</text:p>
          </table:table-cell>
          <table:table-cell office:value-type="float" office:value="9.2" calcext:value-type="float">
            <text:p>9.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996" calcext:value-type="float">
            <text:p>14.996</text:p>
          </table:table-cell>
          <table:table-cell office:value-type="float" office:value="4.3" calcext:value-type="float">
            <text:p>4.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7.9" calcext:value-type="float">
            <text:p>177.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286" calcext:value-type="float">
            <text:p>15.286</text:p>
          </table:table-cell>
          <table:table-cell office:value-type="float" office:value="7.4" calcext:value-type="float">
            <text:p>7.4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9.9" calcext:value-type="float">
            <text:p>199.9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4.47" calcext:value-type="float">
            <text:p>14.47</text:p>
          </table:table-cell>
          <table:table-cell office:value-type="float" office:value="5.3" calcext:value-type="float">
            <text:p>5.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7.5" calcext:value-type="float">
            <text:p>167.5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739" calcext:value-type="float">
            <text:p>15.739</text:p>
          </table:table-cell>
          <table:table-cell office:value-type="float" office:value="7.8" calcext:value-type="float">
            <text:p>7.8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0.2" calcext:value-type="float">
            <text:p>190.2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3" calcext:value-type="float">
            <text:p>15.213</text:p>
          </table:table-cell>
          <table:table-cell office:value-type="float" office:value="4.4" calcext:value-type="float">
            <text:p>4.4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7.3" calcext:value-type="float">
            <text:p>127.3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46" calcext:value-type="float">
            <text:p>15.446</text:p>
          </table:table-cell>
          <table:table-cell office:value-type="float" office:value="6.7" calcext:value-type="float">
            <text:p>6.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8.6" calcext:value-type="float">
            <text:p>178.6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13" calcext:value-type="float">
            <text:p>15.313</text:p>
          </table:table-cell>
          <table:table-cell office:value-type="float" office:value="5.9" calcext:value-type="float">
            <text:p>5.9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7.2" calcext:value-type="float">
            <text:p>177.2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798" calcext:value-type="float">
            <text:p>15.798</text:p>
          </table:table-cell>
          <table:table-cell office:value-type="float" office:value="5.8" calcext:value-type="float">
            <text:p>5.8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7.9" calcext:value-type="float">
            <text:p>147.9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77" calcext:value-type="float">
            <text:p>15.477</text:p>
          </table:table-cell>
          <table:table-cell office:value-type="float" office:value="5.1" calcext:value-type="float">
            <text:p>5.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1.7" calcext:value-type="float">
            <text:p>141.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1" calcext:value-type="float">
            <text:p>15.021</text:p>
          </table:table-cell>
          <table:table-cell office:value-type="float" office:value="5.8" calcext:value-type="float">
            <text:p>5.8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82" calcext:value-type="float">
            <text:p>15.082</text:p>
          </table:table-cell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92.2" calcext:value-type="float">
            <text:p>192.2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598" calcext:value-type="float">
            <text:p>15.598</text:p>
          </table:table-cell>
          <table:table-cell office:value-type="float" office:value="4.7" calcext:value-type="float">
            <text:p>4.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4.6" calcext:value-type="float">
            <text:p>204.6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6.65" calcext:value-type="float">
            <text:p>6.65</text:p>
          </table:table-cell>
          <table:table-cell office:value-type="float" office:value="3.2" calcext:value-type="float">
            <text:p>3.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2.2" calcext:value-type="float">
            <text:p>172.2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9" calcext:value-type="float">
            <text:p>15.39</text:p>
          </table:table-cell>
          <table:table-cell office:value-type="float" office:value="4.2" calcext:value-type="float">
            <text:p>4.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9" calcext:value-type="float">
            <text:p>159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22" calcext:value-type="float">
            <text:p>15.122</text:p>
          </table:table-cell>
          <table:table-cell office:value-type="float" office:value="5.9" calcext:value-type="float">
            <text:p>5.9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3.5" calcext:value-type="float">
            <text:p>203.5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116" calcext:value-type="float">
            <text:p>15.116</text:p>
          </table:table-cell>
          <table:table-cell office:value-type="float" office:value="6.3" calcext:value-type="float">
            <text:p>6.3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7.2" calcext:value-type="float">
            <text:p>127.2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8" calcext:value-type="float">
            <text:p>15.058</text:p>
          </table:table-cell>
          <table:table-cell office:value-type="float" office:value="5.5" calcext:value-type="float">
            <text:p>5.5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5.8" calcext:value-type="float">
            <text:p>175.8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6.505" calcext:value-type="float">
            <text:p>16.505</text:p>
          </table:table-cell>
          <table:table-cell office:value-type="float" office:value="4.5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4.3" calcext:value-type="float">
            <text:p>154.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42" calcext:value-type="float">
            <text:p>0.42</text:p>
          </table:table-cell>
          <table:table-cell office:value-type="float" office:value="17.388" calcext:value-type="float">
            <text:p>17.388</text:p>
          </table:table-cell>
          <table:table-cell office:value-type="float" office:value="6.8" calcext:value-type="float">
            <text:p>6.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3.5" calcext:value-type="float">
            <text:p>213.5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76" calcext:value-type="float">
            <text:p>14.76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1.4" calcext:value-type="float">
            <text:p>201.4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47" calcext:value-type="float">
            <text:p>15.047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22" calcext:value-type="float">
            <text:p>15.622</text:p>
          </table:table-cell>
          <table:table-cell office:value-type="float" office:value="5.4" calcext:value-type="float">
            <text:p>5.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7.7" calcext:value-type="float">
            <text:p>147.7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36" calcext:value-type="float">
            <text:p>15.236</text:p>
          </table:table-cell>
          <table:table-cell office:value-type="float" office:value="5.9" calcext:value-type="float">
            <text:p>5.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9.3" calcext:value-type="float">
            <text:p>209.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2" calcext:value-type="float">
            <text:p>15.172</text:p>
          </table:table-cell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9.9" calcext:value-type="float">
            <text:p>169.9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5" calcext:value-type="float">
            <text:p>0.015</text:p>
          </table:table-cell>
          <table:table-cell office:value-type="float" office:value="7.702" calcext:value-type="float">
            <text:p>7.702</text:p>
          </table:table-cell>
          <table:table-cell office:value-type="float" office:value="3.4" calcext:value-type="float">
            <text:p>3.4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6.6" calcext:value-type="float">
            <text:p>176.6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5" calcext:value-type="float">
            <text:p>15.155</text:p>
          </table:table-cell>
          <table:table-cell office:value-type="float" office:value="4.7" calcext:value-type="float">
            <text:p>4.7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3.8" calcext:value-type="float">
            <text:p>153.8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" calcext:value-type="float">
            <text:p>0.02</text:p>
          </table:table-cell>
          <table:table-cell office:value-type="float" office:value="15.539" calcext:value-type="float">
            <text:p>15.539</text:p>
          </table:table-cell>
          <table:table-cell office:value-type="float" office:value="5.8" calcext:value-type="float">
            <text:p>5.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2.7" calcext:value-type="float">
            <text:p>182.7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47" calcext:value-type="float">
            <text:p>15.347</text:p>
          </table:table-cell>
          <table:table-cell office:value-type="float" office:value="6.4" calcext:value-type="float">
            <text:p>6.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6.9" calcext:value-type="float">
            <text:p>166.9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194" calcext:value-type="float">
            <text:p>15.194</text:p>
          </table:table-cell>
          <table:table-cell office:value-type="float" office:value="8.1" calcext:value-type="float">
            <text:p>8.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7.5" calcext:value-type="float">
            <text:p>227.5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1.818" calcext:value-type="float">
            <text:p>11.818</text:p>
          </table:table-cell>
          <table:table-cell office:value-type="float" office:value="5.9" calcext:value-type="float">
            <text:p>5.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52" calcext:value-type="float">
            <text:p>15.452</text:p>
          </table:table-cell>
          <table:table-cell office:value-type="float" office:value="8.3" calcext:value-type="float">
            <text:p>8.3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6.1" calcext:value-type="float">
            <text:p>186.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07" calcext:value-type="float">
            <text:p>15.107</text:p>
          </table:table-cell>
          <table:table-cell office:value-type="float" office:value="6.1" calcext:value-type="float">
            <text:p>6.1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36" calcext:value-type="float">
            <text:p>15.036</text:p>
          </table:table-cell>
          <table:table-cell office:value-type="float" office:value="5.3" calcext:value-type="float">
            <text:p>5.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2.6" calcext:value-type="float">
            <text:p>172.6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355" calcext:value-type="float">
            <text:p>13.355</text:p>
          </table:table-cell>
          <table:table-cell office:value-type="float" office:value="7.1" calcext:value-type="float">
            <text:p>7.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0.1" calcext:value-type="float">
            <text:p>200.1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73" calcext:value-type="float">
            <text:p>15.373</text:p>
          </table:table-cell>
          <table:table-cell office:value-type="float" office:value="5.6" calcext:value-type="float">
            <text:p>5.6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9.6" calcext:value-type="float">
            <text:p>129.6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25" calcext:value-type="float">
            <text:p>15.425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0.1" calcext:value-type="float">
            <text:p>140.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291" calcext:value-type="float">
            <text:p>15.291</text:p>
          </table:table-cell>
          <table:table-cell office:value-type="float" office:value="5.9" calcext:value-type="float">
            <text:p>5.9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8.4" calcext:value-type="float">
            <text:p>188.4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04" calcext:value-type="float">
            <text:p>15.604</text:p>
          </table:table-cell>
          <table:table-cell office:value-type="float" office:value="5.5" calcext:value-type="float">
            <text:p>5.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3.1" calcext:value-type="float">
            <text:p>213.1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47" calcext:value-type="float">
            <text:p>15.447</text:p>
          </table:table-cell>
          <table:table-cell office:value-type="float" office:value="7.1" calcext:value-type="float">
            <text:p>7.1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5.1" calcext:value-type="float">
            <text:p>165.1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5.547" calcext:value-type="float">
            <text:p>5.547</text:p>
          </table:table-cell>
          <table:table-cell office:value-type="float" office:value="1.6" calcext:value-type="float">
            <text:p>1.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8.4" calcext:value-type="float">
            <text:p>138.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" calcext:value-type="float">
            <text:p>15.15</text:p>
          </table:table-cell>
          <table:table-cell office:value-type="float" office:value="5.3" calcext:value-type="float">
            <text:p>5.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4.5" calcext:value-type="float">
            <text:p>184.5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99" calcext:value-type="float">
            <text:p>15.699</text:p>
          </table:table-cell>
          <table:table-cell office:value-type="float" office:value="4.8" calcext:value-type="float">
            <text:p>4.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4.2" calcext:value-type="float">
            <text:p>124.2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5" calcext:value-type="float">
            <text:p>15.06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7.1" calcext:value-type="float">
            <text:p>227.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289" calcext:value-type="float">
            <text:p>15.289</text:p>
          </table:table-cell>
          <table:table-cell office:value-type="float" office:value="5.2" calcext:value-type="float">
            <text:p>5.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2" calcext:value-type="float">
            <text:p>172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6" calcext:value-type="float">
            <text:p>0.016</text:p>
          </table:table-cell>
          <table:table-cell office:value-type="float" office:value="15.33" calcext:value-type="float">
            <text:p>15.33</text:p>
          </table:table-cell>
          <table:table-cell office:value-type="float" office:value="7.8" calcext:value-type="float">
            <text:p>7.8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0.3" calcext:value-type="float">
            <text:p>210.3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56" calcext:value-type="float">
            <text:p>0.056</text:p>
          </table:table-cell>
          <table:table-cell office:value-type="float" office:value="12.888" calcext:value-type="float">
            <text:p>12.888</text:p>
          </table:table-cell>
          <table:table-cell office:value-type="float" office:value="6.4" calcext:value-type="float">
            <text:p>6.4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4.2" calcext:value-type="float">
            <text:p>184.2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08" calcext:value-type="float">
            <text:p>15.608</text:p>
          </table:table-cell>
          <table:table-cell office:value-type="float" office:value="6.6" calcext:value-type="float">
            <text:p>6.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4" calcext:value-type="float">
            <text:p>174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26" calcext:value-type="float">
            <text:p>15.026</text:p>
          </table:table-cell>
          <table:table-cell office:value-type="float" office:value="5.2" calcext:value-type="float">
            <text:p>5.2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1.5" calcext:value-type="float">
            <text:p>171.5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2" calcext:value-type="float">
            <text:p>15.382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8.2" calcext:value-type="float">
            <text:p>158.2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1" calcext:value-type="float">
            <text:p>15.131</text:p>
          </table:table-cell>
          <table:table-cell office:value-type="float" office:value="4.7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2.2" calcext:value-type="float">
            <text:p>142.2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7" calcext:value-type="float">
            <text:p>0.017</text:p>
          </table:table-cell>
          <table:table-cell office:value-type="float" office:value="15.256" calcext:value-type="float">
            <text:p>15.256</text:p>
          </table:table-cell>
          <table:table-cell office:value-type="float" office:value="5.7" calcext:value-type="float">
            <text:p>5.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6.2" calcext:value-type="float">
            <text:p>176.2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183" calcext:value-type="float">
            <text:p>0.183</text:p>
          </table:table-cell>
          <table:table-cell office:value-type="float" office:value="15.415" calcext:value-type="float">
            <text:p>15.415</text:p>
          </table:table-cell>
          <table:table-cell office:value-type="float" office:value="5.8" calcext:value-type="float">
            <text:p>5.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6.7" calcext:value-type="float">
            <text:p>126.7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51" calcext:value-type="float">
            <text:p>15.51</text:p>
          </table:table-cell>
          <table:table-cell office:value-type="float" office:value="3.8" calcext:value-type="float">
            <text:p>3.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9.9" calcext:value-type="float">
            <text:p>149.9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23" calcext:value-type="float">
            <text:p>15.423</text:p>
          </table:table-cell>
          <table:table-cell office:value-type="float" office:value="6.2" calcext:value-type="float">
            <text:p>6.2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8.2" calcext:value-type="float">
            <text:p>158.2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01" calcext:value-type="float">
            <text:p>15.201</text:p>
          </table:table-cell>
          <table:table-cell office:value-type="float" office:value="4.3" calcext:value-type="float">
            <text:p>4.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4" calcext:value-type="float">
            <text:p>15.214</text:p>
          </table:table-cell>
          <table:table-cell office:value-type="float" office:value="5.4" calcext:value-type="float">
            <text:p>5.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4" calcext:value-type="float">
            <text:p>204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77" calcext:value-type="float">
            <text:p>12.77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5.8" calcext:value-type="float">
            <text:p>185.8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7.479" calcext:value-type="float">
            <text:p>7.479</text:p>
          </table:table-cell>
          <table:table-cell office:value-type="float" office:value="4.2" calcext:value-type="float">
            <text:p>4.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5.2" calcext:value-type="float">
            <text:p>155.2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1.546" calcext:value-type="float">
            <text:p>11.546</text:p>
          </table:table-cell>
          <table:table-cell office:value-type="float" office:value="3.5" calcext:value-type="float">
            <text:p>3.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7.8" calcext:value-type="float">
            <text:p>157.8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133" calcext:value-type="float">
            <text:p>15.133</text:p>
          </table:table-cell>
          <table:table-cell office:value-type="float" office:value="3.6" calcext:value-type="float">
            <text:p>3.6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9.1" calcext:value-type="float">
            <text:p>99.1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72" calcext:value-type="float">
            <text:p>12.172</text:p>
          </table:table-cell>
          <table:table-cell office:value-type="float" office:value="6.3" calcext:value-type="float">
            <text:p>6.3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1.1" calcext:value-type="float">
            <text:p>201.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39" calcext:value-type="float">
            <text:p>15.239</text:p>
          </table:table-cell>
          <table:table-cell office:value-type="float" office:value="6.3" calcext:value-type="float">
            <text:p>6.3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2.6" calcext:value-type="float">
            <text:p>162.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67" calcext:value-type="float">
            <text:p>15.367</text:p>
          </table:table-cell>
          <table:table-cell office:value-type="float" office:value="4.2" calcext:value-type="float">
            <text:p>4.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7.5" calcext:value-type="float">
            <text:p>157.5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02" calcext:value-type="float">
            <text:p>15.502</text:p>
          </table:table-cell>
          <table:table-cell office:value-type="float" office:value="7.8" calcext:value-type="float">
            <text:p>7.8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91" calcext:value-type="float">
            <text:p>15.491</text:p>
          </table:table-cell>
          <table:table-cell office:value-type="float" office:value="5.3" calcext:value-type="float">
            <text:p>5.3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4" calcext:value-type="float">
            <text:p>174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8" calcext:value-type="float">
            <text:p>15.058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2.6" calcext:value-type="float">
            <text:p>172.6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55" calcext:value-type="float">
            <text:p>15.355</text:p>
          </table:table-cell>
          <table:table-cell office:value-type="float" office:value="8.3" calcext:value-type="float">
            <text:p>8.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0.4" calcext:value-type="float">
            <text:p>220.4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04" calcext:value-type="float">
            <text:p>15.604</text:p>
          </table:table-cell>
          <table:table-cell office:value-type="float" office:value="4.6" calcext:value-type="float">
            <text:p>4.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3.1" calcext:value-type="float">
            <text:p>153.1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98" calcext:value-type="float">
            <text:p>15.198</text:p>
          </table:table-cell>
          <table:table-cell office:value-type="float" office:value="5.9" calcext:value-type="float">
            <text:p>5.9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5.8" calcext:value-type="float">
            <text:p>185.8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502" calcext:value-type="float">
            <text:p>15.502</text:p>
          </table:table-cell>
          <table:table-cell office:value-type="float" office:value="4.4" calcext:value-type="float">
            <text:p>4.4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9.1" calcext:value-type="float">
            <text:p>179.1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995" calcext:value-type="float">
            <text:p>15.995</text:p>
          </table:table-cell>
          <table:table-cell office:value-type="float" office:value="6.9" calcext:value-type="float">
            <text:p>6.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3.2" calcext:value-type="float">
            <text:p>173.2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5" calcext:value-type="float">
            <text:p>0.025</text:p>
          </table:table-cell>
          <table:table-cell office:value-type="float" office:value="14.586" calcext:value-type="float">
            <text:p>14.586</text:p>
          </table:table-cell>
          <table:table-cell office:value-type="float" office:value="4.4" calcext:value-type="float">
            <text:p>4.4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1.6" calcext:value-type="float">
            <text:p>181.6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1" calcext:value-type="float">
            <text:p>15.16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0.7" calcext:value-type="float">
            <text:p>190.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03" calcext:value-type="float">
            <text:p>15.603</text:p>
          </table:table-cell>
          <table:table-cell office:value-type="float" office:value="4.5" calcext:value-type="float">
            <text:p>4.5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5.5" calcext:value-type="float">
            <text:p>185.5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59" calcext:value-type="float">
            <text:p>15.259</text:p>
          </table:table-cell>
          <table:table-cell office:value-type="float" office:value="4.8" calcext:value-type="float">
            <text:p>4.8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4.3" calcext:value-type="float">
            <text:p>164.3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47" calcext:value-type="float">
            <text:p>0.047</text:p>
          </table:table-cell>
          <table:table-cell office:value-type="float" office:value="15.066" calcext:value-type="float">
            <text:p>15.066</text:p>
          </table:table-cell>
          <table:table-cell office:value-type="float" office:value="5.4" calcext:value-type="float">
            <text:p>5.4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6.6" calcext:value-type="float">
            <text:p>156.6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03" calcext:value-type="float">
            <text:p>15.203</text:p>
          </table:table-cell>
          <table:table-cell office:value-type="float" office:value="4.6" calcext:value-type="float">
            <text:p>4.6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6.4" calcext:value-type="float">
            <text:p>196.4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" calcext:value-type="float">
            <text:p>15.4</text:p>
          </table:table-cell>
          <table:table-cell office:value-type="float" office:value="7.4" calcext:value-type="float">
            <text:p>7.4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9.2" calcext:value-type="float">
            <text:p>129.2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42" calcext:value-type="float">
            <text:p>15.242</text:p>
          </table:table-cell>
          <table:table-cell office:value-type="float" office:value="5.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1.3" calcext:value-type="float">
            <text:p>181.3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636" calcext:value-type="float">
            <text:p>0.636</text:p>
          </table:table-cell>
          <table:table-cell office:value-type="float" office:value="15.118" calcext:value-type="float">
            <text:p>15.118</text:p>
          </table:table-cell>
          <table:table-cell office:value-type="float" office:value="5.6" calcext:value-type="float">
            <text:p>5.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0.8" calcext:value-type="float">
            <text:p>170.8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04" calcext:value-type="float">
            <text:p>15.204</text:p>
          </table:table-cell>
          <table:table-cell office:value-type="float" office:value="7.2" calcext:value-type="float">
            <text:p>7.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8.6" calcext:value-type="float">
            <text:p>168.6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7.461" calcext:value-type="float">
            <text:p>7.461</text:p>
          </table:table-cell>
          <table:table-cell office:value-type="float" office:value="3.6" calcext:value-type="float">
            <text:p>3.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61.3" calcext:value-type="float">
            <text:p>161.3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2" calcext:value-type="float">
            <text:p>15.02</text:p>
          </table:table-cell>
          <table:table-cell office:value-type="float" office:value="3.5" calcext:value-type="float">
            <text:p>3.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1.5" calcext:value-type="float">
            <text:p>121.5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72" calcext:value-type="float">
            <text:p>15.172</text:p>
          </table:table-cell>
          <table:table-cell office:value-type="float" office:value="5.7" calcext:value-type="float">
            <text:p>5.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5.5" calcext:value-type="float">
            <text:p>175.5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41" calcext:value-type="float">
            <text:p>15.541</text:p>
          </table:table-cell>
          <table:table-cell office:value-type="float" office:value="7.8" calcext:value-type="float">
            <text:p>7.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1" calcext:value-type="float">
            <text:p>15.41</text:p>
          </table:table-cell>
          <table:table-cell office:value-type="float" office:value="5.9" calcext:value-type="float">
            <text:p>5.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5.4" calcext:value-type="float">
            <text:p>195.4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number-columns-repeated="5"/>
          <table:table-cell table:formula="of:=AVERAGE([.F105:.F204])" office:value-type="float" office:value="22.47" calcext:value-type="float">
            <text:p>22.47</text:p>
          </table:table-cell>
          <table:table-cell table:number-columns-repeated="3"/>
          <table:table-cell table:formula="of:=AVERAGE([.J105:.J204])" office:value-type="float" office:value="369.22" calcext:value-type="float">
            <text:p>369.22</text:p>
          </table:table-cell>
          <table:table-cell table:formula="of:=AVERAGE([.K105:.K204])" office:value-type="float" office:value="0.4" calcext:value-type="float">
            <text:p>0.4</text:p>
          </table:table-cell>
          <table:table-cell table:number-columns-repeated="245"/>
        </table:table-row>
        <table:table-row table:style-name="ro1" table:number-rows-repeated="6533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TileTurnover-vs-MaxScore'.$A$1" table:expression="#REF!"/>
          <table:named-expression table:name="Sheet_Title" table:base-cell-address="$'TileTurnover-vs-MaxScore'.$A$1" table:expression="&quot;TileTurnover-vs-MaxScore&quot;"/>
        </table:named-expressions>
      </table:table>
      <table:table table:name="UseBonusSquares-vsMaxScore" table:style-name="ta7">
        <office:forms form:automatic-focus="false" form:apply-design-mode="false"/>
        <table:table-column table:style-name="co1" table:default-cell-style-name="ce1"/>
        <table:table-column table:style-name="co20" table:default-cell-style-name="ce1"/>
        <table:table-column table:style-name="co10" table:default-cell-style-name="ce1"/>
        <table:table-column table:style-name="co1" table:number-columns-repeated="9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242" table:default-cell-style-name="ce1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min-move-time</text:p>
          </table:table-cell>
          <table:table-cell office:value-type="string" calcext:value-type="string">
            <text:p>max-move-time</text:p>
          </table:table-cell>
          <table:table-cell office:value-type="string" calcext:value-type="string">
            <text:p>avg-move-time</text:p>
          </table:table-cell>
          <table:table-cell office:value-type="string" calcext:value-type="string">
            <text:p>max-move-score</text:p>
          </table:table-cell>
          <table:table-cell office:value-type="string" calcext:value-type="string">
            <text:p>avg-move-score</text:p>
          </table:table-cell>
          <table:table-cell office:value-type="string" calcext:value-type="string">
            <text:p>avg-word-length</text:p>
          </table:table-cell>
          <table:table-cell office:value-type="string" calcext:value-type="string">
            <text:p>num-moves</text:p>
          </table:table-cell>
          <table:table-cell office:value-type="string" calcext:value-type="string">
            <text:p>game-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<text:span text:style-name="T1">t-test</text:span>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6" calcext:value-type="float">
            <text:p>15.156</text:p>
          </table:table-cell>
          <table:table-cell office:value-type="float" office:value="4.9" calcext:value-type="float">
            <text:p>4.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3.3" calcext:value-type="float">
            <text:p>213.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" calcext:value-type="float">
            <text:p>15.04</text:p>
          </table:table-cell>
          <table:table-cell office:value-type="float" office:value="3.6" calcext:value-type="float">
            <text:p>3.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4.2" calcext:value-type="float">
            <text:p>154.2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.5" calcext:value-type="float">
            <text:p>0.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7" calcext:value-type="float">
            <text:p>15.137</text:p>
          </table:table-cell>
          <table:table-cell office:value-type="float" office:value="8.3" calcext:value-type="float">
            <text:p>8.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3.1" calcext:value-type="float">
            <text:p>203.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87" calcext:value-type="float">
            <text:p>15.187</text:p>
          </table:table-cell>
          <table:table-cell office:value-type="float" office:value="7.6" calcext:value-type="float">
            <text:p>7.6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9.8" calcext:value-type="float">
            <text:p>199.8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an</text:p>
          </table:table-cell>
          <table:table-cell table:formula="of:=AVERAGE([$'UseBonusSquares-vsMaxScore'.$F$104:.$F$203])" office:value-type="float" office:value="23.71" calcext:value-type="float">
            <text:p>23.71</text:p>
          </table:table-cell>
          <table:table-cell table:formula="of:=AVERAGE([$'UseBonusSquares-vsMaxScore'.$F$2:.$F$101])" office:value-type="float" office:value="23.53" calcext:value-type="float">
            <text:p>23.5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6.66" calcext:value-type="float">
            <text:p>16.66</text:p>
          </table:table-cell>
          <table:table-cell office:value-type="float" office:value="9.6" calcext:value-type="float">
            <text:p>9.6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3.8" calcext:value-type="float">
            <text:p>223.8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nce</text:p>
          </table:table-cell>
          <table:table-cell table:formula="of:=VAR([$'UseBonusSquares-vsMaxScore'.$F$104:.$F$203])" office:value-type="float" office:value="17.6423232323232" calcext:value-type="float">
            <text:p>17.6423232323232</text:p>
          </table:table-cell>
          <table:table-cell table:formula="of:=VAR([$'UseBonusSquares-vsMaxScore'.$F$2:.$F$101])" office:value-type="float" office:value="19.2617171717172" calcext:value-type="float">
            <text:p>19.261717171717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14" calcext:value-type="float">
            <text:p>15.414</text:p>
          </table:table-cell>
          <table:table-cell office:value-type="float" office:value="3.8" calcext:value-type="float">
            <text:p>3.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8.6" calcext:value-type="float">
            <text:p>138.6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UseBonusSquares-vsMaxScore'.$F$104:.$F$203])" office:value-type="float" office:value="100" calcext:value-type="float">
            <text:p>100</text:p>
          </table:table-cell>
          <table:table-cell table:formula="of:=COUNT([$'UseBonusSquares-vsMaxScore'.$F$2:.$F$101])" office:value-type="float" office:value="100" calcext:value-type="float">
            <text:p>100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91" calcext:value-type="float">
            <text:p>15.891</text:p>
          </table:table-cell>
          <table:table-cell office:value-type="float" office:value="7.6" calcext:value-type="float">
            <text:p>7.6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4.1" calcext:value-type="float">
            <text:p>244.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UseBonusSquares-vsMaxScore'.$F$104:.$F$203];[$'UseBonusSquares-vsMaxScore'.$F$2:.$F$101])" office:value-type="float" office:value="0.377191026537285" calcext:value-type="float">
            <text:p>0.3771910265373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9" calcext:value-type="float">
            <text:p>0.009</text:p>
          </table:table-cell>
          <table:table-cell office:value-type="float" office:value="17.533" calcext:value-type="float">
            <text:p>17.533</text:p>
          </table:table-cell>
          <table:table-cell office:value-type="float" office:value="8.1" calcext:value-type="float">
            <text:p>8.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3" calcext:value-type="float">
            <text:p>223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UseBonusSquares-vsMaxScore'.$F$104:.$F$203]); 1; 0) * IF(ISNUMBER([$'UseBonusSquares-vsMaxScore'.$F$2:.$F$101]); 1; 0)); [$'UseBonusSquares-vsMaxScore'.$F$104:.$F$203] - [$'UseBonusSquares-vsMaxScore'.$F$2:.$F$101]; &quot;NA&quot;))" office:value-type="float" office:value="0.18" calcext:value-type="float">
            <text:p>0.18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42" calcext:value-type="float">
            <text:p>15.442</text:p>
          </table:table-cell>
          <table:table-cell office:value-type="float" office:value="5.4" calcext:value-type="float">
            <text:p>5.4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6.8" calcext:value-type="float">
            <text:p>196.8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UseBonusSquares-vsMaxScore'.$F$104:.$F$203]); 1; 0) * IF(ISNUMBER([$'UseBonusSquares-vsMaxScore'.$F$2:.$F$101]); 1; 0)); [$'UseBonusSquares-vsMaxScore'.$F$104:.$F$203] - [$'UseBonusSquares-vsMaxScore'.$F$2:.$F$101]; &quot;NA&quot;))" office:value-type="float" office:value="22.9975757575758" calcext:value-type="float">
            <text:p>22.9975757575758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9.104" calcext:value-type="float">
            <text:p>19.104</text:p>
          </table:table-cell>
          <table:table-cell office:value-type="float" office:value="5.9" calcext:value-type="float">
            <text:p>5.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1.7" calcext:value-type="float">
            <text:p>181.7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UseBonusSquares-vsMaxScore'.$F$104:.$F$203]); 1; 0) * IF(ISNUMBER([$'UseBonusSquares-vsMaxScore'.$F$2:.$F$101]); 1; 0)) - 1" office:value-type="float" office:value="99" calcext:value-type="float">
            <text:p>9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6.567" calcext:value-type="float">
            <text:p>16.567</text:p>
          </table:table-cell>
          <table:table-cell office:value-type="float" office:value="6.3" calcext:value-type="float">
            <text:p>6.3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9.6" calcext:value-type="float">
            <text:p>229.6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Stat</text:p>
          </table:table-cell>
          <table:table-cell table:formula="of:=([$'UseBonusSquares-vsMaxScore'.$N$9] - [$'UseBonusSquares-vsMaxScore'.$N$3]) / ([$'UseBonusSquares-vsMaxScore'.$N$10] / ( [$'UseBonusSquares-vsMaxScore'.$N$11] + 1)) ^ 0.5" office:value-type="float" office:value="-0.66728129224885" calcext:value-type="float">
            <text:p>-0.667281292248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92" calcext:value-type="float">
            <text:p>15.592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UseBonusSquares-vsMaxScore'.$N$12]); [$'UseBonusSquares-vsMaxScore'.$N$11]; 1)" office:value-type="float" office:value="0.253072439079873" calcext:value-type="float">
            <text:p>0.253072439079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273" calcext:value-type="float">
            <text:p>15.27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7.6" calcext:value-type="float">
            <text:p>177.6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UseBonusSquares-vsMaxScore'.$N$2]; [$'UseBonusSquares-vsMaxScore'.$N$11])" office:value-type="float" office:value="1.66039115601699" calcext:value-type="float">
            <text:p>1.66039115601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15" calcext:value-type="float">
            <text:p>0.015</text:p>
          </table:table-cell>
          <table:table-cell office:value-type="float" office:value="16.291" calcext:value-type="float">
            <text:p>16.291</text:p>
          </table:table-cell>
          <table:table-cell office:value-type="float" office:value="10.3" calcext:value-type="float">
            <text:p>10.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1.6" calcext:value-type="float">
            <text:p>211.6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'UseBonusSquares-vsMaxScore'.$N$12]); [$'UseBonusSquares-vsMaxScore'.$N$11]; 2)" office:value-type="float" office:value="0.506144878159746" calcext:value-type="float">
            <text:p>0.506144878159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6.774" calcext:value-type="float">
            <text:p>16.774</text:p>
          </table:table-cell>
          <table:table-cell office:value-type="float" office:value="9.7" calcext:value-type="float">
            <text:p>9.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2.9" calcext:value-type="float">
            <text:p>242.9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'UseBonusSquares-vsMaxScore'.$N$2]; [$'UseBonusSquares-vsMaxScore'.$N$11])" office:value-type="float" office:value="1.98421695158642" calcext:value-type="float">
            <text:p>1.984216951586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86" calcext:value-type="float">
            <text:p>15.386</text:p>
          </table:table-cell>
          <table:table-cell office:value-type="float" office:value="6.6" calcext:value-type="float">
            <text:p>6.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9.6" calcext:value-type="float">
            <text:p>169.6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0.359" calcext:value-type="float">
            <text:p>10.359</text:p>
          </table:table-cell>
          <table:table-cell office:value-type="float" office:value="3.7" calcext:value-type="float">
            <text:p>3.7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9.6" calcext:value-type="float">
            <text:p>179.6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1.652" calcext:value-type="float">
            <text:p>11.652</text:p>
          </table:table-cell>
          <table:table-cell office:value-type="float" office:value="5.5" calcext:value-type="float">
            <text:p>5.5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5.7" calcext:value-type="float">
            <text:p>245.7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009" calcext:value-type="float">
            <text:p>13.009</text:p>
          </table:table-cell>
          <table:table-cell office:value-type="float" office:value="4.7" calcext:value-type="float">
            <text:p>4.7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1.2" calcext:value-type="float">
            <text:p>181.2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6" calcext:value-type="float">
            <text:p>15.156</text:p>
          </table:table-cell>
          <table:table-cell office:value-type="float" office:value="5.4" calcext:value-type="float">
            <text:p>5.4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3.7" calcext:value-type="float">
            <text:p>113.7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827" calcext:value-type="float">
            <text:p>0.827</text:p>
          </table:table-cell>
          <table:table-cell office:value-type="float" office:value="15.229" calcext:value-type="float">
            <text:p>15.229</text:p>
          </table:table-cell>
          <table:table-cell office:value-type="float" office:value="8.2" calcext:value-type="float">
            <text:p>8.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9.7" calcext:value-type="float">
            <text:p>239.7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27" calcext:value-type="float">
            <text:p>15.427</text:p>
          </table:table-cell>
          <table:table-cell office:value-type="float" office:value="9.6" calcext:value-type="float">
            <text:p>9.6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9.4" calcext:value-type="float">
            <text:p>239.4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29" calcext:value-type="float">
            <text:p>0.029</text:p>
          </table:table-cell>
          <table:table-cell office:value-type="float" office:value="15.037" calcext:value-type="float">
            <text:p>15.037</text:p>
          </table:table-cell>
          <table:table-cell office:value-type="float" office:value="6.1" calcext:value-type="float">
            <text:p>6.1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8.5" calcext:value-type="float">
            <text:p>148.5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249" calcext:value-type="float">
            <text:p>0.249</text:p>
          </table:table-cell>
          <table:table-cell office:value-type="float" office:value="15.19" calcext:value-type="float">
            <text:p>15.19</text:p>
          </table:table-cell>
          <table:table-cell office:value-type="float" office:value="8.2" calcext:value-type="float">
            <text:p>8.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1.8" calcext:value-type="float">
            <text:p>181.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28" calcext:value-type="float">
            <text:p>15.228</text:p>
          </table:table-cell>
          <table:table-cell office:value-type="float" office:value="4.5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8" calcext:value-type="float">
            <text:p>168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41" calcext:value-type="float">
            <text:p>15.341</text:p>
          </table:table-cell>
          <table:table-cell office:value-type="float" office:value="6.2" calcext:value-type="float">
            <text:p>6.2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5.6" calcext:value-type="float">
            <text:p>135.6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3" calcext:value-type="float">
            <text:p>15.383</text:p>
          </table:table-cell>
          <table:table-cell office:value-type="float" office:value="5.2" calcext:value-type="float">
            <text:p>5.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1.9" calcext:value-type="float">
            <text:p>171.9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2.483" calcext:value-type="float">
            <text:p>12.483</text:p>
          </table:table-cell>
          <table:table-cell office:value-type="float" office:value="4.4" calcext:value-type="float">
            <text:p>4.4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2.9" calcext:value-type="float">
            <text:p>162.9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79" calcext:value-type="float">
            <text:p>15.079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8.9" calcext:value-type="float">
            <text:p>178.9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93" calcext:value-type="float">
            <text:p>15.293</text:p>
          </table:table-cell>
          <table:table-cell office:value-type="float" office:value="10.1" calcext:value-type="float">
            <text:p>10.1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62.6" calcext:value-type="float">
            <text:p>262.6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5.054" calcext:value-type="float">
            <text:p>15.054</text:p>
          </table:table-cell>
          <table:table-cell office:value-type="float" office:value="4.9" calcext:value-type="float">
            <text:p>4.9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2.4" calcext:value-type="float">
            <text:p>202.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75" calcext:value-type="float">
            <text:p>15.275</text:p>
          </table:table-cell>
          <table:table-cell office:value-type="float" office:value="6.1" calcext:value-type="float">
            <text:p>6.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9.9" calcext:value-type="float">
            <text:p>189.9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72" calcext:value-type="float">
            <text:p>15.472</text:p>
          </table:table-cell>
          <table:table-cell office:value-type="float" office:value="6.2" calcext:value-type="float">
            <text:p>6.2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5.7" calcext:value-type="float">
            <text:p>195.7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15" calcext:value-type="float">
            <text:p>15.415</text:p>
          </table:table-cell>
          <table:table-cell office:value-type="float" office:value="3.6" calcext:value-type="float">
            <text:p>3.6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1.6" calcext:value-type="float">
            <text:p>151.6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6.078" calcext:value-type="float">
            <text:p>16.078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4.5" calcext:value-type="float">
            <text:p>174.5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7.19" calcext:value-type="float">
            <text:p>7.19</text:p>
          </table:table-cell>
          <table:table-cell office:value-type="float" office:value="2.7" calcext:value-type="float">
            <text:p>2.7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9.6" calcext:value-type="float">
            <text:p>149.6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2" calcext:value-type="float">
            <text:p>15.092</text:p>
          </table:table-cell>
          <table:table-cell office:value-type="float" office:value="6.4" calcext:value-type="float">
            <text:p>6.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0.2" calcext:value-type="float">
            <text:p>150.2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4" calcext:value-type="float">
            <text:p>15.05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0.3" calcext:value-type="float">
            <text:p>130.3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7" calcext:value-type="float">
            <text:p>15.057</text:p>
          </table:table-cell>
          <table:table-cell office:value-type="float" office:value="4.7" calcext:value-type="float">
            <text:p>4.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4.9" calcext:value-type="float">
            <text:p>164.9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577" calcext:value-type="float">
            <text:p>12.577</text:p>
          </table:table-cell>
          <table:table-cell office:value-type="float" office:value="4.8" calcext:value-type="float">
            <text:p>4.8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95" calcext:value-type="float">
            <text:p>15.395</text:p>
          </table:table-cell>
          <table:table-cell office:value-type="float" office:value="7.4" calcext:value-type="float">
            <text:p>7.4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5.6" calcext:value-type="float">
            <text:p>175.6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1.771" calcext:value-type="float">
            <text:p>11.771</text:p>
          </table:table-cell>
          <table:table-cell office:value-type="float" office:value="3.8" calcext:value-type="float">
            <text:p>3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8.2" calcext:value-type="float">
            <text:p>158.2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073" calcext:value-type="float">
            <text:p>13.073</text:p>
          </table:table-cell>
          <table:table-cell office:value-type="float" office:value="3.2" calcext:value-type="float">
            <text:p>3.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5.7" calcext:value-type="float">
            <text:p>145.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03" calcext:value-type="float">
            <text:p>15.03</text:p>
          </table:table-cell>
          <table:table-cell office:value-type="float" office:value="4.7" calcext:value-type="float">
            <text:p>4.7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8.9" calcext:value-type="float">
            <text:p>158.9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2.408" calcext:value-type="float">
            <text:p>12.408</text:p>
          </table:table-cell>
          <table:table-cell office:value-type="float" office:value="3.4" calcext:value-type="float">
            <text:p>3.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1.5" calcext:value-type="float">
            <text:p>141.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79" calcext:value-type="float">
            <text:p>15.279</text:p>
          </table:table-cell>
          <table:table-cell office:value-type="float" office:value="5.4" calcext:value-type="float">
            <text:p>5.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5.1" calcext:value-type="float">
            <text:p>175.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5" calcext:value-type="float">
            <text:p>15.025</text:p>
          </table:table-cell>
          <table:table-cell office:value-type="float" office:value="4.6" calcext:value-type="float">
            <text:p>4.6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7.8" calcext:value-type="float">
            <text:p>147.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1.627" calcext:value-type="float">
            <text:p>1.627</text:p>
          </table:table-cell>
          <table:table-cell office:value-type="float" office:value="13.146" calcext:value-type="float">
            <text:p>13.146</text:p>
          </table:table-cell>
          <table:table-cell office:value-type="float" office:value="5.3" calcext:value-type="float">
            <text:p>5.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1.8" calcext:value-type="float">
            <text:p>201.8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094" calcext:value-type="float">
            <text:p>14.094</text:p>
          </table:table-cell>
          <table:table-cell office:value-type="float" office:value="4.9" calcext:value-type="float">
            <text:p>4.9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4.4" calcext:value-type="float">
            <text:p>164.4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902" calcext:value-type="float">
            <text:p>12.902</text:p>
          </table:table-cell>
          <table:table-cell office:value-type="float" office:value="5.8" calcext:value-type="float">
            <text:p>5.8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3.9" calcext:value-type="float">
            <text:p>233.9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3" calcext:value-type="float">
            <text:p>15.013</text:p>
          </table:table-cell>
          <table:table-cell office:value-type="float" office:value="5.7" calcext:value-type="float">
            <text:p>5.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6.3" calcext:value-type="float">
            <text:p>216.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6.003" calcext:value-type="float">
            <text:p>16.003</text:p>
          </table:table-cell>
          <table:table-cell office:value-type="float" office:value="7.7" calcext:value-type="float">
            <text:p>7.7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3.8" calcext:value-type="float">
            <text:p>233.8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2.238" calcext:value-type="float">
            <text:p>12.238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3.7" calcext:value-type="float">
            <text:p>153.7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78" calcext:value-type="float">
            <text:p>15.378</text:p>
          </table:table-cell>
          <table:table-cell office:value-type="float" office:value="5.3" calcext:value-type="float">
            <text:p>5.3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4.5" calcext:value-type="float">
            <text:p>174.5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9" calcext:value-type="float">
            <text:p>15.079</text:p>
          </table:table-cell>
          <table:table-cell office:value-type="float" office:value="4.9" calcext:value-type="float">
            <text:p>4.9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7.439" calcext:value-type="float">
            <text:p>17.439</text:p>
          </table:table-cell>
          <table:table-cell office:value-type="float" office:value="6.3" calcext:value-type="float">
            <text:p>6.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4.8" calcext:value-type="float">
            <text:p>184.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048" calcext:value-type="float">
            <text:p>14.048</text:p>
          </table:table-cell>
          <table:table-cell office:value-type="float" office:value="5.5" calcext:value-type="float">
            <text:p>5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7.7" calcext:value-type="float">
            <text:p>177.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21" calcext:value-type="float">
            <text:p>0.021</text:p>
          </table:table-cell>
          <table:table-cell office:value-type="float" office:value="15.264" calcext:value-type="float">
            <text:p>15.264</text:p>
          </table:table-cell>
          <table:table-cell office:value-type="float" office:value="4.9" calcext:value-type="float">
            <text:p>4.9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4.3" calcext:value-type="float">
            <text:p>164.3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714" calcext:value-type="float">
            <text:p>15.714</text:p>
          </table:table-cell>
          <table:table-cell office:value-type="float" office:value="7.8" calcext:value-type="float">
            <text:p>7.8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1.4" calcext:value-type="float">
            <text:p>201.4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11" calcext:value-type="float">
            <text:p>15.211</text:p>
          </table:table-cell>
          <table:table-cell office:value-type="float" office:value="7.3" calcext:value-type="float">
            <text:p>7.3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8.5" calcext:value-type="float">
            <text:p>168.5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9.562" calcext:value-type="float">
            <text:p>9.562</text:p>
          </table:table-cell>
          <table:table-cell office:value-type="float" office:value="3.8" calcext:value-type="float">
            <text:p>3.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0.5" calcext:value-type="float">
            <text:p>170.5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06" calcext:value-type="float">
            <text:p>15.006</text:p>
          </table:table-cell>
          <table:table-cell office:value-type="float" office:value="4.7" calcext:value-type="float">
            <text:p>4.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27" calcext:value-type="float">
            <text:p>15.327</text:p>
          </table:table-cell>
          <table:table-cell office:value-type="float" office:value="5.5" calcext:value-type="float">
            <text:p>5.5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47" calcext:value-type="float">
            <text:p>12.47</text:p>
          </table:table-cell>
          <table:table-cell office:value-type="float" office:value="3.3" calcext:value-type="float">
            <text:p>3.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5.4" calcext:value-type="float">
            <text:p>185.4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55" calcext:value-type="float">
            <text:p>15.455</text:p>
          </table:table-cell>
          <table:table-cell office:value-type="float" office:value="7.8" calcext:value-type="float">
            <text:p>7.8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8.8" calcext:value-type="float">
            <text:p>158.8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601" calcext:value-type="float">
            <text:p>15.601</text:p>
          </table:table-cell>
          <table:table-cell office:value-type="float" office:value="7.5" calcext:value-type="float">
            <text:p>7.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3.3" calcext:value-type="float">
            <text:p>213.3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8" calcext:value-type="float">
            <text:p>15.018</text:p>
          </table:table-cell>
          <table:table-cell office:value-type="float" office:value="6.2" calcext:value-type="float">
            <text:p>6.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0.9" calcext:value-type="float">
            <text:p>230.9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6.764" calcext:value-type="float">
            <text:p>6.764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9.5" calcext:value-type="float">
            <text:p>149.5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744" calcext:value-type="float">
            <text:p>15.744</text:p>
          </table:table-cell>
          <table:table-cell office:value-type="float" office:value="7.1" calcext:value-type="float">
            <text:p>7.1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5.5" calcext:value-type="float">
            <text:p>165.5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731" calcext:value-type="float">
            <text:p>0.731</text:p>
          </table:table-cell>
          <table:table-cell office:value-type="float" office:value="15.063" calcext:value-type="float">
            <text:p>15.063</text:p>
          </table:table-cell>
          <table:table-cell office:value-type="float" office:value="9.2" calcext:value-type="float">
            <text:p>9.2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7.7" calcext:value-type="float">
            <text:p>177.7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3.08" calcext:value-type="float">
            <text:p>13.08</text:p>
          </table:table-cell>
          <table:table-cell office:value-type="float" office:value="4.7" calcext:value-type="float">
            <text:p>4.7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4.2" calcext:value-type="float">
            <text:p>154.2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6.05" calcext:value-type="float">
            <text:p>16.05</text:p>
          </table:table-cell>
          <table:table-cell office:value-type="float" office:value="6.8" calcext:value-type="float">
            <text:p>6.8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5.6" calcext:value-type="float">
            <text:p>215.6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228" calcext:value-type="float">
            <text:p>15.228</text:p>
          </table:table-cell>
          <table:table-cell office:value-type="float" office:value="4.4" calcext:value-type="float">
            <text:p>4.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0.6" calcext:value-type="float">
            <text:p>150.6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1.6" calcext:value-type="float">
            <text:p>11.6</text:p>
          </table:table-cell>
          <table:table-cell office:value-type="float" office:value="4.2" calcext:value-type="float">
            <text:p>4.2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8.6" calcext:value-type="float">
            <text:p>168.6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2.996" calcext:value-type="float">
            <text:p>2.996</text:p>
          </table:table-cell>
          <table:table-cell office:value-type="float" office:value="1.6" calcext:value-type="float">
            <text:p>1.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34" calcext:value-type="float">
            <text:p>15.134</text:p>
          </table:table-cell>
          <table:table-cell office:value-type="float" office:value="5.5" calcext:value-type="float">
            <text:p>5.5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6" calcext:value-type="float">
            <text:p>15.36</text:p>
          </table:table-cell>
          <table:table-cell office:value-type="float" office:value="5.3" calcext:value-type="float">
            <text:p>5.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814" calcext:value-type="float">
            <text:p>16.814</text:p>
          </table:table-cell>
          <table:table-cell office:value-type="float" office:value="4.3" calcext:value-type="float">
            <text:p>4.3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5.4" calcext:value-type="float">
            <text:p>195.4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018" calcext:value-type="float">
            <text:p>15.018</text:p>
          </table:table-cell>
          <table:table-cell office:value-type="float" office:value="5.5" calcext:value-type="float">
            <text:p>5.5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1.5" calcext:value-type="float">
            <text:p>171.5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53" calcext:value-type="float">
            <text:p>0.53</text:p>
          </table:table-cell>
          <table:table-cell office:value-type="float" office:value="15.098" calcext:value-type="float">
            <text:p>15.098</text:p>
          </table:table-cell>
          <table:table-cell office:value-type="float" office:value="4.6" calcext:value-type="float">
            <text:p>4.6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8.2" calcext:value-type="float">
            <text:p>188.2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011" calcext:value-type="float">
            <text:p>15.011</text:p>
          </table:table-cell>
          <table:table-cell office:value-type="float" office:value="5.1" calcext:value-type="float">
            <text:p>5.1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3.6" calcext:value-type="float">
            <text:p>143.6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" calcext:value-type="float">
            <text:p>15.02</text:p>
          </table:table-cell>
          <table:table-cell office:value-type="float" office:value="3.7" calcext:value-type="float">
            <text:p>3.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8.1" calcext:value-type="float">
            <text:p>148.1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22" calcext:value-type="float">
            <text:p>0.022</text:p>
          </table:table-cell>
          <table:table-cell office:value-type="float" office:value="6.133" calcext:value-type="float">
            <text:p>6.13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0.4" calcext:value-type="float">
            <text:p>140.4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57" calcext:value-type="float">
            <text:p>15.457</text:p>
          </table:table-cell>
          <table:table-cell office:value-type="float" office:value="5.3" calcext:value-type="float">
            <text:p>5.3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9.8" calcext:value-type="float">
            <text:p>189.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9" calcext:value-type="float">
            <text:p>15.179</text:p>
          </table:table-cell>
          <table:table-cell office:value-type="float" office:value="4.4" calcext:value-type="float">
            <text:p>4.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0.6" calcext:value-type="float">
            <text:p>160.6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38" calcext:value-type="float">
            <text:p>15.13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3.6" calcext:value-type="float">
            <text:p>153.6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" calcext:value-type="float">
            <text:p>15.11</text:p>
          </table:table-cell>
          <table:table-cell office:value-type="float" office:value="7.1" calcext:value-type="float">
            <text:p>7.1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0.9" calcext:value-type="float">
            <text:p>180.9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597" calcext:value-type="float">
            <text:p>0.597</text:p>
          </table:table-cell>
          <table:table-cell office:value-type="float" office:value="17.53" calcext:value-type="float">
            <text:p>17.53</text:p>
          </table:table-cell>
          <table:table-cell office:value-type="float" office:value="8.5" calcext:value-type="float">
            <text:p>8.5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5.9" calcext:value-type="float">
            <text:p>175.9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665" calcext:value-type="float">
            <text:p>14.665</text:p>
          </table:table-cell>
          <table:table-cell office:value-type="float" office:value="4.6" calcext:value-type="float">
            <text:p>4.6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8.7" calcext:value-type="float">
            <text:p>148.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93" calcext:value-type="float">
            <text:p>15.293</text:p>
          </table:table-cell>
          <table:table-cell office:value-type="float" office:value="5.7" calcext:value-type="float">
            <text:p>5.7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978" calcext:value-type="float">
            <text:p>16.978</text:p>
          </table:table-cell>
          <table:table-cell office:value-type="float" office:value="7.8" calcext:value-type="float">
            <text:p>7.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2.9" calcext:value-type="float">
            <text:p>182.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13" calcext:value-type="float">
            <text:p>15.013</text:p>
          </table:table-cell>
          <table:table-cell office:value-type="float" office:value="4.9" calcext:value-type="float">
            <text:p>4.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319" calcext:value-type="float">
            <text:p>13.319</text:p>
          </table:table-cell>
          <table:table-cell office:value-type="float" office:value="5.8" calcext:value-type="float">
            <text:p>5.8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6.3" calcext:value-type="float">
            <text:p>196.3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15" calcext:value-type="float">
            <text:p>0.015</text:p>
          </table:table-cell>
          <table:table-cell office:value-type="float" office:value="9.712" calcext:value-type="float">
            <text:p>9.712</text:p>
          </table:table-cell>
          <table:table-cell office:value-type="float" office:value="3.4" calcext:value-type="float">
            <text:p>3.4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1.1" calcext:value-type="float">
            <text:p>131.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07" calcext:value-type="float">
            <text:p>15.007</text:p>
          </table:table-cell>
          <table:table-cell office:value-type="float" office:value="6.2" calcext:value-type="float">
            <text:p>6.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.7" calcext:value-type="float">
            <text:p>150.7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38" calcext:value-type="float">
            <text:p>15.238</text:p>
          </table:table-cell>
          <table:table-cell office:value-type="float" office:value="7.2" calcext:value-type="float">
            <text:p>7.2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6.5" calcext:value-type="float">
            <text:p>206.5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2.02" calcext:value-type="float">
            <text:p>12.0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4.1" calcext:value-type="float">
            <text:p>194.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62" calcext:value-type="float">
            <text:p>15.362</text:p>
          </table:table-cell>
          <table:table-cell office:value-type="float" office:value="6.5" calcext:value-type="float">
            <text:p>6.5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4.2" calcext:value-type="float">
            <text:p>174.2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67" calcext:value-type="float">
            <text:p>15.267</text:p>
          </table:table-cell>
          <table:table-cell office:value-type="float" office:value="4.4" calcext:value-type="float">
            <text:p>4.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8.5" calcext:value-type="float">
            <text:p>168.5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BonusSquares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05" calcext:value-type="float">
            <text:p>15.005</text:p>
          </table:table-cell>
          <table:table-cell office:value-type="float" office:value="5.2" calcext:value-type="float">
            <text:p>5.2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2.7" calcext:value-type="float">
            <text:p>142.7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/>
          <table:table-cell table:formula="of:=AVERAGE([.B2:.B101])" office:value-type="float" office:value="0.0488" calcext:value-type="float">
            <text:p>0.0488</text:p>
          </table:table-cell>
          <table:table-cell table:formula="of:=AVERAGE([.C2:.C101])" office:value-type="float" office:value="14.47932" calcext:value-type="float">
            <text:p>14.47932</text:p>
          </table:table-cell>
          <table:table-cell table:formula="of:=AVERAGE([.D2:.D101])" office:value-type="float" office:value="5.68" calcext:value-type="float">
            <text:p>5.68</text:p>
          </table:table-cell>
          <table:table-cell table:formula="of:=AVERAGE([.E2:.E101])" office:value-type="float" office:value="54.78" calcext:value-type="float">
            <text:p>54.78</text:p>
          </table:table-cell>
          <table:table-cell table:formula="of:=AVERAGE([.F2:.F101])" office:value-type="float" office:value="23.53" calcext:value-type="float">
            <text:p>23.53</text:p>
          </table:table-cell>
          <table:table-cell table:formula="of:=AVERAGE([.G2:.G101])" office:value-type="float" office:value="4.54" calcext:value-type="float">
            <text:p>4.54</text:p>
          </table:table-cell>
          <table:table-cell table:formula="of:=AVERAGE([.H2:.H101])" office:value-type="float" office:value="15.82" calcext:value-type="float">
            <text:p>15.82</text:p>
          </table:table-cell>
          <table:table-cell table:formula="of:=AVERAGE([.I2:.I101])" office:value-type="float" office:value="177.765" calcext:value-type="float">
            <text:p>177.765</text:p>
          </table:table-cell>
          <table:table-cell table:formula="of:=AVERAGE([.J2:.J101])" office:value-type="float" office:value="375.08" calcext:value-type="float">
            <text:p>375.08</text:p>
          </table:table-cell>
          <table:table-cell table:formula="of:=AVERAGE([.K2:.K101])" office:value-type="float" office:value="0.55" calcext:value-type="float">
            <text:p>0.55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78" calcext:value-type="float">
            <text:p>15.278</text:p>
          </table:table-cell>
          <table:table-cell office:value-type="float" office:value="8.1" calcext:value-type="float">
            <text:p>8.1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3.3" calcext:value-type="float">
            <text:p>213.3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5" calcext:value-type="float">
            <text:p>15.5</text:p>
          </table:table-cell>
          <table:table-cell office:value-type="float" office:value="5.2" calcext:value-type="float">
            <text:p>5.2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4.2" calcext:value-type="float">
            <text:p>154.2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63" calcext:value-type="float">
            <text:p>15.463</text:p>
          </table:table-cell>
          <table:table-cell office:value-type="float" office:value="4.9" calcext:value-type="float">
            <text:p>4.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3.1" calcext:value-type="float">
            <text:p>203.1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2.221" calcext:value-type="float">
            <text:p>12.221</text:p>
          </table:table-cell>
          <table:table-cell office:value-type="float" office:value="4.2" calcext:value-type="float">
            <text:p>4.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9.8" calcext:value-type="float">
            <text:p>199.8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241" calcext:value-type="float">
            <text:p>15.241</text:p>
          </table:table-cell>
          <table:table-cell office:value-type="float" office:value="6.6" calcext:value-type="float">
            <text:p>6.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3.8" calcext:value-type="float">
            <text:p>223.8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9.781" calcext:value-type="float">
            <text:p>9.781</text:p>
          </table:table-cell>
          <table:table-cell office:value-type="float" office:value="3.9" calcext:value-type="float">
            <text:p>3.9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8.6" calcext:value-type="float">
            <text:p>138.6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414" calcext:value-type="float">
            <text:p>16.414</text:p>
          </table:table-cell>
          <table:table-cell office:value-type="float" office:value="11.2" calcext:value-type="float">
            <text:p>11.2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4.1" calcext:value-type="float">
            <text:p>244.1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8.166" calcext:value-type="float">
            <text:p>18.166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3" calcext:value-type="float">
            <text:p>22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7.647" calcext:value-type="float">
            <text:p>17.647</text:p>
          </table:table-cell>
          <table:table-cell office:value-type="float" office:value="9.4" calcext:value-type="float">
            <text:p>9.4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6.8" calcext:value-type="float">
            <text:p>196.8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8" calcext:value-type="float">
            <text:p>0.028</text:p>
          </table:table-cell>
          <table:table-cell office:value-type="float" office:value="19.401" calcext:value-type="float">
            <text:p>19.40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1.7" calcext:value-type="float">
            <text:p>181.7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9.475" calcext:value-type="float">
            <text:p>19.475</text:p>
          </table:table-cell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9.6" calcext:value-type="float">
            <text:p>229.6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235" calcext:value-type="float">
            <text:p>12.235</text:p>
          </table:table-cell>
          <table:table-cell office:value-type="float" office:value="5.7" calcext:value-type="float">
            <text:p>5.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23" calcext:value-type="float">
            <text:p>16.23</text:p>
          </table:table-cell>
          <table:table-cell office:value-type="float" office:value="6.1" calcext:value-type="float">
            <text:p>6.1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7.6" calcext:value-type="float">
            <text:p>177.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908" calcext:value-type="float">
            <text:p>13.908</text:p>
          </table:table-cell>
          <table:table-cell office:value-type="float" office:value="5.2" calcext:value-type="float">
            <text:p>5.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1.6" calcext:value-type="float">
            <text:p>211.6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6.001" calcext:value-type="float">
            <text:p>16.001</text:p>
          </table:table-cell>
          <table:table-cell office:value-type="float" office:value="8.9" calcext:value-type="float">
            <text:p>8.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2.9" calcext:value-type="float">
            <text:p>242.9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365" calcext:value-type="float">
            <text:p>16.365</text:p>
          </table:table-cell>
          <table:table-cell office:value-type="float" office:value="5.5" calcext:value-type="float">
            <text:p>5.5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9.6" calcext:value-type="float">
            <text:p>169.6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31" calcext:value-type="float">
            <text:p>0.031</text:p>
          </table:table-cell>
          <table:table-cell office:value-type="float" office:value="15.335" calcext:value-type="float">
            <text:p>15.335</text:p>
          </table:table-cell>
          <table:table-cell office:value-type="float" office:value="8.9" calcext:value-type="float">
            <text:p>8.9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9.6" calcext:value-type="float">
            <text:p>179.6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" calcext:value-type="float">
            <text:p>15.5</text:p>
          </table:table-cell>
          <table:table-cell office:value-type="float" office:value="11.7" calcext:value-type="float">
            <text:p>11.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45.7" calcext:value-type="float">
            <text:p>245.7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8" calcext:value-type="float">
            <text:p>0.008</text:p>
          </table:table-cell>
          <table:table-cell office:value-type="float" office:value="15.21" calcext:value-type="float">
            <text:p>15.21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1.2" calcext:value-type="float">
            <text:p>181.2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185" calcext:value-type="float">
            <text:p>13.185</text:p>
          </table:table-cell>
          <table:table-cell office:value-type="float" office:value="3.4" calcext:value-type="float">
            <text:p>3.4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3.7" calcext:value-type="float">
            <text:p>113.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799" calcext:value-type="float">
            <text:p>15.799</text:p>
          </table:table-cell>
          <table:table-cell office:value-type="float" office:value="8.4" calcext:value-type="float">
            <text:p>8.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9.7" calcext:value-type="float">
            <text:p>239.7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3.144" calcext:value-type="float">
            <text:p>13.144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9.4" calcext:value-type="float">
            <text:p>239.4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66" calcext:value-type="float">
            <text:p>15.566</text:p>
          </table:table-cell>
          <table:table-cell office:value-type="float" office:value="5.3" calcext:value-type="float">
            <text:p>5.3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8.5" calcext:value-type="float">
            <text:p>148.5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3.957" calcext:value-type="float">
            <text:p>13.957</text:p>
          </table:table-cell>
          <table:table-cell office:value-type="float" office:value="5.4" calcext:value-type="float">
            <text:p>5.4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1.8" calcext:value-type="float">
            <text:p>181.8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126" calcext:value-type="float">
            <text:p>15.126</text:p>
          </table:table-cell>
          <table:table-cell office:value-type="float" office:value="5.7" calcext:value-type="float">
            <text:p>5.7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5.099" calcext:value-type="float">
            <text:p>5.099</text:p>
          </table:table-cell>
          <table:table-cell office:value-type="float" office:value="2.1" calcext:value-type="float">
            <text:p>2.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5.6" calcext:value-type="float">
            <text:p>135.6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1" calcext:value-type="float">
            <text:p>15.071</text:p>
          </table:table-cell>
          <table:table-cell office:value-type="float" office:value="7.1" calcext:value-type="float">
            <text:p>7.1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1.9" calcext:value-type="float">
            <text:p>171.9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2.028" calcext:value-type="float">
            <text:p>2.028</text:p>
          </table:table-cell>
          <table:table-cell office:value-type="float" office:value="15.07" calcext:value-type="float">
            <text:p>15.07</text:p>
          </table:table-cell>
          <table:table-cell office:value-type="float" office:value="6.3" calcext:value-type="float">
            <text:p>6.3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2.9" calcext:value-type="float">
            <text:p>162.9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844" calcext:value-type="float">
            <text:p>15.844</text:p>
          </table:table-cell>
          <table:table-cell office:value-type="float" office:value="8.8" calcext:value-type="float">
            <text:p>8.8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8.9" calcext:value-type="float">
            <text:p>178.9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052" calcext:value-type="float">
            <text:p>16.052</text:p>
          </table:table-cell>
          <table:table-cell office:value-type="float" office:value="5.7" calcext:value-type="float">
            <text:p>5.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2.6" calcext:value-type="float">
            <text:p>262.6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96" calcext:value-type="float">
            <text:p>15.196</text:p>
          </table:table-cell>
          <table:table-cell office:value-type="float" office:value="6.1" calcext:value-type="float">
            <text:p>6.1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2.4" calcext:value-type="float">
            <text:p>202.4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06" calcext:value-type="float">
            <text:p>15.706</text:p>
          </table:table-cell>
          <table:table-cell office:value-type="float" office:value="4.6" calcext:value-type="float">
            <text:p>4.6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9.9" calcext:value-type="float">
            <text:p>189.9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52" calcext:value-type="float">
            <text:p>15.152</text:p>
          </table:table-cell>
          <table:table-cell office:value-type="float" office:value="4.6" calcext:value-type="float">
            <text:p>4.6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5.7" calcext:value-type="float">
            <text:p>195.7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561" calcext:value-type="float">
            <text:p>15.561</text:p>
          </table:table-cell>
          <table:table-cell office:value-type="float" office:value="5.9" calcext:value-type="float">
            <text:p>5.9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1.6" calcext:value-type="float">
            <text:p>151.6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44" calcext:value-type="float">
            <text:p>15.44</text:p>
          </table:table-cell>
          <table:table-cell office:value-type="float" office:value="4.9" calcext:value-type="float">
            <text:p>4.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4.5" calcext:value-type="float">
            <text:p>174.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74" calcext:value-type="float">
            <text:p>15.474</text:p>
          </table:table-cell>
          <table:table-cell office:value-type="float" office:value="7.1" calcext:value-type="float">
            <text:p>7.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9.6" calcext:value-type="float">
            <text:p>149.6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73" calcext:value-type="float">
            <text:p>15.173</text:p>
          </table:table-cell>
          <table:table-cell office:value-type="float" office:value="4.3" calcext:value-type="float">
            <text:p>4.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.2" calcext:value-type="float">
            <text:p>150.2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68" calcext:value-type="float">
            <text:p>15.468</text:p>
          </table:table-cell>
          <table:table-cell office:value-type="float" office:value="3.7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0.3" calcext:value-type="float">
            <text:p>130.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12" calcext:value-type="float">
            <text:p>15.012</text:p>
          </table:table-cell>
          <table:table-cell office:value-type="float" office:value="5.7" calcext:value-type="float">
            <text:p>5.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4.9" calcext:value-type="float">
            <text:p>164.9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32" calcext:value-type="float">
            <text:p>0.032</text:p>
          </table:table-cell>
          <table:table-cell office:value-type="float" office:value="15.424" calcext:value-type="float">
            <text:p>15.424</text:p>
          </table:table-cell>
          <table:table-cell office:value-type="float" office:value="5.5" calcext:value-type="float">
            <text:p>5.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4.919" calcext:value-type="float">
            <text:p>14.919</text:p>
          </table:table-cell>
          <table:table-cell office:value-type="float" office:value="5.1" calcext:value-type="float">
            <text:p>5.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5.6" calcext:value-type="float">
            <text:p>175.6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43" calcext:value-type="float">
            <text:p>15.4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8.2" calcext:value-type="float">
            <text:p>158.2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21" calcext:value-type="float">
            <text:p>15.221</text:p>
          </table:table-cell>
          <table:table-cell office:value-type="float" office:value="6.3" calcext:value-type="float">
            <text:p>6.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5.7" calcext:value-type="float">
            <text:p>145.7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" calcext:value-type="float">
            <text:p>0.02</text:p>
          </table:table-cell>
          <table:table-cell office:value-type="float" office:value="15.466" calcext:value-type="float">
            <text:p>15.466</text:p>
          </table:table-cell>
          <table:table-cell office:value-type="float" office:value="4.7" calcext:value-type="float">
            <text:p>4.7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8.9" calcext:value-type="float">
            <text:p>158.9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61" calcext:value-type="float">
            <text:p>15.261</text:p>
          </table:table-cell>
          <table:table-cell office:value-type="float" office:value="5.8" calcext:value-type="float">
            <text:p>5.8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1.5" calcext:value-type="float">
            <text:p>141.5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302" calcext:value-type="float">
            <text:p>0.302</text:p>
          </table:table-cell>
          <table:table-cell office:value-type="float" office:value="15.038" calcext:value-type="float">
            <text:p>15.038</text:p>
          </table:table-cell>
          <table:table-cell office:value-type="float" office:value="7.8" calcext:value-type="float">
            <text:p>7.8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5.1" calcext:value-type="float">
            <text:p>175.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2" calcext:value-type="float">
            <text:p>0.022</text:p>
          </table:table-cell>
          <table:table-cell office:value-type="float" office:value="15.354" calcext:value-type="float">
            <text:p>15.354</text:p>
          </table:table-cell>
          <table:table-cell office:value-type="float" office:value="4.1" calcext:value-type="float">
            <text:p>4.1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7.8" calcext:value-type="float">
            <text:p>147.8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625" calcext:value-type="float">
            <text:p>15.625</text:p>
          </table:table-cell>
          <table:table-cell office:value-type="float" office:value="7.5" calcext:value-type="float">
            <text:p>7.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1.8" calcext:value-type="float">
            <text:p>201.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555" calcext:value-type="float">
            <text:p>16.555</text:p>
          </table:table-cell>
          <table:table-cell office:value-type="float" office:value="5.8" calcext:value-type="float">
            <text:p>5.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4.4" calcext:value-type="float">
            <text:p>164.4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1.878" calcext:value-type="float">
            <text:p>1.878</text:p>
          </table:table-cell>
          <table:table-cell office:value-type="float" office:value="15.065" calcext:value-type="float">
            <text:p>15.065</text:p>
          </table:table-cell>
          <table:table-cell office:value-type="float" office:value="9.3" calcext:value-type="float">
            <text:p>9.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3.9" calcext:value-type="float">
            <text:p>233.9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" calcext:value-type="float">
            <text:p>15.17</text:p>
          </table:table-cell>
          <table:table-cell office:value-type="float" office:value="7.5" calcext:value-type="float">
            <text:p>7.5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6.3" calcext:value-type="float">
            <text:p>216.3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29" calcext:value-type="float">
            <text:p>15.62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3.8" calcext:value-type="float">
            <text:p>233.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9" calcext:value-type="float">
            <text:p>15.229</text:p>
          </table:table-cell>
          <table:table-cell office:value-type="float" office:value="6.5" calcext:value-type="float">
            <text:p>6.5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3.7" calcext:value-type="float">
            <text:p>153.7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3.955" calcext:value-type="float">
            <text:p>13.955</text:p>
          </table:table-cell>
          <table:table-cell office:value-type="float" office:value="4.7" calcext:value-type="float">
            <text:p>4.7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4.5" calcext:value-type="float">
            <text:p>174.5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1.386" calcext:value-type="float">
            <text:p>11.386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6.278" calcext:value-type="float">
            <text:p>16.278</text:p>
          </table:table-cell>
          <table:table-cell office:value-type="float" office:value="7.5" calcext:value-type="float">
            <text:p>7.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4.8" calcext:value-type="float">
            <text:p>184.8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37" calcext:value-type="float">
            <text:p>15.137</text:p>
          </table:table-cell>
          <table:table-cell office:value-type="float" office:value="5.6" calcext:value-type="float">
            <text:p>5.6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7.7" calcext:value-type="float">
            <text:p>177.7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75" calcext:value-type="float">
            <text:p>15.475</text:p>
          </table:table-cell>
          <table:table-cell office:value-type="float" office:value="5.7" calcext:value-type="float">
            <text:p>5.7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4.3" calcext:value-type="float">
            <text:p>164.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76" calcext:value-type="float">
            <text:p>15.67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1.4" calcext:value-type="float">
            <text:p>201.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7.613" calcext:value-type="float">
            <text:p>7.61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8.5" calcext:value-type="float">
            <text:p>168.5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87" calcext:value-type="float">
            <text:p>15.287</text:p>
          </table:table-cell>
          <table:table-cell office:value-type="float" office:value="5.7" calcext:value-type="float">
            <text:p>5.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0.5" calcext:value-type="float">
            <text:p>170.5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4" calcext:value-type="float">
            <text:p>15.034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82" calcext:value-type="float">
            <text:p>0.082</text:p>
          </table:table-cell>
          <table:table-cell office:value-type="float" office:value="12.059" calcext:value-type="float">
            <text:p>12.059</text:p>
          </table:table-cell>
          <table:table-cell office:value-type="float" office:value="3.5" calcext:value-type="float">
            <text:p>3.5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5" calcext:value-type="float">
            <text:p>155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481" calcext:value-type="float">
            <text:p>16.4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5.4" calcext:value-type="float">
            <text:p>185.4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9" calcext:value-type="float">
            <text:p>0.009</text:p>
          </table:table-cell>
          <table:table-cell office:value-type="float" office:value="8.477" calcext:value-type="float">
            <text:p>8.477</text:p>
          </table:table-cell>
          <table:table-cell office:value-type="float" office:value="3.6" calcext:value-type="float">
            <text:p>3.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8.8" calcext:value-type="float">
            <text:p>158.8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7.283" calcext:value-type="float">
            <text:p>17.283</text:p>
          </table:table-cell>
          <table:table-cell office:value-type="float" office:value="6.3" calcext:value-type="float">
            <text:p>6.3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3.3" calcext:value-type="float">
            <text:p>213.3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56" calcext:value-type="float">
            <text:p>15.356</text:p>
          </table:table-cell>
          <table:table-cell office:value-type="float" office:value="7.8" calcext:value-type="float">
            <text:p>7.8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0.9" calcext:value-type="float">
            <text:p>230.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33" calcext:value-type="float">
            <text:p>15.133</text:p>
          </table:table-cell>
          <table:table-cell office:value-type="float" office:value="5.9" calcext:value-type="float">
            <text:p>5.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9.5" calcext:value-type="float">
            <text:p>149.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4.061" calcext:value-type="float">
            <text:p>4.061</text:p>
          </table:table-cell>
          <table:table-cell office:value-type="float" office:value="1.7" calcext:value-type="float">
            <text:p>1.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5.5" calcext:value-type="float">
            <text:p>165.5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2" calcext:value-type="float">
            <text:p>15.092</text:p>
          </table:table-cell>
          <table:table-cell office:value-type="float" office:value="3.5" calcext:value-type="float">
            <text:p>3.5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7.7" calcext:value-type="float">
            <text:p>177.7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8" calcext:value-type="float">
            <text:p>0.028</text:p>
          </table:table-cell>
          <table:table-cell office:value-type="float" office:value="15.489" calcext:value-type="float">
            <text:p>15.489</text:p>
          </table:table-cell>
          <table:table-cell office:value-type="float" office:value="5.3" calcext:value-type="float">
            <text:p>5.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4.2" calcext:value-type="float">
            <text:p>154.2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871" calcext:value-type="float">
            <text:p>15.871</text:p>
          </table:table-cell>
          <table:table-cell office:value-type="float" office:value="7.6" calcext:value-type="float">
            <text:p>7.6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5.6" calcext:value-type="float">
            <text:p>215.6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05" calcext:value-type="float">
            <text:p>15.505</text:p>
          </table:table-cell>
          <table:table-cell office:value-type="float" office:value="4.3" calcext:value-type="float">
            <text:p>4.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0.6" calcext:value-type="float">
            <text:p>150.6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576" calcext:value-type="float">
            <text:p>15.576</text:p>
          </table:table-cell>
          <table:table-cell office:value-type="float" office:value="6.3" calcext:value-type="float">
            <text:p>6.3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8.6" calcext:value-type="float">
            <text:p>168.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53" calcext:value-type="float">
            <text:p>15.053</text:p>
          </table:table-cell>
          <table:table-cell office:value-type="float" office:value="7.8" calcext:value-type="float">
            <text:p>7.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0.208" calcext:value-type="float">
            <text:p>10.208</text:p>
          </table:table-cell>
          <table:table-cell office:value-type="float" office:value="3.6" calcext:value-type="float">
            <text:p>3.6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98" calcext:value-type="float">
            <text:p>0.098</text:p>
          </table:table-cell>
          <table:table-cell office:value-type="float" office:value="9.258" calcext:value-type="float">
            <text:p>9.258</text:p>
          </table:table-cell>
          <table:table-cell office:value-type="float" office:value="5.5" calcext:value-type="float">
            <text:p>5.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9" calcext:value-type="float">
            <text:p>189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7.358" calcext:value-type="float">
            <text:p>17.358</text:p>
          </table:table-cell>
          <table:table-cell office:value-type="float" office:value="7.9" calcext:value-type="float">
            <text:p>7.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5.4" calcext:value-type="float">
            <text:p>195.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86" calcext:value-type="float">
            <text:p>15.286</text:p>
          </table:table-cell>
          <table:table-cell office:value-type="float" office:value="5.2" calcext:value-type="float">
            <text:p>5.2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1.5" calcext:value-type="float">
            <text:p>171.5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3.71" calcext:value-type="float">
            <text:p>13.71</text:p>
          </table:table-cell>
          <table:table-cell office:value-type="float" office:value="5.9" calcext:value-type="float">
            <text:p>5.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8.2" calcext:value-type="float">
            <text:p>188.2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1" calcext:value-type="float">
            <text:p>15.011</text:p>
          </table:table-cell>
          <table:table-cell office:value-type="float" office:value="4.5" calcext:value-type="float">
            <text:p>4.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3.6" calcext:value-type="float">
            <text:p>143.6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8" calcext:value-type="float">
            <text:p>15.028</text:p>
          </table:table-cell>
          <table:table-cell office:value-type="float" office:value="6.1" calcext:value-type="float">
            <text:p>6.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8.1" calcext:value-type="float">
            <text:p>148.1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07" calcext:value-type="float">
            <text:p>15.407</text:p>
          </table:table-cell>
          <table:table-cell office:value-type="float" office:value="5.1" calcext:value-type="float">
            <text:p>5.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0.4" calcext:value-type="float">
            <text:p>140.4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57" calcext:value-type="float">
            <text:p>15.257</text:p>
          </table:table-cell>
          <table:table-cell office:value-type="float" office:value="5.9" calcext:value-type="float">
            <text:p>5.9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9.8" calcext:value-type="float">
            <text:p>189.8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172" calcext:value-type="float">
            <text:p>15.172</text:p>
          </table:table-cell>
          <table:table-cell office:value-type="float" office:value="6.4" calcext:value-type="float">
            <text:p>6.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0.6" calcext:value-type="float">
            <text:p>160.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621" calcext:value-type="float">
            <text:p>6.621</text:p>
          </table:table-cell>
          <table:table-cell office:value-type="float" office:value="2.7" calcext:value-type="float">
            <text:p>2.7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3.6" calcext:value-type="float">
            <text:p>153.6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9" calcext:value-type="float">
            <text:p>0.009</text:p>
          </table:table-cell>
          <table:table-cell office:value-type="float" office:value="15.055" calcext:value-type="float">
            <text:p>15.055</text:p>
          </table:table-cell>
          <table:table-cell office:value-type="float" office:value="2.8" calcext:value-type="float">
            <text:p>2.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0.9" calcext:value-type="float">
            <text:p>180.9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22" calcext:value-type="float">
            <text:p>15.12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5.9" calcext:value-type="float">
            <text:p>175.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41" calcext:value-type="float">
            <text:p>15.641</text:p>
          </table:table-cell>
          <table:table-cell office:value-type="float" office:value="4.7" calcext:value-type="float">
            <text:p>4.7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8.7" calcext:value-type="float">
            <text:p>148.7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16" calcext:value-type="float">
            <text:p>15.16</text:p>
          </table:table-cell>
          <table:table-cell office:value-type="float" office:value="6.7" calcext:value-type="float">
            <text:p>6.7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8" calcext:value-type="float">
            <text:p>178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9.832" calcext:value-type="float">
            <text:p>9.832</text:p>
          </table:table-cell>
          <table:table-cell office:value-type="float" office:value="4.4" calcext:value-type="float">
            <text:p>4.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2.9" calcext:value-type="float">
            <text:p>182.9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5" calcext:value-type="float">
            <text:p>0.015</text:p>
          </table:table-cell>
          <table:table-cell office:value-type="float" office:value="15.052" calcext:value-type="float">
            <text:p>15.05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46" calcext:value-type="float">
            <text:p>15.346</text:p>
          </table:table-cell>
          <table:table-cell office:value-type="float" office:value="7.3" calcext:value-type="float">
            <text:p>7.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6.3" calcext:value-type="float">
            <text:p>196.3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179" calcext:value-type="float">
            <text:p>0.179</text:p>
          </table:table-cell>
          <table:table-cell office:value-type="float" office:value="16.026" calcext:value-type="float">
            <text:p>16.026</text:p>
          </table:table-cell>
          <table:table-cell office:value-type="float" office:value="5.7" calcext:value-type="float">
            <text:p>5.7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1.1" calcext:value-type="float">
            <text:p>131.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3" calcext:value-type="float">
            <text:p>15.04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0.7" calcext:value-type="float">
            <text:p>150.7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2" calcext:value-type="float">
            <text:p>15.152</text:p>
          </table:table-cell>
          <table:table-cell office:value-type="float" office:value="5.4" calcext:value-type="float">
            <text:p>5.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6.5" calcext:value-type="float">
            <text:p>206.5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" calcext:value-type="float">
            <text:p>15.11</text:p>
          </table:table-cell>
          <table:table-cell office:value-type="float" office:value="10.3" calcext:value-type="float">
            <text:p>10.3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4.1" calcext:value-type="float">
            <text:p>194.1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39" calcext:value-type="float">
            <text:p>15.239</text:p>
          </table:table-cell>
          <table:table-cell office:value-type="float" office:value="5.5" calcext:value-type="float">
            <text:p>5.5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4.2" calcext:value-type="float">
            <text:p>174.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77" calcext:value-type="float">
            <text:p>15.177</text:p>
          </table:table-cell>
          <table:table-cell office:value-type="float" office:value="5.9" calcext:value-type="float">
            <text:p>5.9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8.5" calcext:value-type="float">
            <text:p>168.5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85" calcext:value-type="float">
            <text:p>15.085</text:p>
          </table:table-cell>
          <table:table-cell office:value-type="float" office:value="5.4" calcext:value-type="float">
            <text:p>5.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2.7" calcext:value-type="float">
            <text:p>142.7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 table:number-rows-repeated="6533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UseBonusSquares-vsMaxScore'.$A$1" table:expression="#REF!"/>
          <table:named-expression table:name="Sheet_Title" table:base-cell-address="$'UseBonusSquares-vsMaxScore'.$A$1" table:expression="&quot;UseBonusSquares-vsMaxScore&quot;"/>
        </table:named-expressions>
      </table:table>
      <table:table table:name="Multi1-vs-MaxScore" table:style-name="ta8">
        <office:forms form:automatic-focus="false" form:apply-design-mode="false"/>
        <table:table-column table:style-name="co1" table:number-columns-repeated="2" table:default-cell-style-name="ce1"/>
        <table:table-column table:style-name="co33" table:number-columns-repeated="2" table:default-cell-style-name="ce1"/>
        <table:table-column table:style-name="co1" table:number-columns-repeated="4" table:default-cell-style-name="ce1"/>
        <table:table-column table:style-name="co33" table:default-cell-style-name="ce1"/>
        <table:table-column table:style-name="co1" table:number-columns-repeated="3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" table:number-columns-repeated="241" table:default-cell-style-name="ce1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min-move-time</text:p>
          </table:table-cell>
          <table:table-cell office:value-type="string" calcext:value-type="string">
            <text:p>max-move-time</text:p>
          </table:table-cell>
          <table:table-cell office:value-type="string" calcext:value-type="string">
            <text:p>avg-move-time</text:p>
          </table:table-cell>
          <table:table-cell office:value-type="string" calcext:value-type="string">
            <text:p>max-move-score</text:p>
          </table:table-cell>
          <table:table-cell office:value-type="string" calcext:value-type="string">
            <text:p>avg-move-score</text:p>
          </table:table-cell>
          <table:table-cell office:value-type="string" calcext:value-type="string">
            <text:p>avg-word-length</text:p>
          </table:table-cell>
          <table:table-cell office:value-type="string" calcext:value-type="string">
            <text:p>num-moves</text:p>
          </table:table-cell>
          <table:table-cell office:value-type="string" calcext:value-type="string">
            <text:p>game-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<text:span text:style-name="T1">t-test</text:span>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1.412" calcext:value-type="float">
            <text:p>11.412</text:p>
          </table:table-cell>
          <table:table-cell office:value-type="float" office:value="4.8" calcext:value-type="float">
            <text:p>4.8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1" calcext:value-type="float">
            <text:p>171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1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96" calcext:value-type="float">
            <text:p>15.396</text:p>
          </table:table-cell>
          <table:table-cell office:value-type="float" office:value="4.9" calcext:value-type="float">
            <text:p>4.9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.2" calcext:value-type="float">
            <text:p>135.2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" calcext:value-type="float">
            <text:p>15.33</text:p>
          </table:table-cell>
          <table:table-cell office:value-type="float" office:value="4.8" calcext:value-type="float">
            <text:p>4.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4" calcext:value-type="float">
            <text:p>0.004</text:p>
          </table:table-cell>
          <table:table-cell office:value-type="float" office:value="7.407" calcext:value-type="float">
            <text:p>7.407</text:p>
          </table:table-cell>
          <table:table-cell office:value-type="float" office:value="3.1" calcext:value-type="float">
            <text:p>3.1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9.4" calcext:value-type="float">
            <text:p>129.4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</text:p>
          </table:table-cell>
          <table:table-cell table:formula="of:=AVERAGE([$'Multi1-vs-MaxScore'.$F$104:.$F$203])" office:value-type="float" office:value="23.98" calcext:value-type="float">
            <text:p>23.98</text:p>
          </table:table-cell>
          <table:table-cell table:formula="of:=AVERAGE([$'Multi1-vs-MaxScore'.$F$2:.$F$101])" office:value-type="float" office:value="23.64" calcext:value-type="float">
            <text:p>23.6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68" calcext:value-type="float">
            <text:p>15.368</text:p>
          </table:table-cell>
          <table:table-cell office:value-type="float" office:value="5.4" calcext:value-type="float">
            <text:p>5.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9.3" calcext:value-type="float">
            <text:p>179.3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nce</text:p>
          </table:table-cell>
          <table:table-cell table:formula="of:=VAR([$'Multi1-vs-MaxScore'.$F$104:.$F$203])" office:value-type="float" office:value="21.6157575757576" calcext:value-type="float">
            <text:p>21.6157575757576</text:p>
          </table:table-cell>
          <table:table-cell table:formula="of:=VAR([$'Multi1-vs-MaxScore'.$F$2:.$F$101])" office:value-type="float" office:value="14.6165656565656" calcext:value-type="float">
            <text:p>14.6165656565656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3" calcext:value-type="float">
            <text:p>15.053</text:p>
          </table:table-cell>
          <table:table-cell office:value-type="float" office:value="5.4" calcext:value-type="float">
            <text:p>5.4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4.8" calcext:value-type="float">
            <text:p>144.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Multi1-vs-MaxScore'.$F$104:.$F$203])" office:value-type="float" office:value="100" calcext:value-type="float">
            <text:p>100</text:p>
          </table:table-cell>
          <table:table-cell table:formula="of:=COUNT([$'Multi1-vs-MaxScore'.$F$2:.$F$101])" office:value-type="float" office:value="100" calcext:value-type="float">
            <text:p>100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16" calcext:value-type="float">
            <text:p>15.116</text:p>
          </table:table-cell>
          <table:table-cell office:value-type="float" office:value="5.7" calcext:value-type="float">
            <text:p>5.7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7.8" calcext:value-type="float">
            <text:p>197.8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Multi1-vs-MaxScore'.$F$104:.$F$203];[$'Multi1-vs-MaxScore'.$F$2:.$F$101])" office:value-type="float" office:value="0.488305490599769" calcext:value-type="float">
            <text:p>0.4883054905998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0.742" calcext:value-type="float">
            <text:p>10.742</text:p>
          </table:table-cell>
          <table:table-cell office:value-type="float" office:value="3.3" calcext:value-type="float">
            <text:p>3.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0.5" calcext:value-type="float">
            <text:p>140.5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Multi1-vs-MaxScore'.$F$104:.$F$203]); 1; 0) * IF(ISNUMBER([$'Multi1-vs-MaxScore'.$F$2:.$F$101]); 1; 0)); [$'Multi1-vs-MaxScore'.$F$104:.$F$203] - [$'Multi1-vs-MaxScore'.$F$2:.$F$101]; &quot;NA&quot;))" office:value-type="float" office:value="0.34" calcext:value-type="float">
            <text:p>0.3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71" calcext:value-type="float">
            <text:p>15.071</text:p>
          </table:table-cell>
          <table:table-cell office:value-type="float" office:value="4.8" calcext:value-type="float">
            <text:p>4.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8.1" calcext:value-type="float">
            <text:p>148.1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Multi1-vs-MaxScore'.$F$104:.$F$203]); 1; 0) * IF(ISNUMBER([$'Multi1-vs-MaxScore'.$F$2:.$F$101]); 1; 0)); [$'Multi1-vs-MaxScore'.$F$104:.$F$203] - [$'Multi1-vs-MaxScore'.$F$2:.$F$101]; &quot;NA&quot;))" office:value-type="float" office:value="18.8731313131313" calcext:value-type="float">
            <text:p>18.8731313131313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3" calcext:value-type="float">
            <text:p>15.133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5.8" calcext:value-type="float">
            <text:p>135.8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Multi1-vs-MaxScore'.$F$104:.$F$203]); 1; 0) * IF(ISNUMBER([$'Multi1-vs-MaxScore'.$F$2:.$F$101]); 1; 0)) - 1" office:value-type="float" office:value="99" calcext:value-type="float">
            <text:p>9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7" calcext:value-type="float">
            <text:p>0.007</text:p>
          </table:table-cell>
          <table:table-cell office:value-type="float" office:value="16.084" calcext:value-type="float">
            <text:p>16.084</text:p>
          </table:table-cell>
          <table:table-cell office:value-type="float" office:value="7.1" calcext:value-type="float">
            <text:p>7.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4.9" calcext:value-type="float">
            <text:p>204.9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Stat</text:p>
          </table:table-cell>
          <table:table-cell table:formula="of:=([$'Multi1-vs-MaxScore'.$N$9] - [$'Multi1-vs-MaxScore'.$N$3]) / ([$'Multi1-vs-MaxScore'.$N$10] / ( [$'Multi1-vs-MaxScore'.$N$11] + 1)) ^ 0.5" office:value-type="float" office:value="0.782630801668145" calcext:value-type="float">
            <text:p>0.782630801668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1.002" calcext:value-type="float">
            <text:p>1.002</text:p>
          </table:table-cell>
          <table:table-cell office:value-type="float" office:value="15.053" calcext:value-type="float">
            <text:p>15.053</text:p>
          </table:table-cell>
          <table:table-cell office:value-type="float" office:value="5.9" calcext:value-type="float">
            <text:p>5.9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2.8" calcext:value-type="float">
            <text:p>162.8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Multi1-vs-MaxScore'.$N$12]); [$'Multi1-vs-MaxScore'.$N$11]; 1)" office:value-type="float" office:value="0.217855998214467" calcext:value-type="float">
            <text:p>0.217855998214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4.044" calcext:value-type="float">
            <text:p>14.044</text:p>
          </table:table-cell>
          <table:table-cell office:value-type="float" office:value="4.2" calcext:value-type="float">
            <text:p>4.2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3.3" calcext:value-type="float">
            <text:p>163.3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Multi1-vs-MaxScore'.$N$2]; [$'Multi1-vs-MaxScore'.$N$11])" office:value-type="float" office:value="1.66039115601699" calcext:value-type="float">
            <text:p>1.66039115601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84" calcext:value-type="float">
            <text:p>0.084</text:p>
          </table:table-cell>
          <table:table-cell office:value-type="float" office:value="15.32" calcext:value-type="float">
            <text:p>15.32</text:p>
          </table:table-cell>
          <table:table-cell office:value-type="float" office:value="7.9" calcext:value-type="float">
            <text:p>7.9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7.2" calcext:value-type="float">
            <text:p>187.2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'Multi1-vs-MaxScore'.$N$12]); [$'Multi1-vs-MaxScore'.$N$11]; 2)" office:value-type="float" office:value="0.435711996428934" calcext:value-type="float">
            <text:p>0.435711996428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2" calcext:value-type="float">
            <text:p>0.002</text:p>
          </table:table-cell>
          <table:table-cell office:value-type="float" office:value="8.628" calcext:value-type="float">
            <text:p>8.628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6.8" calcext:value-type="float">
            <text:p>146.8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'Multi1-vs-MaxScore'.$N$2]; [$'Multi1-vs-MaxScore'.$N$11])" office:value-type="float" office:value="1.98421695158642" calcext:value-type="float">
            <text:p>1.984216951586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38" calcext:value-type="float">
            <text:p>15.338</text:p>
          </table:table-cell>
          <table:table-cell office:value-type="float" office:value="6.1" calcext:value-type="float">
            <text:p>6.1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9.9" calcext:value-type="float">
            <text:p>199.9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33" calcext:value-type="float">
            <text:p>15.233</text:p>
          </table:table-cell>
          <table:table-cell office:value-type="float" office:value="4.8" calcext:value-type="float">
            <text:p>4.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1.2" calcext:value-type="float">
            <text:p>161.2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t-test</text:span>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5" calcext:value-type="float">
            <text:p>15.045</text:p>
          </table:table-cell>
          <table:table-cell office:value-type="float" office:value="4.8" calcext:value-type="float">
            <text:p>4.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9.4" calcext:value-type="float">
            <text:p>159.4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9" calcext:value-type="float">
            <text:p>15.09</text:p>
          </table:table-cell>
          <table:table-cell office:value-type="float" office:value="6.7" calcext:value-type="float">
            <text:p>6.7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7.8" calcext:value-type="float">
            <text:p>217.8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1" calcext:value-type="float">
            <text:p>15.021</text:p>
          </table:table-cell>
          <table:table-cell office:value-type="float" office:value="4.9" calcext:value-type="float">
            <text:p>4.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8.4" calcext:value-type="float">
            <text:p>158.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529" calcext:value-type="float">
            <text:p>15.529</text:p>
          </table:table-cell>
          <table:table-cell office:value-type="float" office:value="5.3" calcext:value-type="float">
            <text:p>5.3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7.7" calcext:value-type="float">
            <text:p>127.7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</text:p>
          </table:table-cell>
          <table:table-cell table:formula="of:=AVERAGE([$'Multi1-vs-MaxScore'.$K$104:.$K$203])" office:value-type="float" office:value="0.35" calcext:value-type="float">
            <text:p>0.35</text:p>
          </table:table-cell>
          <table:table-cell table:formula="of:=AVERAGE([$'Multi1-vs-MaxScore'.$K$2:.$K$101])" office:value-type="float" office:value="0.65" calcext:value-type="float">
            <text:p>0.6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7.933" calcext:value-type="float">
            <text:p>7.933</text:p>
          </table:table-cell>
          <table:table-cell office:value-type="float" office:value="3.3" calcext:value-type="float">
            <text:p>3.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8.1" calcext:value-type="float">
            <text:p>188.1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riance</text:p>
          </table:table-cell>
          <table:table-cell table:formula="of:=VAR([$'Multi1-vs-MaxScore'.$K$104:.$K$203])" office:value-type="float" office:value="0.22979797979798" calcext:value-type="float">
            <text:p>0.229797979798</text:p>
          </table:table-cell>
          <table:table-cell table:formula="of:=VAR([$'Multi1-vs-MaxScore'.$K$2:.$K$101])" office:value-type="float" office:value="0.22979797979798" calcext:value-type="float">
            <text:p>0.22979797979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8" calcext:value-type="float">
            <text:p>15.08</text:p>
          </table:table-cell>
          <table:table-cell office:value-type="float" office:value="4.5" calcext:value-type="float">
            <text:p>4.5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9.6" calcext:value-type="float">
            <text:p>139.6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Multi1-vs-MaxScore'.$K$104:.$K$203])" office:value-type="float" office:value="100" calcext:value-type="float">
            <text:p>100</text:p>
          </table:table-cell>
          <table:table-cell table:formula="of:=COUNT([$'Multi1-vs-MaxScore'.$K$2:.$K$101])" office:value-type="float" office:value="100" calcext:value-type="float">
            <text:p>100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2" calcext:value-type="float">
            <text:p>15.192</text:p>
          </table:table-cell>
          <table:table-cell office:value-type="float" office:value="7.1" calcext:value-type="float">
            <text:p>7.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8.6" calcext:value-type="float">
            <text:p>208.6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Multi1-vs-MaxScore'.$K$104:.$K$203];[$'Multi1-vs-MaxScore'.$K$2:.$K$101])" office:value-type="float" office:value="-1" calcext:value-type="float">
            <text:p>-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3" calcext:value-type="float">
            <text:p>0.003</text:p>
          </table:table-cell>
          <table:table-cell office:value-type="float" office:value="10.535" calcext:value-type="float">
            <text:p>10.535</text:p>
          </table:table-cell>
          <table:table-cell office:value-type="float" office:value="5.1" calcext:value-type="float">
            <text:p>5.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5.1" calcext:value-type="float">
            <text:p>205.1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Multi1-vs-MaxScore'.$K$104:.$K$203]); 1; 0) * IF(ISNUMBER([$'Multi1-vs-MaxScore'.$K$2:.$K$101]); 1; 0)); [$'Multi1-vs-MaxScore'.$K$104:.$K$203] - [$'Multi1-vs-MaxScore'.$K$2:.$K$101]; &quot;NA&quot;))" office:value-type="float" office:value="-0.3" calcext:value-type="float">
            <text:p>-0.3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08" calcext:value-type="float">
            <text:p>15.00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6.1" calcext:value-type="float">
            <text:p>166.1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Multi1-vs-MaxScore'.$K$104:.$K$203]); 1; 0) * IF(ISNUMBER([$'Multi1-vs-MaxScore'.$K$2:.$K$101]); 1; 0)); [$'Multi1-vs-MaxScore'.$K$104:.$K$203] - [$'Multi1-vs-MaxScore'.$K$2:.$K$101]; &quot;NA&quot;))" office:value-type="float" office:value="0.919191919191918" calcext:value-type="float">
            <text:p>0.919191919191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7" calcext:value-type="float">
            <text:p>0.007</text:p>
          </table:table-cell>
          <table:table-cell office:value-type="float" office:value="15.372" calcext:value-type="float">
            <text:p>15.372</text:p>
          </table:table-cell>
          <table:table-cell office:value-type="float" office:value="5.8" calcext:value-type="float">
            <text:p>5.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8.5" calcext:value-type="float">
            <text:p>188.5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Multi1-vs-MaxScore'.$K$104:.$K$203]); 1; 0) * IF(ISNUMBER([$'Multi1-vs-MaxScore'.$K$2:.$K$101]); 1; 0)) - 1" office:value-type="float" office:value="99" calcext:value-type="float">
            <text:p>9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286" calcext:value-type="float">
            <text:p>0.286</text:p>
          </table:table-cell>
          <table:table-cell office:value-type="float" office:value="10.276" calcext:value-type="float">
            <text:p>10.276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0.8" calcext:value-type="float">
            <text:p>160.8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Stat</text:p>
          </table:table-cell>
          <table:table-cell table:formula="of:=([$'Multi1-vs-MaxScore'.$N$26] - [$'Multi1-vs-MaxScore'.$N$20]) / ([$'Multi1-vs-MaxScore'.$N$27] / ( [$'Multi1-vs-MaxScore'.$N$28] + 1)) ^ 0.5" office:value-type="float" office:value="-3.12909072914302" calcext:value-type="float">
            <text:p>-3.129090729143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55" calcext:value-type="float">
            <text:p>15.055</text:p>
          </table:table-cell>
          <table:table-cell office:value-type="float" office:value="9.1" calcext:value-type="float">
            <text:p>9.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7.9" calcext:value-type="float">
            <text:p>217.9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Multi1-vs-MaxScore'.$N$29]); [$'Multi1-vs-MaxScore'.$N$28]; 1)" office:value-type="float" office:value="0.00115198285634503" calcext:value-type="float">
            <text:p>0.0011519828563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06" calcext:value-type="float">
            <text:p>15.50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.3" calcext:value-type="float">
            <text:p>150.3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Multi1-vs-MaxScore'.$N$19]; [$'Multi1-vs-MaxScore'.$N$28])" office:value-type="float" office:value="1.66039115601699" calcext:value-type="float">
            <text:p>1.66039115601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38" calcext:value-type="float">
            <text:p>13.238</text:p>
          </table:table-cell>
          <table:table-cell office:value-type="float" office:value="3.5" calcext:value-type="float">
            <text:p>3.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0.4" calcext:value-type="float">
            <text:p>170.4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'Multi1-vs-MaxScore'.$N$29]); [$'Multi1-vs-MaxScore'.$N$28]; 2)" office:value-type="float" office:value="0.00230396571269007" calcext:value-type="float">
            <text:p>0.002303965712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7" calcext:value-type="float">
            <text:p>15.197</text:p>
          </table:table-cell>
          <table:table-cell office:value-type="float" office:value="6.4" calcext:value-type="float">
            <text:p>6.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7.3" calcext:value-type="float">
            <text:p>137.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'Multi1-vs-MaxScore'.$N$19]; [$'Multi1-vs-MaxScore'.$N$28])" office:value-type="float" office:value="1.98421695158642" calcext:value-type="float">
            <text:p>1.984216951586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65" calcext:value-type="float">
            <text:p>15.365</text:p>
          </table:table-cell>
          <table:table-cell office:value-type="float" office:value="6.5" calcext:value-type="float">
            <text:p>6.5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4.4" calcext:value-type="float">
            <text:p>144.4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315" calcext:value-type="float">
            <text:p>0.315</text:p>
          </table:table-cell>
          <table:table-cell office:value-type="float" office:value="15.113" calcext:value-type="float">
            <text:p>15.113</text:p>
          </table:table-cell>
          <table:table-cell office:value-type="float" office:value="7.5" calcext:value-type="float">
            <text:p>7.5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8" calcext:value-type="float">
            <text:p>218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29" calcext:value-type="float">
            <text:p>15.029</text:p>
          </table:table-cell>
          <table:table-cell office:value-type="float" office:value="4.3" calcext:value-type="float">
            <text:p>4.3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4.5" calcext:value-type="float">
            <text:p>174.5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4" calcext:value-type="float">
            <text:p>0.004</text:p>
          </table:table-cell>
          <table:table-cell office:value-type="float" office:value="13.149" calcext:value-type="float">
            <text:p>13.149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" calcext:value-type="float">
            <text:p>15.19</text:p>
          </table:table-cell>
          <table:table-cell office:value-type="float" office:value="4.6" calcext:value-type="float">
            <text:p>4.6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2.4" calcext:value-type="float">
            <text:p>172.4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62" calcext:value-type="float">
            <text:p>15.162</text:p>
          </table:table-cell>
          <table:table-cell office:value-type="float" office:value="4.5" calcext:value-type="float">
            <text:p>4.5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1.2" calcext:value-type="float">
            <text:p>151.2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08" calcext:value-type="float">
            <text:p>15.308</text:p>
          </table:table-cell>
          <table:table-cell office:value-type="float" office:value="4.9" calcext:value-type="float">
            <text:p>4.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7.5" calcext:value-type="float">
            <text:p>147.5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9" calcext:value-type="float">
            <text:p>15.059</text:p>
          </table:table-cell>
          <table:table-cell office:value-type="float" office:value="4.4" calcext:value-type="float">
            <text:p>4.4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1.6" calcext:value-type="float">
            <text:p>121.6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09" calcext:value-type="float">
            <text:p>15.309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1.5" calcext:value-type="float">
            <text:p>171.5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" calcext:value-type="float">
            <text:p>15.04</text:p>
          </table:table-cell>
          <table:table-cell office:value-type="float" office:value="4.2" calcext:value-type="float">
            <text:p>4.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7.8" calcext:value-type="float">
            <text:p>117.8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2.193" calcext:value-type="float">
            <text:p>12.193</text:p>
          </table:table-cell>
          <table:table-cell office:value-type="float" office:value="3.8" calcext:value-type="float">
            <text:p>3.8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7.4" calcext:value-type="float">
            <text:p>137.4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6" calcext:value-type="float">
            <text:p>0.006</text:p>
          </table:table-cell>
          <table:table-cell office:value-type="float" office:value="15.01" calcext:value-type="float">
            <text:p>15.01</text:p>
          </table:table-cell>
          <table:table-cell office:value-type="float" office:value="6.4" calcext:value-type="float">
            <text:p>6.4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9.2" calcext:value-type="float">
            <text:p>159.2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25" calcext:value-type="float">
            <text:p>15.12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8.7" calcext:value-type="float">
            <text:p>148.7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83" calcext:value-type="float">
            <text:p>15.283</text:p>
          </table:table-cell>
          <table:table-cell office:value-type="float" office:value="5.4" calcext:value-type="float">
            <text:p>5.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8.7" calcext:value-type="float">
            <text:p>138.7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5" calcext:value-type="float">
            <text:p>5.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5.9" calcext:value-type="float">
            <text:p>155.9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84" calcext:value-type="float">
            <text:p>15.284</text:p>
          </table:table-cell>
          <table:table-cell office:value-type="float" office:value="5.6" calcext:value-type="float">
            <text:p>5.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8.1" calcext:value-type="float">
            <text:p>168.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1" calcext:value-type="float">
            <text:p>0.01</text:p>
          </table:table-cell>
          <table:table-cell office:value-type="float" office:value="10.396" calcext:value-type="float">
            <text:p>10.396</text:p>
          </table:table-cell>
          <table:table-cell office:value-type="float" office:value="4.1" calcext:value-type="float">
            <text:p>4.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6.9" calcext:value-type="float">
            <text:p>176.9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7" calcext:value-type="float">
            <text:p>15.37</text:p>
          </table:table-cell>
          <table:table-cell office:value-type="float" office:value="5.1" calcext:value-type="float">
            <text:p>5.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8.6" calcext:value-type="float">
            <text:p>138.6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7" calcext:value-type="float">
            <text:p>0.007</text:p>
          </table:table-cell>
          <table:table-cell office:value-type="float" office:value="15.02" calcext:value-type="float">
            <text:p>15.02</text:p>
          </table:table-cell>
          <table:table-cell office:value-type="float" office:value="6.4" calcext:value-type="float">
            <text:p>6.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4.4" calcext:value-type="float">
            <text:p>174.4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28" calcext:value-type="float">
            <text:p>15.028</text:p>
          </table:table-cell>
          <table:table-cell office:value-type="float" office:value="5.7" calcext:value-type="float">
            <text:p>5.7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04.5" calcext:value-type="float">
            <text:p>204.5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9" calcext:value-type="float">
            <text:p>15.119</text:p>
          </table:table-cell>
          <table:table-cell office:value-type="float" office:value="5.3" calcext:value-type="float">
            <text:p>5.3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13" calcext:value-type="float">
            <text:p>0.013</text:p>
          </table:table-cell>
          <table:table-cell office:value-type="float" office:value="15.169" calcext:value-type="float">
            <text:p>15.169</text:p>
          </table:table-cell>
          <table:table-cell office:value-type="float" office:value="5.6" calcext:value-type="float">
            <text:p>5.6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9.3" calcext:value-type="float">
            <text:p>149.3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1" calcext:value-type="float">
            <text:p>15.221</text:p>
          </table:table-cell>
          <table:table-cell office:value-type="float" office:value="5.6" calcext:value-type="float">
            <text:p>5.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86.8" calcext:value-type="float">
            <text:p>186.8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7" calcext:value-type="float">
            <text:p>15.077</text:p>
          </table:table-cell>
          <table:table-cell office:value-type="float" office:value="4.2" calcext:value-type="float">
            <text:p>4.2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8.5" calcext:value-type="float">
            <text:p>168.5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01" calcext:value-type="float">
            <text:p>15.301</text:p>
          </table:table-cell>
          <table:table-cell office:value-type="float" office:value="7.5" calcext:value-type="float">
            <text:p>7.5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7.8" calcext:value-type="float">
            <text:p>177.8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31" calcext:value-type="float">
            <text:p>15.431</text:p>
          </table:table-cell>
          <table:table-cell office:value-type="float" office:value="5.3" calcext:value-type="float">
            <text:p>5.3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1.1" calcext:value-type="float">
            <text:p>151.1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2" calcext:value-type="float">
            <text:p>15.112</text:p>
          </table:table-cell>
          <table:table-cell office:value-type="float" office:value="6.3" calcext:value-type="float">
            <text:p>6.3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4.8" calcext:value-type="float">
            <text:p>194.8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26" calcext:value-type="float">
            <text:p>15.126</text:p>
          </table:table-cell>
          <table:table-cell office:value-type="float" office:value="6.1" calcext:value-type="float">
            <text:p>6.1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2.2" calcext:value-type="float">
            <text:p>202.2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1" calcext:value-type="float">
            <text:p>15.071</text:p>
          </table:table-cell>
          <table:table-cell office:value-type="float" office:value="5.7" calcext:value-type="float">
            <text:p>5.7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4.1" calcext:value-type="float">
            <text:p>144.1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5.651" calcext:value-type="float">
            <text:p>5.651</text:p>
          </table:table-cell>
          <table:table-cell office:value-type="float" office:value="2.7" calcext:value-type="float">
            <text:p>2.7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1.7" calcext:value-type="float">
            <text:p>121.7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652" calcext:value-type="float">
            <text:p>15.652</text:p>
          </table:table-cell>
          <table:table-cell office:value-type="float" office:value="5.2" calcext:value-type="float">
            <text:p>5.2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9.7" calcext:value-type="float">
            <text:p>159.7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0.398" calcext:value-type="float">
            <text:p>10.398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7.5" calcext:value-type="float">
            <text:p>157.5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12" calcext:value-type="float">
            <text:p>0.012</text:p>
          </table:table-cell>
          <table:table-cell office:value-type="float" office:value="5.417" calcext:value-type="float">
            <text:p>5.417</text:p>
          </table:table-cell>
          <table:table-cell office:value-type="float" office:value="3.4" calcext:value-type="float">
            <text:p>3.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2.7" calcext:value-type="float">
            <text:p>132.7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2" calcext:value-type="float">
            <text:p>15.12</text:p>
          </table:table-cell>
          <table:table-cell office:value-type="float" office:value="5.8" calcext:value-type="float">
            <text:p>5.8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0.9" calcext:value-type="float">
            <text:p>150.9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" calcext:value-type="float">
            <text:p>15.1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5.6" calcext:value-type="float">
            <text:p>125.6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45" calcext:value-type="float">
            <text:p>15.445</text:p>
          </table:table-cell>
          <table:table-cell office:value-type="float" office:value="5.2" calcext:value-type="float">
            <text:p>5.2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9.8" calcext:value-type="float">
            <text:p>139.8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88" calcext:value-type="float">
            <text:p>15.188</text:p>
          </table:table-cell>
          <table:table-cell office:value-type="float" office:value="7.6" calcext:value-type="float">
            <text:p>7.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9.3" calcext:value-type="float">
            <text:p>189.3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1.149" calcext:value-type="float">
            <text:p>11.149</text:p>
          </table:table-cell>
          <table:table-cell office:value-type="float" office:value="5.2" calcext:value-type="float">
            <text:p>5.2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3.3" calcext:value-type="float">
            <text:p>173.3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6" calcext:value-type="float">
            <text:p>15.116</text:p>
          </table:table-cell>
          <table:table-cell office:value-type="float" office:value="6.2" calcext:value-type="float">
            <text:p>6.2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2.2" calcext:value-type="float">
            <text:p>182.2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7" calcext:value-type="float">
            <text:p>0.007</text:p>
          </table:table-cell>
          <table:table-cell office:value-type="float" office:value="5.608" calcext:value-type="float">
            <text:p>5.608</text:p>
          </table:table-cell>
          <table:table-cell office:value-type="float" office:value="2.1" calcext:value-type="float">
            <text:p>2.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3.5" calcext:value-type="float">
            <text:p>153.5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1.601" calcext:value-type="float">
            <text:p>11.60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7.2" calcext:value-type="float">
            <text:p>127.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5" calcext:value-type="float">
            <text:p>15.045</text:p>
          </table:table-cell>
          <table:table-cell office:value-type="float" office:value="4.1" calcext:value-type="float">
            <text:p>4.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3.2" calcext:value-type="float">
            <text:p>173.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14" calcext:value-type="float">
            <text:p>0.014</text:p>
          </table:table-cell>
          <table:table-cell office:value-type="float" office:value="15.026" calcext:value-type="float">
            <text:p>15.026</text:p>
          </table:table-cell>
          <table:table-cell office:value-type="float" office:value="4.8" calcext:value-type="float">
            <text:p>4.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9.536" calcext:value-type="float">
            <text:p>9.536</text:p>
          </table:table-cell>
          <table:table-cell office:value-type="float" office:value="4.5" calcext:value-type="float">
            <text:p>4.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4.7" calcext:value-type="float">
            <text:p>174.7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" calcext:value-type="float">
            <text:p>15.07</text:p>
          </table:table-cell>
          <table:table-cell office:value-type="float" office:value="6.2" calcext:value-type="float">
            <text:p>6.2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6.8" calcext:value-type="float">
            <text:p>166.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4" calcext:value-type="float">
            <text:p>15.174</text:p>
          </table:table-cell>
          <table:table-cell office:value-type="float" office:value="3.8" calcext:value-type="float">
            <text:p>3.8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6.8" calcext:value-type="float">
            <text:p>136.8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8.181" calcext:value-type="float">
            <text:p>8.181</text:p>
          </table:table-cell>
          <table:table-cell office:value-type="float" office:value="3.8" calcext:value-type="float">
            <text:p>3.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2.1" calcext:value-type="float">
            <text:p>142.1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5" calcext:value-type="float">
            <text:p>0.005</text:p>
          </table:table-cell>
          <table:table-cell office:value-type="float" office:value="12.853" calcext:value-type="float">
            <text:p>12.853</text:p>
          </table:table-cell>
          <table:table-cell office:value-type="float" office:value="6.1" calcext:value-type="float">
            <text:p>6.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0.6" calcext:value-type="float">
            <text:p>190.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15" calcext:value-type="float">
            <text:p>0.015</text:p>
          </table:table-cell>
          <table:table-cell office:value-type="float" office:value="8.387" calcext:value-type="float">
            <text:p>8.387</text:p>
          </table:table-cell>
          <table:table-cell office:value-type="float" office:value="3.5" calcext:value-type="float">
            <text:p>3.5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9.7" calcext:value-type="float">
            <text:p>159.7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68" calcext:value-type="float">
            <text:p>15.368</text:p>
          </table:table-cell>
          <table:table-cell office:value-type="float" office:value="4.2" calcext:value-type="float">
            <text:p>4.2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3.9" calcext:value-type="float">
            <text:p>123.9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41" calcext:value-type="float">
            <text:p>15.241</text:p>
          </table:table-cell>
          <table:table-cell office:value-type="float" office:value="5.2" calcext:value-type="float">
            <text:p>5.2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2.9" calcext:value-type="float">
            <text:p>142.9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14" calcext:value-type="float">
            <text:p>15.214</text:p>
          </table:table-cell>
          <table:table-cell office:value-type="float" office:value="6.7" calcext:value-type="float">
            <text:p>6.7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1.3" calcext:value-type="float">
            <text:p>171.3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8" calcext:value-type="float">
            <text:p>15.068</text:p>
          </table:table-cell>
          <table:table-cell office:value-type="float" office:value="3.9" calcext:value-type="float">
            <text:p>3.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9.8" calcext:value-type="float">
            <text:p>119.8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472" calcext:value-type="float">
            <text:p>15.472</text:p>
          </table:table-cell>
          <table:table-cell office:value-type="float" office:value="6.7" calcext:value-type="float">
            <text:p>6.7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4.7" calcext:value-type="float">
            <text:p>164.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2" calcext:value-type="float">
            <text:p>0.002</text:p>
          </table:table-cell>
          <table:table-cell office:value-type="float" office:value="13.89" calcext:value-type="float">
            <text:p>13.89</text:p>
          </table:table-cell>
          <table:table-cell office:value-type="float" office:value="4.1" calcext:value-type="float">
            <text:p>4.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0.2" calcext:value-type="float">
            <text:p>170.2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67" calcext:value-type="float">
            <text:p>15.367</text:p>
          </table:table-cell>
          <table:table-cell office:value-type="float" office:value="3.3" calcext:value-type="float">
            <text:p>3.3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3.8" calcext:value-type="float">
            <text:p>143.8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3" calcext:value-type="float">
            <text:p>15.043</text:p>
          </table:table-cell>
          <table:table-cell office:value-type="float" office:value="4.9" calcext:value-type="float">
            <text:p>4.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4.9" calcext:value-type="float">
            <text:p>184.9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6" calcext:value-type="float">
            <text:p>15.026</text:p>
          </table:table-cell>
          <table:table-cell office:value-type="float" office:value="5.3" calcext:value-type="float">
            <text:p>5.3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9.5" calcext:value-type="float">
            <text:p>139.5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1.856" calcext:value-type="float">
            <text:p>11.856</text:p>
          </table:table-cell>
          <table:table-cell office:value-type="float" office:value="4.1" calcext:value-type="float">
            <text:p>4.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9.3" calcext:value-type="float">
            <text:p>139.3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5" calcext:value-type="float">
            <text:p>15.38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1.6" calcext:value-type="float">
            <text:p>201.6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6" calcext:value-type="float">
            <text:p>15.076</text:p>
          </table:table-cell>
          <table:table-cell office:value-type="float" office:value="3.3" calcext:value-type="float">
            <text:p>3.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1.9" calcext:value-type="float">
            <text:p>151.9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5" calcext:value-type="float">
            <text:p>15.015</text:p>
          </table:table-cell>
          <table:table-cell office:value-type="float" office:value="4.6" calcext:value-type="float">
            <text:p>4.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1.2" calcext:value-type="float">
            <text:p>171.2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44" calcext:value-type="float">
            <text:p>15.344</text:p>
          </table:table-cell>
          <table:table-cell office:value-type="float" office:value="2.1" calcext:value-type="float">
            <text:p>2.1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7.4" calcext:value-type="float">
            <text:p>107.4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2" calcext:value-type="float">
            <text:p>15.032</text:p>
          </table:table-cell>
          <table:table-cell office:value-type="float" office:value="3.7" calcext:value-type="float">
            <text:p>3.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3" calcext:value-type="float">
            <text:p>183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2" calcext:value-type="float">
            <text:p>0.002</text:p>
          </table:table-cell>
          <table:table-cell office:value-type="float" office:value="15.536" calcext:value-type="float">
            <text:p>15.536</text:p>
          </table:table-cell>
          <table:table-cell office:value-type="float" office:value="6.4" calcext:value-type="float">
            <text:p>6.4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6" calcext:value-type="float">
            <text:p>186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57" calcext:value-type="float">
            <text:p>15.557</text:p>
          </table:table-cell>
          <table:table-cell office:value-type="float" office:value="5.6" calcext:value-type="float">
            <text:p>5.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2.6" calcext:value-type="float">
            <text:p>152.6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04" calcext:value-type="float">
            <text:p>15.004</text:p>
          </table:table-cell>
          <table:table-cell office:value-type="float" office:value="5.6" calcext:value-type="float">
            <text:p>5.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5.8" calcext:value-type="float">
            <text:p>175.8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1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81" calcext:value-type="float">
            <text:p>15.081</text:p>
          </table:table-cell>
          <table:table-cell office:value-type="float" office:value="1.9" calcext:value-type="float">
            <text:p>1.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8.8" calcext:value-type="float">
            <text:p>108.8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/>
          <table:table-cell table:formula="of:=AVERAGE([.B2:.B101])" office:value-type="float" office:value="0.01929" calcext:value-type="float">
            <text:p>0.01929</text:p>
          </table:table-cell>
          <table:table-cell table:formula="of:=AVERAGE([.C2:.C101])" office:value-type="float" office:value="14.00316" calcext:value-type="float">
            <text:p>14.00316</text:p>
          </table:table-cell>
          <table:table-cell table:formula="of:=AVERAGE([.D2:.D101])" office:value-type="float" office:value="5.036" calcext:value-type="float">
            <text:p>5.036</text:p>
          </table:table-cell>
          <table:table-cell table:formula="of:=AVERAGE([.E2:.E101])" office:value-type="float" office:value="56.96" calcext:value-type="float">
            <text:p>56.96</text:p>
          </table:table-cell>
          <table:table-cell table:formula="of:=AVERAGE([.F2:.F101])" office:value-type="float" office:value="23.64" calcext:value-type="float">
            <text:p>23.64</text:p>
          </table:table-cell>
          <table:table-cell table:formula="of:=AVERAGE([.G2:.G101])" office:value-type="float" office:value="4.4" calcext:value-type="float">
            <text:p>4.4</text:p>
          </table:table-cell>
          <table:table-cell table:formula="of:=AVERAGE([.H2:.H101])" office:value-type="float" office:value="16.46" calcext:value-type="float">
            <text:p>16.46</text:p>
          </table:table-cell>
          <table:table-cell table:formula="of:=AVERAGE([.I2:.I101])" office:value-type="float" office:value="160.848" calcext:value-type="float">
            <text:p>160.848</text:p>
          </table:table-cell>
          <table:table-cell table:formula="of:=AVERAGE([.J2:.J101])" office:value-type="float" office:value="393.02" calcext:value-type="float">
            <text:p>393.02</text:p>
          </table:table-cell>
          <table:table-cell table:formula="of:=AVERAGE([.K2:.K101])" office:value-type="float" office:value="0.65" calcext:value-type="float">
            <text:p>0.65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715" calcext:value-type="float">
            <text:p>0.715</text:p>
          </table:table-cell>
          <table:table-cell office:value-type="float" office:value="15.295" calcext:value-type="float">
            <text:p>15.295</text:p>
          </table:table-cell>
          <table:table-cell office:value-type="float" office:value="6.8" calcext:value-type="float">
            <text:p>6.8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16" calcext:value-type="float">
            <text:p>15.016</text:p>
          </table:table-cell>
          <table:table-cell office:value-type="float" office:value="4.8" calcext:value-type="float">
            <text:p>4.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.2" calcext:value-type="float">
            <text:p>135.2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049" calcext:value-type="float">
            <text:p>15.049</text:p>
          </table:table-cell>
          <table:table-cell office:value-type="float" office:value="6.3" calcext:value-type="float">
            <text:p>6.3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67" calcext:value-type="float">
            <text:p>0.067</text:p>
          </table:table-cell>
          <table:table-cell office:value-type="float" office:value="15.536" calcext:value-type="float">
            <text:p>15.536</text:p>
          </table:table-cell>
          <table:table-cell office:value-type="float" office:value="6.4" calcext:value-type="float">
            <text:p>6.4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9.4" calcext:value-type="float">
            <text:p>129.4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135" calcext:value-type="float">
            <text:p>16.135</text:p>
          </table:table-cell>
          <table:table-cell office:value-type="float" office:value="6.6" calcext:value-type="float">
            <text:p>6.6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9.3" calcext:value-type="float">
            <text:p>179.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5.535" calcext:value-type="float">
            <text:p>15.53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4.8" calcext:value-type="float">
            <text:p>144.8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1.722" calcext:value-type="float">
            <text:p>1.722</text:p>
          </table:table-cell>
          <table:table-cell office:value-type="float" office:value="15.4" calcext:value-type="float">
            <text:p>15.4</text:p>
          </table:table-cell>
          <table:table-cell office:value-type="float" office:value="6.3" calcext:value-type="float">
            <text:p>6.3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7.8" calcext:value-type="float">
            <text:p>197.8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86" calcext:value-type="float">
            <text:p>15.186</text:p>
          </table:table-cell>
          <table:table-cell office:value-type="float" office:value="4.3" calcext:value-type="float">
            <text:p>4.3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0.5" calcext:value-type="float">
            <text:p>140.5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2.601" calcext:value-type="float">
            <text:p>12.601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8.1" calcext:value-type="float">
            <text:p>148.1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8.54" calcext:value-type="float">
            <text:p>8.54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35.8" calcext:value-type="float">
            <text:p>135.8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16" calcext:value-type="float">
            <text:p>15.416</text:p>
          </table:table-cell>
          <table:table-cell office:value-type="float" office:value="5.7" calcext:value-type="float">
            <text:p>5.7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4.9" calcext:value-type="float">
            <text:p>204.9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74" calcext:value-type="float">
            <text:p>15.274</text:p>
          </table:table-cell>
          <table:table-cell office:value-type="float" office:value="6.6" calcext:value-type="float">
            <text:p>6.6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2.8" calcext:value-type="float">
            <text:p>162.8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81" calcext:value-type="float">
            <text:p>15.281</text:p>
          </table:table-cell>
          <table:table-cell office:value-type="float" office:value="7.7" calcext:value-type="float">
            <text:p>7.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3.3" calcext:value-type="float">
            <text:p>163.3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27" calcext:value-type="float">
            <text:p>15.427</text:p>
          </table:table-cell>
          <table:table-cell office:value-type="float" office:value="4.8" calcext:value-type="float">
            <text:p>4.8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7.2" calcext:value-type="float">
            <text:p>187.2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1" calcext:value-type="float">
            <text:p>15.131</text:p>
          </table:table-cell>
          <table:table-cell office:value-type="float" office:value="4.2" calcext:value-type="float">
            <text:p>4.2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6.8" calcext:value-type="float">
            <text:p>146.8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3" calcext:value-type="float">
            <text:p>15.153</text:p>
          </table:table-cell>
          <table:table-cell office:value-type="float" office:value="7.4" calcext:value-type="float">
            <text:p>7.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9.9" calcext:value-type="float">
            <text:p>199.9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34" calcext:value-type="float">
            <text:p>0.034</text:p>
          </table:table-cell>
          <table:table-cell office:value-type="float" office:value="15.155" calcext:value-type="float">
            <text:p>15.155</text:p>
          </table:table-cell>
          <table:table-cell office:value-type="float" office:value="5.3" calcext:value-type="float">
            <text:p>5.3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1.2" calcext:value-type="float">
            <text:p>161.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09" calcext:value-type="float">
            <text:p>15.209</text:p>
          </table:table-cell>
          <table:table-cell office:value-type="float" office:value="4.6" calcext:value-type="float">
            <text:p>4.6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9.4" calcext:value-type="float">
            <text:p>159.4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7" calcext:value-type="float">
            <text:p>15.37</text:p>
          </table:table-cell>
          <table:table-cell office:value-type="float" office:value="7.4" calcext:value-type="float">
            <text:p>7.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7.8" calcext:value-type="float">
            <text:p>217.8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1" calcext:value-type="float">
            <text:p>15.091</text:p>
          </table:table-cell>
          <table:table-cell office:value-type="float" office:value="3.9" calcext:value-type="float">
            <text:p>3.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8.4" calcext:value-type="float">
            <text:p>158.4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8.477" calcext:value-type="float">
            <text:p>8.477</text:p>
          </table:table-cell>
          <table:table-cell office:value-type="float" office:value="3.8" calcext:value-type="float">
            <text:p>3.8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7.7" calcext:value-type="float">
            <text:p>127.7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87" calcext:value-type="float">
            <text:p>15.187</text:p>
          </table:table-cell>
          <table:table-cell office:value-type="float" office:value="7.4" calcext:value-type="float">
            <text:p>7.4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8.1" calcext:value-type="float">
            <text:p>188.1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823" calcext:value-type="float">
            <text:p>12.823</text:p>
          </table:table-cell>
          <table:table-cell office:value-type="float" office:value="3.3" calcext:value-type="float">
            <text:p>3.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9.6" calcext:value-type="float">
            <text:p>139.6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9.969" calcext:value-type="float">
            <text:p>9.969</text:p>
          </table:table-cell>
          <table:table-cell office:value-type="float" office:value="4.5" calcext:value-type="float">
            <text:p>4.5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8.6" calcext:value-type="float">
            <text:p>208.6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6" calcext:value-type="float">
            <text:p>15.336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5.1" calcext:value-type="float">
            <text:p>205.1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8" calcext:value-type="float">
            <text:p>0.008</text:p>
          </table:table-cell>
          <table:table-cell office:value-type="float" office:value="15.076" calcext:value-type="float">
            <text:p>15.076</text:p>
          </table:table-cell>
          <table:table-cell office:value-type="float" office:value="4.5" calcext:value-type="float">
            <text:p>4.5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6.1" calcext:value-type="float">
            <text:p>166.1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66" calcext:value-type="float">
            <text:p>15.366</text:p>
          </table:table-cell>
          <table:table-cell office:value-type="float" office:value="6.4" calcext:value-type="float">
            <text:p>6.4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8.5" calcext:value-type="float">
            <text:p>188.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41" calcext:value-type="float">
            <text:p>15.41</text:p>
          </table:table-cell>
          <table:table-cell office:value-type="float" office:value="5.7" calcext:value-type="float">
            <text:p>5.7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0.8" calcext:value-type="float">
            <text:p>160.8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0.933" calcext:value-type="float">
            <text:p>10.933</text:p>
          </table:table-cell>
          <table:table-cell office:value-type="float" office:value="5.4" calcext:value-type="float">
            <text:p>5.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7.9" calcext:value-type="float">
            <text:p>217.9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055" calcext:value-type="float">
            <text:p>15.055</text:p>
          </table:table-cell>
          <table:table-cell office:value-type="float" office:value="4.3" calcext:value-type="float">
            <text:p>4.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0.3" calcext:value-type="float">
            <text:p>150.3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768" calcext:value-type="float">
            <text:p>15.768</text:p>
          </table:table-cell>
          <table:table-cell office:value-type="float" office:value="9.1" calcext:value-type="float">
            <text:p>9.1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0.4" calcext:value-type="float">
            <text:p>170.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099" calcext:value-type="float">
            <text:p>14.09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7.3" calcext:value-type="float">
            <text:p>137.3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5.993" calcext:value-type="float">
            <text:p>5.993</text:p>
          </table:table-cell>
          <table:table-cell office:value-type="float" office:value="2.9" calcext:value-type="float">
            <text:p>2.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4.4" calcext:value-type="float">
            <text:p>144.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4" calcext:value-type="float">
            <text:p>15.194</text:p>
          </table:table-cell>
          <table:table-cell office:value-type="float" office:value="6.6" calcext:value-type="float">
            <text:p>6.6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5" calcext:value-type="float">
            <text:p>15.195</text:p>
          </table:table-cell>
          <table:table-cell office:value-type="float" office:value="4.9" calcext:value-type="float">
            <text:p>4.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4.5" calcext:value-type="float">
            <text:p>174.5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9" calcext:value-type="float">
            <text:p>15.139</text:p>
          </table:table-cell>
          <table:table-cell office:value-type="float" office:value="3.8" calcext:value-type="float">
            <text:p>3.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518" calcext:value-type="float">
            <text:p>14.518</text:p>
          </table:table-cell>
          <table:table-cell office:value-type="float" office:value="5.3" calcext:value-type="float">
            <text:p>5.3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2.4" calcext:value-type="float">
            <text:p>172.4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99" calcext:value-type="float">
            <text:p>15.39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1.2" calcext:value-type="float">
            <text:p>151.2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9.403" calcext:value-type="float">
            <text:p>9.403</text:p>
          </table:table-cell>
          <table:table-cell office:value-type="float" office:value="4.2" calcext:value-type="float">
            <text:p>4.2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7.5" calcext:value-type="float">
            <text:p>147.5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1" calcext:value-type="float">
            <text:p>15.21</text:p>
          </table:table-cell>
          <table:table-cell office:value-type="float" office:value="3.9" calcext:value-type="float">
            <text:p>3.9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1.6" calcext:value-type="float">
            <text:p>121.6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6.154" calcext:value-type="float">
            <text:p>16.154</text:p>
          </table:table-cell>
          <table:table-cell office:value-type="float" office:value="5.2" calcext:value-type="float">
            <text:p>5.2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1.5" calcext:value-type="float">
            <text:p>171.5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06" calcext:value-type="float">
            <text:p>15.106</text:p>
          </table:table-cell>
          <table:table-cell office:value-type="float" office:value="2.6" calcext:value-type="float">
            <text:p>2.6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7.8" calcext:value-type="float">
            <text:p>117.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27" calcext:value-type="float">
            <text:p>15.327</text:p>
          </table:table-cell>
          <table:table-cell office:value-type="float" office:value="5.3" calcext:value-type="float">
            <text:p>5.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7.4" calcext:value-type="float">
            <text:p>137.4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07" calcext:value-type="float">
            <text:p>15.00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9.2" calcext:value-type="float">
            <text:p>159.2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28" calcext:value-type="float">
            <text:p>15.028</text:p>
          </table:table-cell>
          <table:table-cell office:value-type="float" office:value="2.8" calcext:value-type="float">
            <text:p>2.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8.7" calcext:value-type="float">
            <text:p>148.7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06" calcext:value-type="float">
            <text:p>15.006</text:p>
          </table:table-cell>
          <table:table-cell office:value-type="float" office:value="2.1" calcext:value-type="float">
            <text:p>2.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8.7" calcext:value-type="float">
            <text:p>138.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3" calcext:value-type="float">
            <text:p>0.03</text:p>
          </table:table-cell>
          <table:table-cell office:value-type="float" office:value="15.28" calcext:value-type="float">
            <text:p>15.28</text:p>
          </table:table-cell>
          <table:table-cell office:value-type="float" office:value="4.2" calcext:value-type="float">
            <text:p>4.2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5.9" calcext:value-type="float">
            <text:p>155.9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304" calcext:value-type="float">
            <text:p>14.304</text:p>
          </table:table-cell>
          <table:table-cell office:value-type="float" office:value="4.9" calcext:value-type="float">
            <text:p>4.9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8.1" calcext:value-type="float">
            <text:p>168.1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58" calcext:value-type="float">
            <text:p>15.258</text:p>
          </table:table-cell>
          <table:table-cell office:value-type="float" office:value="5.2" calcext:value-type="float">
            <text:p>5.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6.9" calcext:value-type="float">
            <text:p>176.9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5" calcext:value-type="float">
            <text:p>15.01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38.6" calcext:value-type="float">
            <text:p>138.6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7" calcext:value-type="float">
            <text:p>15.47</text:p>
          </table:table-cell>
          <table:table-cell office:value-type="float" office:value="4.5" calcext:value-type="float">
            <text:p>4.5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4.4" calcext:value-type="float">
            <text:p>174.4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1" calcext:value-type="float">
            <text:p>15.111</text:p>
          </table:table-cell>
          <table:table-cell office:value-type="float" office:value="5.3" calcext:value-type="float">
            <text:p>5.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4.5" calcext:value-type="float">
            <text:p>204.5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24" calcext:value-type="float">
            <text:p>15.324</text:p>
          </table:table-cell>
          <table:table-cell office:value-type="float" office:value="8.5" calcext:value-type="float">
            <text:p>8.5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0.265" calcext:value-type="float">
            <text:p>10.265</text:p>
          </table:table-cell>
          <table:table-cell office:value-type="float" office:value="3.5" calcext:value-type="float">
            <text:p>3.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9.3" calcext:value-type="float">
            <text:p>149.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423" calcext:value-type="float">
            <text:p>12.423</text:p>
          </table:table-cell>
          <table:table-cell office:value-type="float" office:value="5.4" calcext:value-type="float">
            <text:p>5.4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6.8" calcext:value-type="float">
            <text:p>186.8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37" calcext:value-type="float">
            <text:p>15.037</text:p>
          </table:table-cell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8.5" calcext:value-type="float">
            <text:p>168.5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9.788" calcext:value-type="float">
            <text:p>9.788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7.8" calcext:value-type="float">
            <text:p>177.8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1.886" calcext:value-type="float">
            <text:p>11.886</text:p>
          </table:table-cell>
          <table:table-cell office:value-type="float" office:value="3.4" calcext:value-type="float">
            <text:p>3.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1.1" calcext:value-type="float">
            <text:p>151.1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2.912" calcext:value-type="float">
            <text:p>12.912</text:p>
          </table:table-cell>
          <table:table-cell office:value-type="float" office:value="5.4" calcext:value-type="float">
            <text:p>5.4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4.8" calcext:value-type="float">
            <text:p>194.8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01" calcext:value-type="float">
            <text:p>12.101</text:p>
          </table:table-cell>
          <table:table-cell office:value-type="float" office:value="6.5" calcext:value-type="float">
            <text:p>6.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2.2" calcext:value-type="float">
            <text:p>202.2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1.79" calcext:value-type="float">
            <text:p>11.79</text:p>
          </table:table-cell>
          <table:table-cell office:value-type="float" office:value="3.5" calcext:value-type="float">
            <text:p>3.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4.1" calcext:value-type="float">
            <text:p>144.1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82" calcext:value-type="float">
            <text:p>15.082</text:p>
          </table:table-cell>
          <table:table-cell office:value-type="float" office:value="4.7" calcext:value-type="float">
            <text:p>4.7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1.7" calcext:value-type="float">
            <text:p>121.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" calcext:value-type="float">
            <text:p>15.1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9.7" calcext:value-type="float">
            <text:p>159.7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5" calcext:value-type="float">
            <text:p>0.015</text:p>
          </table:table-cell>
          <table:table-cell office:value-type="float" office:value="15.186" calcext:value-type="float">
            <text:p>15.186</text:p>
          </table:table-cell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7.5" calcext:value-type="float">
            <text:p>157.5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241" calcext:value-type="float">
            <text:p>15.241</text:p>
          </table:table-cell>
          <table:table-cell office:value-type="float" office:value="4.3" calcext:value-type="float">
            <text:p>4.3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2.7" calcext:value-type="float">
            <text:p>132.7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432" calcext:value-type="float">
            <text:p>12.432</text:p>
          </table:table-cell>
          <table:table-cell office:value-type="float" office:value="5.8" calcext:value-type="float">
            <text:p>5.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0.9" calcext:value-type="float">
            <text:p>150.9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35" calcext:value-type="float">
            <text:p>15.135</text:p>
          </table:table-cell>
          <table:table-cell office:value-type="float" office:value="4.5" calcext:value-type="float">
            <text:p>4.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5.6" calcext:value-type="float">
            <text:p>125.6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76" calcext:value-type="float">
            <text:p>15.176</text:p>
          </table:table-cell>
          <table:table-cell office:value-type="float" office:value="3.8" calcext:value-type="float">
            <text:p>3.8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9.8" calcext:value-type="float">
            <text:p>139.8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615" calcext:value-type="float">
            <text:p>0.615</text:p>
          </table:table-cell>
          <table:table-cell office:value-type="float" office:value="9.007" calcext:value-type="float">
            <text:p>9.007</text:p>
          </table:table-cell>
          <table:table-cell office:value-type="float" office:value="4.2" calcext:value-type="float">
            <text:p>4.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9.3" calcext:value-type="float">
            <text:p>189.3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07" calcext:value-type="float">
            <text:p>15.207</text:p>
          </table:table-cell>
          <table:table-cell office:value-type="float" office:value="5.7" calcext:value-type="float">
            <text:p>5.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3.3" calcext:value-type="float">
            <text:p>173.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59" calcext:value-type="float">
            <text:p>15.259</text:p>
          </table:table-cell>
          <table:table-cell office:value-type="float" office:value="5.1" calcext:value-type="float">
            <text:p>5.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2.2" calcext:value-type="float">
            <text:p>182.2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7" calcext:value-type="float">
            <text:p>0.007</text:p>
          </table:table-cell>
          <table:table-cell office:value-type="float" office:value="15.351" calcext:value-type="float">
            <text:p>15.351</text:p>
          </table:table-cell>
          <table:table-cell office:value-type="float" office:value="7.8" calcext:value-type="float">
            <text:p>7.8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3.5" calcext:value-type="float">
            <text:p>153.5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8" calcext:value-type="float">
            <text:p>0.008</text:p>
          </table:table-cell>
          <table:table-cell office:value-type="float" office:value="15.25" calcext:value-type="float">
            <text:p>15.25</text:p>
          </table:table-cell>
          <table:table-cell office:value-type="float" office:value="4.5" calcext:value-type="float">
            <text:p>4.5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7.2" calcext:value-type="float">
            <text:p>127.2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4" calcext:value-type="float">
            <text:p>15.34</text:p>
          </table:table-cell>
          <table:table-cell office:value-type="float" office:value="7.2" calcext:value-type="float">
            <text:p>7.2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3.2" calcext:value-type="float">
            <text:p>173.2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3" calcext:value-type="float">
            <text:p>15.23</text:p>
          </table:table-cell>
          <table:table-cell office:value-type="float" office:value="3.4" calcext:value-type="float">
            <text:p>3.4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745" calcext:value-type="float">
            <text:p>0.745</text:p>
          </table:table-cell>
          <table:table-cell office:value-type="float" office:value="15.295" calcext:value-type="float">
            <text:p>15.295</text:p>
          </table:table-cell>
          <table:table-cell office:value-type="float" office:value="6.2" calcext:value-type="float">
            <text:p>6.2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4.7" calcext:value-type="float">
            <text:p>174.7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7.194" calcext:value-type="float">
            <text:p>17.194</text:p>
          </table:table-cell>
          <table:table-cell office:value-type="float" office:value="5.7" calcext:value-type="float">
            <text:p>5.7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6.8" calcext:value-type="float">
            <text:p>166.8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6" calcext:value-type="float">
            <text:p>15.04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6.8" calcext:value-type="float">
            <text:p>136.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61" calcext:value-type="float">
            <text:p>0.061</text:p>
          </table:table-cell>
          <table:table-cell office:value-type="float" office:value="15.069" calcext:value-type="float">
            <text:p>15.06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2.1" calcext:value-type="float">
            <text:p>142.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23" calcext:value-type="float">
            <text:p>15.423</text:p>
          </table:table-cell>
          <table:table-cell office:value-type="float" office:value="5.1" calcext:value-type="float">
            <text:p>5.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0.6" calcext:value-type="float">
            <text:p>190.6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23" calcext:value-type="float">
            <text:p>15.423</text:p>
          </table:table-cell>
          <table:table-cell office:value-type="float" office:value="7.9" calcext:value-type="float">
            <text:p>7.9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9.7" calcext:value-type="float">
            <text:p>159.7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4" calcext:value-type="float">
            <text:p>0.014</text:p>
          </table:table-cell>
          <table:table-cell office:value-type="float" office:value="12.575" calcext:value-type="float">
            <text:p>12.575</text:p>
          </table:table-cell>
          <table:table-cell office:value-type="float" office:value="4.7" calcext:value-type="float">
            <text:p>4.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23.9" calcext:value-type="float">
            <text:p>123.9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4" calcext:value-type="float">
            <text:p>0.014</text:p>
          </table:table-cell>
          <table:table-cell office:value-type="float" office:value="9.84" calcext:value-type="float">
            <text:p>9.84</text:p>
          </table:table-cell>
          <table:table-cell office:value-type="float" office:value="4.3" calcext:value-type="float">
            <text:p>4.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2.9" calcext:value-type="float">
            <text:p>142.9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4" calcext:value-type="float">
            <text:p>0.014</text:p>
          </table:table-cell>
          <table:table-cell office:value-type="float" office:value="12.958" calcext:value-type="float">
            <text:p>12.958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1.3" calcext:value-type="float">
            <text:p>171.3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" calcext:value-type="float">
            <text:p>15.07</text:p>
          </table:table-cell>
          <table:table-cell office:value-type="float" office:value="4.4" calcext:value-type="float">
            <text:p>4.4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9.8" calcext:value-type="float">
            <text:p>119.8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3.607" calcext:value-type="float">
            <text:p>13.607</text:p>
          </table:table-cell>
          <table:table-cell office:value-type="float" office:value="4.4" calcext:value-type="float">
            <text:p>4.4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4.7" calcext:value-type="float">
            <text:p>164.7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929" calcext:value-type="float">
            <text:p>15.929</text:p>
          </table:table-cell>
          <table:table-cell office:value-type="float" office:value="6.3" calcext:value-type="float">
            <text:p>6.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0.2" calcext:value-type="float">
            <text:p>170.2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5" calcext:value-type="float">
            <text:p>15.055</text:p>
          </table:table-cell>
          <table:table-cell office:value-type="float" office:value="5.3" calcext:value-type="float">
            <text:p>5.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3.8" calcext:value-type="float">
            <text:p>143.8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" calcext:value-type="float">
            <text:p>15.03</text:p>
          </table:table-cell>
          <table:table-cell office:value-type="float" office:value="5.6" calcext:value-type="float">
            <text:p>5.6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4.9" calcext:value-type="float">
            <text:p>184.9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" calcext:value-type="float">
            <text:p>15.06</text:p>
          </table:table-cell>
          <table:table-cell office:value-type="float" office:value="4.7" calcext:value-type="float">
            <text:p>4.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9.5" calcext:value-type="float">
            <text:p>139.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72" calcext:value-type="float">
            <text:p>15.372</text:p>
          </table:table-cell>
          <table:table-cell office:value-type="float" office:value="4.1" calcext:value-type="float">
            <text:p>4.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9.3" calcext:value-type="float">
            <text:p>139.3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5" calcext:value-type="float">
            <text:p>15.145</text:p>
          </table:table-cell>
          <table:table-cell office:value-type="float" office:value="6.2" calcext:value-type="float">
            <text:p>6.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1.6" calcext:value-type="float">
            <text:p>201.6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26" calcext:value-type="float">
            <text:p>15.126</text:p>
          </table:table-cell>
          <table:table-cell office:value-type="float" office:value="5.4" calcext:value-type="float">
            <text:p>5.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1.9" calcext:value-type="float">
            <text:p>151.9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01" calcext:value-type="float">
            <text:p>15.301</text:p>
          </table:table-cell>
          <table:table-cell office:value-type="float" office:value="5.8" calcext:value-type="float">
            <text:p>5.8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1.2" calcext:value-type="float">
            <text:p>171.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5" calcext:value-type="float">
            <text:p>15.335</text:p>
          </table:table-cell>
          <table:table-cell office:value-type="float" office:value="4.4" calcext:value-type="float">
            <text:p>4.4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7.4" calcext:value-type="float">
            <text:p>107.4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291" calcext:value-type="float">
            <text:p>15.291</text:p>
          </table:table-cell>
          <table:table-cell office:value-type="float" office:value="7.8" calcext:value-type="float">
            <text:p>7.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28" calcext:value-type="float">
            <text:p>15.028</text:p>
          </table:table-cell>
          <table:table-cell office:value-type="float" office:value="4.5" calcext:value-type="float">
            <text:p>4.5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6" calcext:value-type="float">
            <text:p>18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5" calcext:value-type="float">
            <text:p>15.05</text:p>
          </table:table-cell>
          <table:table-cell office:value-type="float" office:value="4.6" calcext:value-type="float">
            <text:p>4.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.6" calcext:value-type="float">
            <text:p>152.6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1" calcext:value-type="float">
            <text:p>15.22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5.8" calcext:value-type="float">
            <text:p>175.8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" calcext:value-type="float">
            <text:p>15.02</text:p>
          </table:table-cell>
          <table:table-cell office:value-type="float" office:value="4.2" calcext:value-type="float">
            <text:p>4.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8.8" calcext:value-type="float">
            <text:p>108.8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 table:number-rows-repeated="6529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Multi1-vs-MaxScore'.$A$1" table:expression="#REF!"/>
          <table:named-expression table:name="Sheet_Title" table:base-cell-address="$'Multi1-vs-MaxScore'.$A$1" table:expression="&quot;Multi1-vs-MaxScore&quot;"/>
        </table:named-expressions>
      </table:table>
      <table:table table:name="Multi2-vs-MaxScore" table:style-name="ta9">
        <office:forms form:automatic-focus="false" form:apply-design-mode="false"/>
        <table:table-column table:style-name="co1" table:default-cell-style-name="ce1"/>
        <table:table-column table:style-name="co41" table:default-cell-style-name="ce1"/>
        <table:table-column table:style-name="co33" table:default-cell-style-name="ce1"/>
        <table:table-column table:style-name="co1" table:number-columns-repeated="9" table:default-cell-style-name="ce1"/>
        <table:table-column table:style-name="co30" table:default-cell-style-name="ce1"/>
        <table:table-column table:style-name="co42" table:default-cell-style-name="ce1"/>
        <table:table-column table:style-name="co1" table:number-columns-repeated="242" table:default-cell-style-name="ce1"/>
        <table:table-row table:style-name="ro2">
          <table:table-cell office:value-type="string" calcext:value-type="string">
            <text:p>agent</text:p>
          </table:table-cell>
          <table:table-cell office:value-type="string" calcext:value-type="string">
            <text:p>min-move-time</text:p>
          </table:table-cell>
          <table:table-cell office:value-type="string" calcext:value-type="string">
            <text:p>max-move-time</text:p>
          </table:table-cell>
          <table:table-cell office:value-type="string" calcext:value-type="string">
            <text:p>avg-move-time</text:p>
          </table:table-cell>
          <table:table-cell office:value-type="string" calcext:value-type="string">
            <text:p>max-move-score</text:p>
          </table:table-cell>
          <table:table-cell office:value-type="string" calcext:value-type="string">
            <text:p>avg-move-score</text:p>
          </table:table-cell>
          <table:table-cell office:value-type="string" calcext:value-type="string">
            <text:p>avg-word-length</text:p>
          </table:table-cell>
          <table:table-cell office:value-type="string" calcext:value-type="string">
            <text:p>num-moves</text:p>
          </table:table-cell>
          <table:table-cell office:value-type="string" calcext:value-type="string">
            <text:p>game-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<text:span text:style-name="T1">t-test</text:span>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2" calcext:value-type="float">
            <text:p>0.002</text:p>
          </table:table-cell>
          <table:table-cell office:value-type="float" office:value="9.135" calcext:value-type="float">
            <text:p>9.135</text:p>
          </table:table-cell>
          <table:table-cell office:value-type="float" office:value="3.2" calcext:value-type="float">
            <text:p>3.2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4.5" calcext:value-type="float">
            <text:p>124.5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17" calcext:value-type="float">
            <text:p>15.017</text:p>
          </table:table-cell>
          <table:table-cell office:value-type="float" office:value="7.7" calcext:value-type="float">
            <text:p>7.7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9.2" calcext:value-type="float">
            <text:p>189.2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.5" calcext:value-type="float">
            <text:p>0.5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2" calcext:value-type="float">
            <text:p>0.002</text:p>
          </table:table-cell>
          <table:table-cell office:value-type="float" office:value="15.641" calcext:value-type="float">
            <text:p>15.641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0.7" calcext:value-type="float">
            <text:p>120.7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5" calcext:value-type="float">
            <text:p>15.15</text:p>
          </table:table-cell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1.4" calcext:value-type="float">
            <text:p>131.4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an</text:p>
          </table:table-cell>
          <table:table-cell table:formula="of:=AVERAGE([$'Multi2-vs-MaxScore'.$F$104:.$F$203])" office:value-type="float" office:value="23.05" calcext:value-type="float">
            <text:p>23.05</text:p>
          </table:table-cell>
          <table:table-cell table:formula="of:=AVERAGE([$'Multi2-vs-MaxScore'.$F$2:.$F$101])" office:value-type="float" office:value="24.03" calcext:value-type="float">
            <text:p>24.03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79" calcext:value-type="float">
            <text:p>15.079</text:p>
          </table:table-cell>
          <table:table-cell office:value-type="float" office:value="4.7" calcext:value-type="float">
            <text:p>4.7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5.6" calcext:value-type="float">
            <text:p>125.6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nce</text:p>
          </table:table-cell>
          <table:table-cell table:formula="of:=VAR([$'Multi2-vs-MaxScore'.$F$104:.$F$203])" office:value-type="float" office:value="18.8964646464647" calcext:value-type="float">
            <text:p>18.8964646464647</text:p>
          </table:table-cell>
          <table:table-cell table:formula="of:=VAR([$'Multi2-vs-MaxScore'.$F$2:.$F$101])" office:value-type="float" office:value="21.7263636363636" calcext:value-type="float">
            <text:p>21.7263636363636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21" calcext:value-type="float">
            <text:p>15.321</text:p>
          </table:table-cell>
          <table:table-cell office:value-type="float" office:value="4.2" calcext:value-type="float">
            <text:p>4.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8.9" calcext:value-type="float">
            <text:p>148.9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Multi2-vs-MaxScore'.$F$104:.$F$203])" office:value-type="float" office:value="100" calcext:value-type="float">
            <text:p>100</text:p>
          </table:table-cell>
          <table:table-cell table:formula="of:=COUNT([$'Multi2-vs-MaxScore'.$F$2:.$F$101])" office:value-type="float" office:value="100" calcext:value-type="float">
            <text:p>100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14" calcext:value-type="float">
            <text:p>15.414</text:p>
          </table:table-cell>
          <table:table-cell office:value-type="float" office:value="4.3" calcext:value-type="float">
            <text:p>4.3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6.8" calcext:value-type="float">
            <text:p>126.8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Multi2-vs-MaxScore'.$F$104:.$F$203];[$'Multi2-vs-MaxScore'.$F$2:.$F$101])" office:value-type="float" office:value="0.33941610510836" calcext:value-type="float">
            <text:p>0.3394161051084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43" calcext:value-type="float">
            <text:p>15.143</text:p>
          </table:table-cell>
          <table:table-cell office:value-type="float" office:value="4.8" calcext:value-type="float">
            <text:p>4.8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3.7" calcext:value-type="float">
            <text:p>133.7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Multi2-vs-MaxScore'.$F$104:.$F$203]); 1; 0) * IF(ISNUMBER([$'Multi2-vs-MaxScore'.$F$2:.$F$101]); 1; 0)); [$'Multi2-vs-MaxScore'.$F$104:.$F$203] - [$'Multi2-vs-MaxScore'.$F$2:.$F$101]; &quot;NA&quot;))" office:value-type="float" office:value="-0.98" calcext:value-type="float">
            <text:p>-0.98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1.189" calcext:value-type="float">
            <text:p>11.189</text:p>
          </table:table-cell>
          <table:table-cell office:value-type="float" office:value="4.7" calcext:value-type="float">
            <text:p>4.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9.9" calcext:value-type="float">
            <text:p>159.9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Multi2-vs-MaxScore'.$F$104:.$F$203]); 1; 0) * IF(ISNUMBER([$'Multi2-vs-MaxScore'.$F$2:.$F$101]); 1; 0)); [$'Multi2-vs-MaxScore'.$F$104:.$F$203] - [$'Multi2-vs-MaxScore'.$F$2:.$F$101]; &quot;NA&quot;))" office:value-type="float" office:value="26.8682828282828" calcext:value-type="float">
            <text:p>26.8682828282828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83" calcext:value-type="float">
            <text:p>15.283</text:p>
          </table:table-cell>
          <table:table-cell office:value-type="float" office:value="5.4" calcext:value-type="float">
            <text:p>5.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Multi2-vs-MaxScore'.$F$104:.$F$203]); 1; 0) * IF(ISNUMBER([$'Multi2-vs-MaxScore'.$F$2:.$F$101]); 1; 0)) - 1" office:value-type="float" office:value="99" calcext:value-type="float">
            <text:p>99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5.562" calcext:value-type="float">
            <text:p>5.562</text:p>
          </table:table-cell>
          <table:table-cell office:value-type="float" office:value="3.6" calcext:value-type="float">
            <text:p>3.6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5.7" calcext:value-type="float">
            <text:p>145.7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Stat</text:p>
          </table:table-cell>
          <table:table-cell table:formula="of:=([$'Multi2-vs-MaxScore'.$N$9] - [$'Multi2-vs-MaxScore'.$N$3]) / ([$'Multi2-vs-MaxScore'.$N$10] / ( [$'Multi2-vs-MaxScore'.$N$11] + 1)) ^ 0.5" office:value-type="float" office:value="-2.85523435000202" calcext:value-type="float">
            <text:p>-2.855234350002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1" calcext:value-type="float">
            <text:p>15.011</text:p>
          </table:table-cell>
          <table:table-cell office:value-type="float" office:value="7.5" calcext:value-type="float">
            <text:p>7.5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5.2" calcext:value-type="float">
            <text:p>155.2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Multi2-vs-MaxScore'.$N$12]); [$'Multi2-vs-MaxScore'.$N$11]; 1)" office:value-type="float" office:value="0.00261975922875261" calcext:value-type="float">
            <text:p>0.0026197592288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22" calcext:value-type="float">
            <text:p>15.322</text:p>
          </table:table-cell>
          <table:table-cell office:value-type="float" office:value="5.1" calcext:value-type="float">
            <text:p>5.1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1.8" calcext:value-type="float">
            <text:p>151.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Multi2-vs-MaxScore'.$N$2]; [$'Multi2-vs-MaxScore'.$N$11])" office:value-type="float" office:value="1.66039115601699" calcext:value-type="float">
            <text:p>1.660391156017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26" calcext:value-type="float">
            <text:p>0.026</text:p>
          </table:table-cell>
          <table:table-cell office:value-type="float" office:value="15.258" calcext:value-type="float">
            <text:p>15.258</text:p>
          </table:table-cell>
          <table:table-cell office:value-type="float" office:value="3.2" calcext:value-type="float">
            <text:p>3.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5.1" calcext:value-type="float">
            <text:p>135.1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'Multi2-vs-MaxScore'.$N$12]); [$'Multi2-vs-MaxScore'.$N$11]; 2)" office:value-type="float" office:value="0.00523951845750522" calcext:value-type="float">
            <text:p>0.0052395184575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18" calcext:value-type="float">
            <text:p>15.218</text:p>
          </table:table-cell>
          <table:table-cell office:value-type="float" office:value="6.8" calcext:value-type="float">
            <text:p>6.8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3" calcext:value-type="float">
            <text:p>173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'Multi2-vs-MaxScore'.$N$2]; [$'Multi2-vs-MaxScore'.$N$11])" office:value-type="float" office:value="1.98421695158642" calcext:value-type="float">
            <text:p>1.9842169515864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1.342" calcext:value-type="float">
            <text:p>11.342</text:p>
          </table:table-cell>
          <table:table-cell office:value-type="float" office:value="3.2" calcext:value-type="float">
            <text:p>3.2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5.9" calcext:value-type="float">
            <text:p>175.9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05" calcext:value-type="float">
            <text:p>15.305</text:p>
          </table:table-cell>
          <table:table-cell office:value-type="float" office:value="3.8" calcext:value-type="float">
            <text:p>3.8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MultiPlayer2</text:p>
          </table:table-cell>
          <table:table-cell office:value-type="float" office:value="0.006" calcext:value-type="float">
            <text:p>0.006</text:p>
          </table:table-cell>
          <table:table-cell office:value-type="float" office:value="15.075" calcext:value-type="float">
            <text:p>15.075</text:p>
          </table:table-cell>
          <table:table-cell office:value-type="float" office:value="4.6" calcext:value-type="float">
            <text:p>4.6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6" calcext:value-type="float">
            <text:p>15.076</text:p>
          </table:table-cell>
          <table:table-cell office:value-type="float" office:value="3.9" calcext:value-type="float">
            <text:p>3.9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4.7" calcext:value-type="float">
            <text:p>134.7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7" calcext:value-type="float">
            <text:p>15.017</text:p>
          </table:table-cell>
          <table:table-cell office:value-type="float" office:value="4.2" calcext:value-type="float">
            <text:p>4.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3.2" calcext:value-type="float">
            <text:p>143.2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6" calcext:value-type="float">
            <text:p>15.046</text:p>
          </table:table-cell>
          <table:table-cell office:value-type="float" office:value="5.7" calcext:value-type="float">
            <text:p>5.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0.7" calcext:value-type="float">
            <text:p>140.7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25" calcext:value-type="float">
            <text:p>15.025</text:p>
          </table:table-cell>
          <table:table-cell office:value-type="float" office:value="6.1" calcext:value-type="float">
            <text:p>6.1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6.3" calcext:value-type="float">
            <text:p>216.3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11" calcext:value-type="float">
            <text:p>0.011</text:p>
          </table:table-cell>
          <table:table-cell office:value-type="float" office:value="15.113" calcext:value-type="float">
            <text:p>15.113</text:p>
          </table:table-cell>
          <table:table-cell office:value-type="float" office:value="4.4" calcext:value-type="float">
            <text:p>4.4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0.8" calcext:value-type="float">
            <text:p>120.8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43" calcext:value-type="float">
            <text:p>15.543</text:p>
          </table:table-cell>
          <table:table-cell office:value-type="float" office:value="3.4" calcext:value-type="float">
            <text:p>3.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0.5" calcext:value-type="float">
            <text:p>90.5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8.819" calcext:value-type="float">
            <text:p>8.819</text:p>
          </table:table-cell>
          <table:table-cell office:value-type="float" office:value="2.9" calcext:value-type="float">
            <text:p>2.9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7.8" calcext:value-type="float">
            <text:p>127.8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397" calcext:value-type="float">
            <text:p>0.397</text:p>
          </table:table-cell>
          <table:table-cell office:value-type="float" office:value="15.011" calcext:value-type="float">
            <text:p>15.011</text:p>
          </table:table-cell>
          <table:table-cell office:value-type="float" office:value="4.5" calcext:value-type="float">
            <text:p>4.5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9.8" calcext:value-type="float">
            <text:p>109.8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74" calcext:value-type="float">
            <text:p>15.374</text:p>
          </table:table-cell>
          <table:table-cell office:value-type="float" office:value="6.5" calcext:value-type="float">
            <text:p>6.5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3.9" calcext:value-type="float">
            <text:p>153.9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19" calcext:value-type="float">
            <text:p>15.019</text:p>
          </table:table-cell>
          <table:table-cell office:value-type="float" office:value="3.9" calcext:value-type="float">
            <text:p>3.9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9.9" calcext:value-type="float">
            <text:p>129.9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4" calcext:value-type="float">
            <text:p>15.114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2.8" calcext:value-type="float">
            <text:p>152.8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2" calcext:value-type="float">
            <text:p>0.002</text:p>
          </table:table-cell>
          <table:table-cell office:value-type="float" office:value="5.343" calcext:value-type="float">
            <text:p>5.343</text:p>
          </table:table-cell>
          <table:table-cell office:value-type="float" office:value="2.2" calcext:value-type="float">
            <text:p>2.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7.3" calcext:value-type="float">
            <text:p>137.3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72" calcext:value-type="float">
            <text:p>15.272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8.3" calcext:value-type="float">
            <text:p>128.3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3" calcext:value-type="float">
            <text:p>15.053</text:p>
          </table:table-cell>
          <table:table-cell office:value-type="float" office:value="2.8" calcext:value-type="float">
            <text:p>2.8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5.9" calcext:value-type="float">
            <text:p>125.9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16" calcext:value-type="float">
            <text:p>15.316</text:p>
          </table:table-cell>
          <table:table-cell office:value-type="float" office:value="3.6" calcext:value-type="float">
            <text:p>3.6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6.5" calcext:value-type="float">
            <text:p>106.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44" calcext:value-type="float">
            <text:p>0.044</text:p>
          </table:table-cell>
          <table:table-cell office:value-type="float" office:value="15.313" calcext:value-type="float">
            <text:p>15.313</text:p>
          </table:table-cell>
          <table:table-cell office:value-type="float" office:value="4.2" calcext:value-type="float">
            <text:p>4.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5.9" calcext:value-type="float">
            <text:p>145.9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88" calcext:value-type="float">
            <text:p>15.088</text:p>
          </table:table-cell>
          <table:table-cell office:value-type="float" office:value="4.7" calcext:value-type="float">
            <text:p>4.7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4.4" calcext:value-type="float">
            <text:p>164.4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4" calcext:value-type="float">
            <text:p>0.004</text:p>
          </table:table-cell>
          <table:table-cell office:value-type="float" office:value="11.642" calcext:value-type="float">
            <text:p>11.642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3.1" calcext:value-type="float">
            <text:p>173.1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5" calcext:value-type="float">
            <text:p>15.225</text:p>
          </table:table-cell>
          <table:table-cell office:value-type="float" office:value="3.9" calcext:value-type="float">
            <text:p>3.9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4.9" calcext:value-type="float">
            <text:p>154.9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5" calcext:value-type="float">
            <text:p>15.225</text:p>
          </table:table-cell>
          <table:table-cell office:value-type="float" office:value="5.5" calcext:value-type="float">
            <text:p>5.5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2.5" calcext:value-type="float">
            <text:p>132.5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3" calcext:value-type="float">
            <text:p>15.013</text:p>
          </table:table-cell>
          <table:table-cell office:value-type="float" office:value="5.5" calcext:value-type="float">
            <text:p>5.5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3.5" calcext:value-type="float">
            <text:p>183.5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6" calcext:value-type="float">
            <text:p>15.22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8.3" calcext:value-type="float">
            <text:p>168.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99" calcext:value-type="float">
            <text:p>15.299</text:p>
          </table:table-cell>
          <table:table-cell office:value-type="float" office:value="5.1" calcext:value-type="float">
            <text:p>5.1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6.9" calcext:value-type="float">
            <text:p>166.9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05" calcext:value-type="float">
            <text:p>15.005</text:p>
          </table:table-cell>
          <table:table-cell office:value-type="float" office:value="4.7" calcext:value-type="float">
            <text:p>4.7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2.9" calcext:value-type="float">
            <text:p>162.9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98" calcext:value-type="float">
            <text:p>15.29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3.6" calcext:value-type="float">
            <text:p>133.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14" calcext:value-type="float">
            <text:p>15.314</text:p>
          </table:table-cell>
          <table:table-cell office:value-type="float" office:value="5.5" calcext:value-type="float">
            <text:p>5.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3.8" calcext:value-type="float">
            <text:p>173.8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9" calcext:value-type="float">
            <text:p>15.099</text:p>
          </table:table-cell>
          <table:table-cell office:value-type="float" office:value="4.2" calcext:value-type="float">
            <text:p>4.2</text:p>
          </table:table-cell>
          <table:table-cell office:value-type="float" office:value="104" calcext:value-type="float">
            <text:p>10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6" calcext:value-type="float">
            <text:p>15.096</text:p>
          </table:table-cell>
          <table:table-cell office:value-type="float" office:value="4.5" calcext:value-type="float">
            <text:p>4.5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4.9" calcext:value-type="float">
            <text:p>164.9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507" calcext:value-type="float">
            <text:p>15.507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5.168" calcext:value-type="float">
            <text:p>5.168</text:p>
          </table:table-cell>
          <table:table-cell office:value-type="float" office:value="2.3" calcext:value-type="float">
            <text:p>2.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9.2" calcext:value-type="float">
            <text:p>139.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92" calcext:value-type="float">
            <text:p>15.292</text:p>
          </table:table-cell>
          <table:table-cell office:value-type="float" office:value="4.8" calcext:value-type="float">
            <text:p>4.8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2.3" calcext:value-type="float">
            <text:p>122.3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2" calcext:value-type="float">
            <text:p>15.042</text:p>
          </table:table-cell>
          <table:table-cell office:value-type="float" office:value="5.7" calcext:value-type="float">
            <text:p>5.7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2.8" calcext:value-type="float">
            <text:p>172.8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8.102" calcext:value-type="float">
            <text:p>8.10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7" calcext:value-type="float">
            <text:p>15.177</text:p>
          </table:table-cell>
          <table:table-cell office:value-type="float" office:value="4.6" calcext:value-type="float">
            <text:p>4.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4.6" calcext:value-type="float">
            <text:p>124.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88" calcext:value-type="float">
            <text:p>15.488</text:p>
          </table:table-cell>
          <table:table-cell office:value-type="float" office:value="6.1" calcext:value-type="float">
            <text:p>6.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4.5" calcext:value-type="float">
            <text:p>164.5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7" calcext:value-type="float">
            <text:p>15.067</text:p>
          </table:table-cell>
          <table:table-cell office:value-type="float" office:value="4.5" calcext:value-type="float">
            <text:p>4.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" calcext:value-type="float">
            <text:p>15.01</text:p>
          </table:table-cell>
          <table:table-cell office:value-type="float" office:value="3.9" calcext:value-type="float">
            <text:p>3.9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6.2" calcext:value-type="float">
            <text:p>126.2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73" calcext:value-type="float">
            <text:p>15.573</text:p>
          </table:table-cell>
          <table:table-cell office:value-type="float" office:value="3.7" calcext:value-type="float">
            <text:p>3.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5.5" calcext:value-type="float">
            <text:p>125.5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14" calcext:value-type="float">
            <text:p>15.514</text:p>
          </table:table-cell>
          <table:table-cell office:value-type="float" office:value="4.1" calcext:value-type="float">
            <text:p>4.1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6.2" calcext:value-type="float">
            <text:p>156.2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83" calcext:value-type="float">
            <text:p>15.183</text:p>
          </table:table-cell>
          <table:table-cell office:value-type="float" office:value="7.4" calcext:value-type="float">
            <text:p>7.4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4.5" calcext:value-type="float">
            <text:p>234.5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1" calcext:value-type="float">
            <text:p>0.01</text:p>
          </table:table-cell>
          <table:table-cell office:value-type="float" office:value="15.032" calcext:value-type="float">
            <text:p>15.032</text:p>
          </table:table-cell>
          <table:table-cell office:value-type="float" office:value="4.5" calcext:value-type="float">
            <text:p>4.5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7.5" calcext:value-type="float">
            <text:p>137.5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22" calcext:value-type="float">
            <text:p>15.122</text:p>
          </table:table-cell>
          <table:table-cell office:value-type="float" office:value="6.7" calcext:value-type="float">
            <text:p>6.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5.3" calcext:value-type="float">
            <text:p>165.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57" calcext:value-type="float">
            <text:p>15.257</text:p>
          </table:table-cell>
          <table:table-cell office:value-type="float" office:value="6.3" calcext:value-type="float">
            <text:p>6.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69.6" calcext:value-type="float">
            <text:p>169.6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7" calcext:value-type="float">
            <text:p>0.007</text:p>
          </table:table-cell>
          <table:table-cell office:value-type="float" office:value="15.434" calcext:value-type="float">
            <text:p>15.434</text:p>
          </table:table-cell>
          <table:table-cell office:value-type="float" office:value="4.9" calcext:value-type="float">
            <text:p>4.9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7.7" calcext:value-type="float">
            <text:p>127.7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0.042" calcext:value-type="float">
            <text:p>10.042</text:p>
          </table:table-cell>
          <table:table-cell office:value-type="float" office:value="4.1" calcext:value-type="float">
            <text:p>4.1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8.3" calcext:value-type="float">
            <text:p>138.3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63" calcext:value-type="float">
            <text:p>15.363</text:p>
          </table:table-cell>
          <table:table-cell office:value-type="float" office:value="8.9" calcext:value-type="float">
            <text:p>8.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2.4" calcext:value-type="float">
            <text:p>182.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5" calcext:value-type="float">
            <text:p>15.135</text:p>
          </table:table-cell>
          <table:table-cell office:value-type="float" office:value="5.4" calcext:value-type="float">
            <text:p>5.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89.6" calcext:value-type="float">
            <text:p>189.6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856" calcext:value-type="float">
            <text:p>15.856</text:p>
          </table:table-cell>
          <table:table-cell office:value-type="float" office:value="6.8" calcext:value-type="float">
            <text:p>6.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2" calcext:value-type="float">
            <text:p>0.002</text:p>
          </table:table-cell>
          <table:table-cell office:value-type="float" office:value="15.664" calcext:value-type="float">
            <text:p>15.664</text:p>
          </table:table-cell>
          <table:table-cell office:value-type="float" office:value="5.9" calcext:value-type="float">
            <text:p>5.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3.4" calcext:value-type="float">
            <text:p>163.4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91" calcext:value-type="float">
            <text:p>15.391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6.3" calcext:value-type="float">
            <text:p>156.3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2" calcext:value-type="float">
            <text:p>15.012</text:p>
          </table:table-cell>
          <table:table-cell office:value-type="float" office:value="4.6" calcext:value-type="float">
            <text:p>4.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0.8" calcext:value-type="float">
            <text:p>150.8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4" calcext:value-type="float">
            <text:p>15.44</text:p>
          </table:table-cell>
          <table:table-cell office:value-type="float" office:value="3.6" calcext:value-type="float">
            <text:p>3.6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9.4" calcext:value-type="float">
            <text:p>99.4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08" calcext:value-type="float">
            <text:p>15.008</text:p>
          </table:table-cell>
          <table:table-cell office:value-type="float" office:value="5.9" calcext:value-type="float">
            <text:p>5.9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8.1" calcext:value-type="float">
            <text:p>138.1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7.825" calcext:value-type="float">
            <text:p>7.825</text:p>
          </table:table-cell>
          <table:table-cell office:value-type="float" office:value="3.4" calcext:value-type="float">
            <text:p>3.4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9.6" calcext:value-type="float">
            <text:p>169.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95" calcext:value-type="float">
            <text:p>15.295</text:p>
          </table:table-cell>
          <table:table-cell office:value-type="float" office:value="5.2" calcext:value-type="float">
            <text:p>5.2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.4" calcext:value-type="float">
            <text:p>147.4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" calcext:value-type="float">
            <text:p>15.01</text:p>
          </table:table-cell>
          <table:table-cell office:value-type="float" office:value="3.6" calcext:value-type="float">
            <text:p>3.6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1.5" calcext:value-type="float">
            <text:p>131.5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32" calcext:value-type="float">
            <text:p>0.032</text:p>
          </table:table-cell>
          <table:table-cell office:value-type="float" office:value="15.051" calcext:value-type="float">
            <text:p>15.051</text:p>
          </table:table-cell>
          <table:table-cell office:value-type="float" office:value="5.6" calcext:value-type="float">
            <text:p>5.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0.8" calcext:value-type="float">
            <text:p>140.8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2" calcext:value-type="float">
            <text:p>0.002</text:p>
          </table:table-cell>
          <table:table-cell office:value-type="float" office:value="15.609" calcext:value-type="float">
            <text:p>15.609</text:p>
          </table:table-cell>
          <table:table-cell office:value-type="float" office:value="5.9" calcext:value-type="float">
            <text:p>5.9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0.4" calcext:value-type="float">
            <text:p>170.4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55" calcext:value-type="float">
            <text:p>15.15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6.8" calcext:value-type="float">
            <text:p>106.8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2.775" calcext:value-type="float">
            <text:p>12.775</text:p>
          </table:table-cell>
          <table:table-cell office:value-type="float" office:value="5.4" calcext:value-type="float">
            <text:p>5.4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7.2" calcext:value-type="float">
            <text:p>157.2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98" calcext:value-type="float">
            <text:p>15.498</text:p>
          </table:table-cell>
          <table:table-cell office:value-type="float" office:value="4.5" calcext:value-type="float">
            <text:p>4.5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1.4" calcext:value-type="float">
            <text:p>161.4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1" calcext:value-type="float">
            <text:p>15.131</text:p>
          </table:table-cell>
          <table:table-cell office:value-type="float" office:value="4.6" calcext:value-type="float">
            <text:p>4.6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5.4" calcext:value-type="float">
            <text:p>155.4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01" calcext:value-type="float">
            <text:p>15.101</text:p>
          </table:table-cell>
          <table:table-cell office:value-type="float" office:value="4.6" calcext:value-type="float">
            <text:p>4.6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5.5" calcext:value-type="float">
            <text:p>155.5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22" calcext:value-type="float">
            <text:p>0.022</text:p>
          </table:table-cell>
          <table:table-cell office:value-type="float" office:value="15.014" calcext:value-type="float">
            <text:p>15.014</text:p>
          </table:table-cell>
          <table:table-cell office:value-type="float" office:value="5.6" calcext:value-type="float">
            <text:p>5.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3.3" calcext:value-type="float">
            <text:p>133.3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156" calcext:value-type="float">
            <text:p>0.156</text:p>
          </table:table-cell>
          <table:table-cell office:value-type="float" office:value="15.191" calcext:value-type="float">
            <text:p>15.191</text:p>
          </table:table-cell>
          <table:table-cell office:value-type="float" office:value="7.3" calcext:value-type="float">
            <text:p>7.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2.5" calcext:value-type="float">
            <text:p>172.5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4" calcext:value-type="float">
            <text:p>0.004</text:p>
          </table:table-cell>
          <table:table-cell office:value-type="float" office:value="7.776" calcext:value-type="float">
            <text:p>7.776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4.2" calcext:value-type="float">
            <text:p>144.2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1.234" calcext:value-type="float">
            <text:p>11.234</text:p>
          </table:table-cell>
          <table:table-cell office:value-type="float" office:value="4.6" calcext:value-type="float">
            <text:p>4.6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7.9" calcext:value-type="float">
            <text:p>177.9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49" calcext:value-type="float">
            <text:p>15.149</text:p>
          </table:table-cell>
          <table:table-cell office:value-type="float" office:value="5.7" calcext:value-type="float">
            <text:p>5.7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8.7" calcext:value-type="float">
            <text:p>148.7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62" calcext:value-type="float">
            <text:p>0.062</text:p>
          </table:table-cell>
          <table:table-cell office:value-type="float" office:value="15.261" calcext:value-type="float">
            <text:p>15.261</text:p>
          </table:table-cell>
          <table:table-cell office:value-type="float" office:value="6.3" calcext:value-type="float">
            <text:p>6.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3.3" calcext:value-type="float">
            <text:p>143.3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" calcext:value-type="float">
            <text:p>15.21</text:p>
          </table:table-cell>
          <table:table-cell office:value-type="float" office:value="4.3" calcext:value-type="float">
            <text:p>4.3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1.9" calcext:value-type="float">
            <text:p>151.9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5" calcext:value-type="float">
            <text:p>15.145</text:p>
          </table:table-cell>
          <table:table-cell office:value-type="float" office:value="4.3" calcext:value-type="float">
            <text:p>4.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5.6" calcext:value-type="float">
            <text:p>135.6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9.361" calcext:value-type="float">
            <text:p>9.361</text:p>
          </table:table-cell>
          <table:table-cell office:value-type="float" office:value="2.6" calcext:value-type="float">
            <text:p>2.6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7.1" calcext:value-type="float">
            <text:p>157.1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14" calcext:value-type="float">
            <text:p>0.014</text:p>
          </table:table-cell>
          <table:table-cell office:value-type="float" office:value="15.221" calcext:value-type="float">
            <text:p>15.221</text:p>
          </table:table-cell>
          <table:table-cell office:value-type="float" office:value="4.9" calcext:value-type="float">
            <text:p>4.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85" calcext:value-type="float">
            <text:p>15.185</text:p>
          </table:table-cell>
          <table:table-cell office:value-type="float" office:value="5.4" calcext:value-type="float">
            <text:p>5.4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6.7" calcext:value-type="float">
            <text:p>146.7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6.64" calcext:value-type="float">
            <text:p>6.64</text:p>
          </table:table-cell>
          <table:table-cell office:value-type="float" office:value="2.2" calcext:value-type="float">
            <text:p>2.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4.6" calcext:value-type="float">
            <text:p>134.6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1.535" calcext:value-type="float">
            <text:p>11.535</text:p>
          </table:table-cell>
          <table:table-cell office:value-type="float" office:value="4.5" calcext:value-type="float">
            <text:p>4.5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8.7" calcext:value-type="float">
            <text:p>168.7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9.268" calcext:value-type="float">
            <text:p>9.268</text:p>
          </table:table-cell>
          <table:table-cell office:value-type="float" office:value="3.2" calcext:value-type="float">
            <text:p>3.2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0.3" calcext:value-type="float">
            <text:p>160.3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1.447" calcext:value-type="float">
            <text:p>11.447</text:p>
          </table:table-cell>
          <table:table-cell office:value-type="float" office:value="3.6" calcext:value-type="float">
            <text:p>3.6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" calcext:value-type="float">
            <text:p>15.2</text:p>
          </table:table-cell>
          <table:table-cell office:value-type="float" office:value="5.1" calcext:value-type="float">
            <text:p>5.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1.3" calcext:value-type="float">
            <text:p>171.3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1" calcext:value-type="float">
            <text:p>15.141</text:p>
          </table:table-cell>
          <table:table-cell office:value-type="float" office:value="4.9" calcext:value-type="float">
            <text:p>4.9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2.8" calcext:value-type="float">
            <text:p>132.8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54" calcext:value-type="float">
            <text:p>12.554</text:p>
          </table:table-cell>
          <table:table-cell office:value-type="float" office:value="2.7" calcext:value-type="float">
            <text:p>2.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0.5" calcext:value-type="float">
            <text:p>140.5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2</text:p>
          </table:table-cell>
          <table:table-cell office:value-type="float" office:value="0.003" calcext:value-type="float">
            <text:p>0.003</text:p>
          </table:table-cell>
          <table:table-cell office:value-type="float" office:value="11.696" calcext:value-type="float">
            <text:p>11.696</text:p>
          </table:table-cell>
          <table:table-cell office:value-type="float" office:value="4.6" calcext:value-type="float">
            <text:p>4.6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7.2" calcext:value-type="float">
            <text:p>157.2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/>
          <table:table-cell table:formula="of:=AVERAGE([.B2:.B101])" office:value-type="float" office:value="0.00942" calcext:value-type="float">
            <text:p>0.00942</text:p>
          </table:table-cell>
          <table:table-cell table:formula="of:=AVERAGE([.C2:.C101])" office:value-type="float" office:value="14.01006" calcext:value-type="float">
            <text:p>14.01006</text:p>
          </table:table-cell>
          <table:table-cell table:formula="of:=AVERAGE([.D2:.D101])" office:value-type="float" office:value="4.706" calcext:value-type="float">
            <text:p>4.706</text:p>
          </table:table-cell>
          <table:table-cell table:formula="of:=AVERAGE([.E2:.E101])" office:value-type="float" office:value="60.27" calcext:value-type="float">
            <text:p>60.27</text:p>
          </table:table-cell>
          <table:table-cell table:formula="of:=AVERAGE([.F2:.F101])" office:value-type="float" office:value="24.03" calcext:value-type="float">
            <text:p>24.03</text:p>
          </table:table-cell>
          <table:table-cell table:formula="of:=AVERAGE([.G2:.G101])" office:value-type="float" office:value="4.35" calcext:value-type="float">
            <text:p>4.35</text:p>
          </table:table-cell>
          <table:table-cell table:formula="of:=AVERAGE([.H2:.H101])" office:value-type="float" office:value="16.55" calcext:value-type="float">
            <text:p>16.55</text:p>
          </table:table-cell>
          <table:table-cell table:formula="of:=AVERAGE([.I2:.I101])" office:value-type="float" office:value="148.805" calcext:value-type="float">
            <text:p>148.805</text:p>
          </table:table-cell>
          <table:table-cell table:formula="of:=AVERAGE([.J2:.J101])" office:value-type="float" office:value="401.17" calcext:value-type="float">
            <text:p>401.17</text:p>
          </table:table-cell>
          <table:table-cell table:formula="of:=AVERAGE([.K2:.K101])" office:value-type="float" office:value="0.66" calcext:value-type="float">
            <text:p>0.6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41" calcext:value-type="float">
            <text:p>15.241</text:p>
          </table:table-cell>
          <table:table-cell office:value-type="float" office:value="5.1" calcext:value-type="float">
            <text:p>5.1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4.5" calcext:value-type="float">
            <text:p>124.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68" calcext:value-type="float">
            <text:p>15.168</text:p>
          </table:table-cell>
          <table:table-cell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9.2" calcext:value-type="float">
            <text:p>189.2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89" calcext:value-type="float">
            <text:p>15.489</text:p>
          </table:table-cell>
          <table:table-cell office:value-type="float" office:value="4.2" calcext:value-type="float">
            <text:p>4.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0.7" calcext:value-type="float">
            <text:p>120.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0.296" calcext:value-type="float">
            <text:p>10.296</text:p>
          </table:table-cell>
          <table:table-cell office:value-type="float" office:value="2.1" calcext:value-type="float">
            <text:p>2.1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1.4" calcext:value-type="float">
            <text:p>131.4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23" calcext:value-type="float">
            <text:p>15.023</text:p>
          </table:table-cell>
          <table:table-cell office:value-type="float" office:value="3.4" calcext:value-type="float">
            <text:p>3.4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5.6" calcext:value-type="float">
            <text:p>125.6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6" calcext:value-type="float">
            <text:p>15.176</text:p>
          </table:table-cell>
          <table:table-cell office:value-type="float" office:value="4.3" calcext:value-type="float">
            <text:p>4.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8.9" calcext:value-type="float">
            <text:p>148.9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9.537" calcext:value-type="float">
            <text:p>9.537</text:p>
          </table:table-cell>
          <table:table-cell office:value-type="float" office:value="3.6" calcext:value-type="float">
            <text:p>3.6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6.8" calcext:value-type="float">
            <text:p>126.8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1" calcext:value-type="float">
            <text:p>15.061</text:p>
          </table:table-cell>
          <table:table-cell office:value-type="float" office:value="3.2" calcext:value-type="float">
            <text:p>3.2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3.7" calcext:value-type="float">
            <text:p>133.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49" calcext:value-type="float">
            <text:p>15.49</text:p>
          </table:table-cell>
          <table:table-cell office:value-type="float" office:value="4.4" calcext:value-type="float">
            <text:p>4.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9.9" calcext:value-type="float">
            <text:p>159.9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72" calcext:value-type="float">
            <text:p>15.272</text:p>
          </table:table-cell>
          <table:table-cell office:value-type="float" office:value="6.9" calcext:value-type="float">
            <text:p>6.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3" calcext:value-type="float">
            <text:p>213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342" calcext:value-type="float">
            <text:p>15.342</text:p>
          </table:table-cell>
          <table:table-cell office:value-type="float" office:value="6.6" calcext:value-type="float">
            <text:p>6.6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5.7" calcext:value-type="float">
            <text:p>145.7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" calcext:value-type="float">
            <text:p>15.17</text:p>
          </table:table-cell>
          <table:table-cell office:value-type="float" office:value="3.9" calcext:value-type="float">
            <text:p>3.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5.2" calcext:value-type="float">
            <text:p>155.2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85" calcext:value-type="float">
            <text:p>15.085</text:p>
          </table:table-cell>
          <table:table-cell office:value-type="float" office:value="5.7" calcext:value-type="float">
            <text:p>5.7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1.8" calcext:value-type="float">
            <text:p>151.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16" calcext:value-type="float">
            <text:p>15.116</text:p>
          </table:table-cell>
          <table:table-cell office:value-type="float" office:value="5.6" calcext:value-type="float">
            <text:p>5.6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5.1" calcext:value-type="float">
            <text:p>135.1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1.149" calcext:value-type="float">
            <text:p>11.149</text:p>
          </table:table-cell>
          <table:table-cell office:value-type="float" office:value="3.6" calcext:value-type="float">
            <text:p>3.6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3" calcext:value-type="float">
            <text:p>173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52" calcext:value-type="float">
            <text:p>0.052</text:p>
          </table:table-cell>
          <table:table-cell office:value-type="float" office:value="15.521" calcext:value-type="float">
            <text:p>15.521</text:p>
          </table:table-cell>
          <table:table-cell office:value-type="float" office:value="8.2" calcext:value-type="float">
            <text:p>8.2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5.9" calcext:value-type="float">
            <text:p>175.9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73" calcext:value-type="float">
            <text:p>15.373</text:p>
          </table:table-cell>
          <table:table-cell office:value-type="float" office:value="5.8" calcext:value-type="float">
            <text:p>5.8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5" calcext:value-type="float">
            <text:p>15.115</text:p>
          </table:table-cell>
          <table:table-cell office:value-type="float" office:value="3.5" calcext:value-type="float">
            <text:p>3.5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85" calcext:value-type="float">
            <text:p>15.185</text:p>
          </table:table-cell>
          <table:table-cell office:value-type="float" office:value="3.8" calcext:value-type="float">
            <text:p>3.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4.7" calcext:value-type="float">
            <text:p>134.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174" calcext:value-type="float">
            <text:p>15.174</text:p>
          </table:table-cell>
          <table:table-cell office:value-type="float" office:value="4.5" calcext:value-type="float">
            <text:p>4.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3.2" calcext:value-type="float">
            <text:p>143.2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307" calcext:value-type="float">
            <text:p>15.307</text:p>
          </table:table-cell>
          <table:table-cell office:value-type="float" office:value="3.1" calcext:value-type="float">
            <text:p>3.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0.7" calcext:value-type="float">
            <text:p>140.7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2" calcext:value-type="float">
            <text:p>15.22</text:p>
          </table:table-cell>
          <table:table-cell office:value-type="float" office:value="6.2" calcext:value-type="float">
            <text:p>6.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6.3" calcext:value-type="float">
            <text:p>216.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7" calcext:value-type="float">
            <text:p>15.267</text:p>
          </table:table-cell>
          <table:table-cell office:value-type="float" office:value="3.4" calcext:value-type="float">
            <text:p>3.4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0.8" calcext:value-type="float">
            <text:p>120.8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731" calcext:value-type="float">
            <text:p>6.73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0.5" calcext:value-type="float">
            <text:p>90.5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99" calcext:value-type="float">
            <text:p>15.199</text:p>
          </table:table-cell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7.8" calcext:value-type="float">
            <text:p>127.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24" calcext:value-type="float">
            <text:p>15.024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9.8" calcext:value-type="float">
            <text:p>109.8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198" calcext:value-type="float">
            <text:p>15.198</text:p>
          </table:table-cell>
          <table:table-cell office:value-type="float" office:value="4.2" calcext:value-type="float">
            <text:p>4.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3.9" calcext:value-type="float">
            <text:p>153.9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9.098" calcext:value-type="float">
            <text:p>9.098</text:p>
          </table:table-cell>
          <table:table-cell office:value-type="float" office:value="3.7" calcext:value-type="float">
            <text:p>3.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9.9" calcext:value-type="float">
            <text:p>129.9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0.686" calcext:value-type="float">
            <text:p>10.68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2.8" calcext:value-type="float">
            <text:p>152.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05" calcext:value-type="float">
            <text:p>15.305</text:p>
          </table:table-cell>
          <table:table-cell office:value-type="float" office:value="5.5" calcext:value-type="float">
            <text:p>5.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7.3" calcext:value-type="float">
            <text:p>137.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4.441" calcext:value-type="float">
            <text:p>4.441</text:p>
          </table:table-cell>
          <table:table-cell office:value-type="float" office:value="1.1" calcext:value-type="float">
            <text:p>1.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8.3" calcext:value-type="float">
            <text:p>128.3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29" calcext:value-type="float">
            <text:p>15.229</text:p>
          </table:table-cell>
          <table:table-cell office:value-type="float" office:value="5.6" calcext:value-type="float">
            <text:p>5.6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5.9" calcext:value-type="float">
            <text:p>125.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47" calcext:value-type="float">
            <text:p>15.347</text:p>
          </table:table-cell>
          <table:table-cell office:value-type="float" office:value="2.5" calcext:value-type="float">
            <text:p>2.5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6.5" calcext:value-type="float">
            <text:p>106.5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09" calcext:value-type="float">
            <text:p>15.109</text:p>
          </table:table-cell>
          <table:table-cell office:value-type="float" office:value="4.7" calcext:value-type="float">
            <text:p>4.7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5.9" calcext:value-type="float">
            <text:p>145.9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07" calcext:value-type="float">
            <text:p>15.007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4.4" calcext:value-type="float">
            <text:p>164.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13" calcext:value-type="float">
            <text:p>15.213</text:p>
          </table:table-cell>
          <table:table-cell office:value-type="float" office:value="7.3" calcext:value-type="float">
            <text:p>7.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3.1" calcext:value-type="float">
            <text:p>173.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88" calcext:value-type="float">
            <text:p>15.288</text:p>
          </table:table-cell>
          <table:table-cell office:value-type="float" office:value="6.4" calcext:value-type="float">
            <text:p>6.4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4.9" calcext:value-type="float">
            <text:p>154.9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8.476" calcext:value-type="float">
            <text:p>8.476</text:p>
          </table:table-cell>
          <table:table-cell office:value-type="float" office:value="3.2" calcext:value-type="float">
            <text:p>3.2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2.5" calcext:value-type="float">
            <text:p>132.5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5.387" calcext:value-type="float">
            <text:p>15.387</text:p>
          </table:table-cell>
          <table:table-cell office:value-type="float" office:value="6.5" calcext:value-type="float">
            <text:p>6.5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3.5" calcext:value-type="float">
            <text:p>183.5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54" calcext:value-type="float">
            <text:p>15.454</text:p>
          </table:table-cell>
          <table:table-cell office:value-type="float" office:value="7.2" calcext:value-type="float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8.3" calcext:value-type="float">
            <text:p>168.3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" calcext:value-type="float">
            <text:p>15.13</text:p>
          </table:table-cell>
          <table:table-cell office:value-type="float" office:value="4.5" calcext:value-type="float">
            <text:p>4.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6.9" calcext:value-type="float">
            <text:p>166.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12" calcext:value-type="float">
            <text:p>15.312</text:p>
          </table:table-cell>
          <table:table-cell office:value-type="float" office:value="5.8" calcext:value-type="float">
            <text:p>5.8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2.9" calcext:value-type="float">
            <text:p>162.9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9.779" calcext:value-type="float">
            <text:p>9.779</text:p>
          </table:table-cell>
          <table:table-cell office:value-type="float" office:value="3.8" calcext:value-type="float">
            <text:p>3.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3.6" calcext:value-type="float">
            <text:p>133.6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79" calcext:value-type="float">
            <text:p>15.279</text:p>
          </table:table-cell>
          <table:table-cell office:value-type="float" office:value="4.7" calcext:value-type="float">
            <text:p>4.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3.8" calcext:value-type="float">
            <text:p>173.8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7" calcext:value-type="float">
            <text:p>15.037</text:p>
          </table:table-cell>
          <table:table-cell office:value-type="float" office:value="4.4" calcext:value-type="float">
            <text:p>4.4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17" calcext:value-type="float">
            <text:p>15.217</text:p>
          </table:table-cell>
          <table:table-cell office:value-type="float" office:value="6.1" calcext:value-type="float">
            <text:p>6.1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4.9" calcext:value-type="float">
            <text:p>164.9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2.455" calcext:value-type="float">
            <text:p>12.455</text:p>
          </table:table-cell>
          <table:table-cell office:value-type="float" office:value="3.9" calcext:value-type="float">
            <text:p>3.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278" calcext:value-type="float">
            <text:p>0.278</text:p>
          </table:table-cell>
          <table:table-cell office:value-type="float" office:value="15.35" calcext:value-type="float">
            <text:p>15.35</text:p>
          </table:table-cell>
          <table:table-cell office:value-type="float" office:value="7.2" calcext:value-type="float">
            <text:p>7.2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9.2" calcext:value-type="float">
            <text:p>139.2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819" calcext:value-type="float">
            <text:p>0.819</text:p>
          </table:table-cell>
          <table:table-cell office:value-type="float" office:value="4.059" calcext:value-type="float">
            <text:p>4.05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2.3" calcext:value-type="float">
            <text:p>122.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3" calcext:value-type="float">
            <text:p>15.43</text:p>
          </table:table-cell>
          <table:table-cell office:value-type="float" office:value="4.1" calcext:value-type="float">
            <text:p>4.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2.8" calcext:value-type="float">
            <text:p>172.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81" calcext:value-type="float">
            <text:p>15.181</text:p>
          </table:table-cell>
          <table:table-cell office:value-type="float" office:value="3.2" calcext:value-type="float">
            <text:p>3.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9.2" calcext:value-type="float">
            <text:p>119.2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6" calcext:value-type="float">
            <text:p>15.046</text:p>
          </table:table-cell>
          <table:table-cell office:value-type="float" office:value="3.5" calcext:value-type="float">
            <text:p>3.5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4.6" calcext:value-type="float">
            <text:p>124.6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04" calcext:value-type="float">
            <text:p>15.204</text:p>
          </table:table-cell>
          <table:table-cell office:value-type="float" office:value="4.4" calcext:value-type="float">
            <text:p>4.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4.5" calcext:value-type="float">
            <text:p>164.5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8" calcext:value-type="float">
            <text:p>15.268</text:p>
          </table:table-cell>
          <table:table-cell office:value-type="float" office:value="3.4" calcext:value-type="float">
            <text:p>3.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03" calcext:value-type="float">
            <text:p>15.203</text:p>
          </table:table-cell>
          <table:table-cell office:value-type="float" office:value="4.6" calcext:value-type="float">
            <text:p>4.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6.2" calcext:value-type="float">
            <text:p>126.2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5.156" calcext:value-type="float">
            <text:p>15.156</text:p>
          </table:table-cell>
          <table:table-cell office:value-type="float" office:value="4.4" calcext:value-type="float">
            <text:p>4.4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5.5" calcext:value-type="float">
            <text:p>125.5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991" calcext:value-type="float">
            <text:p>0.991</text:p>
          </table:table-cell>
          <table:table-cell office:value-type="float" office:value="15.056" calcext:value-type="float">
            <text:p>15.056</text:p>
          </table:table-cell>
          <table:table-cell office:value-type="float" office:value="6.3" calcext:value-type="float">
            <text:p>6.3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6.2" calcext:value-type="float">
            <text:p>156.2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87" calcext:value-type="float">
            <text:p>15.187</text:p>
          </table:table-cell>
          <table:table-cell office:value-type="float" office:value="6.8" calcext:value-type="float">
            <text:p>6.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4.5" calcext:value-type="float">
            <text:p>234.5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47" calcext:value-type="float">
            <text:p>15.047</text:p>
          </table:table-cell>
          <table:table-cell office:value-type="float" office:value="4.4" calcext:value-type="float">
            <text:p>4.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7.5" calcext:value-type="float">
            <text:p>137.5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8.974" calcext:value-type="float">
            <text:p>8.974</text:p>
          </table:table-cell>
          <table:table-cell office:value-type="float" office:value="3.9" calcext:value-type="float">
            <text:p>3.9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5.3" calcext:value-type="float">
            <text:p>165.3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" calcext:value-type="float">
            <text:p>15.16</text:p>
          </table:table-cell>
          <table:table-cell office:value-type="float" office:value="3.5" calcext:value-type="float">
            <text:p>3.5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9.6" calcext:value-type="float">
            <text:p>169.6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199" calcext:value-type="float">
            <text:p>15.199</text:p>
          </table:table-cell>
          <table:table-cell office:value-type="float" office:value="2.8" calcext:value-type="float">
            <text:p>2.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7.7" calcext:value-type="float">
            <text:p>127.7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6" calcext:value-type="float">
            <text:p>15.056</text:p>
          </table:table-cell>
          <table:table-cell office:value-type="float" office:value="3.6" calcext:value-type="float">
            <text:p>3.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8.3" calcext:value-type="float">
            <text:p>138.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4.267" calcext:value-type="float">
            <text:p>4.267</text:p>
          </table:table-cell>
          <table:table-cell office:value-type="float" office:value="1.1" calcext:value-type="float">
            <text:p>1.1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2.4" calcext:value-type="float">
            <text:p>182.4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" calcext:value-type="float">
            <text:p>0.01</text:p>
          </table:table-cell>
          <table:table-cell office:value-type="float" office:value="12.884" calcext:value-type="float">
            <text:p>12.884</text:p>
          </table:table-cell>
          <table:table-cell office:value-type="float" office:value="6.2" calcext:value-type="float">
            <text:p>6.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9.6" calcext:value-type="float">
            <text:p>189.6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04" calcext:value-type="float">
            <text:p>13.704</text:p>
          </table:table-cell>
          <table:table-cell office:value-type="float" office:value="5.5" calcext:value-type="float">
            <text:p>5.5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8" calcext:value-type="float">
            <text:p>15.038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3.4" calcext:value-type="float">
            <text:p>163.4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5.079" calcext:value-type="float">
            <text:p>15.079</text:p>
          </table:table-cell>
          <table:table-cell office:value-type="float" office:value="5.1" calcext:value-type="float">
            <text:p>5.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6.3" calcext:value-type="float">
            <text:p>156.3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4" calcext:value-type="float">
            <text:p>15.194</text:p>
          </table:table-cell>
          <table:table-cell office:value-type="float" office:value="3.4" calcext:value-type="float">
            <text:p>3.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0.8" calcext:value-type="float">
            <text:p>150.8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8.691" calcext:value-type="float">
            <text:p>8.691</text:p>
          </table:table-cell>
          <table:table-cell office:value-type="float" office:value="1.8" calcext:value-type="float">
            <text:p>1.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9.4" calcext:value-type="float">
            <text:p>99.4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7" calcext:value-type="float">
            <text:p>15.057</text:p>
          </table:table-cell>
          <table:table-cell office:value-type="float" office:value="3.3" calcext:value-type="float">
            <text:p>3.3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8.1" calcext:value-type="float">
            <text:p>138.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56" calcext:value-type="float">
            <text:p>15.156</text:p>
          </table:table-cell>
          <table:table-cell office:value-type="float" office:value="8.5" calcext:value-type="float">
            <text:p>8.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9.6" calcext:value-type="float">
            <text:p>169.6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86" calcext:value-type="float">
            <text:p>15.186</text:p>
          </table:table-cell>
          <table:table-cell office:value-type="float" office:value="4.7" calcext:value-type="float">
            <text:p>4.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7.4" calcext:value-type="float">
            <text:p>147.4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97" calcext:value-type="float">
            <text:p>15.397</text:p>
          </table:table-cell>
          <table:table-cell office:value-type="float" office:value="4.2" calcext:value-type="float">
            <text:p>4.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1.5" calcext:value-type="float">
            <text:p>131.5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7" calcext:value-type="float">
            <text:p>15.27</text:p>
          </table:table-cell>
          <table:table-cell office:value-type="float" office:value="4.9" calcext:value-type="float">
            <text:p>4.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0.8" calcext:value-type="float">
            <text:p>140.8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0.922" calcext:value-type="float">
            <text:p>10.92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0.4" calcext:value-type="float">
            <text:p>170.4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8.038" calcext:value-type="float">
            <text:p>8.038</text:p>
          </table:table-cell>
          <table:table-cell office:value-type="float" office:value="2.5" calcext:value-type="float">
            <text:p>2.5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6.8" calcext:value-type="float">
            <text:p>106.8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6.923" calcext:value-type="float">
            <text:p>16.923</text:p>
          </table:table-cell>
          <table:table-cell office:value-type="float" office:value="7.9" calcext:value-type="float">
            <text:p>7.9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7.2" calcext:value-type="float">
            <text:p>157.2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8" calcext:value-type="float">
            <text:p>15.068</text:p>
          </table:table-cell>
          <table:table-cell office:value-type="float" office:value="5.2" calcext:value-type="float">
            <text:p>5.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1.4" calcext:value-type="float">
            <text:p>161.4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2" calcext:value-type="float">
            <text:p>15.062</text:p>
          </table:table-cell>
          <table:table-cell office:value-type="float" office:value="5.1" calcext:value-type="float">
            <text:p>5.1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5.4" calcext:value-type="float">
            <text:p>155.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5" calcext:value-type="float">
            <text:p>15.055</text:p>
          </table:table-cell>
          <table:table-cell office:value-type="float" office:value="6.1" calcext:value-type="float">
            <text:p>6.1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5.5" calcext:value-type="float">
            <text:p>155.5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5.384" calcext:value-type="float">
            <text:p>5.384</text:p>
          </table:table-cell>
          <table:table-cell office:value-type="float" office:value="2.6" calcext:value-type="float">
            <text:p>2.6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3.3" calcext:value-type="float">
            <text:p>133.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3" calcext:value-type="float">
            <text:p>15.053</text:p>
          </table:table-cell>
          <table:table-cell office:value-type="float" office:value="4.7" calcext:value-type="float">
            <text:p>4.7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2.5" calcext:value-type="float">
            <text:p>172.5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01" calcext:value-type="float">
            <text:p>15.201</text:p>
          </table:table-cell>
          <table:table-cell office:value-type="float" office:value="4.9" calcext:value-type="float">
            <text:p>4.9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4.2" calcext:value-type="float">
            <text:p>144.2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614" calcext:value-type="float">
            <text:p>16.614</text:p>
          </table:table-cell>
          <table:table-cell office:value-type="float" office:value="7.3" calcext:value-type="float">
            <text:p>7.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7.9" calcext:value-type="float">
            <text:p>177.9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9" calcext:value-type="float">
            <text:p>15.219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8.7" calcext:value-type="float">
            <text:p>148.7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0.549" calcext:value-type="float">
            <text:p>10.549</text:p>
          </table:table-cell>
          <table:table-cell office:value-type="float" office:value="4.4" calcext:value-type="float">
            <text:p>4.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3.3" calcext:value-type="float">
            <text:p>143.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5" calcext:value-type="float">
            <text:p>15.045</text:p>
          </table:table-cell>
          <table:table-cell office:value-type="float" office:value="5.5" calcext:value-type="float">
            <text:p>5.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1.9" calcext:value-type="float">
            <text:p>151.9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2" calcext:value-type="float">
            <text:p>15.042</text:p>
          </table:table-cell>
          <table:table-cell office:value-type="float" office:value="3.9" calcext:value-type="float">
            <text:p>3.9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5.6" calcext:value-type="float">
            <text:p>135.6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43" calcext:value-type="float">
            <text:p>15.343</text:p>
          </table:table-cell>
          <table:table-cell office:value-type="float" office:value="6.6" calcext:value-type="float">
            <text:p>6.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7.1" calcext:value-type="float">
            <text:p>157.1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36" calcext:value-type="float">
            <text:p>15.036</text:p>
          </table:table-cell>
          <table:table-cell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1.206" calcext:value-type="float">
            <text:p>11.206</text:p>
          </table:table-cell>
          <table:table-cell office:value-type="float" office:value="4.3" calcext:value-type="float">
            <text:p>4.3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6.7" calcext:value-type="float">
            <text:p>146.7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9" calcext:value-type="float">
            <text:p>0.009</text:p>
          </table:table-cell>
          <table:table-cell office:value-type="float" office:value="15.298" calcext:value-type="float">
            <text:p>15.298</text:p>
          </table:table-cell>
          <table:table-cell office:value-type="float" office:value="4.9" calcext:value-type="float">
            <text:p>4.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4.6" calcext:value-type="float">
            <text:p>134.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54" calcext:value-type="float">
            <text:p>15.054</text:p>
          </table:table-cell>
          <table:table-cell office:value-type="float" office:value="5.9" calcext:value-type="float">
            <text:p>5.9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8.7" calcext:value-type="float">
            <text:p>168.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269" calcext:value-type="float">
            <text:p>0.269</text:p>
          </table:table-cell>
          <table:table-cell office:value-type="float" office:value="15.28" calcext:value-type="float">
            <text:p>15.28</text:p>
          </table:table-cell>
          <table:table-cell office:value-type="float" office:value="8.4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0.3" calcext:value-type="float">
            <text:p>160.3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6.13" calcext:value-type="float">
            <text:p>16.13</text:p>
          </table:table-cell>
          <table:table-cell office:value-type="float" office:value="6.6" calcext:value-type="float">
            <text:p>6.6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9" calcext:value-type="float">
            <text:p>169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755" calcext:value-type="float">
            <text:p>0.755</text:p>
          </table:table-cell>
          <table:table-cell office:value-type="float" office:value="15.215" calcext:value-type="float">
            <text:p>15.215</text:p>
          </table:table-cell>
          <table:table-cell office:value-type="float" office:value="6.5" calcext:value-type="float">
            <text:p>6.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1.3" calcext:value-type="float">
            <text:p>171.3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0.513" calcext:value-type="float">
            <text:p>10.513</text:p>
          </table:table-cell>
          <table:table-cell office:value-type="float" office:value="3.4" calcext:value-type="float">
            <text:p>3.4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2.8" calcext:value-type="float">
            <text:p>132.8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98" calcext:value-type="float">
            <text:p>15.298</text:p>
          </table:table-cell>
          <table:table-cell office:value-type="float" office:value="6.3" calcext:value-type="float">
            <text:p>6.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0.5" calcext:value-type="float">
            <text:p>140.5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97" calcext:value-type="float">
            <text:p>15.597</text:p>
          </table:table-cell>
          <table:table-cell office:value-type="float" office:value="4.9" calcext:value-type="float">
            <text:p>4.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7.2" calcext:value-type="float">
            <text:p>157.2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 table:number-rows-repeated="6533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Multi2-vs-MaxScore'.$A$1" table:expression="#REF!"/>
          <table:named-expression table:name="Sheet_Title" table:base-cell-address="$'Multi2-vs-MaxScore'.$A$1" table:expression="&quot;Multi2-vs-MaxScore&quot;"/>
        </table:named-expressions>
      </table:table>
      <table:table table:name="Multi3-vs-MaxScore" table:style-name="ta10">
        <office:forms form:automatic-focus="false" form:apply-design-mode="false"/>
        <table:table-column table:style-name="co1" table:number-columns-repeated="2" table:default-cell-style-name="ce1"/>
        <table:table-column table:style-name="co33" table:default-cell-style-name="ce1"/>
        <table:table-column table:style-name="co1" table:number-columns-repeated="9" table:default-cell-style-name="ce1"/>
        <table:table-column table:style-name="co43" table:default-cell-style-name="ce1"/>
        <table:table-column table:style-name="co44" table:default-cell-style-name="ce1"/>
        <table:table-column table:style-name="co42" table:default-cell-style-name="ce1"/>
        <table:table-column table:style-name="co1" table:number-columns-repeated="241" table:default-cell-style-name="ce1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min-move-time</text:p>
          </table:table-cell>
          <table:table-cell office:value-type="string" calcext:value-type="string">
            <text:p>max-move-time</text:p>
          </table:table-cell>
          <table:table-cell office:value-type="string" calcext:value-type="string">
            <text:p>avg-move-time</text:p>
          </table:table-cell>
          <table:table-cell office:value-type="string" calcext:value-type="string">
            <text:p>max-move-score</text:p>
          </table:table-cell>
          <table:table-cell office:value-type="string" calcext:value-type="string">
            <text:p>avg-move-score</text:p>
          </table:table-cell>
          <table:table-cell office:value-type="string" calcext:value-type="string">
            <text:p>avg-word-length</text:p>
          </table:table-cell>
          <table:table-cell office:value-type="string" calcext:value-type="string">
            <text:p>num-moves</text:p>
          </table:table-cell>
          <table:table-cell office:value-type="string" calcext:value-type="string">
            <text:p>game-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<text:span text:style-name="T1">t-test</text:span>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6" calcext:value-type="float">
            <text:p>0.006</text:p>
          </table:table-cell>
          <table:table-cell office:value-type="float" office:value="15.504" calcext:value-type="float">
            <text:p>15.504</text:p>
          </table:table-cell>
          <table:table-cell office:value-type="float" office:value="4.5" calcext:value-type="float">
            <text:p>4.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7.2" calcext:value-type="float">
            <text:p>127.2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7" calcext:value-type="float">
            <text:p>15.57</text:p>
          </table:table-cell>
          <table:table-cell office:value-type="float" office:value="5.4" calcext:value-type="float">
            <text:p>5.4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0.7" calcext:value-type="float">
            <text:p>190.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.5" calcext:value-type="float">
            <text:p>0.5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78" calcext:value-type="float">
            <text:p>15.278</text:p>
          </table:table-cell>
          <table:table-cell office:value-type="float" office:value="5.6" calcext:value-type="float">
            <text:p>5.6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9.4" calcext:value-type="float">
            <text:p>139.4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19" calcext:value-type="float">
            <text:p>15.319</text:p>
          </table:table-cell>
          <table:table-cell office:value-type="float" office:value="4.1" calcext:value-type="float">
            <text:p>4.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5.8" calcext:value-type="float">
            <text:p>125.8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</text:p>
          </table:table-cell>
          <table:table-cell table:formula="of:=AVERAGE([$'Multi3-vs-MaxScore'.$F$104:.$F$203])" office:value-type="float" office:value="24.33" calcext:value-type="float">
            <text:p>24.33</text:p>
          </table:table-cell>
          <table:table-cell table:formula="of:=AVERAGE([$'Multi3-vs-MaxScore'.$F$2:.$F$101])" office:value-type="float" office:value="25.16" calcext:value-type="float">
            <text:p>25.16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5" calcext:value-type="float">
            <text:p>0.005</text:p>
          </table:table-cell>
          <table:table-cell office:value-type="float" office:value="15.312" calcext:value-type="float">
            <text:p>15.312</text:p>
          </table:table-cell>
          <table:table-cell office:value-type="float" office:value="5.6" calcext:value-type="float">
            <text:p>5.6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riance</text:p>
          </table:table-cell>
          <table:table-cell table:formula="of:=VAR([$'Multi3-vs-MaxScore'.$F$104:.$F$203])" office:value-type="float" office:value="20.7485858585858" calcext:value-type="float">
            <text:p>20.7485858585858</text:p>
          </table:table-cell>
          <table:table-cell table:formula="of:=VAR([$'Multi3-vs-MaxScore'.$F$2:.$F$101])" office:value-type="float" office:value="23.8125252525253" calcext:value-type="float">
            <text:p>23.812525252525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0.954" calcext:value-type="float">
            <text:p>10.954</text:p>
          </table:table-cell>
          <table:table-cell office:value-type="float" office:value="4.2" calcext:value-type="float">
            <text:p>4.2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0.9" calcext:value-type="float">
            <text:p>140.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Multi3-vs-MaxScore'.$F$104:.$F$203])" office:value-type="float" office:value="100" calcext:value-type="float">
            <text:p>100</text:p>
          </table:table-cell>
          <table:table-cell table:formula="of:=COUNT([$'Multi3-vs-MaxScore'.$F$2:.$F$101])" office:value-type="float" office:value="100" calcext:value-type="float">
            <text:p>100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72" calcext:value-type="float">
            <text:p>15.272</text:p>
          </table:table-cell>
          <table:table-cell office:value-type="float" office:value="6.7" calcext:value-type="float">
            <text:p>6.7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Multi3-vs-MaxScore'.$F$104:.$F$203];[$'Multi3-vs-MaxScore'.$F$2:.$F$101])" office:value-type="float" office:value="0.117570355136751" calcext:value-type="float">
            <text:p>0.1175703551368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2" calcext:value-type="float">
            <text:p>15.112</text:p>
          </table:table-cell>
          <table:table-cell office:value-type="float" office:value="3.7" calcext:value-type="float">
            <text:p>3.7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0.7" calcext:value-type="float">
            <text:p>130.7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Multi3-vs-MaxScore'.$F$104:.$F$203]); 1; 0) * IF(ISNUMBER([$'Multi3-vs-MaxScore'.$F$2:.$F$101]); 1; 0)); [$'Multi3-vs-MaxScore'.$F$104:.$F$203] - [$'Multi3-vs-MaxScore'.$F$2:.$F$101]; &quot;NA&quot;))" office:value-type="float" office:value="-0.83" calcext:value-type="float">
            <text:p>-0.83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" calcext:value-type="float">
            <text:p>15.19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2.2" calcext:value-type="float">
            <text:p>162.2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Multi3-vs-MaxScore'.$F$104:.$F$203]); 1; 0) * IF(ISNUMBER([$'Multi3-vs-MaxScore'.$F$2:.$F$101]); 1; 0)); [$'Multi3-vs-MaxScore'.$F$104:.$F$203] - [$'Multi3-vs-MaxScore'.$F$2:.$F$101]; &quot;NA&quot;))" office:value-type="float" office:value="39.3344444444444" calcext:value-type="float">
            <text:p>39.334444444444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2" calcext:value-type="float">
            <text:p>0.002</text:p>
          </table:table-cell>
          <table:table-cell office:value-type="float" office:value="12.086" calcext:value-type="float">
            <text:p>12.086</text:p>
          </table:table-cell>
          <table:table-cell office:value-type="float" office:value="5.5" calcext:value-type="float">
            <text:p>5.5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9.4" calcext:value-type="float">
            <text:p>189.4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Multi3-vs-MaxScore'.$F$104:.$F$203]); 1; 0) * IF(ISNUMBER([$'Multi3-vs-MaxScore'.$F$2:.$F$101]); 1; 0)) - 1" office:value-type="float" office:value="99" calcext:value-type="float">
            <text:p>99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15" calcext:value-type="float">
            <text:p>15.015</text:p>
          </table:table-cell>
          <table:table-cell office:value-type="float" office:value="6.5" calcext:value-type="float">
            <text:p>6.5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2.8" calcext:value-type="float">
            <text:p>162.8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Stat</text:p>
          </table:table-cell>
          <table:table-cell table:formula="of:=([$'Multi3-vs-MaxScore'.$N$9] - [$'Multi3-vs-MaxScore'.$N$3]) / ([$'Multi3-vs-MaxScore'.$N$10] / ( [$'Multi3-vs-MaxScore'.$N$11] + 1)) ^ 0.5" office:value-type="float" office:value="-2.12063112157096" calcext:value-type="float">
            <text:p>-2.12063112157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5" calcext:value-type="float">
            <text:p>0.005</text:p>
          </table:table-cell>
          <table:table-cell office:value-type="float" office:value="15.198" calcext:value-type="float">
            <text:p>15.198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0.1" calcext:value-type="float">
            <text:p>150.1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Multi3-vs-MaxScore'.$N$12]); [$'Multi3-vs-MaxScore'.$N$11]; 1)" office:value-type="float" office:value="0.0182257719167134" calcext:value-type="float">
            <text:p>0.018225771916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37" calcext:value-type="float">
            <text:p>15.437</text:p>
          </table:table-cell>
          <table:table-cell office:value-type="float" office:value="7.2" calcext:value-type="float">
            <text:p>7.2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Multi3-vs-MaxScore'.$N$2]; [$'Multi3-vs-MaxScore'.$N$11])" office:value-type="float" office:value="1.66039115601699" calcext:value-type="float">
            <text:p>1.660391156017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1.344" calcext:value-type="float">
            <text:p>11.344</text:p>
          </table:table-cell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8.5" calcext:value-type="float">
            <text:p>128.5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'Multi3-vs-MaxScore'.$N$12]); [$'Multi3-vs-MaxScore'.$N$11]; 2)" office:value-type="float" office:value="0.0364515438334268" calcext:value-type="float">
            <text:p>0.036451543833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97" calcext:value-type="float">
            <text:p>15.197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7" calcext:value-type="float">
            <text:p>157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'Multi3-vs-MaxScore'.$N$2]; [$'Multi3-vs-MaxScore'.$N$11])" office:value-type="float" office:value="1.98421695158642" calcext:value-type="float">
            <text:p>1.9842169515864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31" calcext:value-type="float">
            <text:p>15.231</text:p>
          </table:table-cell>
          <table:table-cell office:value-type="float" office:value="3.5" calcext:value-type="float">
            <text:p>3.5</text:p>
          </table:table-cell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562" calcext:value-type="float">
            <text:p>0.562</text:p>
          </table:table-cell>
          <table:table-cell office:value-type="float" office:value="15.225" calcext:value-type="float">
            <text:p>15.225</text:p>
          </table:table-cell>
          <table:table-cell office:value-type="float" office:value="7.6" calcext:value-type="float">
            <text:p>7.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42" calcext:value-type="float">
            <text:p>15.542</text:p>
          </table:table-cell>
          <table:table-cell office:value-type="float" office:value="7.1" calcext:value-type="float">
            <text:p>7.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5.6" calcext:value-type="float">
            <text:p>195.6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14" calcext:value-type="float">
            <text:p>15.314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1.298" calcext:value-type="float">
            <text:p>11.298</text:p>
          </table:table-cell>
          <table:table-cell office:value-type="float" office:value="5.7" calcext:value-type="float">
            <text:p>5.7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1.8" calcext:value-type="float">
            <text:p>171.8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9" calcext:value-type="float">
            <text:p>15.029</text:p>
          </table:table-cell>
          <table:table-cell office:value-type="float" office:value="6.6" calcext:value-type="float">
            <text:p>6.6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7.1" calcext:value-type="float">
            <text:p>177.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48" calcext:value-type="float">
            <text:p>15.148</text:p>
          </table:table-cell>
          <table:table-cell office:value-type="float" office:value="7.2" calcext:value-type="float">
            <text:p>7.2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0.3" calcext:value-type="float">
            <text:p>150.3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38" calcext:value-type="float">
            <text:p>15.138</text:p>
          </table:table-cell>
          <table:table-cell office:value-type="float" office:value="5.8" calcext:value-type="float">
            <text:p>5.8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4.2" calcext:value-type="float">
            <text:p>164.2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1.305" calcext:value-type="float">
            <text:p>1.305</text:p>
          </table:table-cell>
          <table:table-cell office:value-type="float" office:value="15.064" calcext:value-type="float">
            <text:p>15.064</text:p>
          </table:table-cell>
          <table:table-cell office:value-type="float" office:value="5.8" calcext:value-type="float">
            <text:p>5.8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9.1" calcext:value-type="float">
            <text:p>189.1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5" calcext:value-type="float">
            <text:p>15.165</text:p>
          </table:table-cell>
          <table:table-cell office:value-type="float" office:value="4.7" calcext:value-type="float">
            <text:p>4.7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0.6" calcext:value-type="float">
            <text:p>180.6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18" calcext:value-type="float">
            <text:p>15.21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5.3" calcext:value-type="float">
            <text:p>125.3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22" calcext:value-type="float">
            <text:p>15.222</text:p>
          </table:table-cell>
          <table:table-cell office:value-type="float" office:value="6.4" calcext:value-type="float">
            <text:p>6.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1.4" calcext:value-type="float">
            <text:p>151.4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5" calcext:value-type="float">
            <text:p>0.005</text:p>
          </table:table-cell>
          <table:table-cell office:value-type="float" office:value="15.218" calcext:value-type="float">
            <text:p>15.218</text:p>
          </table:table-cell>
          <table:table-cell office:value-type="float" office:value="4.1" calcext:value-type="float">
            <text:p>4.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1" calcext:value-type="float">
            <text:p>15.021</text:p>
          </table:table-cell>
          <table:table-cell office:value-type="float" office:value="5.9" calcext:value-type="float">
            <text:p>5.9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1.3" calcext:value-type="float">
            <text:p>191.3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63" calcext:value-type="float">
            <text:p>0.063</text:p>
          </table:table-cell>
          <table:table-cell office:value-type="float" office:value="15.191" calcext:value-type="float">
            <text:p>15.191</text:p>
          </table:table-cell>
          <table:table-cell office:value-type="float" office:value="6.8" calcext:value-type="float">
            <text:p>6.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0.6" calcext:value-type="float">
            <text:p>160.6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42" calcext:value-type="float">
            <text:p>15.042</text:p>
          </table:table-cell>
          <table:table-cell office:value-type="float" office:value="4.9" calcext:value-type="float">
            <text:p>4.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3.6" calcext:value-type="float">
            <text:p>163.6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6.556" calcext:value-type="float">
            <text:p>16.556</text:p>
          </table:table-cell>
          <table:table-cell office:value-type="float" office:value="5.3" calcext:value-type="float">
            <text:p>5.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1.8" calcext:value-type="float">
            <text:p>181.8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6" calcext:value-type="float">
            <text:p>15.016</text:p>
          </table:table-cell>
          <table:table-cell office:value-type="float" office:value="6.5" calcext:value-type="float">
            <text:p>6.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8.4" calcext:value-type="float">
            <text:p>208.4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12" calcext:value-type="float">
            <text:p>0.012</text:p>
          </table:table-cell>
          <table:table-cell office:value-type="float" office:value="15.117" calcext:value-type="float">
            <text:p>15.1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8.8" calcext:value-type="float">
            <text:p>158.8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7" calcext:value-type="float">
            <text:p>15.157</text:p>
          </table:table-cell>
          <table:table-cell office:value-type="float" office:value="6.2" calcext:value-type="float">
            <text:p>6.2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.7" calcext:value-type="float">
            <text:p>184.7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84" calcext:value-type="float">
            <text:p>15.584</text:p>
          </table:table-cell>
          <table:table-cell office:value-type="float" office:value="6.1" calcext:value-type="float">
            <text:p>6.1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4.3" calcext:value-type="float">
            <text:p>194.3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46" calcext:value-type="float">
            <text:p>15.346</text:p>
          </table:table-cell>
          <table:table-cell office:value-type="float" office:value="6.7" calcext:value-type="float">
            <text:p>6.7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0.8" calcext:value-type="float">
            <text:p>160.8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1" calcext:value-type="float">
            <text:p>15.0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9.6" calcext:value-type="float">
            <text:p>159.6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3" calcext:value-type="float">
            <text:p>15.143</text:p>
          </table:table-cell>
          <table:table-cell office:value-type="float" office:value="6.5" calcext:value-type="float">
            <text:p>6.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5.5" calcext:value-type="float">
            <text:p>165.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94" calcext:value-type="float">
            <text:p>15.594</text:p>
          </table:table-cell>
          <table:table-cell office:value-type="float" office:value="7.3" calcext:value-type="float">
            <text:p>7.3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9.2" calcext:value-type="float">
            <text:p>199.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5" calcext:value-type="float">
            <text:p>15.115</text:p>
          </table:table-cell>
          <table:table-cell office:value-type="float" office:value="5.6" calcext:value-type="float">
            <text:p>5.6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69" calcext:value-type="float">
            <text:p>15.469</text:p>
          </table:table-cell>
          <table:table-cell office:value-type="float" office:value="7.9" calcext:value-type="float">
            <text:p>7.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3.6" calcext:value-type="float">
            <text:p>163.6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95" calcext:value-type="float">
            <text:p>15.395</text:p>
          </table:table-cell>
          <table:table-cell office:value-type="float" office:value="6.7" calcext:value-type="float">
            <text:p>6.7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7" calcext:value-type="float">
            <text:p>0.007</text:p>
          </table:table-cell>
          <table:table-cell office:value-type="float" office:value="15.286" calcext:value-type="float">
            <text:p>15.286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5.2" calcext:value-type="float">
            <text:p>165.2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61" calcext:value-type="float">
            <text:p>15.061</text:p>
          </table:table-cell>
          <table:table-cell office:value-type="float" office:value="4.8" calcext:value-type="float">
            <text:p>4.8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2.8" calcext:value-type="float">
            <text:p>182.8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94" calcext:value-type="float">
            <text:p>15.394</text:p>
          </table:table-cell>
          <table:table-cell office:value-type="float" office:value="5.8" calcext:value-type="float">
            <text:p>5.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1.9" calcext:value-type="float">
            <text:p>141.9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7.157" calcext:value-type="float">
            <text:p>7.157</text:p>
          </table:table-cell>
          <table:table-cell office:value-type="float" office:value="3.3" calcext:value-type="float">
            <text:p>3.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6.1" calcext:value-type="float">
            <text:p>106.1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7.252" calcext:value-type="float">
            <text:p>17.252</text:p>
          </table:table-cell>
          <table:table-cell office:value-type="float" office:value="5.2" calcext:value-type="float">
            <text:p>5.2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9.4" calcext:value-type="float">
            <text:p>159.4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65" calcext:value-type="float">
            <text:p>0.065</text:p>
          </table:table-cell>
          <table:table-cell office:value-type="float" office:value="15.012" calcext:value-type="float">
            <text:p>15.012</text:p>
          </table:table-cell>
          <table:table-cell office:value-type="float" office:value="8.2" calcext:value-type="float">
            <text:p>8.2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3.5" calcext:value-type="float">
            <text:p>163.5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3.915" calcext:value-type="float">
            <text:p>13.915</text:p>
          </table:table-cell>
          <table:table-cell office:value-type="float" office:value="4.6" calcext:value-type="float">
            <text:p>4.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0.1" calcext:value-type="float">
            <text:p>180.1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22" calcext:value-type="float">
            <text:p>15.122</text:p>
          </table:table-cell>
          <table:table-cell office:value-type="float" office:value="2.7" calcext:value-type="float">
            <text:p>2.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2" calcext:value-type="float">
            <text:p>15.012</text:p>
          </table:table-cell>
          <table:table-cell office:value-type="float" office:value="3.4" calcext:value-type="float">
            <text:p>3.4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0.4" calcext:value-type="float">
            <text:p>150.4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41" calcext:value-type="float">
            <text:p>15.041</text:p>
          </table:table-cell>
          <table:table-cell office:value-type="float" office:value="4.3" calcext:value-type="float">
            <text:p>4.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6.9" calcext:value-type="float">
            <text:p>146.9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6" calcext:value-type="float">
            <text:p>0.006</text:p>
          </table:table-cell>
          <table:table-cell office:value-type="float" office:value="15.434" calcext:value-type="float">
            <text:p>15.434</text:p>
          </table:table-cell>
          <table:table-cell office:value-type="float" office:value="5.7" calcext:value-type="float">
            <text:p>5.7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7.1" calcext:value-type="float">
            <text:p>157.1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9.029" calcext:value-type="float">
            <text:p>9.029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3.7" calcext:value-type="float">
            <text:p>153.7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6" calcext:value-type="float">
            <text:p>15.36</text:p>
          </table:table-cell>
          <table:table-cell office:value-type="float" office:value="5.8" calcext:value-type="float">
            <text:p>5.8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2.4" calcext:value-type="float">
            <text:p>162.4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3.243" calcext:value-type="float">
            <text:p>13.243</text:p>
          </table:table-cell>
          <table:table-cell office:value-type="float" office:value="4.9" calcext:value-type="float">
            <text:p>4.9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8.8" calcext:value-type="float">
            <text:p>128.8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3.787" calcext:value-type="float">
            <text:p>13.787</text:p>
          </table:table-cell>
          <table:table-cell office:value-type="float" office:value="4.7" calcext:value-type="float">
            <text:p>4.7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7.7" calcext:value-type="float">
            <text:p>147.7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21" calcext:value-type="float">
            <text:p>15.521</text:p>
          </table:table-cell>
          <table:table-cell office:value-type="float" office:value="7.5" calcext:value-type="float">
            <text:p>7.5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8.6" calcext:value-type="float">
            <text:p>198.6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75" calcext:value-type="float">
            <text:p>15.375</text:p>
          </table:table-cell>
          <table:table-cell office:value-type="float" office:value="7.5" calcext:value-type="float">
            <text:p>7.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54.6" calcext:value-type="float">
            <text:p>254.6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6" calcext:value-type="float">
            <text:p>0.006</text:p>
          </table:table-cell>
          <table:table-cell office:value-type="float" office:value="15.197" calcext:value-type="float">
            <text:p>15.197</text:p>
          </table:table-cell>
          <table:table-cell office:value-type="float" office:value="5.7" calcext:value-type="float">
            <text:p>5.7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71" calcext:value-type="float">
            <text:p>15.471</text:p>
          </table:table-cell>
          <table:table-cell office:value-type="float" office:value="5.5" calcext:value-type="float">
            <text:p>5.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74.5" calcext:value-type="float">
            <text:p>174.5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5.92" calcext:value-type="float">
            <text:p>5.92</text:p>
          </table:table-cell>
          <table:table-cell office:value-type="float" office:value="2.5" calcext:value-type="float">
            <text:p>2.5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5.6" calcext:value-type="float">
            <text:p>105.6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96" calcext:value-type="float">
            <text:p>15.596</text:p>
          </table:table-cell>
          <table:table-cell office:value-type="float" office:value="6.3" calcext:value-type="float">
            <text:p>6.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2.5" calcext:value-type="float">
            <text:p>152.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6.794" calcext:value-type="float">
            <text:p>6.794</text:p>
          </table:table-cell>
          <table:table-cell office:value-type="float" office:value="3.6" calcext:value-type="float">
            <text:p>3.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6.4" calcext:value-type="float">
            <text:p>106.4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7.771" calcext:value-type="float">
            <text:p>7.771</text:p>
          </table:table-cell>
          <table:table-cell office:value-type="float" office:value="2.7" calcext:value-type="float">
            <text:p>2.7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0.9" calcext:value-type="float">
            <text:p>110.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14" calcext:value-type="float">
            <text:p>0.014</text:p>
          </table:table-cell>
          <table:table-cell office:value-type="float" office:value="10.575" calcext:value-type="float">
            <text:p>10.575</text:p>
          </table:table-cell>
          <table:table-cell office:value-type="float" office:value="3.9" calcext:value-type="float">
            <text:p>3.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3.8" calcext:value-type="float">
            <text:p>123.8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9.869" calcext:value-type="float">
            <text:p>9.869</text:p>
          </table:table-cell>
          <table:table-cell office:value-type="float" office:value="4.4" calcext:value-type="float">
            <text:p>4.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2.5" calcext:value-type="float">
            <text:p>152.5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5" calcext:value-type="float">
            <text:p>15.385</text:p>
          </table:table-cell>
          <table:table-cell office:value-type="float" office:value="5.4" calcext:value-type="float">
            <text:p>5.4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7.1" calcext:value-type="float">
            <text:p>137.1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83" calcext:value-type="float">
            <text:p>15.083</text:p>
          </table:table-cell>
          <table:table-cell office:value-type="float" office:value="4.7" calcext:value-type="float">
            <text:p>4.7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0.9" calcext:value-type="float">
            <text:p>160.9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4.508" calcext:value-type="float">
            <text:p>14.508</text:p>
          </table:table-cell>
          <table:table-cell office:value-type="float" office:value="5.1" calcext:value-type="float">
            <text:p>5.1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9.5" calcext:value-type="float">
            <text:p>179.5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575" calcext:value-type="float">
            <text:p>15.575</text:p>
          </table:table-cell>
          <table:table-cell office:value-type="float" office:value="8.5" calcext:value-type="float">
            <text:p>8.5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6" calcext:value-type="float">
            <text:p>15.216</text:p>
          </table:table-cell>
          <table:table-cell office:value-type="float" office:value="4.9" calcext:value-type="float">
            <text:p>4.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56" calcext:value-type="float">
            <text:p>0.056</text:p>
          </table:table-cell>
          <table:table-cell office:value-type="float" office:value="15.269" calcext:value-type="float">
            <text:p>15.269</text:p>
          </table:table-cell>
          <table:table-cell office:value-type="float" office:value="4.7" calcext:value-type="float">
            <text:p>4.7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5.9" calcext:value-type="float">
            <text:p>135.9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3.109" calcext:value-type="float">
            <text:p>13.109</text:p>
          </table:table-cell>
          <table:table-cell office:value-type="float" office:value="3.9" calcext:value-type="float">
            <text:p>3.9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8.1" calcext:value-type="float">
            <text:p>158.1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89" calcext:value-type="float">
            <text:p>15.189</text:p>
          </table:table-cell>
          <table:table-cell office:value-type="float" office:value="4.7" calcext:value-type="float">
            <text:p>4.7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7.4" calcext:value-type="float">
            <text:p>127.4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4" calcext:value-type="float">
            <text:p>15.014</text:p>
          </table:table-cell>
          <table:table-cell office:value-type="float" office:value="4.9" calcext:value-type="float">
            <text:p>4.9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24" calcext:value-type="float">
            <text:p>0.024</text:p>
          </table:table-cell>
          <table:table-cell office:value-type="float" office:value="8.108" calcext:value-type="float">
            <text:p>8.108</text:p>
          </table:table-cell>
          <table:table-cell office:value-type="float" office:value="3.4" calcext:value-type="float">
            <text:p>3.4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0.4" calcext:value-type="float">
            <text:p>140.4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13" calcext:value-type="float">
            <text:p>0.013</text:p>
          </table:table-cell>
          <table:table-cell office:value-type="float" office:value="15.332" calcext:value-type="float">
            <text:p>15.332</text:p>
          </table:table-cell>
          <table:table-cell office:value-type="float" office:value="7.8" calcext:value-type="float">
            <text:p>7.8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3.9" calcext:value-type="float">
            <text:p>183.9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12" calcext:value-type="float">
            <text:p>0.012</text:p>
          </table:table-cell>
          <table:table-cell office:value-type="float" office:value="15.199" calcext:value-type="float">
            <text:p>15.199</text:p>
          </table:table-cell>
          <table:table-cell office:value-type="float" office:value="7.1" calcext:value-type="float">
            <text:p>7.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8.6" calcext:value-type="float">
            <text:p>178.6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61" calcext:value-type="float">
            <text:p>15.261</text:p>
          </table:table-cell>
          <table:table-cell office:value-type="float" office:value="6.3" calcext:value-type="float">
            <text:p>6.3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0.9" calcext:value-type="float">
            <text:p>130.9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9.698" calcext:value-type="float">
            <text:p>9.698</text:p>
          </table:table-cell>
          <table:table-cell office:value-type="float" office:value="4.2" calcext:value-type="float">
            <text:p>4.2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6.8" calcext:value-type="float">
            <text:p>166.8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6" calcext:value-type="float">
            <text:p>0.006</text:p>
          </table:table-cell>
          <table:table-cell office:value-type="float" office:value="13.312" calcext:value-type="float">
            <text:p>13.312</text:p>
          </table:table-cell>
          <table:table-cell office:value-type="float" office:value="4.2" calcext:value-type="float">
            <text:p>4.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9.3" calcext:value-type="float">
            <text:p>119.3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72" calcext:value-type="float">
            <text:p>15.07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9.8" calcext:value-type="float">
            <text:p>139.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" calcext:value-type="float">
            <text:p>15.01</text:p>
          </table:table-cell>
          <table:table-cell office:value-type="float" office:value="6.7" calcext:value-type="float">
            <text:p>6.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4.1" calcext:value-type="float">
            <text:p>194.1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764" calcext:value-type="float">
            <text:p>15.764</text:p>
          </table:table-cell>
          <table:table-cell office:value-type="float" office:value="6.9" calcext:value-type="float">
            <text:p>6.9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4" calcext:value-type="float">
            <text:p>174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1.502" calcext:value-type="float">
            <text:p>11.502</text:p>
          </table:table-cell>
          <table:table-cell office:value-type="float" office:value="3.8" calcext:value-type="float">
            <text:p>3.8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0.3" calcext:value-type="float">
            <text:p>160.3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91" calcext:value-type="float">
            <text:p>15.391</text:p>
          </table:table-cell>
          <table:table-cell office:value-type="float" office:value="6.8" calcext:value-type="float">
            <text:p>6.8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44" calcext:value-type="float">
            <text:p>15.144</text:p>
          </table:table-cell>
          <table:table-cell office:value-type="float" office:value="4.3" calcext:value-type="float">
            <text:p>4.3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4.5" calcext:value-type="float">
            <text:p>134.5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2" calcext:value-type="float">
            <text:p>15.132</text:p>
          </table:table-cell>
          <table:table-cell office:value-type="float" office:value="6.7" calcext:value-type="float">
            <text:p>6.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0.8" calcext:value-type="float">
            <text:p>160.8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979" calcext:value-type="float">
            <text:p>0.979</text:p>
          </table:table-cell>
          <table:table-cell office:value-type="float" office:value="11.868" calcext:value-type="float">
            <text:p>11.868</text:p>
          </table:table-cell>
          <table:table-cell office:value-type="float" office:value="6.2" calcext:value-type="float">
            <text:p>6.2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5.1" calcext:value-type="float">
            <text:p>185.1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38" calcext:value-type="float">
            <text:p>15.638</text:p>
          </table:table-cell>
          <table:table-cell office:value-type="float" office:value="7.1" calcext:value-type="float">
            <text:p>7.1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7.9" calcext:value-type="float">
            <text:p>167.9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5" calcext:value-type="float">
            <text:p>12.95</text:p>
          </table:table-cell>
          <table:table-cell office:value-type="float" office:value="3.7" calcext:value-type="float">
            <text:p>3.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3.5" calcext:value-type="float">
            <text:p>133.5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07" calcext:value-type="float">
            <text:p>15.007</text:p>
          </table:table-cell>
          <table:table-cell office:value-type="float" office:value="4.4" calcext:value-type="float">
            <text:p>4.4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5.2" calcext:value-type="float">
            <text:p>145.2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6" calcext:value-type="float">
            <text:p>0.006</text:p>
          </table:table-cell>
          <table:table-cell office:value-type="float" office:value="15.061" calcext:value-type="float">
            <text:p>15.061</text:p>
          </table:table-cell>
          <table:table-cell office:value-type="float" office:value="6.8" calcext:value-type="float">
            <text:p>6.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6.9" calcext:value-type="float">
            <text:p>186.9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67" calcext:value-type="float">
            <text:p>15.167</text:p>
          </table:table-cell>
          <table:table-cell office:value-type="float" office:value="3.5" calcext:value-type="float">
            <text:p>3.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9.7" calcext:value-type="float">
            <text:p>99.7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2" calcext:value-type="float">
            <text:p>0.002</text:p>
          </table:table-cell>
          <table:table-cell office:value-type="float" office:value="11.721" calcext:value-type="float">
            <text:p>11.721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2.2" calcext:value-type="float">
            <text:p>132.2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42" calcext:value-type="float">
            <text:p>15.342</text:p>
          </table:table-cell>
          <table:table-cell office:value-type="float" office:value="4.4" calcext:value-type="float">
            <text:p>4.4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3.6" calcext:value-type="float">
            <text:p>143.6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7" calcext:value-type="float">
            <text:p>15.267</text:p>
          </table:table-cell>
          <table:table-cell office:value-type="float" office:value="5.3" calcext:value-type="float">
            <text:p>5.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3.8" calcext:value-type="float">
            <text:p>163.8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41" calcext:value-type="float">
            <text:p>15.341</text:p>
          </table:table-cell>
          <table:table-cell office:value-type="float" office:value="5.2" calcext:value-type="float">
            <text:p>5.2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2.3" calcext:value-type="float">
            <text:p>122.3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/>
          <table:table-cell table:formula="of:=AVERAGE([.B2:.B101])" office:value-type="float" office:value="0.03333" calcext:value-type="float">
            <text:p>0.03333</text:p>
          </table:table-cell>
          <table:table-cell table:formula="of:=AVERAGE([.C2:.C101])" office:value-type="float" office:value="14.28185" calcext:value-type="float">
            <text:p>14.28185</text:p>
          </table:table-cell>
          <table:table-cell table:formula="of:=AVERAGE([.D2:.D101])" office:value-type="float" office:value="5.402" calcext:value-type="float">
            <text:p>5.402</text:p>
          </table:table-cell>
          <table:table-cell table:formula="of:=AVERAGE([.E2:.E101])" office:value-type="float" office:value="62.6" calcext:value-type="float">
            <text:p>62.6</text:p>
          </table:table-cell>
          <table:table-cell table:formula="of:=AVERAGE([.F2:.F101])" office:value-type="float" office:value="25.16" calcext:value-type="float">
            <text:p>25.16</text:p>
          </table:table-cell>
          <table:table-cell table:formula="of:=AVERAGE([.G2:.G101])" office:value-type="float" office:value="4.71" calcext:value-type="float">
            <text:p>4.71</text:p>
          </table:table-cell>
          <table:table-cell table:formula="of:=AVERAGE([.H2:.H101])" office:value-type="float" office:value="15.46" calcext:value-type="float">
            <text:p>15.46</text:p>
          </table:table-cell>
          <table:table-cell table:formula="of:=AVERAGE([.I2:.I101])" office:value-type="float" office:value="158.922" calcext:value-type="float">
            <text:p>158.922</text:p>
          </table:table-cell>
          <table:table-cell table:formula="of:=AVERAGE([.J2:.J101])" office:value-type="float" office:value="391.48" calcext:value-type="float">
            <text:p>391.48</text:p>
          </table:table-cell>
          <table:table-cell table:formula="of:=AVERAGE([.K2:.K101])" office:value-type="float" office:value="0.6" calcext:value-type="float">
            <text:p>0.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7.622" calcext:value-type="float">
            <text:p>7.622</text:p>
          </table:table-cell>
          <table:table-cell office:value-type="float" office:value="2.4" calcext:value-type="float">
            <text:p>2.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7.2" calcext:value-type="float">
            <text:p>127.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84" calcext:value-type="float">
            <text:p>15.484</text:p>
          </table:table-cell>
          <table:table-cell office:value-type="float" office:value="6.5" calcext:value-type="float">
            <text:p>6.5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0.7" calcext:value-type="float">
            <text:p>190.7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57" calcext:value-type="float">
            <text:p>15.257</text:p>
          </table:table-cell>
          <table:table-cell office:value-type="float" office:value="3.4" calcext:value-type="float">
            <text:p>3.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9.4" calcext:value-type="float">
            <text:p>139.4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3" calcext:value-type="float">
            <text:p>15.173</text:p>
          </table:table-cell>
          <table:table-cell office:value-type="float" office:value="4.5" calcext:value-type="float">
            <text:p>4.5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5.8" calcext:value-type="float">
            <text:p>125.8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1" calcext:value-type="float">
            <text:p>15.041</text:p>
          </table:table-cell>
          <table:table-cell office:value-type="float" office:value="5.8" calcext:value-type="float">
            <text:p>5.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8" calcext:value-type="float">
            <text:p>15.18</text:p>
          </table:table-cell>
          <table:table-cell office:value-type="float" office:value="5.6" calcext:value-type="float">
            <text:p>5.6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0.9" calcext:value-type="float">
            <text:p>140.9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118" calcext:value-type="float">
            <text:p>13.118</text:p>
          </table:table-cell>
          <table:table-cell office:value-type="float" office:value="4.8" calcext:value-type="float">
            <text:p>4.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1.65" calcext:value-type="float">
            <text:p>1.65</text:p>
          </table:table-cell>
          <table:table-cell office:value-type="float" office:value="15.052" calcext:value-type="float">
            <text:p>15.052</text:p>
          </table:table-cell>
          <table:table-cell office:value-type="float" office:value="5.2" calcext:value-type="float">
            <text:p>5.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0.7" calcext:value-type="float">
            <text:p>130.7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2.086" calcext:value-type="float">
            <text:p>12.086</text:p>
          </table:table-cell>
          <table:table-cell office:value-type="float" office:value="5.5" calcext:value-type="float">
            <text:p>5.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2.2" calcext:value-type="float">
            <text:p>162.2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26" calcext:value-type="float">
            <text:p>15.126</text:p>
          </table:table-cell>
          <table:table-cell office:value-type="float" office:value="7.6" calcext:value-type="float">
            <text:p>7.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9.4" calcext:value-type="float">
            <text:p>189.4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12" calcext:value-type="float">
            <text:p>15.312</text:p>
          </table:table-cell>
          <table:table-cell office:value-type="float" office:value="4.1" calcext:value-type="float">
            <text:p>4.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2.8" calcext:value-type="float">
            <text:p>162.8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489" calcext:value-type="float">
            <text:p>6.489</text:p>
          </table:table-cell>
          <table:table-cell office:value-type="float" office:value="3.2" calcext:value-type="float">
            <text:p>3.2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0.1" calcext:value-type="float">
            <text:p>150.1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8.112" calcext:value-type="float">
            <text:p>8.112</text:p>
          </table:table-cell>
          <table:table-cell office:value-type="float" office:value="2.7" calcext:value-type="float">
            <text:p>2.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5" calcext:value-type="float">
            <text:p>0.015</text:p>
          </table:table-cell>
          <table:table-cell office:value-type="float" office:value="15.093" calcext:value-type="float">
            <text:p>15.093</text:p>
          </table:table-cell>
          <table:table-cell office:value-type="float" office:value="3.3" calcext:value-type="float">
            <text:p>3.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8.5" calcext:value-type="float">
            <text:p>128.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47" calcext:value-type="float">
            <text:p>15.047</text:p>
          </table:table-cell>
          <table:table-cell office:value-type="float" office:value="5.4" calcext:value-type="float">
            <text:p>5.4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5" calcext:value-type="float">
            <text:p>0.015</text:p>
          </table:table-cell>
          <table:table-cell office:value-type="float" office:value="15.078" calcext:value-type="float">
            <text:p>15.078</text:p>
          </table:table-cell>
          <table:table-cell office:value-type="float" office:value="6.1" calcext:value-type="float">
            <text:p>6.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451" calcext:value-type="float">
            <text:p>12.451</text:p>
          </table:table-cell>
          <table:table-cell office:value-type="float" office:value="4.4" calcext:value-type="float">
            <text:p>4.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15" calcext:value-type="float">
            <text:p>15.615</text:p>
          </table:table-cell>
          <table:table-cell office:value-type="float" office:value="5.5" calcext:value-type="float">
            <text:p>5.5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.6" calcext:value-type="float">
            <text:p>195.6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8.611" calcext:value-type="float">
            <text:p>8.61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11" calcext:value-type="float">
            <text:p>15.611</text:p>
          </table:table-cell>
          <table:table-cell office:value-type="float" office:value="5.7" calcext:value-type="float">
            <text:p>5.7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1.8" calcext:value-type="float">
            <text:p>171.8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71" calcext:value-type="float">
            <text:p>15.071</text:p>
          </table:table-cell>
          <table:table-cell office:value-type="float" office:value="6.6" calcext:value-type="float">
            <text:p>6.6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7.1" calcext:value-type="float">
            <text:p>177.1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9.85" calcext:value-type="float">
            <text:p>9.85</text:p>
          </table:table-cell>
          <table:table-cell office:value-type="float" office:value="3.1" calcext:value-type="float">
            <text:p>3.1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0.3" calcext:value-type="float">
            <text:p>150.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1" calcext:value-type="float">
            <text:p>15.211</text:p>
          </table:table-cell>
          <table:table-cell office:value-type="float" office:value="3.9" calcext:value-type="float">
            <text:p>3.9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4.2" calcext:value-type="float">
            <text:p>164.2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" calcext:value-type="float">
            <text:p>15.15</text:p>
          </table:table-cell>
          <table:table-cell office:value-type="float" office:value="7.2" calcext:value-type="float">
            <text:p>7.2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9.1" calcext:value-type="float">
            <text:p>189.1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9" calcext:value-type="float">
            <text:p>0.009</text:p>
          </table:table-cell>
          <table:table-cell office:value-type="float" office:value="15.383" calcext:value-type="float">
            <text:p>15.383</text:p>
          </table:table-cell>
          <table:table-cell office:value-type="float" office:value="7.9" calcext:value-type="float">
            <text:p>7.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0.6" calcext:value-type="float">
            <text:p>180.6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8" calcext:value-type="float">
            <text:p>0.008</text:p>
          </table:table-cell>
          <table:table-cell office:value-type="float" office:value="15.13" calcext:value-type="float">
            <text:p>15.13</text:p>
          </table:table-cell>
          <table:table-cell office:value-type="float" office:value="4.3" calcext:value-type="float">
            <text:p>4.3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5.3" calcext:value-type="float">
            <text:p>125.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8.601" calcext:value-type="float">
            <text:p>8.601</text:p>
          </table:table-cell>
          <table:table-cell office:value-type="float" office:value="3.6" calcext:value-type="float">
            <text:p>3.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1.4" calcext:value-type="float">
            <text:p>151.4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1" calcext:value-type="float">
            <text:p>15.141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38" calcext:value-type="float">
            <text:p>15.238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1.3" calcext:value-type="float">
            <text:p>191.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4" calcext:value-type="float">
            <text:p>15.154</text:p>
          </table:table-cell>
          <table:table-cell office:value-type="float" office:value="5.2" calcext:value-type="float">
            <text:p>5.2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0.6" calcext:value-type="float">
            <text:p>160.6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5" calcext:value-type="float">
            <text:p>15.335</text:p>
          </table:table-cell>
          <table:table-cell office:value-type="float" office:value="4.8" calcext:value-type="float">
            <text:p>4.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3.6" calcext:value-type="float">
            <text:p>163.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1" calcext:value-type="float">
            <text:p>15.31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1.8" calcext:value-type="float">
            <text:p>181.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4" calcext:value-type="float">
            <text:p>0.014</text:p>
          </table:table-cell>
          <table:table-cell office:value-type="float" office:value="15.369" calcext:value-type="float">
            <text:p>15.369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8.4" calcext:value-type="float">
            <text:p>208.4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9" calcext:value-type="float">
            <text:p>0.029</text:p>
          </table:table-cell>
          <table:table-cell office:value-type="float" office:value="12.736" calcext:value-type="float">
            <text:p>12.736</text:p>
          </table:table-cell>
          <table:table-cell office:value-type="float" office:value="5.3" calcext:value-type="float">
            <text:p>5.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8.8" calcext:value-type="float">
            <text:p>158.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984" calcext:value-type="float">
            <text:p>12.984</text:p>
          </table:table-cell>
          <table:table-cell office:value-type="float" office:value="5.7" calcext:value-type="float">
            <text:p>5.7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4.7" calcext:value-type="float">
            <text:p>184.7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11" calcext:value-type="float">
            <text:p>15.611</text:p>
          </table:table-cell>
          <table:table-cell office:value-type="float" office:value="5.7" calcext:value-type="float">
            <text:p>5.7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4.3" calcext:value-type="float">
            <text:p>194.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09" calcext:value-type="float">
            <text:p>15.109</text:p>
          </table:table-cell>
          <table:table-cell office:value-type="float" office:value="4.1" calcext:value-type="float">
            <text:p>4.1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0.8" calcext:value-type="float">
            <text:p>160.8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07" calcext:value-type="float">
            <text:p>15.407</text:p>
          </table:table-cell>
          <table:table-cell office:value-type="float" office:value="7.4" calcext:value-type="float">
            <text:p>7.4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9.6" calcext:value-type="float">
            <text:p>159.6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243" calcext:value-type="float">
            <text:p>12.243</text:p>
          </table:table-cell>
          <table:table-cell office:value-type="float" office:value="4.1" calcext:value-type="float">
            <text:p>4.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5.5" calcext:value-type="float">
            <text:p>165.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" calcext:value-type="float">
            <text:p>15.1</text:p>
          </table:table-cell>
          <table:table-cell office:value-type="float" office:value="6.3" calcext:value-type="float">
            <text:p>6.3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9.2" calcext:value-type="float">
            <text:p>199.2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8" calcext:value-type="float">
            <text:p>0.008</text:p>
          </table:table-cell>
          <table:table-cell office:value-type="float" office:value="15.155" calcext:value-type="float">
            <text:p>15.155</text:p>
          </table:table-cell>
          <table:table-cell office:value-type="float" office:value="7.2" calcext:value-type="float">
            <text:p>7.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9.813" calcext:value-type="float">
            <text:p>9.813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3.6" calcext:value-type="float">
            <text:p>163.6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1.492" calcext:value-type="float">
            <text:p>11.492</text:p>
          </table:table-cell>
          <table:table-cell office:value-type="float" office:value="6.6" calcext:value-type="float">
            <text:p>6.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3" calcext:value-type="float">
            <text:p>193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9.144" calcext:value-type="float">
            <text:p>9.144</text:p>
          </table:table-cell>
          <table:table-cell office:value-type="float" office:value="3.2" calcext:value-type="float">
            <text:p>3.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5.2" calcext:value-type="float">
            <text:p>165.2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4" calcext:value-type="float">
            <text:p>15.334</text:p>
          </table:table-cell>
          <table:table-cell office:value-type="float" office:value="6.6" calcext:value-type="float">
            <text:p>6.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2.8" calcext:value-type="float">
            <text:p>182.8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3" calcext:value-type="float">
            <text:p>0.03</text:p>
          </table:table-cell>
          <table:table-cell office:value-type="float" office:value="9.089" calcext:value-type="float">
            <text:p>9.089</text:p>
          </table:table-cell>
          <table:table-cell office:value-type="float" office:value="4.2" calcext:value-type="float">
            <text:p>4.2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1.9" calcext:value-type="float">
            <text:p>141.9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704" calcext:value-type="float">
            <text:p>0.704</text:p>
          </table:table-cell>
          <table:table-cell office:value-type="float" office:value="15.102" calcext:value-type="float">
            <text:p>15.102</text:p>
          </table:table-cell>
          <table:table-cell office:value-type="float" office:value="4.4" calcext:value-type="float">
            <text:p>4.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6.1" calcext:value-type="float">
            <text:p>106.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7" calcext:value-type="float">
            <text:p>15.267</text:p>
          </table:table-cell>
          <table:table-cell office:value-type="float" office:value="5.8" calcext:value-type="float">
            <text:p>5.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9.4" calcext:value-type="float">
            <text:p>159.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1" calcext:value-type="float">
            <text:p>15.41</text:p>
          </table:table-cell>
          <table:table-cell office:value-type="float" office:value="5.2" calcext:value-type="float">
            <text:p>5.2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3.5" calcext:value-type="float">
            <text:p>163.5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3" calcext:value-type="float">
            <text:p>15.43</text:p>
          </table:table-cell>
          <table:table-cell office:value-type="float" office:value="6.6" calcext:value-type="float">
            <text:p>6.6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0.1" calcext:value-type="float">
            <text:p>180.1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" calcext:value-type="float">
            <text:p>15.16</text:p>
          </table:table-cell>
          <table:table-cell office:value-type="float" office:value="6.1" calcext:value-type="float">
            <text:p>6.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05" calcext:value-type="float">
            <text:p>15.305</text:p>
          </table:table-cell>
          <table:table-cell office:value-type="float" office:value="6.4" calcext:value-type="float">
            <text:p>6.4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0.4" calcext:value-type="float">
            <text:p>150.4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" calcext:value-type="float">
            <text:p>15.09</text:p>
          </table:table-cell>
          <table:table-cell office:value-type="float" office:value="4.1" calcext:value-type="float">
            <text:p>4.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6.9" calcext:value-type="float">
            <text:p>146.9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7" calcext:value-type="float">
            <text:p>15.137</text:p>
          </table:table-cell>
          <table:table-cell office:value-type="float" office:value="5.1" calcext:value-type="float">
            <text:p>5.1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7.1" calcext:value-type="float">
            <text:p>157.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2" calcext:value-type="float">
            <text:p>15.042</text:p>
          </table:table-cell>
          <table:table-cell office:value-type="float" office:value="6.6" calcext:value-type="float">
            <text:p>6.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3.7" calcext:value-type="float">
            <text:p>153.7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8" calcext:value-type="float">
            <text:p>15.2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2.4" calcext:value-type="float">
            <text:p>162.4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35" calcext:value-type="float">
            <text:p>15.435</text:p>
          </table:table-cell>
          <table:table-cell office:value-type="float" office:value="4.1" calcext:value-type="float">
            <text:p>4.1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8.8" calcext:value-type="float">
            <text:p>128.8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36" calcext:value-type="float">
            <text:p>0.036</text:p>
          </table:table-cell>
          <table:table-cell office:value-type="float" office:value="15.405" calcext:value-type="float">
            <text:p>15.405</text:p>
          </table:table-cell>
          <table:table-cell office:value-type="float" office:value="7.2" calcext:value-type="float">
            <text:p>7.2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7.7" calcext:value-type="float">
            <text:p>147.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4.461" calcext:value-type="float">
            <text:p>14.461</text:p>
          </table:table-cell>
          <table:table-cell office:value-type="float" office:value="5.1" calcext:value-type="float">
            <text:p>5.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8.6" calcext:value-type="float">
            <text:p>198.6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36" calcext:value-type="float">
            <text:p>15.036</text:p>
          </table:table-cell>
          <table:table-cell office:value-type="float" office:value="6.2" calcext:value-type="float">
            <text:p>6.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4.6" calcext:value-type="float">
            <text:p>254.6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2" calcext:value-type="float">
            <text:p>15.192</text:p>
          </table:table-cell>
          <table:table-cell office:value-type="float" office:value="5.7" calcext:value-type="float">
            <text:p>5.7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164" calcext:value-type="float">
            <text:p>15.164</text:p>
          </table:table-cell>
          <table:table-cell office:value-type="float" office:value="4.4" calcext:value-type="float">
            <text:p>4.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4.5" calcext:value-type="float">
            <text:p>174.5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79" calcext:value-type="float">
            <text:p>15.279</text:p>
          </table:table-cell>
          <table:table-cell office:value-type="float" office:value="5.2" calcext:value-type="float">
            <text:p>5.2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5.6" calcext:value-type="float">
            <text:p>105.6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7.606" calcext:value-type="float">
            <text:p>7.606</text:p>
          </table:table-cell>
          <table:table-cell office:value-type="float" office:value="4.6" calcext:value-type="float">
            <text:p>4.6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2.5" calcext:value-type="float">
            <text:p>152.5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642" calcext:value-type="float">
            <text:p>15.642</text:p>
          </table:table-cell>
          <table:table-cell office:value-type="float" office:value="3.8" calcext:value-type="float">
            <text:p>3.8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6.4" calcext:value-type="float">
            <text:p>106.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12" calcext:value-type="float">
            <text:p>15.412</text:p>
          </table:table-cell>
          <table:table-cell office:value-type="float" office:value="4.3" calcext:value-type="float">
            <text:p>4.3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0.9" calcext:value-type="float">
            <text:p>110.9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261" calcext:value-type="float">
            <text:p>16.261</text:p>
          </table:table-cell>
          <table:table-cell office:value-type="float" office:value="3.1" calcext:value-type="float">
            <text:p>3.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3.8" calcext:value-type="float">
            <text:p>123.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248" calcext:value-type="float">
            <text:p>0.248</text:p>
          </table:table-cell>
          <table:table-cell office:value-type="float" office:value="15.41" calcext:value-type="float">
            <text:p>15.41</text:p>
          </table:table-cell>
          <table:table-cell office:value-type="float" office:value="6.7" calcext:value-type="float">
            <text:p>6.7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2.5" calcext:value-type="float">
            <text:p>152.5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27" calcext:value-type="float">
            <text:p>15.127</text:p>
          </table:table-cell>
          <table:table-cell office:value-type="float" office:value="3.5" calcext:value-type="float">
            <text:p>3.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7.1" calcext:value-type="float">
            <text:p>137.1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84" calcext:value-type="float">
            <text:p>15.084</text:p>
          </table:table-cell>
          <table:table-cell office:value-type="float" office:value="5.3" calcext:value-type="float">
            <text:p>5.3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0.9" calcext:value-type="float">
            <text:p>160.9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69" calcext:value-type="float">
            <text:p>15.69</text:p>
          </table:table-cell>
          <table:table-cell office:value-type="float" office:value="6.4" calcext:value-type="float">
            <text:p>6.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9.5" calcext:value-type="float">
            <text:p>179.5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8.761" calcext:value-type="float">
            <text:p>8.761</text:p>
          </table:table-cell>
          <table:table-cell office:value-type="float" office:value="3.6" calcext:value-type="float">
            <text:p>3.6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1" calcext:value-type="float">
            <text:p>15.061</text:p>
          </table:table-cell>
          <table:table-cell office:value-type="float" office:value="5.7" calcext:value-type="float">
            <text:p>5.7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2.436" calcext:value-type="float">
            <text:p>12.436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5.9" calcext:value-type="float">
            <text:p>135.9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95" calcext:value-type="float">
            <text:p>15.295</text:p>
          </table:table-cell>
          <table:table-cell office:value-type="float" office:value="7.1" calcext:value-type="float">
            <text:p>7.1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8.1" calcext:value-type="float">
            <text:p>158.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51" calcext:value-type="float">
            <text:p>15.251</text:p>
          </table:table-cell>
          <table:table-cell office:value-type="float" office:value="3.1" calcext:value-type="float">
            <text:p>3.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7.4" calcext:value-type="float">
            <text:p>127.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6" calcext:value-type="float">
            <text:p>0.016</text:p>
          </table:table-cell>
          <table:table-cell office:value-type="float" office:value="15.625" calcext:value-type="float">
            <text:p>15.625</text:p>
          </table:table-cell>
          <table:table-cell office:value-type="float" office:value="7.9" calcext:value-type="float">
            <text:p>7.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43" calcext:value-type="float">
            <text:p>15.643</text:p>
          </table:table-cell>
          <table:table-cell office:value-type="float" office:value="4.7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0.4" calcext:value-type="float">
            <text:p>140.4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3" calcext:value-type="float">
            <text:p>15.03</text:p>
          </table:table-cell>
          <table:table-cell office:value-type="float" office:value="5.8" calcext:value-type="float">
            <text:p>5.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3.9" calcext:value-type="float">
            <text:p>183.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925" calcext:value-type="float">
            <text:p>15.925</text:p>
          </table:table-cell>
          <table:table-cell office:value-type="float" office:value="4.1" calcext:value-type="float">
            <text:p>4.1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8.6" calcext:value-type="float">
            <text:p>178.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666" calcext:value-type="float">
            <text:p>6.666</text:p>
          </table:table-cell>
          <table:table-cell office:value-type="float" office:value="2.2" calcext:value-type="float">
            <text:p>2.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0.9" calcext:value-type="float">
            <text:p>130.9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875" calcext:value-type="float">
            <text:p>15.875</text:p>
          </table:table-cell>
          <table:table-cell office:value-type="float" office:value="7.1" calcext:value-type="float">
            <text:p>7.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6.8" calcext:value-type="float">
            <text:p>166.8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8" calcext:value-type="float">
            <text:p>15.268</text:p>
          </table:table-cell>
          <table:table-cell office:value-type="float" office:value="3.6" calcext:value-type="float">
            <text:p>3.6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9.3" calcext:value-type="float">
            <text:p>119.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0.46" calcext:value-type="float">
            <text:p>10.46</text:p>
          </table:table-cell>
          <table:table-cell office:value-type="float" office:value="3.2" calcext:value-type="float">
            <text:p>3.2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9.8" calcext:value-type="float">
            <text:p>139.8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2" calcext:value-type="float">
            <text:p>15.162</text:p>
          </table:table-cell>
          <table:table-cell office:value-type="float" office:value="6.3" calcext:value-type="float">
            <text:p>6.3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4.1" calcext:value-type="float">
            <text:p>194.1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337" calcext:value-type="float">
            <text:p>13.337</text:p>
          </table:table-cell>
          <table:table-cell office:value-type="float" office:value="6.5" calcext:value-type="float">
            <text:p>6.5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9" calcext:value-type="float">
            <text:p>15.219</text:p>
          </table:table-cell>
          <table:table-cell office:value-type="float" office:value="7.2" calcext:value-type="float">
            <text:p>7.2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0.3" calcext:value-type="float">
            <text:p>160.3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677" calcext:value-type="float">
            <text:p>12.677</text:p>
          </table:table-cell>
          <table:table-cell office:value-type="float" office:value="6.1" calcext:value-type="float">
            <text:p>6.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019" calcext:value-type="float">
            <text:p>15.019</text:p>
          </table:table-cell>
          <table:table-cell office:value-type="float" office:value="5.7" calcext:value-type="float">
            <text:p>5.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4.5" calcext:value-type="float">
            <text:p>134.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9" calcext:value-type="float">
            <text:p>15.019</text:p>
          </table:table-cell>
          <table:table-cell office:value-type="float" office:value="5.2" calcext:value-type="float">
            <text:p>5.2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0.8" calcext:value-type="float">
            <text:p>160.8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5.367" calcext:value-type="float">
            <text:p>15.367</text:p>
          </table:table-cell>
          <table:table-cell office:value-type="float" office:value="6.2" calcext:value-type="float">
            <text:p>6.2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5.1" calcext:value-type="float">
            <text:p>185.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3.006" calcext:value-type="float">
            <text:p>13.006</text:p>
          </table:table-cell>
          <table:table-cell office:value-type="float" office:value="3.8" calcext:value-type="float">
            <text:p>3.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7.9" calcext:value-type="float">
            <text:p>167.9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3" calcext:value-type="float">
            <text:p>15.043</text:p>
          </table:table-cell>
          <table:table-cell office:value-type="float" office:value="4.6" calcext:value-type="float">
            <text:p>4.6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3.5" calcext:value-type="float">
            <text:p>133.5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84" calcext:value-type="float">
            <text:p>15.084</text:p>
          </table:table-cell>
          <table:table-cell office:value-type="float" office:value="5.7" calcext:value-type="float">
            <text:p>5.7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5.2" calcext:value-type="float">
            <text:p>145.2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09" calcext:value-type="float">
            <text:p>15.009</text:p>
          </table:table-cell>
          <table:table-cell office:value-type="float" office:value="6.6" calcext:value-type="float">
            <text:p>6.6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6.9" calcext:value-type="float">
            <text:p>186.9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745" calcext:value-type="float">
            <text:p>6.74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9.7" calcext:value-type="float">
            <text:p>99.7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4" calcext:value-type="float">
            <text:p>0.014</text:p>
          </table:table-cell>
          <table:table-cell office:value-type="float" office:value="15.131" calcext:value-type="float">
            <text:p>15.131</text:p>
          </table:table-cell>
          <table:table-cell office:value-type="float" office:value="7.7" calcext:value-type="float">
            <text:p>7.7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2.2" calcext:value-type="float">
            <text:p>132.2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43" calcext:value-type="float">
            <text:p>15.043</text:p>
          </table:table-cell>
          <table:table-cell office:value-type="float" office:value="5.2" calcext:value-type="float">
            <text:p>5.2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3.6" calcext:value-type="float">
            <text:p>143.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3" calcext:value-type="float">
            <text:p>15.053</text:p>
          </table:table-cell>
          <table:table-cell office:value-type="float" office:value="4.6" calcext:value-type="float">
            <text:p>4.6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3.8" calcext:value-type="float">
            <text:p>163.8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5.876" calcext:value-type="float">
            <text:p>5.87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2.3" calcext:value-type="float">
            <text:p>122.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 table:number-rows-repeated="6533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Multi3-vs-MaxScore'.$A$1" table:expression="#REF!"/>
          <table:named-expression table:name="Sheet_Title" table:base-cell-address="$'Multi3-vs-MaxScore'.$A$1" table:expression="&quot;Multi3-vs-MaxScore&quot;"/>
        </table:named-expressions>
      </table:table>
      <table:table table:name="Multi4-vs-MaxScore" table:style-name="ta11">
        <office:forms form:automatic-focus="false" form:apply-design-mode="false"/>
        <table:table-column table:style-name="co1" table:default-cell-style-name="ce1"/>
        <table:table-column table:style-name="co41" table:default-cell-style-name="ce1"/>
        <table:table-column table:style-name="co1" table:number-columns-repeated="6" table:default-cell-style-name="ce1"/>
        <table:table-column table:style-name="co33" table:default-cell-style-name="ce1"/>
        <table:table-column table:style-name="co1" table:number-columns-repeated="3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1" table:number-columns-repeated="241" table:default-cell-style-name="ce1"/>
        <table:table-row table:style-name="ro2">
          <table:table-cell office:value-type="string" calcext:value-type="string">
            <text:p>agent</text:p>
          </table:table-cell>
          <table:table-cell office:value-type="string" calcext:value-type="string">
            <text:p>min-move-time</text:p>
          </table:table-cell>
          <table:table-cell office:value-type="string" calcext:value-type="string">
            <text:p>max-move-time</text:p>
          </table:table-cell>
          <table:table-cell office:value-type="string" calcext:value-type="string">
            <text:p>avg-move-time</text:p>
          </table:table-cell>
          <table:table-cell office:value-type="string" calcext:value-type="string">
            <text:p>max-move-score</text:p>
          </table:table-cell>
          <table:table-cell office:value-type="string" calcext:value-type="string">
            <text:p>avg-move-score</text:p>
          </table:table-cell>
          <table:table-cell office:value-type="string" calcext:value-type="string">
            <text:p>avg-word-length</text:p>
          </table:table-cell>
          <table:table-cell office:value-type="string" calcext:value-type="string">
            <text:p>num-moves</text:p>
          </table:table-cell>
          <table:table-cell office:value-type="string" calcext:value-type="string">
            <text:p>game-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<text:span text:style-name="T1">t-test</text:span>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73" calcext:value-type="float">
            <text:p>15.273</text:p>
          </table:table-cell>
          <table:table-cell office:value-type="float" office:value="4.1" calcext:value-type="float">
            <text:p>4.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1.1" calcext:value-type="float">
            <text:p>131.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7" calcext:value-type="float">
            <text:p>15.027</text:p>
          </table:table-cell>
          <table:table-cell office:value-type="float" office:value="4.3" calcext:value-type="float">
            <text:p>4.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6.3" calcext:value-type="float">
            <text:p>146.3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1" calcext:value-type="float">
            <text:p>15.381</text:p>
          </table:table-cell>
          <table:table-cell office:value-type="float" office:value="5.9" calcext:value-type="float">
            <text:p>5.9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1.2" calcext:value-type="float">
            <text:p>181.2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7" calcext:value-type="float">
            <text:p>0.007</text:p>
          </table:table-cell>
          <table:table-cell office:value-type="float" office:value="15.402" calcext:value-type="float">
            <text:p>15.402</text:p>
          </table:table-cell>
          <table:table-cell office:value-type="float" office:value="5.5" calcext:value-type="float">
            <text:p>5.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7.1" calcext:value-type="float">
            <text:p>177.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</text:p>
          </table:table-cell>
          <table:table-cell table:formula="of:=AVERAGE([$'Multi4-vs-MaxScore'.$F$104:.$F$203])" office:value-type="float" office:value="22.82" calcext:value-type="float">
            <text:p>22.82</text:p>
          </table:table-cell>
          <table:table-cell table:formula="of:=AVERAGE([$'Multi4-vs-MaxScore'.$F$2:.$F$101])" office:value-type="float" office:value="22.56" calcext:value-type="float">
            <text:p>22.56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29" calcext:value-type="float">
            <text:p>15.329</text:p>
          </table:table-cell>
          <table:table-cell office:value-type="float" office:value="5.5" calcext:value-type="float">
            <text:p>5.5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8.1" calcext:value-type="float">
            <text:p>158.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nce</text:p>
          </table:table-cell>
          <table:table-cell table:formula="of:=VAR([$'Multi4-vs-MaxScore'.$F$104:.$F$203])" office:value-type="float" office:value="20.1692929292929" calcext:value-type="float">
            <text:p>20.1692929292929</text:p>
          </table:table-cell>
          <table:table-cell table:formula="of:=VAR([$'Multi4-vs-MaxScore'.$F$2:.$F$101])" office:value-type="float" office:value="17.0367676767677" calcext:value-type="float">
            <text:p>17.0367676767677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7" calcext:value-type="float">
            <text:p>15.077</text:p>
          </table:table-cell>
          <table:table-cell office:value-type="float" office:value="4.1" calcext:value-type="float">
            <text:p>4.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Multi4-vs-MaxScore'.$F$104:.$F$203])" office:value-type="float" office:value="100" calcext:value-type="float">
            <text:p>100</text:p>
          </table:table-cell>
          <table:table-cell table:formula="of:=COUNT([$'Multi4-vs-MaxScore'.$F$2:.$F$101])" office:value-type="float" office:value="100" calcext:value-type="float">
            <text:p>100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21" calcext:value-type="float">
            <text:p>15.121</text:p>
          </table:table-cell>
          <table:table-cell office:value-type="float" office:value="3.5" calcext:value-type="float">
            <text:p>3.5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2.3" calcext:value-type="float">
            <text:p>142.3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Multi4-vs-MaxScore'.$F$104:.$F$203];[$'Multi4-vs-MaxScore'.$F$2:.$F$101])" office:value-type="float" office:value="0.262690872149312" calcext:value-type="float">
            <text:p>0.2626908721493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7" calcext:value-type="float">
            <text:p>0.007</text:p>
          </table:table-cell>
          <table:table-cell office:value-type="float" office:value="15.094" calcext:value-type="float">
            <text:p>15.094</text:p>
          </table:table-cell>
          <table:table-cell office:value-type="float" office:value="5.4" calcext:value-type="float">
            <text:p>5.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5.4" calcext:value-type="float">
            <text:p>205.4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Multi4-vs-MaxScore'.$F$104:.$F$203]); 1; 0) * IF(ISNUMBER([$'Multi4-vs-MaxScore'.$F$2:.$F$101]); 1; 0)); [$'Multi4-vs-MaxScore'.$F$104:.$F$203] - [$'Multi4-vs-MaxScore'.$F$2:.$F$101]; &quot;NA&quot;))" office:value-type="float" office:value="0.26" calcext:value-type="float">
            <text:p>0.26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9.197" calcext:value-type="float">
            <text:p>9.197</text:p>
          </table:table-cell>
          <table:table-cell office:value-type="float" office:value="2.1" calcext:value-type="float">
            <text:p>2.1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0.5" calcext:value-type="float">
            <text:p>180.5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Multi4-vs-MaxScore'.$F$104:.$F$203]); 1; 0) * IF(ISNUMBER([$'Multi4-vs-MaxScore'.$F$2:.$F$101]); 1; 0)); [$'Multi4-vs-MaxScore'.$F$104:.$F$203] - [$'Multi4-vs-MaxScore'.$F$2:.$F$101]; &quot;NA&quot;))" office:value-type="float" office:value="27.4670707070707" calcext:value-type="float">
            <text:p>27.4670707070707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1.96" calcext:value-type="float">
            <text:p>11.96</text:p>
          </table:table-cell>
          <table:table-cell office:value-type="float" office:value="2.4" calcext:value-type="float">
            <text:p>2.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7.4" calcext:value-type="float">
            <text:p>127.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Multi4-vs-MaxScore'.$F$104:.$F$203]); 1; 0) * IF(ISNUMBER([$'Multi4-vs-MaxScore'.$F$2:.$F$101]); 1; 0)) - 1" office:value-type="float" office:value="99" calcext:value-type="float">
            <text:p>99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6" calcext:value-type="float">
            <text:p>15.16</text:p>
          </table:table-cell>
          <table:table-cell office:value-type="float" office:value="4.2" calcext:value-type="float">
            <text:p>4.2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8.5" calcext:value-type="float">
            <text:p>138.5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Stat</text:p>
          </table:table-cell>
          <table:table-cell table:formula="of:=([$'Multi4-vs-MaxScore'.$N$9] - [$'Multi4-vs-MaxScore'.$N$3]) / ([$'Multi4-vs-MaxScore'.$N$10] / ( [$'Multi4-vs-MaxScore'.$N$11] + 1)) ^ 0.5" office:value-type="float" office:value="0.496097656195259" calcext:value-type="float">
            <text:p>0.4960976561953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3" calcext:value-type="float">
            <text:p>15.023</text:p>
          </table:table-cell>
          <table:table-cell office:value-type="float" office:value="5.1" calcext:value-type="float">
            <text:p>5.1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8.9" calcext:value-type="float">
            <text:p>148.9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Multi4-vs-MaxScore'.$N$12]); [$'Multi4-vs-MaxScore'.$N$11]; 1)" office:value-type="float" office:value="0.310462568589773" calcext:value-type="float">
            <text:p>0.3104625685898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0.55" calcext:value-type="float">
            <text:p>10.55</text:p>
          </table:table-cell>
          <table:table-cell office:value-type="float" office:value="4.1" calcext:value-type="float">
            <text:p>4.1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1.6" calcext:value-type="float">
            <text:p>171.6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Multi4-vs-MaxScore'.$N$2]; [$'Multi4-vs-MaxScore'.$N$11])" office:value-type="float" office:value="1.66039115601699" calcext:value-type="float">
            <text:p>1.660391156017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0.208" calcext:value-type="float">
            <text:p>10.208</text:p>
          </table:table-cell>
          <table:table-cell office:value-type="float" office:value="3.4" calcext:value-type="float">
            <text:p>3.4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9.5" calcext:value-type="float">
            <text:p>209.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'Multi4-vs-MaxScore'.$N$12]); [$'Multi4-vs-MaxScore'.$N$11]; 2)" office:value-type="float" office:value="0.620925137179547" calcext:value-type="float">
            <text:p>0.6209251371795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6.396" calcext:value-type="float">
            <text:p>16.396</text:p>
          </table:table-cell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3.5" calcext:value-type="float">
            <text:p>183.5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'Multi4-vs-MaxScore'.$N$2]; [$'Multi4-vs-MaxScore'.$N$11])" office:value-type="float" office:value="1.98421695158642" calcext:value-type="float">
            <text:p>1.9842169515864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9.733" calcext:value-type="float">
            <text:p>9.73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8.5" calcext:value-type="float">
            <text:p>148.5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616" calcext:value-type="float">
            <text:p>0.616</text:p>
          </table:table-cell>
          <table:table-cell office:value-type="float" office:value="15.466" calcext:value-type="float">
            <text:p>15.466</text:p>
          </table:table-cell>
          <table:table-cell office:value-type="float" office:value="7.6" calcext:value-type="float">
            <text:p>7.6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9.6" calcext:value-type="float">
            <text:p>169.6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06" calcext:value-type="float">
            <text:p>15.006</text:p>
          </table:table-cell>
          <table:table-cell office:value-type="float" office:value="4.9" calcext:value-type="float">
            <text:p>4.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5.1" calcext:value-type="float">
            <text:p>195.1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1" calcext:value-type="float">
            <text:p>15.191</text:p>
          </table:table-cell>
          <table:table-cell office:value-type="float" office:value="5.9" calcext:value-type="float">
            <text:p>5.9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8.4" calcext:value-type="float">
            <text:p>158.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5" calcext:value-type="float">
            <text:p>0.005</text:p>
          </table:table-cell>
          <table:table-cell office:value-type="float" office:value="15.144" calcext:value-type="float">
            <text:p>15.14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7.9" calcext:value-type="float">
            <text:p>107.9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8.157" calcext:value-type="float">
            <text:p>8.157</text:p>
          </table:table-cell>
          <table:table-cell office:value-type="float" office:value="3.5" calcext:value-type="float">
            <text:p>3.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8.3" calcext:value-type="float">
            <text:p>198.3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75" calcext:value-type="float">
            <text:p>15.275</text:p>
          </table:table-cell>
          <table:table-cell office:value-type="float" office:value="6.9" calcext:value-type="float">
            <text:p>6.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7.6" calcext:value-type="float">
            <text:p>177.6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17" calcext:value-type="float">
            <text:p>15.017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5.2" calcext:value-type="float">
            <text:p>155.2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18" calcext:value-type="float">
            <text:p>15.318</text:p>
          </table:table-cell>
          <table:table-cell office:value-type="float" office:value="3.6" calcext:value-type="float">
            <text:p>3.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6.3" calcext:value-type="float">
            <text:p>156.3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4" calcext:value-type="float">
            <text:p>15.014</text:p>
          </table:table-cell>
          <table:table-cell office:value-type="float" office:value="3.7" calcext:value-type="float">
            <text:p>3.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1.9" calcext:value-type="float">
            <text:p>131.9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04" calcext:value-type="float">
            <text:p>15.10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13" calcext:value-type="float">
            <text:p>15.113</text:p>
          </table:table-cell>
          <table:table-cell office:value-type="float" office:value="4.3" calcext:value-type="float">
            <text:p>4.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8.6" calcext:value-type="float">
            <text:p>138.6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77" calcext:value-type="float">
            <text:p>15.277</text:p>
          </table:table-cell>
          <table:table-cell office:value-type="float" office:value="3.6" calcext:value-type="float">
            <text:p>3.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1.3" calcext:value-type="float">
            <text:p>171.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09" calcext:value-type="float">
            <text:p>15.409</text:p>
          </table:table-cell>
          <table:table-cell office:value-type="float" office:value="6.3" calcext:value-type="float">
            <text:p>6.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6.7" calcext:value-type="float">
            <text:p>166.7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47" calcext:value-type="float">
            <text:p>15.647</text:p>
          </table:table-cell>
          <table:table-cell office:value-type="float" office:value="4.1" calcext:value-type="float">
            <text:p>4.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2.8" calcext:value-type="float">
            <text:p>142.8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5" calcext:value-type="float">
            <text:p>0.005</text:p>
          </table:table-cell>
          <table:table-cell office:value-type="float" office:value="15.184" calcext:value-type="float">
            <text:p>15.184</text:p>
          </table:table-cell>
          <table:table-cell office:value-type="float" office:value="5.6" calcext:value-type="float">
            <text:p>5.6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4.2" calcext:value-type="float">
            <text:p>144.2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1.26" calcext:value-type="float">
            <text:p>1.26</text:p>
          </table:table-cell>
          <table:table-cell office:value-type="float" office:value="15.011" calcext:value-type="float">
            <text:p>15.011</text:p>
          </table:table-cell>
          <table:table-cell office:value-type="float" office:value="6.3" calcext:value-type="float">
            <text:p>6.3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2.8" calcext:value-type="float">
            <text:p>162.8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" calcext:value-type="float">
            <text:p>15.04</text:p>
          </table:table-cell>
          <table:table-cell office:value-type="float" office:value="4.7" calcext:value-type="float">
            <text:p>4.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76.1" calcext:value-type="float">
            <text:p>176.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7" calcext:value-type="float">
            <text:p>15.017</text:p>
          </table:table-cell>
          <table:table-cell office:value-type="float" office:value="5.9" calcext:value-type="float">
            <text:p>5.9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3.6" calcext:value-type="float">
            <text:p>163.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5" calcext:value-type="float">
            <text:p>0.005</text:p>
          </table:table-cell>
          <table:table-cell office:value-type="float" office:value="15.098" calcext:value-type="float">
            <text:p>15.098</text:p>
          </table:table-cell>
          <table:table-cell office:value-type="float" office:value="4.1" calcext:value-type="float">
            <text:p>4.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2.4" calcext:value-type="float">
            <text:p>142.4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67" calcext:value-type="float">
            <text:p>15.167</text:p>
          </table:table-cell>
          <table:table-cell office:value-type="float" office:value="6.6" calcext:value-type="float">
            <text:p>6.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6.6" calcext:value-type="float">
            <text:p>166.6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1" calcext:value-type="float">
            <text:p>15.011</text:p>
          </table:table-cell>
          <table:table-cell office:value-type="float" office:value="4.4" calcext:value-type="float">
            <text:p>4.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5.1" calcext:value-type="float">
            <text:p>165.1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5" calcext:value-type="float">
            <text:p>0.005</text:p>
          </table:table-cell>
          <table:table-cell office:value-type="float" office:value="15.1" calcext:value-type="float">
            <text:p>15.1</text:p>
          </table:table-cell>
          <table:table-cell office:value-type="float" office:value="9.1" calcext:value-type="float">
            <text:p>9.1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5.3" calcext:value-type="float">
            <text:p>195.3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08" calcext:value-type="float">
            <text:p>15.108</text:p>
          </table:table-cell>
          <table:table-cell office:value-type="float" office:value="6.1" calcext:value-type="float">
            <text:p>6.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8.5" calcext:value-type="float">
            <text:p>188.5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4" calcext:value-type="float">
            <text:p>0.004</text:p>
          </table:table-cell>
          <table:table-cell office:value-type="float" office:value="9.219" calcext:value-type="float">
            <text:p>9.219</text:p>
          </table:table-cell>
          <table:table-cell office:value-type="float" office:value="2.5" calcext:value-type="float">
            <text:p>2.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0.5" calcext:value-type="float">
            <text:p>130.5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2" calcext:value-type="float">
            <text:p>15.152</text:p>
          </table:table-cell>
          <table:table-cell office:value-type="float" office:value="6.5" calcext:value-type="float">
            <text:p>6.5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4.8" calcext:value-type="float">
            <text:p>164.8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7" calcext:value-type="float">
            <text:p>15.027</text:p>
          </table:table-cell>
          <table:table-cell office:value-type="float" office:value="5.7" calcext:value-type="float">
            <text:p>5.7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5.2" calcext:value-type="float">
            <text:p>195.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75" calcext:value-type="float">
            <text:p>15.075</text:p>
          </table:table-cell>
          <table:table-cell office:value-type="float" office:value="5.2" calcext:value-type="float">
            <text:p>5.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1.6" calcext:value-type="float">
            <text:p>161.6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2.658" calcext:value-type="float">
            <text:p>12.658</text:p>
          </table:table-cell>
          <table:table-cell office:value-type="float" office:value="5.8" calcext:value-type="float">
            <text:p>5.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0.1" calcext:value-type="float">
            <text:p>210.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16" calcext:value-type="float">
            <text:p>0.016</text:p>
          </table:table-cell>
          <table:table-cell office:value-type="float" office:value="15.19" calcext:value-type="float">
            <text:p>15.19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9" calcext:value-type="float">
            <text:p>169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15" calcext:value-type="float">
            <text:p>0.015</text:p>
          </table:table-cell>
          <table:table-cell office:value-type="float" office:value="15.991" calcext:value-type="float">
            <text:p>15.991</text:p>
          </table:table-cell>
          <table:table-cell office:value-type="float" office:value="6.6" calcext:value-type="float">
            <text:p>6.6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6.9" calcext:value-type="float">
            <text:p>216.9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1" calcext:value-type="float">
            <text:p>15.141</text:p>
          </table:table-cell>
          <table:table-cell office:value-type="float" office:value="3.5" calcext:value-type="float">
            <text:p>3.5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3.3" calcext:value-type="float">
            <text:p>143.3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3" calcext:value-type="float">
            <text:p>15.153</text:p>
          </table:table-cell>
          <table:table-cell office:value-type="float" office:value="5.4" calcext:value-type="float">
            <text:p>5.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8.3" calcext:value-type="float">
            <text:p>178.3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2.758" calcext:value-type="float">
            <text:p>12.758</text:p>
          </table:table-cell>
          <table:table-cell office:value-type="float" office:value="5.4" calcext:value-type="float">
            <text:p>5.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0.8" calcext:value-type="float">
            <text:p>190.8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6.011" calcext:value-type="float">
            <text:p>16.011</text:p>
          </table:table-cell>
          <table:table-cell office:value-type="float" office:value="4.5" calcext:value-type="float">
            <text:p>4.5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0.4" calcext:value-type="float">
            <text:p>140.4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5" calcext:value-type="float">
            <text:p>0.005</text:p>
          </table:table-cell>
          <table:table-cell office:value-type="float" office:value="15.418" calcext:value-type="float">
            <text:p>15.418</text:p>
          </table:table-cell>
          <table:table-cell office:value-type="float" office:value="4.5" calcext:value-type="float">
            <text:p>4.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80.1" calcext:value-type="float">
            <text:p>180.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5" calcext:value-type="float">
            <text:p>0.005</text:p>
          </table:table-cell>
          <table:table-cell office:value-type="float" office:value="14.655" calcext:value-type="float">
            <text:p>14.655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6.7" calcext:value-type="float">
            <text:p>186.7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1" calcext:value-type="float">
            <text:p>15.14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7.7" calcext:value-type="float">
            <text:p>187.7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41" calcext:value-type="float">
            <text:p>15.341</text:p>
          </table:table-cell>
          <table:table-cell office:value-type="float" office:value="3.4" calcext:value-type="float">
            <text:p>3.4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1.1" calcext:value-type="float">
            <text:p>111.1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4" calcext:value-type="float">
            <text:p>0.004</text:p>
          </table:table-cell>
          <table:table-cell office:value-type="float" office:value="15.131" calcext:value-type="float">
            <text:p>15.131</text:p>
          </table:table-cell>
          <table:table-cell office:value-type="float" office:value="5.1" calcext:value-type="float">
            <text:p>5.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8.2" calcext:value-type="float">
            <text:p>158.2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55" calcext:value-type="float">
            <text:p>15.455</text:p>
          </table:table-cell>
          <table:table-cell office:value-type="float" office:value="6.9" calcext:value-type="float">
            <text:p>6.9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4" calcext:value-type="float">
            <text:p>15.014</text:p>
          </table:table-cell>
          <table:table-cell office:value-type="float" office:value="4.3" calcext:value-type="float">
            <text:p>4.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2.6" calcext:value-type="float">
            <text:p>152.6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15" calcext:value-type="float">
            <text:p>0.015</text:p>
          </table:table-cell>
          <table:table-cell office:value-type="float" office:value="15.009" calcext:value-type="float">
            <text:p>15.009</text:p>
          </table:table-cell>
          <table:table-cell office:value-type="float" office:value="5.1" calcext:value-type="float">
            <text:p>5.1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9.6" calcext:value-type="float">
            <text:p>119.6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9.804" calcext:value-type="float">
            <text:p>9.80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4.7" calcext:value-type="float">
            <text:p>134.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3" calcext:value-type="float">
            <text:p>15.063</text:p>
          </table:table-cell>
          <table:table-cell office:value-type="float" office:value="8.5" calcext:value-type="float">
            <text:p>8.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4.5" calcext:value-type="float">
            <text:p>224.5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13" calcext:value-type="float">
            <text:p>15.013</text:p>
          </table:table-cell>
          <table:table-cell office:value-type="float" office:value="6.4" calcext:value-type="float">
            <text:p>6.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27" calcext:value-type="float">
            <text:p>15.127</text:p>
          </table:table-cell>
          <table:table-cell office:value-type="float" office:value="2.6" calcext:value-type="float">
            <text:p>2.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" calcext:value-type="float">
            <text:p>15.19</text:p>
          </table:table-cell>
          <table:table-cell office:value-type="float" office:value="3.7" calcext:value-type="float">
            <text:p>3.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7.6" calcext:value-type="float">
            <text:p>197.6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99" calcext:value-type="float">
            <text:p>15.399</text:p>
          </table:table-cell>
          <table:table-cell office:value-type="float" office:value="5.8" calcext:value-type="float">
            <text:p>5.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6.9" calcext:value-type="float">
            <text:p>186.9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524" calcext:value-type="float">
            <text:p>15.52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0.4" calcext:value-type="float">
            <text:p>150.4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08" calcext:value-type="float">
            <text:p>15.10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3.9" calcext:value-type="float">
            <text:p>153.9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6.296" calcext:value-type="float">
            <text:p>16.296</text:p>
          </table:table-cell>
          <table:table-cell office:value-type="float" office:value="5.2" calcext:value-type="float">
            <text:p>5.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7.9" calcext:value-type="float">
            <text:p>137.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7.4" calcext:value-type="float">
            <text:p>147.4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7" calcext:value-type="float">
            <text:p>15.037</text:p>
          </table:table-cell>
          <table:table-cell office:value-type="float" office:value="3.4" calcext:value-type="float">
            <text:p>3.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2.1" calcext:value-type="float">
            <text:p>132.1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" calcext:value-type="float">
            <text:p>15.6</text:p>
          </table:table-cell>
          <table:table-cell office:value-type="float" office:value="4.8" calcext:value-type="float">
            <text:p>4.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8.1" calcext:value-type="float">
            <text:p>148.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4.672" calcext:value-type="float">
            <text:p>14.672</text:p>
          </table:table-cell>
          <table:table-cell office:value-type="float" office:value="4.4" calcext:value-type="float">
            <text:p>4.4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0.9" calcext:value-type="float">
            <text:p>180.9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5.444" calcext:value-type="float">
            <text:p>15.444</text:p>
          </table:table-cell>
          <table:table-cell office:value-type="float" office:value="5.3" calcext:value-type="float">
            <text:p>5.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79" calcext:value-type="float">
            <text:p>15.079</text:p>
          </table:table-cell>
          <table:table-cell office:value-type="float" office:value="4.7" calcext:value-type="float">
            <text:p>4.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1.6" calcext:value-type="float">
            <text:p>171.6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2" calcext:value-type="float">
            <text:p>15.012</text:p>
          </table:table-cell>
          <table:table-cell office:value-type="float" office:value="5.4" calcext:value-type="float">
            <text:p>5.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1" calcext:value-type="float">
            <text:p>15.21</text:p>
          </table:table-cell>
          <table:table-cell office:value-type="float" office:value="3.8" calcext:value-type="float">
            <text:p>3.8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5.6" calcext:value-type="float">
            <text:p>135.6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6.238" calcext:value-type="float">
            <text:p>6.238</text:p>
          </table:table-cell>
          <table:table-cell office:value-type="float" office:value="2.9" calcext:value-type="float">
            <text:p>2.9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66" calcext:value-type="float">
            <text:p>15.066</text:p>
          </table:table-cell>
          <table:table-cell office:value-type="float" office:value="6.7" calcext:value-type="float">
            <text:p>6.7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8.4" calcext:value-type="float">
            <text:p>168.4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28" calcext:value-type="float">
            <text:p>15.328</text:p>
          </table:table-cell>
          <table:table-cell office:value-type="float" office:value="4.6" calcext:value-type="float">
            <text:p>4.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3.6" calcext:value-type="float">
            <text:p>143.6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09" calcext:value-type="float">
            <text:p>15.309</text:p>
          </table:table-cell>
          <table:table-cell office:value-type="float" office:value="6.3" calcext:value-type="float">
            <text:p>6.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8.5" calcext:value-type="float">
            <text:p>158.5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73" calcext:value-type="float">
            <text:p>15.7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7.3" calcext:value-type="float">
            <text:p>197.3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9" calcext:value-type="float">
            <text:p>15.059</text:p>
          </table:table-cell>
          <table:table-cell office:value-type="float" office:value="4.5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2.6" calcext:value-type="float">
            <text:p>162.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2.001" calcext:value-type="float">
            <text:p>12.001</text:p>
          </table:table-cell>
          <table:table-cell office:value-type="float" office:value="3.7" calcext:value-type="float">
            <text:p>3.7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4.9" calcext:value-type="float">
            <text:p>124.9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0.734" calcext:value-type="float">
            <text:p>10.734</text:p>
          </table:table-cell>
          <table:table-cell office:value-type="float" office:value="3.8" calcext:value-type="float">
            <text:p>3.8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5.9" calcext:value-type="float">
            <text:p>145.9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1" calcext:value-type="float">
            <text:p>15.091</text:p>
          </table:table-cell>
          <table:table-cell office:value-type="float" office:value="5.2" calcext:value-type="float">
            <text:p>5.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5.9" calcext:value-type="float">
            <text:p>155.9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6" calcext:value-type="float">
            <text:p>0.006</text:p>
          </table:table-cell>
          <table:table-cell office:value-type="float" office:value="15.44" calcext:value-type="float">
            <text:p>15.44</text:p>
          </table:table-cell>
          <table:table-cell office:value-type="float" office:value="3.8" calcext:value-type="float">
            <text:p>3.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7" calcext:value-type="float">
            <text:p>0.007</text:p>
          </table:table-cell>
          <table:table-cell office:value-type="float" office:value="16.075" calcext:value-type="float">
            <text:p>16.075</text:p>
          </table:table-cell>
          <table:table-cell office:value-type="float" office:value="8.1" calcext:value-type="float">
            <text:p>8.1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4.9" calcext:value-type="float">
            <text:p>184.9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7" calcext:value-type="float">
            <text:p>0.007</text:p>
          </table:table-cell>
          <table:table-cell office:value-type="float" office:value="14.108" calcext:value-type="float">
            <text:p>14.108</text:p>
          </table:table-cell>
          <table:table-cell office:value-type="float" office:value="5.2" calcext:value-type="float">
            <text:p>5.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2.9" calcext:value-type="float">
            <text:p>182.9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13" calcext:value-type="float">
            <text:p>15.313</text:p>
          </table:table-cell>
          <table:table-cell office:value-type="float" office:value="6.4" calcext:value-type="float">
            <text:p>6.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1.4" calcext:value-type="float">
            <text:p>161.4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75" calcext:value-type="float">
            <text:p>15.175</text:p>
          </table:table-cell>
          <table:table-cell office:value-type="float" office:value="3.9" calcext:value-type="float">
            <text:p>3.9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2.6" calcext:value-type="float">
            <text:p>152.6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1" calcext:value-type="float">
            <text:p>15.11</text:p>
          </table:table-cell>
          <table:table-cell office:value-type="float" office:value="2.8" calcext:value-type="float">
            <text:p>2.8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8.6" calcext:value-type="float">
            <text:p>98.6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88" calcext:value-type="float">
            <text:p>15.388</text:p>
          </table:table-cell>
          <table:table-cell office:value-type="float" office:value="4.4" calcext:value-type="float">
            <text:p>4.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5.7" calcext:value-type="float">
            <text:p>115.7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4" calcext:value-type="float">
            <text:p>0.004</text:p>
          </table:table-cell>
          <table:table-cell office:value-type="float" office:value="12.986" calcext:value-type="float">
            <text:p>12.986</text:p>
          </table:table-cell>
          <table:table-cell office:value-type="float" office:value="7.5" calcext:value-type="float">
            <text:p>7.5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5.3" calcext:value-type="float">
            <text:p>205.3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93" calcext:value-type="float">
            <text:p>15.293</text:p>
          </table:table-cell>
          <table:table-cell office:value-type="float" office:value="3.8" calcext:value-type="float">
            <text:p>3.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9" calcext:value-type="float">
            <text:p>15.099</text:p>
          </table:table-cell>
          <table:table-cell office:value-type="float" office:value="3.9" calcext:value-type="float">
            <text:p>3.9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8.8" calcext:value-type="float">
            <text:p>128.8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3" calcext:value-type="float">
            <text:p>0.003</text:p>
          </table:table-cell>
          <table:table-cell office:value-type="float" office:value="15.952" calcext:value-type="float">
            <text:p>15.952</text:p>
          </table:table-cell>
          <table:table-cell office:value-type="float" office:value="4.4" calcext:value-type="float">
            <text:p>4.4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3.6" calcext:value-type="float">
            <text:p>143.6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295" calcext:value-type="float">
            <text:p>0.295</text:p>
          </table:table-cell>
          <table:table-cell office:value-type="float" office:value="15.255" calcext:value-type="float">
            <text:p>15.255</text:p>
          </table:table-cell>
          <table:table-cell office:value-type="float" office:value="7.1" calcext:value-type="float">
            <text:p>7.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1.4" calcext:value-type="float">
            <text:p>161.4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51" calcext:value-type="float">
            <text:p>15.051</text:p>
          </table:table-cell>
          <table:table-cell office:value-type="float" office:value="3.1" calcext:value-type="float">
            <text:p>3.1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4" calcext:value-type="float">
            <text:p>0.004</text:p>
          </table:table-cell>
          <table:table-cell office:value-type="float" office:value="11.934" calcext:value-type="float">
            <text:p>11.934</text:p>
          </table:table-cell>
          <table:table-cell office:value-type="float" office:value="4.8" calcext:value-type="float">
            <text:p>4.8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0.2" calcext:value-type="float">
            <text:p>190.2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15" calcext:value-type="float">
            <text:p>0.015</text:p>
          </table:table-cell>
          <table:table-cell office:value-type="float" office:value="15.396" calcext:value-type="float">
            <text:p>15.396</text:p>
          </table:table-cell>
          <table:table-cell office:value-type="float" office:value="5.8" calcext:value-type="float">
            <text:p>5.8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4.2" calcext:value-type="float">
            <text:p>174.2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ltiPlayer4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48" calcext:value-type="float">
            <text:p>15.248</text:p>
          </table:table-cell>
          <table:table-cell office:value-type="float" office:value="4.1" calcext:value-type="float">
            <text:p>4.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3.4" calcext:value-type="float">
            <text:p>133.4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/>
          <table:table-cell table:formula="of:=AVERAGE([.B2:.B101])" office:value-type="float" office:value="0.0243" calcext:value-type="float">
            <text:p>0.0243</text:p>
          </table:table-cell>
          <table:table-cell table:formula="of:=AVERAGE([.C2:.C101])" office:value-type="float" office:value="14.5372" calcext:value-type="float">
            <text:p>14.5372</text:p>
          </table:table-cell>
          <table:table-cell table:formula="of:=AVERAGE([.D2:.D101])" office:value-type="float" office:value="4.959" calcext:value-type="float">
            <text:p>4.959</text:p>
          </table:table-cell>
          <table:table-cell table:formula="of:=AVERAGE([.E2:.E101])" office:value-type="float" office:value="52.93" calcext:value-type="float">
            <text:p>52.93</text:p>
          </table:table-cell>
          <table:table-cell table:formula="of:=AVERAGE([.F2:.F101])" office:value-type="float" office:value="22.56" calcext:value-type="float">
            <text:p>22.56</text:p>
          </table:table-cell>
          <table:table-cell table:formula="of:=AVERAGE([.G2:.G101])" office:value-type="float" office:value="4.3" calcext:value-type="float">
            <text:p>4.3</text:p>
          </table:table-cell>
          <table:table-cell table:formula="of:=AVERAGE([.H2:.H101])" office:value-type="float" office:value="16.83" calcext:value-type="float">
            <text:p>16.83</text:p>
          </table:table-cell>
          <table:table-cell table:formula="of:=AVERAGE([.I2:.I101])" office:value-type="float" office:value="160.508" calcext:value-type="float">
            <text:p>160.508</text:p>
          </table:table-cell>
          <table:table-cell table:formula="of:=AVERAGE([.J2:.J101])" office:value-type="float" office:value="381.99" calcext:value-type="float">
            <text:p>381.99</text:p>
          </table:table-cell>
          <table:table-cell table:formula="of:=AVERAGE([.K2:.K101])" office:value-type="float" office:value="0.55" calcext:value-type="float">
            <text:p>0.55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06" calcext:value-type="float">
            <text:p>15.106</text:p>
          </table:table-cell>
          <table:table-cell office:value-type="float" office:value="3.4" calcext:value-type="float">
            <text:p>3.4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1.1" calcext:value-type="float">
            <text:p>131.1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27" calcext:value-type="float">
            <text:p>15.027</text:p>
          </table:table-cell>
          <table:table-cell office:value-type="float" office:value="3.8" calcext:value-type="float">
            <text:p>3.8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6.3" calcext:value-type="float">
            <text:p>146.3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5" calcext:value-type="float">
            <text:p>0.015</text:p>
          </table:table-cell>
          <table:table-cell office:value-type="float" office:value="13.527" calcext:value-type="float">
            <text:p>13.527</text:p>
          </table:table-cell>
          <table:table-cell office:value-type="float" office:value="6.1" calcext:value-type="float">
            <text:p>6.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1.2" calcext:value-type="float">
            <text:p>181.2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1.798" calcext:value-type="float">
            <text:p>1.798</text:p>
          </table:table-cell>
          <table:table-cell office:value-type="float" office:value="15.062" calcext:value-type="float">
            <text:p>15.062</text:p>
          </table:table-cell>
          <table:table-cell office:value-type="float" office:value="6.4" calcext:value-type="float">
            <text:p>6.4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7.1" calcext:value-type="float">
            <text:p>177.1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51" calcext:value-type="float">
            <text:p>15.051</text:p>
          </table:table-cell>
          <table:table-cell office:value-type="float" office:value="3.6" calcext:value-type="float">
            <text:p>3.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8.1" calcext:value-type="float">
            <text:p>158.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5.731" calcext:value-type="float">
            <text:p>5.731</text:p>
          </table:table-cell>
          <table:table-cell office:value-type="float" office:value="2.7" calcext:value-type="float">
            <text:p>2.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93" calcext:value-type="float">
            <text:p>15.093</text:p>
          </table:table-cell>
          <table:table-cell office:value-type="float" office:value="4.9" calcext:value-type="float">
            <text:p>4.9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2.3" calcext:value-type="float">
            <text:p>142.3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73" calcext:value-type="float">
            <text:p>15.073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5.4" calcext:value-type="float">
            <text:p>205.4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09" calcext:value-type="float">
            <text:p>15.409</text:p>
          </table:table-cell>
          <table:table-cell office:value-type="float" office:value="7.7" calcext:value-type="float">
            <text:p>7.7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80.5" calcext:value-type="float">
            <text:p>180.5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7" calcext:value-type="float">
            <text:p>15.147</text:p>
          </table:table-cell>
          <table:table-cell office:value-type="float" office:value="4.5" calcext:value-type="float">
            <text:p>4.5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7.4" calcext:value-type="float">
            <text:p>127.4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26" calcext:value-type="float">
            <text:p>15.026</text:p>
          </table:table-cell>
          <table:table-cell office:value-type="float" office:value="4.2" calcext:value-type="float">
            <text:p>4.2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8.5" calcext:value-type="float">
            <text:p>138.5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049" calcext:value-type="float">
            <text:p>15.049</text:p>
          </table:table-cell>
          <table:table-cell office:value-type="float" office:value="4.8" calcext:value-type="float">
            <text:p>4.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8.9" calcext:value-type="float">
            <text:p>148.9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592" calcext:value-type="float">
            <text:p>15.592</text:p>
          </table:table-cell>
          <table:table-cell office:value-type="float" office:value="8.5" calcext:value-type="float">
            <text:p>8.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1.6" calcext:value-type="float">
            <text:p>171.6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44" calcext:value-type="float">
            <text:p>15.344</text:p>
          </table:table-cell>
          <table:table-cell office:value-type="float" office:value="8.1" calcext:value-type="float">
            <text:p>8.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9.5" calcext:value-type="float">
            <text:p>209.5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5" calcext:value-type="float">
            <text:p>15.035</text:p>
          </table:table-cell>
          <table:table-cell office:value-type="float" office:value="5.9" calcext:value-type="float">
            <text:p>5.9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3.5" calcext:value-type="float">
            <text:p>183.5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03" calcext:value-type="float">
            <text:p>15.803</text:p>
          </table:table-cell>
          <table:table-cell office:value-type="float" office:value="6.6" calcext:value-type="float">
            <text:p>6.6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8.5" calcext:value-type="float">
            <text:p>148.5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094" calcext:value-type="float">
            <text:p>15.094</text:p>
          </table:table-cell>
          <table:table-cell office:value-type="float" office:value="5.6" calcext:value-type="float">
            <text:p>5.6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9.6" calcext:value-type="float">
            <text:p>169.6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35" calcext:value-type="float">
            <text:p>15.335</text:p>
          </table:table-cell>
          <table:table-cell office:value-type="float" office:value="4.8" calcext:value-type="float">
            <text:p>4.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5.1" calcext:value-type="float">
            <text:p>195.1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0.297" calcext:value-type="float">
            <text:p>10.29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8.4" calcext:value-type="float">
            <text:p>158.4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81" calcext:value-type="float">
            <text:p>15.08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07.9" calcext:value-type="float">
            <text:p>107.9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6.221" calcext:value-type="float">
            <text:p>16.221</text:p>
          </table:table-cell>
          <table:table-cell office:value-type="float" office:value="7.2" calcext:value-type="float">
            <text:p>7.2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98.3" calcext:value-type="float">
            <text:p>198.3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2" calcext:value-type="float">
            <text:p>15.032</text:p>
          </table:table-cell>
          <table:table-cell office:value-type="float" office:value="3.8" calcext:value-type="float">
            <text:p>3.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7.6" calcext:value-type="float">
            <text:p>177.6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87" calcext:value-type="float">
            <text:p>15.48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5.2" calcext:value-type="float">
            <text:p>155.2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5" calcext:value-type="float">
            <text:p>0.05</text:p>
          </table:table-cell>
          <table:table-cell office:value-type="float" office:value="15.133" calcext:value-type="float">
            <text:p>15.133</text:p>
          </table:table-cell>
          <table:table-cell office:value-type="float" office:value="5.4" calcext:value-type="float">
            <text:p>5.4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6.3" calcext:value-type="float">
            <text:p>156.3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1" calcext:value-type="float">
            <text:p>15.381</text:p>
          </table:table-cell>
          <table:table-cell office:value-type="float" office:value="3.8" calcext:value-type="float">
            <text:p>3.8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1.9" calcext:value-type="float">
            <text:p>131.9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05" calcext:value-type="float">
            <text:p>13.05</text:p>
          </table:table-cell>
          <table:table-cell office:value-type="float" office:value="4.7" calcext:value-type="float">
            <text:p>4.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09" calcext:value-type="float">
            <text:p>15.009</text:p>
          </table:table-cell>
          <table:table-cell office:value-type="float" office:value="3.9" calcext:value-type="float">
            <text:p>3.9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8.6" calcext:value-type="float">
            <text:p>138.6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13" calcext:value-type="float">
            <text:p>15.213</text:p>
          </table:table-cell>
          <table:table-cell office:value-type="float" office:value="5.9" calcext:value-type="float">
            <text:p>5.9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1.3" calcext:value-type="float">
            <text:p>171.3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8.988" calcext:value-type="float">
            <text:p>8.988</text:p>
          </table:table-cell>
          <table:table-cell office:value-type="float" office:value="2.4" calcext:value-type="float">
            <text:p>2.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6.7" calcext:value-type="float">
            <text:p>166.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5.041" calcext:value-type="float">
            <text:p>15.041</text:p>
          </table:table-cell>
          <table:table-cell office:value-type="float" office:value="4.9" calcext:value-type="float">
            <text:p>4.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2.8" calcext:value-type="float">
            <text:p>142.8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502" calcext:value-type="float">
            <text:p>13.502</text:p>
          </table:table-cell>
          <table:table-cell office:value-type="float" office:value="3.3" calcext:value-type="float">
            <text:p>3.3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4.2" calcext:value-type="float">
            <text:p>144.2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16" calcext:value-type="float">
            <text:p>15.016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2.8" calcext:value-type="float">
            <text:p>162.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5" calcext:value-type="float">
            <text:p>15.035</text:p>
          </table:table-cell>
          <table:table-cell office:value-type="float" office:value="3.6" calcext:value-type="float">
            <text:p>3.6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76.1" calcext:value-type="float">
            <text:p>176.1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4" calcext:value-type="float">
            <text:p>15.264</text:p>
          </table:table-cell>
          <table:table-cell office:value-type="float" office:value="4.7" calcext:value-type="float">
            <text:p>4.7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3.6" calcext:value-type="float">
            <text:p>163.6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4.046" calcext:value-type="float">
            <text:p>14.046</text:p>
          </table:table-cell>
          <table:table-cell office:value-type="float" office:value="5.1" calcext:value-type="float">
            <text:p>5.1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2.4" calcext:value-type="float">
            <text:p>142.4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6" calcext:value-type="float">
            <text:p>0.06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2" calcext:value-type="float">
            <text:p>5.2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6.6" calcext:value-type="float">
            <text:p>166.6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149" calcext:value-type="float">
            <text:p>0.149</text:p>
          </table:table-cell>
          <table:table-cell office:value-type="float" office:value="15.18" calcext:value-type="float">
            <text:p>15.18</text:p>
          </table:table-cell>
          <table:table-cell office:value-type="float" office:value="5.7" calcext:value-type="float">
            <text:p>5.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5.1" calcext:value-type="float">
            <text:p>165.1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87" calcext:value-type="float">
            <text:p>12.587</text:p>
          </table:table-cell>
          <table:table-cell office:value-type="float" office:value="3.3" calcext:value-type="float">
            <text:p>3.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.3" calcext:value-type="float">
            <text:p>195.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807" calcext:value-type="float">
            <text:p>15.807</text:p>
          </table:table-cell>
          <table:table-cell office:value-type="float" office:value="4.2" calcext:value-type="float">
            <text:p>4.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8.5" calcext:value-type="float">
            <text:p>188.5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3" calcext:value-type="float">
            <text:p>15.263</text:p>
          </table:table-cell>
          <table:table-cell office:value-type="float" office:value="4.7" calcext:value-type="float">
            <text:p>4.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0.5" calcext:value-type="float">
            <text:p>130.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1.066" calcext:value-type="float">
            <text:p>11.066</text:p>
          </table:table-cell>
          <table:table-cell office:value-type="float" office:value="4.2" calcext:value-type="float">
            <text:p>4.2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4.8" calcext:value-type="float">
            <text:p>164.8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283" calcext:value-type="float">
            <text:p>15.283</text:p>
          </table:table-cell>
          <table:table-cell office:value-type="float" office:value="6.5" calcext:value-type="float">
            <text:p>6.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5.2" calcext:value-type="float">
            <text:p>195.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28" calcext:value-type="float">
            <text:p>15.128</text:p>
          </table:table-cell>
          <table:table-cell office:value-type="float" office:value="4.9" calcext:value-type="float">
            <text:p>4.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1.6" calcext:value-type="float">
            <text:p>161.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7" calcext:value-type="float">
            <text:p>15.27</text:p>
          </table:table-cell>
          <table:table-cell office:value-type="float" office:value="6.5" calcext:value-type="float">
            <text:p>6.5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0.1" calcext:value-type="float">
            <text:p>210.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2.501" calcext:value-type="float">
            <text:p>12.501</text:p>
          </table:table-cell>
          <table:table-cell office:value-type="float" office:value="4.4" calcext:value-type="float">
            <text:p>4.4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58" calcext:value-type="float">
            <text:p>15.458</text:p>
          </table:table-cell>
          <table:table-cell office:value-type="float" office:value="6.2" calcext:value-type="float">
            <text:p>6.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6.9" calcext:value-type="float">
            <text:p>216.9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23" calcext:value-type="float">
            <text:p>15.423</text:p>
          </table:table-cell>
          <table:table-cell office:value-type="float" office:value="4.8" calcext:value-type="float">
            <text:p>4.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3.3" calcext:value-type="float">
            <text:p>143.3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33" calcext:value-type="float">
            <text:p>15.233</text:p>
          </table:table-cell>
          <table:table-cell office:value-type="float" office:value="5.5" calcext:value-type="float">
            <text:p>5.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8.3" calcext:value-type="float">
            <text:p>178.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15.376" calcext:value-type="float">
            <text:p>15.376</text:p>
          </table:table-cell>
          <table:table-cell office:value-type="float" office:value="5.5" calcext:value-type="float">
            <text:p>5.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0.8" calcext:value-type="float">
            <text:p>190.8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7" calcext:value-type="float">
            <text:p>15.067</text:p>
          </table:table-cell>
          <table:table-cell office:value-type="float" office:value="4.3" calcext:value-type="float">
            <text:p>4.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0.4" calcext:value-type="float">
            <text:p>140.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5" calcext:value-type="float">
            <text:p>0.005</text:p>
          </table:table-cell>
          <table:table-cell office:value-type="float" office:value="15.214" calcext:value-type="float">
            <text:p>15.214</text:p>
          </table:table-cell>
          <table:table-cell office:value-type="float" office:value="6.1" calcext:value-type="float">
            <text:p>6.1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0.1" calcext:value-type="float">
            <text:p>180.1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" calcext:value-type="float">
            <text:p>15.04</text:p>
          </table:table-cell>
          <table:table-cell office:value-type="float" office:value="4.1" calcext:value-type="float">
            <text:p>4.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6.7" calcext:value-type="float">
            <text:p>186.7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83" calcext:value-type="float">
            <text:p>15.483</text:p>
          </table:table-cell>
          <table:table-cell office:value-type="float" office:value="5.8" calcext:value-type="float">
            <text:p>5.8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7.7" calcext:value-type="float">
            <text:p>187.7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9.922" calcext:value-type="float">
            <text:p>9.922</text:p>
          </table:table-cell>
          <table:table-cell office:value-type="float" office:value="3.1" calcext:value-type="float">
            <text:p>3.1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1.1" calcext:value-type="float">
            <text:p>111.1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39" calcext:value-type="float">
            <text:p>15.139</text:p>
          </table:table-cell>
          <table:table-cell office:value-type="float" office:value="4.5" calcext:value-type="float">
            <text:p>4.5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8.2" calcext:value-type="float">
            <text:p>158.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499" calcext:value-type="float">
            <text:p>0.499</text:p>
          </table:table-cell>
          <table:table-cell office:value-type="float" office:value="15.218" calcext:value-type="float">
            <text:p>15.218</text:p>
          </table:table-cell>
          <table:table-cell office:value-type="float" office:value="7.1" calcext:value-type="float">
            <text:p>7.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73" calcext:value-type="float">
            <text:p>15.373</text:p>
          </table:table-cell>
          <table:table-cell office:value-type="float" office:value="4.5" calcext:value-type="float">
            <text:p>4.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2.6" calcext:value-type="float">
            <text:p>152.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44" calcext:value-type="float">
            <text:p>15.044</text:p>
          </table:table-cell>
          <table:table-cell office:value-type="float" office:value="2.7" calcext:value-type="float">
            <text:p>2.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9.6" calcext:value-type="float">
            <text:p>119.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68" calcext:value-type="float">
            <text:p>15.26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4.7" calcext:value-type="float">
            <text:p>134.7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3" calcext:value-type="float">
            <text:p>0.013</text:p>
          </table:table-cell>
          <table:table-cell office:value-type="float" office:value="11.848" calcext:value-type="float">
            <text:p>11.848</text:p>
          </table:table-cell>
          <table:table-cell office:value-type="float" office:value="4.7" calcext:value-type="float">
            <text:p>4.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4.5" calcext:value-type="float">
            <text:p>224.5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4.167" calcext:value-type="float">
            <text:p>14.167</text:p>
          </table:table-cell>
          <table:table-cell office:value-type="float" office:value="4.9" calcext:value-type="float">
            <text:p>4.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2" calcext:value-type="float">
            <text:p>15.032</text:p>
          </table:table-cell>
          <table:table-cell office:value-type="float" office:value="3.2" calcext:value-type="float">
            <text:p>3.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847" calcext:value-type="float">
            <text:p>0.847</text:p>
          </table:table-cell>
          <table:table-cell office:value-type="float" office:value="15.695" calcext:value-type="float">
            <text:p>15.695</text:p>
          </table:table-cell>
          <table:table-cell office:value-type="float" office:value="8.2" calcext:value-type="float">
            <text:p>8.2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7.6" calcext:value-type="float">
            <text:p>197.6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272" calcext:value-type="float">
            <text:p>15.272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6.9" calcext:value-type="float">
            <text:p>186.9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" calcext:value-type="float">
            <text:p>15.03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0.4" calcext:value-type="float">
            <text:p>150.4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292" calcext:value-type="float">
            <text:p>15.292</text:p>
          </table:table-cell>
          <table:table-cell office:value-type="float" office:value="3.1" calcext:value-type="float">
            <text:p>3.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3.9" calcext:value-type="float">
            <text:p>153.9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2" calcext:value-type="float">
            <text:p>0.012</text:p>
          </table:table-cell>
          <table:table-cell office:value-type="float" office:value="11.944" calcext:value-type="float">
            <text:p>11.944</text:p>
          </table:table-cell>
          <table:table-cell office:value-type="float" office:value="3.3" calcext:value-type="float">
            <text:p>3.3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7.9" calcext:value-type="float">
            <text:p>137.9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85" calcext:value-type="float">
            <text:p>13.85</text:p>
          </table:table-cell>
          <table:table-cell office:value-type="float" office:value="4.5" calcext:value-type="float">
            <text:p>4.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.4" calcext:value-type="float">
            <text:p>147.4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45" calcext:value-type="float">
            <text:p>15.45</text:p>
          </table:table-cell>
          <table:table-cell office:value-type="float" office:value="4.8" calcext:value-type="float">
            <text:p>4.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2.1" calcext:value-type="float">
            <text:p>132.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08" calcext:value-type="float">
            <text:p>15.008</text:p>
          </table:table-cell>
          <table:table-cell office:value-type="float" office:value="3.9" calcext:value-type="float">
            <text:p>3.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8.1" calcext:value-type="float">
            <text:p>148.1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6.05" calcext:value-type="float">
            <text:p>16.05</text:p>
          </table:table-cell>
          <table:table-cell office:value-type="float" office:value="5.9" calcext:value-type="float">
            <text:p>5.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0.9" calcext:value-type="float">
            <text:p>180.9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94" calcext:value-type="float">
            <text:p>15.394</text:p>
          </table:table-cell>
          <table:table-cell office:value-type="float" office:value="5.4" calcext:value-type="float">
            <text:p>5.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8" calcext:value-type="float">
            <text:p>15.388</text:p>
          </table:table-cell>
          <table:table-cell office:value-type="float" office:value="5.4" calcext:value-type="float">
            <text:p>5.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1.6" calcext:value-type="float">
            <text:p>171.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8" calcext:value-type="float">
            <text:p>15.08</text:p>
          </table:table-cell>
          <table:table-cell office:value-type="float" office:value="4.3" calcext:value-type="float">
            <text:p>4.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66" calcext:value-type="float">
            <text:p>15.066</text:p>
          </table:table-cell>
          <table:table-cell office:value-type="float" office:value="4.6" calcext:value-type="float">
            <text:p>4.6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5.6" calcext:value-type="float">
            <text:p>135.6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03" calcext:value-type="float">
            <text:p>15.203</text:p>
          </table:table-cell>
          <table:table-cell office:value-type="float" office:value="8.6" calcext:value-type="float">
            <text:p>8.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69" calcext:value-type="float">
            <text:p>13.769</text:p>
          </table:table-cell>
          <table:table-cell office:value-type="float" office:value="5.4" calcext:value-type="float">
            <text:p>5.4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8.4" calcext:value-type="float">
            <text:p>168.4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5" calcext:value-type="float">
            <text:p>0.015</text:p>
          </table:table-cell>
          <table:table-cell office:value-type="float" office:value="15.062" calcext:value-type="float">
            <text:p>15.06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3.6" calcext:value-type="float">
            <text:p>143.6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9.055" calcext:value-type="float">
            <text:p>9.055</text:p>
          </table:table-cell>
          <table:table-cell office:value-type="float" office:value="2.8" calcext:value-type="float">
            <text:p>2.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8.5" calcext:value-type="float">
            <text:p>158.5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6.269" calcext:value-type="float">
            <text:p>16.269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7.3" calcext:value-type="float">
            <text:p>197.3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1" calcext:value-type="float">
            <text:p>0.011</text:p>
          </table:table-cell>
          <table:table-cell office:value-type="float" office:value="15.178" calcext:value-type="float">
            <text:p>15.178</text:p>
          </table:table-cell>
          <table:table-cell office:value-type="float" office:value="4.5" calcext:value-type="float">
            <text:p>4.5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2.6" calcext:value-type="float">
            <text:p>162.6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178" calcext:value-type="float">
            <text:p>15.17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4.9" calcext:value-type="float">
            <text:p>124.9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01" calcext:value-type="float">
            <text:p>15.101</text:p>
          </table:table-cell>
          <table:table-cell office:value-type="float" office:value="5.3" calcext:value-type="float">
            <text:p>5.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5.9" calcext:value-type="float">
            <text:p>145.9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46" calcext:value-type="float">
            <text:p>15.146</text:p>
          </table:table-cell>
          <table:table-cell office:value-type="float" office:value="4.5" calcext:value-type="float">
            <text:p>4.5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5.9" calcext:value-type="float">
            <text:p>155.9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9.295" calcext:value-type="float">
            <text:p>9.295</text:p>
          </table:table-cell>
          <table:table-cell office:value-type="float" office:value="3.2" calcext:value-type="float">
            <text:p>3.2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769" calcext:value-type="float">
            <text:p>15.769</text:p>
          </table:table-cell>
          <table:table-cell office:value-type="float" office:value="5.7" calcext:value-type="float">
            <text:p>5.7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4.9" calcext:value-type="float">
            <text:p>184.9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32" calcext:value-type="float">
            <text:p>15.03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2.9" calcext:value-type="float">
            <text:p>182.9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6" calcext:value-type="float">
            <text:p>0.006</text:p>
          </table:table-cell>
          <table:table-cell office:value-type="float" office:value="8.795" calcext:value-type="float">
            <text:p>8.795</text:p>
          </table:table-cell>
          <table:table-cell office:value-type="float" office:value="2.2" calcext:value-type="float">
            <text:p>2.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1.4" calcext:value-type="float">
            <text:p>161.4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81" calcext:value-type="float">
            <text:p>15.481</text:p>
          </table:table-cell>
          <table:table-cell office:value-type="float" office:value="6.1" calcext:value-type="float">
            <text:p>6.1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2.6" calcext:value-type="float">
            <text:p>152.6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031" calcext:value-type="float">
            <text:p>15.03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8.6" calcext:value-type="float">
            <text:p>98.6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7.817" calcext:value-type="float">
            <text:p>7.81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5.7" calcext:value-type="float">
            <text:p>115.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4" calcext:value-type="float">
            <text:p>0.004</text:p>
          </table:table-cell>
          <table:table-cell office:value-type="float" office:value="15.553" calcext:value-type="float">
            <text:p>15.553</text:p>
          </table:table-cell>
          <table:table-cell office:value-type="float" office:value="6.7" calcext:value-type="float">
            <text:p>6.7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5.3" calcext:value-type="float">
            <text:p>205.3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92" calcext:value-type="float">
            <text:p>15.192</text:p>
          </table:table-cell>
          <table:table-cell office:value-type="float" office:value="3.6" calcext:value-type="float">
            <text:p>3.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16" calcext:value-type="float">
            <text:p>0.016</text:p>
          </table:table-cell>
          <table:table-cell office:value-type="float" office:value="15.207" calcext:value-type="float">
            <text:p>15.207</text:p>
          </table:table-cell>
          <table:table-cell office:value-type="float" office:value="6.2" calcext:value-type="float">
            <text:p>6.2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8.8" calcext:value-type="float">
            <text:p>128.8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15.152" calcext:value-type="float">
            <text:p>15.152</text:p>
          </table:table-cell>
          <table:table-cell office:value-type="float" office:value="4.8" calcext:value-type="float">
            <text:p>4.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3.6" calcext:value-type="float">
            <text:p>143.6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1" calcext:value-type="float">
            <text:p>0.001</text:p>
          </table:table-cell>
          <table:table-cell office:value-type="float" office:value="6.297" calcext:value-type="float">
            <text:p>6.29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1.4" calcext:value-type="float">
            <text:p>161.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09" calcext:value-type="float">
            <text:p>15.009</text:p>
          </table:table-cell>
          <table:table-cell office:value-type="float" office:value="4.4" calcext:value-type="float">
            <text:p>4.4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2.61" calcext:value-type="float">
            <text:p>2.61</text:p>
          </table:table-cell>
          <table:table-cell office:value-type="float" office:value="15.181" calcext:value-type="float">
            <text:p>15.181</text:p>
          </table:table-cell>
          <table:table-cell office:value-type="float" office:value="9.8" calcext:value-type="float">
            <text:p>9.8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0.2" calcext:value-type="float">
            <text:p>190.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65" calcext:value-type="float">
            <text:p>0.065</text:p>
          </table:table-cell>
          <table:table-cell office:value-type="float" office:value="15.245" calcext:value-type="float">
            <text:p>15.245</text:p>
          </table:table-cell>
          <table:table-cell office:value-type="float" office:value="6.7" calcext:value-type="float">
            <text:p>6.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4.2" calcext:value-type="float">
            <text:p>174.2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axScorePlayer</text:p>
          </table:table-cell>
          <table:table-cell office:value-type="float" office:value="0.029" calcext:value-type="float">
            <text:p>0.029</text:p>
          </table:table-cell>
          <table:table-cell office:value-type="float" office:value="15.382" calcext:value-type="float">
            <text:p>15.382</text:p>
          </table:table-cell>
          <table:table-cell office:value-type="float" office:value="3.5" calcext:value-type="float">
            <text:p>3.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3.4" calcext:value-type="float">
            <text:p>133.4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 table:number-rows-repeated="6533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Multi4-vs-MaxScore'.$A$1" table:expression="#REF!"/>
          <table:named-expression table:name="Sheet_Title" table:base-cell-address="$'Multi4-vs-MaxScore'.$A$1" table:expression="&quot;Multi4-vs-MaxScor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exhaustive-search_5f_ROBOT_20_1" style:display-name="exhaustive-search_ROBOT 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UseQ-vs-MaxSco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UWithQUnseen-vs-MaxSco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aveCommon-vs-MaxSco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owelConsonant-vs-MaxSco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TileTurnover-vs-MaxSco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UseBonusSquares-vsMaxSco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ulti1-vs-MaxSco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ulti2-vs-MaxSco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ulti3-vs-MaxSco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ulti4-vs-MaxSco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0T19:26:05.975634157</dc:date>
    <meta:creation-date>2015-04-26T23:49:45Z</meta:creation-date>
    <meta:generator>LibreOffice/4.3.7.2$Linux_X86_64 LibreOffice_project/430$Build-2</meta:generator>
    <meta:editing-duration>PT1H15M33S</meta:editing-duration>
    <meta:editing-cycles>9</meta:editing-cycles>
    <meta:document-statistic meta:table-count="11" meta:cell-count="22151" meta:object-count="0"/>
  </office:meta>
</office:document-meta>
</file>